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17cm" style:rel-column-width="65535*"/>
    </style:style>
    <style:style style:name="Table1.A1" style:family="table-cell">
      <style:table-cell-properties style:vertical-align="middle" fo:padding="0.053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1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style:style style:name="P3" style:family="paragraph" style:parent-style-name="Standard">
      <style:paragraph-properties fo:margin-top="0cm" fo:margin-bottom="0.499cm" loext:contextual-spacing="false"/>
      <style:text-properties fo:language="en" fo:country="US"/>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499cm" loext:contextual-spacing="false"/>
      <style:text-properties fo:language="en" fo:country="US"/>
    </style:style>
    <style:style style:name="P6" style:family="paragraph" style:parent-style-name="Standard">
      <style:text-properties officeooo:paragraph-rsid="00b1791f"/>
    </style:style>
    <style:style style:name="P7" style:family="paragraph" style:parent-style-name="Standard">
      <style:text-properties officeooo:paragraph-rsid="010794d2"/>
    </style:style>
    <style:style style:name="P8" style:family="paragraph" style:parent-style-name="Standard">
      <style:text-properties fo:language="en" fo:country="US"/>
    </style:style>
    <style:style style:name="P9" style:family="paragraph" style:parent-style-name="Standard">
      <style:text-properties fo:language="en" fo:country="US" officeooo:paragraph-rsid="01369efb"/>
    </style:style>
    <style:style style:name="P10" style:family="paragraph" style:parent-style-name="Standard">
      <style:text-properties fo:language="en" fo:country="US" officeooo:paragraph-rsid="013761e5"/>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bold" officeooo:paragraph-rsid="010e8320" style:font-weight-asian="bold" style:font-weight-complex="bold"/>
    </style:style>
    <style:style style:name="P13" style:family="paragraph" style:parent-style-name="Standard">
      <style:text-properties fo:language="en" fo:country="US" fo:font-weight="bold" officeooo:paragraph-rsid="0109e6df" style:font-weight-asian="bold" style:font-weight-complex="bold"/>
    </style:style>
    <style:style style:name="P14" style:family="paragraph" style:parent-style-name="Standard">
      <style:text-properties fo:language="en" fo:country="US" fo:font-weight="bold" officeooo:paragraph-rsid="00c2dc3a" style:font-weight-asian="bold" style:font-weight-complex="bold"/>
    </style:style>
    <style:style style:name="P15" style:family="paragraph" style:parent-style-name="Standard">
      <style:text-properties fo:language="en" fo:country="US" fo:font-weight="bold" officeooo:rsid="00327838" officeooo:paragraph-rsid="00345ed5" style:font-weight-asian="bold" style:font-weight-complex="bold"/>
    </style:style>
    <style:style style:name="P16" style:family="paragraph" style:parent-style-name="Standard">
      <style:text-properties fo:language="en" fo:country="US" fo:font-weight="bold" officeooo:rsid="00b1791f" officeooo:paragraph-rsid="00b1791f" style:font-weight-asian="bold" style:font-weight-complex="bold"/>
    </style:style>
    <style:style style:name="P17" style:family="paragraph" style:parent-style-name="Standard">
      <style:text-properties fo:language="en" fo:country="US" fo:font-weight="bold" officeooo:rsid="00b4ffde" officeooo:paragraph-rsid="00b4ffde" style:font-weight-asian="bold" style:font-weight-complex="bold"/>
    </style:style>
    <style:style style:name="P18" style:family="paragraph" style:parent-style-name="Standard">
      <style:text-properties fo:language="en" fo:country="US" fo:font-weight="bold" officeooo:rsid="00bced65" officeooo:paragraph-rsid="00bced65" style:font-weight-asian="bold" style:font-weight-complex="bold"/>
    </style:style>
    <style:style style:name="P19" style:family="paragraph" style:parent-style-name="Standard">
      <style:text-properties fo:language="en" fo:country="US" fo:font-weight="bold" officeooo:paragraph-rsid="008fc197" style:font-weight-asian="bold" style:font-weight-complex="bold"/>
    </style:style>
    <style:style style:name="P20" style:family="paragraph" style:parent-style-name="Standard">
      <style:text-properties fo:language="en" fo:country="US" officeooo:rsid="00e57142" officeooo:paragraph-rsid="0115b460"/>
    </style:style>
    <style:style style:name="P21" style:family="paragraph" style:parent-style-name="Standard">
      <style:text-properties fo:language="en" fo:country="US" officeooo:rsid="00e67ff0" officeooo:paragraph-rsid="0115b460"/>
    </style:style>
    <style:style style:name="P22" style:family="paragraph" style:parent-style-name="Standard">
      <style:text-properties fo:language="en" fo:country="US" officeooo:rsid="00dae2f6" officeooo:paragraph-rsid="0114420f"/>
    </style:style>
    <style:style style:name="P23" style:family="paragraph" style:parent-style-name="Standard">
      <style:text-properties fo:language="en" fo:country="US" officeooo:rsid="00f2b70a" officeooo:paragraph-rsid="01115640"/>
    </style:style>
    <style:style style:name="P24" style:family="paragraph" style:parent-style-name="Standard">
      <style:text-properties fo:language="en" fo:country="US" officeooo:rsid="00f2b70a" officeooo:paragraph-rsid="0115b69a"/>
    </style:style>
    <style:style style:name="P25" style:family="paragraph" style:parent-style-name="Standard">
      <style:text-properties fo:language="en" fo:country="US" fo:font-style="normal" officeooo:rsid="003fb0a7" officeooo:paragraph-rsid="003fb0a7" style:font-style-asian="normal" style:font-style-complex="normal"/>
    </style:style>
    <style:style style:name="P26" style:family="paragraph" style:parent-style-name="Standard">
      <style:text-properties fo:language="en" fo:country="US" fo:font-style="normal" officeooo:rsid="003fb0a7" officeooo:paragraph-rsid="003e7278" style:font-style-asian="normal" style:font-style-complex="normal"/>
    </style:style>
    <style:style style:name="P27" style:family="paragraph" style:parent-style-name="Standard">
      <style:text-properties fo:language="en" fo:country="US" fo:font-style="normal" officeooo:rsid="0040ee42" officeooo:paragraph-rsid="0040ee42" style:font-style-asian="normal" style:font-style-complex="normal"/>
    </style:style>
    <style:style style:name="P28" style:family="paragraph" style:parent-style-name="Standard">
      <style:text-properties fo:language="en" fo:country="US" fo:font-style="normal" officeooo:rsid="00f425e3" officeooo:paragraph-rsid="010f7b05" style:font-style-asian="normal" style:font-style-complex="normal"/>
    </style:style>
    <style:style style:name="P29" style:family="paragraph" style:parent-style-name="Standard">
      <style:text-properties fo:language="en" fo:country="US" fo:font-style="normal" officeooo:rsid="00e0a83c" officeooo:paragraph-rsid="0112bc7d" style:font-style-asian="normal" style:font-style-complex="normal"/>
    </style:style>
    <style:style style:name="P30" style:family="paragraph" style:parent-style-name="Standard">
      <style:text-properties fo:language="en" fo:country="US" fo:font-style="normal" officeooo:paragraph-rsid="010794d2" style:font-style-asian="normal" style:font-style-complex="normal"/>
    </style:style>
    <style:style style:name="P31" style:family="paragraph" style:parent-style-name="Standard">
      <style:text-properties fo:language="en" fo:country="US" fo:font-style="normal" fo:font-weight="bold" officeooo:paragraph-rsid="00aaa6cb" style:font-style-asian="normal" style:font-weight-asian="bold" style:font-style-complex="normal" style:font-weight-complex="bold"/>
    </style:style>
    <style:style style:name="P32" style:family="paragraph" style:parent-style-name="Standard">
      <style:text-properties fo:language="en" fo:country="US" officeooo:rsid="00f5a48e" officeooo:paragraph-rsid="010e8320"/>
    </style:style>
    <style:style style:name="P33" style:family="paragraph" style:parent-style-name="Standard">
      <style:text-properties fo:language="en" fo:country="US" officeooo:rsid="00327838"/>
    </style:style>
    <style:style style:name="P34" style:family="paragraph" style:parent-style-name="Standard">
      <style:text-properties fo:language="en" fo:country="US" officeooo:rsid="00327838" officeooo:paragraph-rsid="00345ed5"/>
    </style:style>
    <style:style style:name="P35" style:family="paragraph" style:parent-style-name="Standard">
      <style:text-properties fo:language="en" fo:country="US" officeooo:rsid="00e2e95c" officeooo:paragraph-rsid="010e8320"/>
    </style:style>
    <style:style style:name="P36" style:family="paragraph" style:parent-style-name="Standard">
      <style:text-properties fo:language="en" fo:country="US" officeooo:rsid="00e51f93" officeooo:paragraph-rsid="010e8320"/>
    </style:style>
    <style:style style:name="P37" style:family="paragraph" style:parent-style-name="Standard">
      <style:text-properties fo:language="en" fo:country="US" officeooo:rsid="00de83d8" officeooo:paragraph-rsid="0112bc7d"/>
    </style:style>
    <style:style style:name="P38" style:family="paragraph" style:parent-style-name="Standard">
      <style:text-properties fo:language="en" fo:country="US" officeooo:rsid="00e53cfa" officeooo:paragraph-rsid="010e8320"/>
    </style:style>
    <style:style style:name="P39" style:family="paragraph" style:parent-style-name="Standard">
      <style:text-properties fo:language="en" fo:country="US" officeooo:rsid="00d2e896" officeooo:paragraph-rsid="0112bc7d"/>
    </style:style>
    <style:style style:name="P40" style:family="paragraph" style:parent-style-name="Standard">
      <style:text-properties fo:language="en" fo:country="US" officeooo:rsid="00d2e896" officeooo:paragraph-rsid="0114420f"/>
    </style:style>
    <style:style style:name="P41" style:family="paragraph" style:parent-style-name="Standard">
      <style:text-properties fo:language="en" fo:country="US" officeooo:rsid="00d2e896" officeooo:paragraph-rsid="010d010c"/>
    </style:style>
    <style:style style:name="P42" style:family="paragraph" style:parent-style-name="Standard">
      <style:text-properties fo:language="en" fo:country="US" officeooo:rsid="004c26d5" officeooo:paragraph-rsid="004f739f"/>
    </style:style>
    <style:style style:name="P43" style:family="paragraph" style:parent-style-name="Standard">
      <style:text-properties fo:language="en" fo:country="US" officeooo:rsid="004c26d5" officeooo:paragraph-rsid="004c26d5"/>
    </style:style>
    <style:style style:name="P44" style:family="paragraph" style:parent-style-name="Standard">
      <style:text-properties fo:language="en" fo:country="US" officeooo:rsid="0052af56" officeooo:paragraph-rsid="0052af56"/>
    </style:style>
    <style:style style:name="P45" style:family="paragraph" style:parent-style-name="Standard">
      <style:text-properties fo:language="en" fo:country="US" officeooo:rsid="005482dc" officeooo:paragraph-rsid="005482dc"/>
    </style:style>
    <style:style style:name="P46" style:family="paragraph" style:parent-style-name="Standard">
      <style:text-properties fo:language="en" fo:country="US" officeooo:rsid="0057e5d2" officeooo:paragraph-rsid="0057e5d2"/>
    </style:style>
    <style:style style:name="P47" style:family="paragraph" style:parent-style-name="Standard">
      <style:text-properties fo:language="en" fo:country="US" officeooo:rsid="0058c4ab" officeooo:paragraph-rsid="0058c4ab"/>
    </style:style>
    <style:style style:name="P48" style:family="paragraph" style:parent-style-name="Standard">
      <style:text-properties fo:language="en" fo:country="US" officeooo:rsid="005bbc0c"/>
    </style:style>
    <style:style style:name="P49" style:family="paragraph" style:parent-style-name="Standard">
      <style:text-properties fo:language="en" fo:country="US" officeooo:rsid="005ed455" officeooo:paragraph-rsid="005ed455"/>
    </style:style>
    <style:style style:name="P50" style:family="paragraph" style:parent-style-name="Standard">
      <style:text-properties fo:language="en" fo:country="US" officeooo:rsid="00d12877" officeooo:paragraph-rsid="010bc2ac"/>
    </style:style>
    <style:style style:name="P51" style:family="paragraph" style:parent-style-name="Standard">
      <style:text-properties fo:language="en" fo:country="US" officeooo:rsid="007542d0"/>
    </style:style>
    <style:style style:name="P52" style:family="paragraph" style:parent-style-name="Standard">
      <style:text-properties fo:language="en" fo:country="US" officeooo:rsid="0079a777" officeooo:paragraph-rsid="0079a777"/>
    </style:style>
    <style:style style:name="P53" style:family="paragraph" style:parent-style-name="Standard">
      <style:text-properties fo:language="en" fo:country="US" officeooo:rsid="007b8934" officeooo:paragraph-rsid="007b8934"/>
    </style:style>
    <style:style style:name="P54" style:family="paragraph" style:parent-style-name="Standard">
      <style:text-properties fo:language="en" fo:country="US" officeooo:rsid="007c0719" officeooo:paragraph-rsid="007c0719"/>
    </style:style>
    <style:style style:name="P55" style:family="paragraph" style:parent-style-name="Standard">
      <style:text-properties fo:language="en" fo:country="US" officeooo:rsid="007c4028"/>
    </style:style>
    <style:style style:name="P56" style:family="paragraph" style:parent-style-name="Standard">
      <style:text-properties fo:language="en" fo:country="US" officeooo:rsid="007e5d18" officeooo:paragraph-rsid="007e5d18"/>
    </style:style>
    <style:style style:name="P57" style:family="paragraph" style:parent-style-name="Standard">
      <style:text-properties fo:language="en" fo:country="US" officeooo:rsid="008a5514" officeooo:paragraph-rsid="008a5514"/>
    </style:style>
    <style:style style:name="P58" style:family="paragraph" style:parent-style-name="Standard">
      <style:text-properties fo:language="en" fo:country="US" officeooo:rsid="008bd4c9" officeooo:paragraph-rsid="008bd4c9"/>
    </style:style>
    <style:style style:name="P59" style:family="paragraph" style:parent-style-name="Standard">
      <style:text-properties fo:language="en" fo:country="US" officeooo:rsid="008fc197" officeooo:paragraph-rsid="008fc197"/>
    </style:style>
    <style:style style:name="P60" style:family="paragraph" style:parent-style-name="Standard">
      <style:text-properties fo:language="en" fo:country="US" officeooo:rsid="008ed36a" officeooo:paragraph-rsid="008ed36a"/>
    </style:style>
    <style:style style:name="P61" style:family="paragraph" style:parent-style-name="Standard">
      <style:text-properties fo:language="en" fo:country="US" officeooo:rsid="008ed36a" officeooo:paragraph-rsid="008fc197"/>
    </style:style>
    <style:style style:name="P62" style:family="paragraph" style:parent-style-name="Standard">
      <style:text-properties fo:language="en" fo:country="US" officeooo:rsid="00e03069" officeooo:paragraph-rsid="0112bc7d"/>
    </style:style>
    <style:style style:name="P63" style:family="paragraph" style:parent-style-name="Standard">
      <style:text-properties fo:language="en" fo:country="US" officeooo:rsid="00e1105c" officeooo:paragraph-rsid="0112bc7d"/>
    </style:style>
    <style:style style:name="P64" style:family="paragraph" style:parent-style-name="Standard">
      <style:text-properties fo:language="en" fo:country="US" officeooo:rsid="00a17ecb" officeooo:paragraph-rsid="00a17ecb"/>
    </style:style>
    <style:style style:name="P65" style:family="paragraph" style:parent-style-name="Standard">
      <style:text-properties fo:language="en" fo:country="US" officeooo:rsid="0106c858" officeooo:paragraph-rsid="0117b008"/>
    </style:style>
    <style:style style:name="P66" style:family="paragraph" style:parent-style-name="Standard">
      <style:text-properties fo:language="en" fo:country="US" officeooo:rsid="00fbfb47" officeooo:paragraph-rsid="0117b008"/>
    </style:style>
    <style:style style:name="P67" style:family="paragraph" style:parent-style-name="Standard">
      <style:text-properties fo:language="en" fo:country="US" officeooo:rsid="00ff8706" officeooo:paragraph-rsid="0117b008"/>
    </style:style>
    <style:style style:name="P68" style:family="paragraph" style:parent-style-name="Standard">
      <style:text-properties fo:language="en" fo:country="US" officeooo:rsid="0103c184" officeooo:paragraph-rsid="0117b008"/>
    </style:style>
    <style:style style:name="P69" style:family="paragraph" style:parent-style-name="Standard">
      <style:text-properties fo:language="en" fo:country="US" officeooo:rsid="010527aa" officeooo:paragraph-rsid="0117b008"/>
    </style:style>
    <style:style style:name="P70" style:family="paragraph" style:parent-style-name="Standard">
      <style:text-properties fo:language="en" fo:country="US" officeooo:rsid="01017b40" officeooo:paragraph-rsid="0117b008"/>
    </style:style>
    <style:style style:name="P71" style:family="paragraph" style:parent-style-name="Standard">
      <style:text-properties fo:language="en" fo:country="US" officeooo:rsid="00a7bcd3" officeooo:paragraph-rsid="00a7bcd3"/>
    </style:style>
    <style:style style:name="P72" style:family="paragraph" style:parent-style-name="Standard">
      <style:text-properties fo:language="en" fo:country="US" officeooo:rsid="00a972fd" officeooo:paragraph-rsid="00a972fd"/>
    </style:style>
    <style:style style:name="P73" style:family="paragraph" style:parent-style-name="Standard">
      <style:text-properties fo:language="en" fo:country="US" officeooo:rsid="00aaa6cb" officeooo:paragraph-rsid="00aaa6cb"/>
    </style:style>
    <style:style style:name="P74" style:family="paragraph" style:parent-style-name="Standard">
      <style:text-properties fo:language="en" fo:country="US" officeooo:rsid="00ac810f" officeooo:paragraph-rsid="00ac810f"/>
    </style:style>
    <style:style style:name="P75" style:family="paragraph" style:parent-style-name="Standard">
      <style:text-properties fo:language="en" fo:country="US" officeooo:rsid="00af6585" officeooo:paragraph-rsid="00af6585"/>
    </style:style>
    <style:style style:name="P76" style:family="paragraph" style:parent-style-name="Standard">
      <style:text-properties fo:language="en" fo:country="US" officeooo:rsid="00d9883d" officeooo:paragraph-rsid="0114420f"/>
    </style:style>
    <style:style style:name="P77" style:family="paragraph" style:parent-style-name="Standard">
      <style:text-properties fo:language="en" fo:country="US" officeooo:rsid="00b4ffde" officeooo:paragraph-rsid="00b4ffde"/>
    </style:style>
    <style:style style:name="P78" style:family="paragraph" style:parent-style-name="Standard">
      <style:text-properties fo:language="en" fo:country="US" fo:font-style="italic" officeooo:rsid="00b4ffde" officeooo:paragraph-rsid="00b4ffde" style:font-style-asian="italic" style:font-style-complex="italic"/>
    </style:style>
    <style:style style:name="P79" style:family="paragraph" style:parent-style-name="Standard">
      <style:text-properties fo:language="en" fo:country="US" officeooo:rsid="00b5d3f8" officeooo:paragraph-rsid="00b5d3f8"/>
    </style:style>
    <style:style style:name="P80" style:family="paragraph" style:parent-style-name="Standard">
      <style:text-properties fo:language="en" fo:country="US" officeooo:rsid="00b95ab6" officeooo:paragraph-rsid="00b95ab6"/>
    </style:style>
    <style:style style:name="P81" style:family="paragraph" style:parent-style-name="Standard">
      <style:text-properties fo:language="en" fo:country="US" officeooo:rsid="00bb0e6c" officeooo:paragraph-rsid="00bb0e6c"/>
    </style:style>
    <style:style style:name="P82" style:family="paragraph" style:parent-style-name="Standard">
      <style:text-properties fo:language="en" fo:country="US" officeooo:rsid="00bced65" officeooo:paragraph-rsid="00bced65"/>
    </style:style>
    <style:style style:name="P83" style:family="paragraph" style:parent-style-name="Standard">
      <style:text-properties fo:language="en" fo:country="US" officeooo:rsid="00c49849" officeooo:paragraph-rsid="00c49849"/>
    </style:style>
    <style:style style:name="P84" style:family="paragraph" style:parent-style-name="Standard">
      <style:text-properties fo:language="en" fo:country="US" officeooo:rsid="00d981ab" officeooo:paragraph-rsid="0114420f"/>
    </style:style>
    <style:style style:name="P85" style:family="paragraph" style:parent-style-name="Standard">
      <style:text-properties fo:language="en" fo:country="US" officeooo:rsid="00c66c4a" officeooo:paragraph-rsid="00c66c4a"/>
    </style:style>
    <style:style style:name="P86" style:family="paragraph" style:parent-style-name="Standard">
      <style:text-properties fo:language="en" fo:country="US" officeooo:rsid="00d92234" officeooo:paragraph-rsid="0114420f"/>
    </style:style>
    <style:style style:name="P87" style:family="paragraph" style:parent-style-name="Standard">
      <style:text-properties fo:language="en" fo:country="US" officeooo:rsid="00ce8972"/>
    </style:style>
    <style:style style:name="P88" style:family="paragraph" style:parent-style-name="Standard">
      <style:text-properties fo:language="en" fo:country="US" officeooo:rsid="00cfb75a" officeooo:paragraph-rsid="00cfb75a"/>
    </style:style>
    <style:style style:name="P89" style:family="paragraph" style:parent-style-name="Standard">
      <style:text-properties fo:language="en" fo:country="US" officeooo:paragraph-rsid="00cfb75a"/>
    </style:style>
    <style:style style:name="P90" style:family="paragraph" style:parent-style-name="Standard">
      <style:text-properties fo:language="en" fo:country="US" officeooo:paragraph-rsid="00c9ffff"/>
    </style:style>
    <style:style style:name="P91" style:family="paragraph" style:parent-style-name="Standard">
      <style:text-properties fo:language="en" fo:country="US" officeooo:paragraph-rsid="0114420f"/>
    </style:style>
    <style:style style:name="P92" style:family="paragraph" style:parent-style-name="Standard">
      <style:text-properties fo:language="en" fo:country="US" officeooo:paragraph-rsid="0112bc7d"/>
    </style:style>
    <style:style style:name="P93" style:family="paragraph" style:parent-style-name="Standard">
      <style:text-properties fo:language="en" fo:country="US" officeooo:paragraph-rsid="00c2dc3a"/>
    </style:style>
    <style:style style:name="P94" style:family="paragraph" style:parent-style-name="Standard">
      <style:text-properties fo:language="en" fo:country="US" officeooo:paragraph-rsid="010794d2"/>
    </style:style>
    <style:style style:name="P95" style:family="paragraph" style:parent-style-name="Standard">
      <style:text-properties fo:language="en" fo:country="US" officeooo:paragraph-rsid="00b95ab6"/>
    </style:style>
    <style:style style:name="P96" style:family="paragraph" style:parent-style-name="Standard">
      <style:text-properties fo:language="en" fo:country="US" officeooo:paragraph-rsid="00b1791f"/>
    </style:style>
    <style:style style:name="P97" style:family="paragraph" style:parent-style-name="Standard">
      <style:text-properties fo:language="en" fo:country="US" officeooo:paragraph-rsid="00aaa6cb"/>
    </style:style>
    <style:style style:name="P98" style:family="paragraph" style:parent-style-name="Standard">
      <style:text-properties fo:language="en" fo:country="US" officeooo:paragraph-rsid="0117b008"/>
    </style:style>
    <style:style style:name="P99" style:family="paragraph" style:parent-style-name="Standard">
      <style:text-properties fo:language="en" fo:country="US" officeooo:paragraph-rsid="009c0591"/>
    </style:style>
    <style:style style:name="P100" style:family="paragraph" style:parent-style-name="Standard">
      <style:text-properties fo:language="en" fo:country="US" officeooo:paragraph-rsid="00994f49"/>
    </style:style>
    <style:style style:name="P101" style:family="paragraph" style:parent-style-name="Standard">
      <style:text-properties fo:language="en" fo:country="US" officeooo:paragraph-rsid="0109e6df"/>
    </style:style>
    <style:style style:name="P102" style:family="paragraph" style:parent-style-name="Standard">
      <style:text-properties fo:language="en" fo:country="US" officeooo:paragraph-rsid="010e8320"/>
    </style:style>
    <style:style style:name="P103" style:family="paragraph" style:parent-style-name="Standard">
      <style:text-properties fo:language="en" fo:country="US" officeooo:paragraph-rsid="007c0719"/>
    </style:style>
    <style:style style:name="P104" style:family="paragraph" style:parent-style-name="Standard">
      <style:text-properties fo:language="en" fo:country="US" officeooo:paragraph-rsid="007b8934"/>
    </style:style>
    <style:style style:name="P105" style:family="paragraph" style:parent-style-name="Standard">
      <style:text-properties fo:language="en" fo:country="US" officeooo:paragraph-rsid="01115640"/>
    </style:style>
    <style:style style:name="P106" style:family="paragraph" style:parent-style-name="Standard">
      <style:text-properties fo:language="en" fo:country="US" officeooo:paragraph-rsid="0077bcdd"/>
    </style:style>
    <style:style style:name="P107" style:family="paragraph" style:parent-style-name="Standard">
      <style:text-properties fo:language="en" fo:country="US" officeooo:paragraph-rsid="007321e7"/>
    </style:style>
    <style:style style:name="P108" style:family="paragraph" style:parent-style-name="Standard">
      <style:text-properties fo:language="en" fo:country="US" officeooo:paragraph-rsid="010bc2ac"/>
    </style:style>
    <style:style style:name="P109" style:family="paragraph" style:parent-style-name="Standard">
      <style:text-properties fo:language="en" fo:country="US" officeooo:paragraph-rsid="006c501e"/>
    </style:style>
    <style:style style:name="P110" style:family="paragraph" style:parent-style-name="Standard">
      <style:text-properties fo:language="en" fo:country="US" officeooo:paragraph-rsid="010f7b05"/>
    </style:style>
    <style:style style:name="P111" style:family="paragraph" style:parent-style-name="Standard">
      <style:text-properties fo:language="en" fo:country="US" officeooo:paragraph-rsid="005144ed"/>
    </style:style>
    <style:style style:name="P112" style:family="paragraph" style:parent-style-name="Standard">
      <style:text-properties fo:language="en" fo:country="US" officeooo:paragraph-rsid="004c26d5"/>
    </style:style>
    <style:style style:name="P113" style:family="paragraph" style:parent-style-name="Standard">
      <style:text-properties fo:language="en" fo:country="US" officeooo:paragraph-rsid="01080d12"/>
    </style:style>
    <style:style style:name="P114" style:family="paragraph" style:parent-style-name="Standard">
      <style:text-properties fo:language="en" fo:country="US" officeooo:paragraph-rsid="010d010c"/>
    </style:style>
    <style:style style:name="P115" style:family="paragraph" style:parent-style-name="Standard">
      <style:text-properties fo:language="en" fo:country="US" officeooo:paragraph-rsid="01164460"/>
    </style:style>
    <style:style style:name="P116" style:family="paragraph" style:parent-style-name="Standard">
      <style:text-properties fo:language="en" fo:country="US" officeooo:paragraph-rsid="00375ad4"/>
    </style:style>
    <style:style style:name="P117" style:family="paragraph" style:parent-style-name="Standard">
      <style:text-properties fo:language="en" fo:country="US" officeooo:paragraph-rsid="00345ed5"/>
    </style:style>
    <style:style style:name="P118" style:family="paragraph" style:parent-style-name="Standard">
      <style:text-properties fo:language="en" fo:country="US" officeooo:paragraph-rsid="00327838"/>
    </style:style>
    <style:style style:name="P119" style:family="paragraph" style:parent-style-name="Standard">
      <style:text-properties fo:language="en" fo:country="US" officeooo:paragraph-rsid="0115b69a"/>
    </style:style>
    <style:style style:name="P120" style:family="paragraph" style:parent-style-name="Standard">
      <style:text-properties fo:language="en" fo:country="US" officeooo:paragraph-rsid="0115b460"/>
    </style:style>
    <style:style style:name="P121" style:family="paragraph" style:parent-style-name="Standard">
      <style:text-properties fo:language="en" fo:country="US" officeooo:paragraph-rsid="0157bf10"/>
    </style:style>
    <style:style style:name="P122" style:family="paragraph" style:parent-style-name="Standard">
      <style:text-properties fo:font-variant="small-caps" fo:language="en" fo:country="US" fo:font-weight="bold" style:font-weight-asian="bold" style:font-weight-complex="bold"/>
    </style:style>
    <style:style style:name="P123" style:family="paragraph" style:parent-style-name="Standard">
      <style:text-properties fo:font-variant="small-caps" fo:language="en" fo:country="US" fo:font-weight="bold" officeooo:paragraph-rsid="010794d2" style:font-weight-asian="bold" style:font-weight-complex="bold"/>
    </style:style>
    <style:style style:name="P124" style:family="paragraph" style:parent-style-name="Standard">
      <style:text-properties fo:font-variant="small-caps" fo:language="en" fo:country="US" fo:font-weight="bold" officeooo:paragraph-rsid="0115b69a" style:font-weight-asian="bold" style:font-weight-complex="bold"/>
    </style:style>
    <style:style style:name="P125" style:family="paragraph" style:parent-style-name="Standard">
      <style:text-properties fo:font-variant="small-caps" fo:language="en" fo:country="US" fo:font-weight="bold" officeooo:paragraph-rsid="0114420f" style:font-weight-asian="bold" style:font-weight-complex="bold"/>
    </style:style>
    <style:style style:name="P126" style:family="paragraph" style:parent-style-name="Standard">
      <style:text-properties fo:font-variant="small-caps" fo:language="en" fo:country="US" fo:font-weight="bold" officeooo:paragraph-rsid="01164460" style:font-weight-asian="bold" style:font-weight-complex="bold"/>
    </style:style>
    <style:style style:name="P127" style:family="paragraph" style:parent-style-name="Standard">
      <style:text-properties fo:font-variant="small-caps" fo:language="en" fo:country="US" fo:font-weight="bold" officeooo:paragraph-rsid="0115b460" style:font-weight-asian="bold" style:font-weight-complex="bold"/>
    </style:style>
    <style:style style:name="P128" style:family="paragraph" style:parent-style-name="Standard">
      <style:text-properties fo:font-variant="small-caps" fo:language="en" fo:country="US" fo:font-weight="bold" officeooo:paragraph-rsid="010e8320" style:font-weight-asian="bold" style:font-weight-complex="bold"/>
    </style:style>
    <style:style style:name="P129" style:family="paragraph" style:parent-style-name="Standard">
      <style:text-properties fo:font-variant="small-caps" fo:language="en" fo:country="US" fo:font-weight="bold" officeooo:paragraph-rsid="01080d12" style:font-weight-asian="bold" style:font-weight-complex="bold"/>
    </style:style>
    <style:style style:name="P130" style:family="paragraph" style:parent-style-name="Standard">
      <style:text-properties fo:font-variant="small-caps" fo:language="en" fo:country="US" fo:font-weight="bold" officeooo:paragraph-rsid="00327838" style:font-weight-asian="bold" style:font-weight-complex="bold"/>
    </style:style>
    <style:style style:name="P131" style:family="paragraph" style:parent-style-name="Standard">
      <style:text-properties fo:font-variant="small-caps" fo:language="en" fo:country="US" fo:font-weight="bold" officeooo:paragraph-rsid="0034e025" style:font-weight-asian="bold" style:font-weight-complex="bold"/>
    </style:style>
    <style:style style:name="P132" style:family="paragraph" style:parent-style-name="Standard">
      <style:text-properties fo:font-variant="small-caps" fo:language="en" fo:country="US" fo:font-weight="bold" officeooo:paragraph-rsid="00345ed5" style:font-weight-asian="bold" style:font-weight-complex="bold"/>
    </style:style>
    <style:style style:name="P133" style:family="paragraph" style:parent-style-name="Standard">
      <style:text-properties fo:font-variant="small-caps" fo:language="en" fo:country="US" fo:font-weight="bold" officeooo:paragraph-rsid="0112bc7d" style:font-weight-asian="bold" style:font-weight-complex="bold"/>
    </style:style>
    <style:style style:name="P134" style:family="paragraph" style:parent-style-name="Standard">
      <style:text-properties fo:font-variant="small-caps" fo:language="en" fo:country="US" fo:font-weight="bold" officeooo:paragraph-rsid="010d010c" style:font-weight-asian="bold" style:font-weight-complex="bold"/>
    </style:style>
    <style:style style:name="P135" style:family="paragraph" style:parent-style-name="Standard">
      <style:text-properties fo:font-variant="small-caps" fo:language="en" fo:country="US" fo:font-weight="bold" officeooo:paragraph-rsid="005144ed" style:font-weight-asian="bold" style:font-weight-complex="bold"/>
    </style:style>
    <style:style style:name="P136" style:family="paragraph" style:parent-style-name="Standard">
      <style:text-properties fo:font-variant="small-caps" fo:language="en" fo:country="US" fo:font-weight="bold" officeooo:paragraph-rsid="010f7b05" style:font-weight-asian="bold" style:font-weight-complex="bold"/>
    </style:style>
    <style:style style:name="P137" style:family="paragraph" style:parent-style-name="Standard">
      <style:text-properties fo:font-variant="small-caps" fo:language="en" fo:country="US" fo:font-weight="bold" officeooo:paragraph-rsid="0051a35b" style:font-weight-asian="bold" style:font-weight-complex="bold"/>
    </style:style>
    <style:style style:name="P138" style:family="paragraph" style:parent-style-name="Standard">
      <style:text-properties fo:font-variant="small-caps" fo:language="en" fo:country="US" fo:font-weight="bold" officeooo:paragraph-rsid="005bbc0c" style:font-weight-asian="bold" style:font-weight-complex="bold"/>
    </style:style>
    <style:style style:name="P139" style:family="paragraph" style:parent-style-name="Standard">
      <style:text-properties fo:font-variant="small-caps" fo:language="en" fo:country="US" fo:font-weight="bold" officeooo:paragraph-rsid="006a5ab9" style:font-weight-asian="bold" style:font-weight-complex="bold"/>
    </style:style>
    <style:style style:name="P140" style:family="paragraph" style:parent-style-name="Standard">
      <style:text-properties fo:font-variant="small-caps" fo:language="en" fo:country="US" fo:font-weight="bold" officeooo:paragraph-rsid="010bc2ac" style:font-weight-asian="bold" style:font-weight-complex="bold"/>
    </style:style>
    <style:style style:name="P141" style:family="paragraph" style:parent-style-name="Standard">
      <style:text-properties fo:font-variant="small-caps" fo:language="en" fo:country="US" fo:font-weight="bold" officeooo:paragraph-rsid="006c501e" style:font-weight-asian="bold" style:font-weight-complex="bold"/>
    </style:style>
    <style:style style:name="P142" style:family="paragraph" style:parent-style-name="Standard">
      <style:text-properties fo:font-variant="small-caps" fo:language="en" fo:country="US" fo:font-weight="bold" officeooo:paragraph-rsid="007321e7" style:font-weight-asian="bold" style:font-weight-complex="bold"/>
    </style:style>
    <style:style style:name="P143" style:family="paragraph" style:parent-style-name="Standard">
      <style:text-properties fo:font-variant="small-caps" fo:language="en" fo:country="US" fo:font-weight="bold" officeooo:paragraph-rsid="01115640" style:font-weight-asian="bold" style:font-weight-complex="bold"/>
    </style:style>
    <style:style style:name="P144" style:family="paragraph" style:parent-style-name="Standard">
      <style:text-properties fo:font-variant="small-caps" fo:language="en" fo:country="US" fo:font-weight="bold" officeooo:paragraph-rsid="0109e6df" style:font-weight-asian="bold" style:font-weight-complex="bold"/>
    </style:style>
    <style:style style:name="P145" style:family="paragraph" style:parent-style-name="Standard">
      <style:text-properties fo:font-variant="small-caps" fo:language="en" fo:country="US" fo:font-weight="bold" officeooo:paragraph-rsid="00994f49" style:font-weight-asian="bold" style:font-weight-complex="bold"/>
    </style:style>
    <style:style style:name="P146" style:family="paragraph" style:parent-style-name="Standard">
      <style:text-properties fo:font-variant="small-caps" fo:language="en" fo:country="US" fo:font-weight="bold" officeooo:paragraph-rsid="0117b008" style:font-weight-asian="bold" style:font-weight-complex="bold"/>
    </style:style>
    <style:style style:name="P147" style:family="paragraph" style:parent-style-name="Standard">
      <style:text-properties fo:font-variant="small-caps" fo:language="en" fo:country="US" fo:font-weight="bold" officeooo:paragraph-rsid="00aaa6cb" style:font-weight-asian="bold" style:font-weight-complex="bold"/>
    </style:style>
    <style:style style:name="P148" style:family="paragraph" style:parent-style-name="Standard">
      <style:text-properties fo:font-variant="small-caps" fo:language="en" fo:country="US" fo:font-weight="bold" officeooo:paragraph-rsid="00b1791f" style:font-weight-asian="bold" style:font-weight-complex="bold"/>
    </style:style>
    <style:style style:name="P149" style:family="paragraph" style:parent-style-name="Standard">
      <style:text-properties fo:font-variant="small-caps" fo:language="en" fo:country="US" fo:font-weight="bold" officeooo:paragraph-rsid="00b4ffde" style:font-weight-asian="bold" style:font-weight-complex="bold"/>
    </style:style>
    <style:style style:name="P150" style:family="paragraph" style:parent-style-name="Standard">
      <style:text-properties fo:font-variant="small-caps" fo:language="en" fo:country="US" fo:font-weight="bold" officeooo:paragraph-rsid="00c2dc3a" style:font-weight-asian="bold" style:font-weight-complex="bold"/>
    </style:style>
    <style:style style:name="P151" style:family="paragraph" style:parent-style-name="Standard">
      <style:text-properties fo:font-variant="small-caps" fo:language="en" fo:country="US" fo:font-weight="normal" officeooo:paragraph-rsid="013cce76" style:font-weight-asian="normal" style:font-weight-complex="normal"/>
    </style:style>
    <style:style style:name="P152" style:family="paragraph" style:parent-style-name="Standard">
      <style:text-properties fo:font-variant="small-caps" fo:language="en" fo:country="US" fo:font-weight="normal" officeooo:rsid="013cce76" officeooo:paragraph-rsid="013cce76" style:font-weight-asian="normal" style:font-weight-complex="normal"/>
    </style:style>
    <style:style style:name="P153" style:family="paragraph" style:parent-style-name="Standard">
      <style:text-properties fo:font-variant="small-caps" fo:language="en" fo:country="US" fo:font-weight="normal" officeooo:rsid="013fcc76" officeooo:paragraph-rsid="013fcc76" style:font-weight-asian="normal" style:font-weight-complex="normal"/>
    </style:style>
    <style:style style:name="P154" style:family="paragraph" style:parent-style-name="Standard">
      <style:text-properties fo:font-variant="small-caps" fo:language="en" fo:country="US" fo:font-weight="normal" officeooo:rsid="013fd653" officeooo:paragraph-rsid="013fd653" style:font-weight-asian="normal" style:font-weight-complex="normal"/>
    </style:style>
    <style:style style:name="P155" style:family="paragraph" style:parent-style-name="Standard">
      <style:text-properties fo:font-variant="small-caps" fo:language="en" fo:country="US" fo:font-weight="normal" officeooo:rsid="0141708f" officeooo:paragraph-rsid="0141708f" style:font-weight-asian="normal" style:font-weight-complex="normal"/>
    </style:style>
    <style:style style:name="P156" style:family="paragraph" style:parent-style-name="Standard">
      <style:text-properties fo:font-variant="small-caps" fo:language="en" fo:country="US" fo:font-weight="normal" officeooo:rsid="013d8387" officeooo:paragraph-rsid="013d8387" style:font-weight-asian="normal" style:font-weight-complex="normal"/>
    </style:style>
    <style:style style:name="P157" style:family="paragraph" style:parent-style-name="Standard">
      <style:text-properties fo:font-variant="small-caps" fo:language="en" fo:country="US" fo:font-weight="normal" officeooo:paragraph-rsid="013d8387" style:font-weight-asian="normal" style:font-weight-complex="normal"/>
    </style:style>
    <style:style style:name="P158" style:family="paragraph" style:parent-style-name="Standard">
      <style:paragraph-properties fo:text-align="center" style:justify-single-word="false"/>
      <style:text-properties fo:font-variant="small-caps" fo:language="en" fo:country="US" fo:font-weight="normal" officeooo:rsid="01555d6c" officeooo:paragraph-rsid="01555d6c" style:font-weight-asian="normal" style:font-weight-complex="normal"/>
    </style:style>
    <style:style style:name="P159" style:family="paragraph" style:parent-style-name="Standard">
      <style:text-properties fo:font-variant="small-caps" fo:font-weight="bold" style:font-weight-asian="bold" style:font-weight-complex="bold"/>
    </style:style>
    <style:style style:name="P160" style:family="paragraph" style:parent-style-name="Standard">
      <style:text-properties fo:font-variant="small-caps" fo:font-weight="bold" officeooo:paragraph-rsid="0115b460" style:font-weight-asian="bold" style:font-weight-complex="bold"/>
    </style:style>
    <style:style style:name="P161" style:family="paragraph" style:parent-style-name="Standard">
      <style:text-properties fo:font-variant="small-caps" fo:font-weight="bold" officeooo:paragraph-rsid="004f739f" style:font-weight-asian="bold" style:font-weight-complex="bold"/>
    </style:style>
    <style:style style:name="P162" style:family="paragraph" style:parent-style-name="Standard">
      <style:text-properties fo:font-variant="small-caps" fo:font-weight="bold" officeooo:paragraph-rsid="00606034" style:font-weight-asian="bold" style:font-weight-complex="bold"/>
    </style:style>
    <style:style style:name="P163" style:family="paragraph" style:parent-style-name="Standard">
      <style:text-properties fo:font-variant="small-caps" fo:font-weight="bold" officeooo:paragraph-rsid="0114420f" style:font-weight-asian="bold" style:font-weight-complex="bold"/>
    </style:style>
    <style:style style:name="P164" style:family="paragraph" style:parent-style-name="Standard">
      <style:text-properties officeooo:rsid="0030a9c5" officeooo:paragraph-rsid="0030a9c5"/>
    </style:style>
    <style:style style:name="P165" style:family="paragraph" style:parent-style-name="Standard">
      <style:text-properties fo:font-size="12pt" fo:language="en" fo:country="US" style:font-size-asian="12pt" style:font-size-complex="12pt"/>
    </style:style>
    <style:style style:name="P166" style:family="paragraph" style:parent-style-name="Standard">
      <style:text-properties officeooo:rsid="005724e8" officeooo:paragraph-rsid="005724e8"/>
    </style:style>
    <style:style style:name="P167" style:family="paragraph" style:parent-style-name="Standard">
      <style:text-properties officeooo:rsid="0074290f" officeooo:paragraph-rsid="0074290f"/>
    </style:style>
    <style:style style:name="P168" style:family="paragraph" style:parent-style-name="Standard">
      <style:text-properties officeooo:rsid="01017b40" officeooo:paragraph-rsid="0117b008"/>
    </style:style>
    <style:style style:name="P169" style:family="paragraph" style:parent-style-name="Standard">
      <style:text-properties officeooo:rsid="00b5d3f8" officeooo:paragraph-rsid="00b5d3f8"/>
    </style:style>
    <style:style style:name="P170" style:family="paragraph" style:parent-style-name="Standard">
      <style:text-properties officeooo:rsid="00bced65" officeooo:paragraph-rsid="00bced65"/>
    </style:style>
    <style:style style:name="P171" style:family="paragraph" style:parent-style-name="Standard">
      <style:text-properties officeooo:paragraph-rsid="00cfb75a"/>
    </style:style>
    <style:style style:name="P172" style:family="paragraph" style:parent-style-name="Standard">
      <style:text-properties officeooo:paragraph-rsid="00c9ffff"/>
    </style:style>
    <style:style style:name="P173" style:family="paragraph" style:parent-style-name="Standard">
      <style:text-properties officeooo:paragraph-rsid="0114420f"/>
    </style:style>
    <style:style style:name="P174" style:family="paragraph" style:parent-style-name="Standard">
      <style:text-properties officeooo:paragraph-rsid="0112bc7d"/>
    </style:style>
    <style:style style:name="P175" style:family="paragraph" style:parent-style-name="Standard">
      <style:text-properties officeooo:paragraph-rsid="00bced65"/>
    </style:style>
    <style:style style:name="P176" style:family="paragraph" style:parent-style-name="Standard">
      <style:text-properties officeooo:paragraph-rsid="00b9a946"/>
    </style:style>
    <style:style style:name="P177" style:family="paragraph" style:parent-style-name="Standard">
      <style:text-properties officeooo:paragraph-rsid="00b4ffde"/>
    </style:style>
    <style:style style:name="P178" style:family="paragraph" style:parent-style-name="Standard">
      <style:text-properties officeooo:paragraph-rsid="0117b008"/>
    </style:style>
    <style:style style:name="P179" style:family="paragraph" style:parent-style-name="Standard">
      <style:text-properties officeooo:paragraph-rsid="009c0591"/>
    </style:style>
    <style:style style:name="P180" style:family="paragraph" style:parent-style-name="Standard">
      <style:text-properties officeooo:paragraph-rsid="00994f49"/>
    </style:style>
    <style:style style:name="P181" style:family="paragraph" style:parent-style-name="Standard">
      <style:text-properties officeooo:paragraph-rsid="00943d03"/>
    </style:style>
    <style:style style:name="P182" style:family="paragraph" style:parent-style-name="Standard">
      <style:text-properties officeooo:paragraph-rsid="009164ef"/>
    </style:style>
    <style:style style:name="P183" style:family="paragraph" style:parent-style-name="Standard">
      <style:text-properties officeooo:paragraph-rsid="010e8320"/>
    </style:style>
    <style:style style:name="P184" style:family="paragraph" style:parent-style-name="Standard">
      <style:text-properties officeooo:paragraph-rsid="008bd4c9"/>
    </style:style>
    <style:style style:name="P185" style:family="paragraph" style:parent-style-name="Standard">
      <style:text-properties officeooo:paragraph-rsid="0077bcdd"/>
    </style:style>
    <style:style style:name="P186" style:family="paragraph" style:parent-style-name="Standard">
      <style:text-properties officeooo:paragraph-rsid="00766029"/>
    </style:style>
    <style:style style:name="P187" style:family="paragraph" style:parent-style-name="Standard">
      <style:text-properties officeooo:paragraph-rsid="0073dd3b"/>
    </style:style>
    <style:style style:name="P188" style:family="paragraph" style:parent-style-name="Standard">
      <style:text-properties officeooo:paragraph-rsid="007321e7"/>
    </style:style>
    <style:style style:name="P189" style:family="paragraph" style:parent-style-name="Standard">
      <style:text-properties officeooo:paragraph-rsid="006c501e"/>
    </style:style>
    <style:style style:name="P190" style:family="paragraph" style:parent-style-name="Standard">
      <style:text-properties officeooo:paragraph-rsid="006a5ab9"/>
    </style:style>
    <style:style style:name="P191" style:family="paragraph" style:parent-style-name="Standard">
      <style:text-properties officeooo:paragraph-rsid="0068c192"/>
    </style:style>
    <style:style style:name="P192" style:family="paragraph" style:parent-style-name="Standard">
      <style:text-properties officeooo:paragraph-rsid="005bbc0c"/>
    </style:style>
    <style:style style:name="P193" style:family="paragraph" style:parent-style-name="Standard">
      <style:text-properties officeooo:paragraph-rsid="0056149b"/>
    </style:style>
    <style:style style:name="P194" style:family="paragraph" style:parent-style-name="Standard">
      <style:text-properties officeooo:paragraph-rsid="0051a35b"/>
    </style:style>
    <style:style style:name="P195" style:family="paragraph" style:parent-style-name="Standard">
      <style:text-properties officeooo:paragraph-rsid="005144ed"/>
    </style:style>
    <style:style style:name="P196" style:family="paragraph" style:parent-style-name="Standard">
      <style:text-properties officeooo:paragraph-rsid="004f739f"/>
    </style:style>
    <style:style style:name="P197" style:family="paragraph" style:parent-style-name="Standard">
      <style:text-properties officeooo:paragraph-rsid="01080d12"/>
    </style:style>
    <style:style style:name="P198" style:family="paragraph" style:parent-style-name="Standard">
      <style:text-properties officeooo:paragraph-rsid="00428cd7"/>
    </style:style>
    <style:style style:name="P199" style:family="paragraph" style:parent-style-name="Standard">
      <style:text-properties officeooo:paragraph-rsid="0040ee42"/>
    </style:style>
    <style:style style:name="P200" style:family="paragraph" style:parent-style-name="Standard">
      <style:text-properties officeooo:paragraph-rsid="003e7278"/>
    </style:style>
    <style:style style:name="P201" style:family="paragraph" style:parent-style-name="Standard">
      <style:text-properties officeooo:paragraph-rsid="01164460"/>
    </style:style>
    <style:style style:name="P202" style:family="paragraph" style:parent-style-name="Standard">
      <style:text-properties officeooo:paragraph-rsid="00345ed5"/>
    </style:style>
    <style:style style:name="P203" style:family="paragraph" style:parent-style-name="Standard">
      <style:text-properties officeooo:paragraph-rsid="0034e025"/>
    </style:style>
    <style:style style:name="P204" style:family="paragraph" style:parent-style-name="Standard">
      <style:text-properties officeooo:paragraph-rsid="00313fc0"/>
    </style:style>
    <style:style style:name="P205" style:family="paragraph" style:parent-style-name="Standard">
      <style:text-properties officeooo:paragraph-rsid="0030a9c5"/>
    </style:style>
    <style:style style:name="P206" style:family="paragraph" style:parent-style-name="Standard">
      <style:text-properties officeooo:paragraph-rsid="002fb800"/>
    </style:style>
    <style:style style:name="P207" style:family="paragraph" style:parent-style-name="Standard">
      <style:text-properties officeooo:paragraph-rsid="0018ed49"/>
    </style:style>
    <style:style style:name="P208" style:family="paragraph" style:parent-style-name="Standard">
      <style:text-properties officeooo:paragraph-rsid="0115b460"/>
    </style:style>
    <style:style style:name="P209" style:family="paragraph" style:parent-style-name="Standard">
      <style:text-properties officeooo:paragraph-rsid="0157bf10"/>
    </style:style>
    <style:style style:name="P210" style:family="paragraph" style:parent-style-name="Standard">
      <style:paragraph-properties fo:margin-left="1.251cm" fo:margin-right="0cm" fo:text-indent="0cm" style:auto-text-indent="false"/>
      <style:text-properties officeooo:paragraph-rsid="013cce76"/>
    </style:style>
    <style:style style:name="P211" style:family="paragraph" style:parent-style-name="Standard">
      <style:paragraph-properties fo:margin-left="1.251cm" fo:margin-right="0cm" fo:text-indent="0cm" style:auto-text-indent="false"/>
      <style:text-properties officeooo:paragraph-rsid="013d8387"/>
    </style:style>
    <style:style style:name="P212" style:family="paragraph" style:parent-style-name="Standard">
      <style:paragraph-properties fo:margin-left="1.251cm" fo:margin-right="0cm" fo:text-indent="0cm" style:auto-text-indent="false"/>
      <style:text-properties officeooo:paragraph-rsid="013fcc76"/>
    </style:style>
    <style:style style:name="P213" style:family="paragraph" style:parent-style-name="Standard">
      <style:paragraph-properties fo:margin-left="1.251cm" fo:margin-right="0cm" fo:text-indent="0cm" style:auto-text-indent="false"/>
      <style:text-properties officeooo:paragraph-rsid="013fd653"/>
    </style:style>
    <style:style style:name="P214" style:family="paragraph" style:parent-style-name="Standard">
      <style:paragraph-properties fo:margin-left="1.251cm" fo:margin-right="0cm" fo:text-indent="0cm" style:auto-text-indent="false"/>
      <style:text-properties officeooo:paragraph-rsid="0141708f"/>
    </style:style>
    <style:style style:name="P215" style:family="paragraph" style:parent-style-name="Standard">
      <style:paragraph-properties fo:margin-left="1.251cm" fo:margin-right="0cm" fo:text-indent="0cm" style:auto-text-indent="false"/>
      <style:text-properties officeooo:paragraph-rsid="014ddd39"/>
    </style:style>
    <style:style style:name="P216" style:family="paragraph" style:parent-style-name="Standard">
      <style:paragraph-properties fo:margin-left="1.251cm" fo:margin-right="0cm" fo:text-indent="0cm" style:auto-text-indent="false"/>
      <style:text-properties officeooo:rsid="0157bf10" officeooo:paragraph-rsid="0157bf10"/>
    </style:style>
    <style:style style:name="P217" style:family="paragraph" style:parent-style-name="Table_20_Contents">
      <style:text-properties fo:font-weight="bold" officeooo:rsid="005d78cf" officeooo:paragraph-rsid="005d78cf" style:font-weight-asian="bold" style:font-weight-complex="bold"/>
    </style:style>
    <style:style style:name="P218" style:family="paragraph" style:parent-style-name="Table_20_Contents">
      <style:text-properties officeooo:paragraph-rsid="00b43848"/>
    </style:style>
    <style:style style:name="P219" style:family="paragraph" style:parent-style-name="Table_20_Contents">
      <style:text-properties officeooo:paragraph-rsid="00831f06"/>
    </style:style>
    <style:style style:name="P220" style:family="paragraph" style:parent-style-name="Table_20_Contents">
      <style:text-properties officeooo:paragraph-rsid="005d78cf"/>
    </style:style>
    <style:style style:name="P221" style:family="paragraph" style:parent-style-name="Text_20_body">
      <style:text-properties fo:language="en" fo:country="US"/>
    </style:style>
    <style:style style:name="P222" style:family="paragraph" style:parent-style-name="Text_20_body">
      <style:text-properties fo:language="en" fo:country="US" officeooo:paragraph-rsid="00a972fd"/>
    </style:style>
    <style:style style:name="P223" style:family="paragraph" style:parent-style-name="Text_20_body">
      <style:text-properties fo:font-size="12pt" style:font-size-asian="12pt" style:font-size-complex="12pt"/>
    </style:style>
    <style:style style:name="P224" style:family="paragraph" style:parent-style-name="Text_20_body">
      <style:text-properties officeooo:rsid="0039b47f" officeooo:paragraph-rsid="0039b47f"/>
    </style:style>
    <style:style style:name="P225" style:family="paragraph" style:parent-style-name="Text_20_body">
      <style:text-properties officeooo:paragraph-rsid="00a972fd"/>
    </style:style>
    <style:style style:name="P226" style:family="paragraph" style:parent-style-name="Text_20_body">
      <style:text-properties officeooo:paragraph-rsid="004c26d5"/>
    </style:style>
    <style:style style:name="P227" style:family="paragraph" style:parent-style-name="Text_20_body">
      <style:text-properties officeooo:paragraph-rsid="010e8320"/>
    </style:style>
    <style:style style:name="P228" style:family="paragraph" style:parent-style-name="Text_20_body">
      <style:text-properties officeooo:paragraph-rsid="0112bc7d"/>
    </style:style>
    <style:style style:name="P229" style:family="paragraph" style:parent-style-name="Text_20_body">
      <style:text-properties officeooo:paragraph-rsid="0034e025"/>
    </style:style>
    <style:style style:name="P230" style:family="paragraph" style:parent-style-name="Text_20_body">
      <style:text-properties officeooo:paragraph-rsid="00345ed5"/>
    </style:style>
    <style:style style:name="P231" style:family="paragraph" style:parent-style-name="Text_20_body">
      <style:text-properties officeooo:paragraph-rsid="01080d12"/>
    </style:style>
    <style:style style:name="P232" style:family="paragraph" style:parent-style-name="Standard">
      <style:paragraph-properties fo:text-align="center" style:justify-single-word="false"/>
      <style:text-properties officeooo:paragraph-rsid="01555d6c"/>
    </style:style>
    <style:style style:name="P233" style:family="paragraph" style:parent-style-name="Text_20_body" style:list-style-name="L1">
      <style:text-properties officeooo:paragraph-rsid="00aa7ac1"/>
    </style:style>
    <style:style style:name="P234" style:family="paragraph" style:parent-style-name="Text_20_body" style:list-style-name="L2"/>
    <style:style style:name="P235" style:family="paragraph" style:parent-style-name="Text_20_body" style:list-style-name="L3"/>
    <style:style style:name="P236" style:family="paragraph" style:parent-style-name="Text_20_body" style:list-style-name="L4"/>
    <style:style style:name="P237" style:family="paragraph" style:parent-style-name="Text_20_body" style:list-style-name="L1">
      <style:paragraph-properties fo:margin-top="0cm" fo:margin-bottom="0cm" loext:contextual-spacing="false"/>
    </style:style>
    <style:style style:name="P238" style:family="paragraph" style:parent-style-name="Text_20_body" style:list-style-name="L1">
      <style:paragraph-properties fo:margin-top="0cm" fo:margin-bottom="0cm" loext:contextual-spacing="false"/>
      <style:text-properties officeooo:paragraph-rsid="00aa7ac1"/>
    </style:style>
    <style:style style:name="P239" style:family="paragraph" style:parent-style-name="Text_20_body" style:list-style-name="L2">
      <style:paragraph-properties fo:margin-top="0cm" fo:margin-bottom="0cm" loext:contextual-spacing="false"/>
    </style:style>
    <style:style style:name="P240" style:family="paragraph" style:parent-style-name="Text_20_body" style:list-style-name="L3">
      <style:paragraph-properties fo:margin-top="0cm" fo:margin-bottom="0cm" loext:contextual-spacing="false"/>
    </style:style>
    <style:style style:name="P241" style:family="paragraph" style:parent-style-name="Text_20_body" style:list-style-name="L4">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style="italic" officeooo:rsid="005a0178" style:font-style-asian="italic" style:font-style-complex="italic"/>
    </style:style>
    <style:style style:name="T3" style:family="text">
      <style:text-properties fo:font-style="italic" officeooo:rsid="0065cb4a" style:font-style-asian="italic" style:font-style-complex="italic"/>
    </style:style>
    <style:style style:name="T4" style:family="text">
      <style:text-properties fo:font-style="italic" officeooo:rsid="0068c192" style:font-style-asian="italic" style:font-style-complex="italic"/>
    </style:style>
    <style:style style:name="T5" style:family="text">
      <style:text-properties fo:font-style="italic" officeooo:rsid="00cfb75a" style:font-style-asian="italic" style:font-style-complex="italic"/>
    </style:style>
    <style:style style:name="T6" style:family="text">
      <style:text-properties fo:font-style="italic" officeooo:rsid="00e0a83c" style:font-style-asian="italic" style:font-style-complex="italic"/>
    </style:style>
    <style:style style:name="T7" style:family="text">
      <style:text-properties fo:font-style="italic" officeooo:rsid="00f425e3" style:font-style-asian="italic" style:font-style-complex="italic"/>
    </style:style>
    <style:style style:name="T8" style:family="text">
      <style:text-properties fo:font-style="italic" officeooo:rsid="00fd8915" style:font-style-asian="italic" style:font-style-complex="italic"/>
    </style:style>
    <style:style style:name="T9" style:family="text">
      <style:text-properties fo:font-style="italic" officeooo:rsid="00fbfb47" style:font-style-asian="italic" style:font-style-complex="italic"/>
    </style:style>
    <style:style style:name="T10" style:family="text">
      <style:text-properties fo:font-style="italic" officeooo:rsid="00f9bc3b" style:font-style-asian="italic" style:font-style-complex="italic"/>
    </style:style>
    <style:style style:name="T11" style:family="text">
      <style:text-properties fo:font-style="italic" officeooo:rsid="0121db38" style:font-style-asian="italic" style:font-style-complex="italic"/>
    </style:style>
    <style:style style:name="T12" style:family="text">
      <style:text-properties fo:font-style="italic" officeooo:rsid="0018ed49"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a17ecb" style:font-style-asian="normal" style:font-style-complex="normal"/>
    </style:style>
    <style:style style:name="T15" style:family="text">
      <style:text-properties fo:font-style="normal" officeooo:rsid="00cfb75a" style:font-style-asian="normal" style:font-style-complex="normal"/>
    </style:style>
    <style:style style:name="T16" style:family="text">
      <style:text-properties fo:font-style="normal" officeooo:rsid="00e0a83c" style:font-style-asian="normal" style:font-style-complex="normal"/>
    </style:style>
    <style:style style:name="T17" style:family="text">
      <style:text-properties fo:font-style="normal" officeooo:rsid="00fbfb47" style:font-style-asian="normal" style:font-style-complex="normal"/>
    </style:style>
    <style:style style:name="T18" style:family="text">
      <style:text-properties fo:font-style="normal" officeooo:rsid="00ffee00" style:font-style-asian="normal" style:font-style-complex="normal"/>
    </style:style>
    <style:style style:name="T19" style:family="text">
      <style:text-properties fo:font-style="normal" officeooo:rsid="01017b40" style:font-style-asian="normal" style:font-style-complex="normal"/>
    </style:style>
    <style:style style:name="T20" style:family="text">
      <style:text-properties fo:font-style="normal" officeooo:rsid="00f9bc3b" style:font-style-asian="normal" style:font-style-complex="normal"/>
    </style:style>
    <style:style style:name="T21" style:family="text">
      <style:text-properties fo:font-style="normal" officeooo:rsid="00faf7ca" style:font-style-asian="normal" style:font-style-complex="normal"/>
    </style:style>
    <style:style style:name="T22" style:family="text">
      <style:text-properties fo:font-style="normal" officeooo:rsid="010671a0" style:font-style-asian="normal" style:font-style-complex="normal"/>
    </style:style>
    <style:style style:name="T23" style:family="text">
      <style:text-properties fo:font-style="normal" officeooo:rsid="015aca1b" style:font-style-asian="normal" style:font-style-complex="normal"/>
    </style:style>
    <style:style style:name="T24" style:family="text">
      <style:text-properties officeooo:rsid="0017217e"/>
    </style:style>
    <style:style style:name="T25" style:family="text">
      <style:text-properties officeooo:rsid="0018ed49"/>
    </style:style>
    <style:style style:name="T26" style:family="text">
      <style:text-properties officeooo:rsid="0020c47d"/>
    </style:style>
    <style:style style:name="T27" style:family="text">
      <style:text-properties fo:language="en" fo:country="US"/>
    </style:style>
    <style:style style:name="T28" style:family="text">
      <style:text-properties fo:language="en" fo:country="US" officeooo:rsid="0022af12"/>
    </style:style>
    <style:style style:name="T29" style:family="text">
      <style:text-properties fo:language="en" fo:country="US" officeooo:rsid="002dfc83"/>
    </style:style>
    <style:style style:name="T30" style:family="text">
      <style:text-properties fo:language="en" fo:country="US" officeooo:rsid="002fb800"/>
    </style:style>
    <style:style style:name="T31" style:family="text">
      <style:text-properties fo:language="en" fo:country="US" officeooo:rsid="0030a9c5"/>
    </style:style>
    <style:style style:name="T32" style:family="text">
      <style:text-properties fo:language="en" fo:country="US" fo:font-style="italic" style:font-style-asian="italic" style:font-style-complex="italic"/>
    </style:style>
    <style:style style:name="T33" style:family="text">
      <style:text-properties fo:language="en" fo:country="US" fo:font-style="italic" officeooo:rsid="0030a9c5" style:font-style-asian="italic" style:font-style-complex="italic"/>
    </style:style>
    <style:style style:name="T34" style:family="text">
      <style:text-properties fo:language="en" fo:country="US" fo:font-style="italic" officeooo:rsid="00313fc0" style:font-style-asian="italic" style:font-style-complex="italic"/>
    </style:style>
    <style:style style:name="T35" style:family="text">
      <style:text-properties fo:language="en" fo:country="US" fo:font-style="italic" officeooo:rsid="003de811" style:font-style-asian="italic" style:font-style-complex="italic"/>
    </style:style>
    <style:style style:name="T36" style:family="text">
      <style:text-properties fo:language="en" fo:country="US" fo:font-style="italic" officeooo:rsid="003e7278" style:font-style-asian="italic" style:font-style-complex="italic"/>
    </style:style>
    <style:style style:name="T37" style:family="text">
      <style:text-properties fo:language="en" fo:country="US" fo:font-style="italic" officeooo:rsid="0040ee42" style:font-style-asian="italic" style:font-style-complex="italic"/>
    </style:style>
    <style:style style:name="T38" style:family="text">
      <style:text-properties fo:language="en" fo:country="US" fo:font-style="italic" officeooo:rsid="0051a35b" style:font-style-asian="italic" style:font-style-complex="italic"/>
    </style:style>
    <style:style style:name="T39" style:family="text">
      <style:text-properties fo:language="en" fo:country="US" fo:font-style="italic" officeooo:rsid="0056149b" style:font-style-asian="italic" style:font-style-complex="italic"/>
    </style:style>
    <style:style style:name="T40" style:family="text">
      <style:text-properties fo:language="en" fo:country="US" fo:font-style="italic" officeooo:rsid="0065cb4a" style:font-style-asian="italic" style:font-style-complex="italic"/>
    </style:style>
    <style:style style:name="T41" style:family="text">
      <style:text-properties fo:language="en" fo:country="US" fo:font-style="italic" officeooo:rsid="006a5ab9" style:font-style-asian="italic" style:font-style-complex="italic"/>
    </style:style>
    <style:style style:name="T42" style:family="text">
      <style:text-properties fo:language="en" fo:country="US" fo:font-style="italic" officeooo:rsid="0073dd3b" style:font-style-asian="italic" style:font-style-complex="italic"/>
    </style:style>
    <style:style style:name="T43" style:family="text">
      <style:text-properties fo:language="en" fo:country="US" fo:font-style="italic" officeooo:rsid="00768fb1" style:font-style-asian="italic" style:font-style-complex="italic"/>
    </style:style>
    <style:style style:name="T44" style:family="text">
      <style:text-properties fo:language="en" fo:country="US" fo:font-style="italic" officeooo:rsid="0077bcdd" style:font-style-asian="italic" style:font-style-complex="italic"/>
    </style:style>
    <style:style style:name="T45" style:family="text">
      <style:text-properties fo:language="en" fo:country="US" fo:font-style="italic" officeooo:rsid="008fc197" style:font-style-asian="italic" style:font-style-complex="italic"/>
    </style:style>
    <style:style style:name="T46" style:family="text">
      <style:text-properties fo:language="en" fo:country="US" fo:font-style="italic" officeooo:rsid="00b4ffde" style:font-style-asian="italic" style:font-style-complex="italic"/>
    </style:style>
    <style:style style:name="T47" style:family="text">
      <style:text-properties fo:language="en" fo:country="US" fo:font-style="italic" officeooo:rsid="00bb0e6c" style:font-style-asian="italic" style:font-style-complex="italic"/>
    </style:style>
    <style:style style:name="T48" style:family="text">
      <style:text-properties fo:language="en" fo:country="US" fo:font-style="italic" officeooo:rsid="00bced65" style:font-style-asian="italic" style:font-style-complex="italic"/>
    </style:style>
    <style:style style:name="T49" style:family="text">
      <style:text-properties fo:language="en" fo:country="US" fo:font-style="italic" officeooo:rsid="00ce8972" style:font-style-asian="italic" style:font-style-complex="italic"/>
    </style:style>
    <style:style style:name="T50" style:family="text">
      <style:text-properties fo:language="en" fo:country="US" fo:font-style="italic" officeooo:rsid="00d2e896" style:font-style-asian="italic" style:font-style-complex="italic"/>
    </style:style>
    <style:style style:name="T51" style:family="text">
      <style:text-properties fo:language="en" fo:country="US" fo:font-style="italic" officeooo:rsid="00d60787" style:font-style-asian="italic" style:font-style-complex="italic"/>
    </style:style>
    <style:style style:name="T52" style:family="text">
      <style:text-properties fo:language="en" fo:country="US" fo:font-style="italic" officeooo:rsid="00d92234" style:font-style-asian="italic" style:font-style-complex="italic"/>
    </style:style>
    <style:style style:name="T53" style:family="text">
      <style:text-properties fo:language="en" fo:country="US" fo:font-style="italic" officeooo:rsid="00d981ab" style:font-style-asian="italic" style:font-style-complex="italic"/>
    </style:style>
    <style:style style:name="T54" style:family="text">
      <style:text-properties fo:language="en" fo:country="US" fo:font-style="italic" officeooo:rsid="00dcb15f" style:font-style-asian="italic" style:font-style-complex="italic"/>
    </style:style>
    <style:style style:name="T55" style:family="text">
      <style:text-properties fo:language="en" fo:country="US" fo:font-style="italic" officeooo:rsid="00de83d8" style:font-style-asian="italic" style:font-style-complex="italic"/>
    </style:style>
    <style:style style:name="T56" style:family="text">
      <style:text-properties fo:language="en" fo:country="US" fo:font-style="italic" officeooo:rsid="00e0a83c" style:font-style-asian="italic" style:font-style-complex="italic"/>
    </style:style>
    <style:style style:name="T57" style:family="text">
      <style:text-properties fo:language="en" fo:country="US" fo:font-style="italic" officeooo:rsid="00e1105c" style:font-style-asian="italic" style:font-style-complex="italic"/>
    </style:style>
    <style:style style:name="T58" style:family="text">
      <style:text-properties fo:language="en" fo:country="US" fo:font-style="italic" officeooo:rsid="00e57142" style:font-style-asian="italic" style:font-style-complex="italic"/>
    </style:style>
    <style:style style:name="T59" style:family="text">
      <style:text-properties fo:language="en" fo:country="US" fo:font-style="italic" officeooo:rsid="00e9d810" style:font-style-asian="italic" style:font-style-complex="italic"/>
    </style:style>
    <style:style style:name="T60" style:family="text">
      <style:text-properties fo:language="en" fo:country="US" fo:font-style="italic" officeooo:rsid="00ea954d" style:font-style-asian="italic" style:font-style-complex="italic"/>
    </style:style>
    <style:style style:name="T61" style:family="text">
      <style:text-properties fo:language="en" fo:country="US" fo:font-style="italic" officeooo:rsid="00ec3d49" style:font-style-asian="italic" style:font-style-complex="italic"/>
    </style:style>
    <style:style style:name="T62" style:family="text">
      <style:text-properties fo:language="en" fo:country="US" fo:font-style="italic" officeooo:rsid="00ef109f" style:font-style-asian="italic" style:font-style-complex="italic"/>
    </style:style>
    <style:style style:name="T63" style:family="text">
      <style:text-properties fo:language="en" fo:country="US" fo:font-style="italic" officeooo:rsid="00f1c6d9" style:font-style-asian="italic" style:font-style-complex="italic"/>
    </style:style>
    <style:style style:name="T64" style:family="text">
      <style:text-properties fo:language="en" fo:country="US" fo:font-style="italic" officeooo:rsid="00f89a9d" style:font-style-asian="italic" style:font-style-complex="italic"/>
    </style:style>
    <style:style style:name="T65" style:family="text">
      <style:text-properties fo:language="en" fo:country="US" fo:font-style="italic" officeooo:rsid="00f9bc3b" style:font-style-asian="italic" style:font-style-complex="italic"/>
    </style:style>
    <style:style style:name="T66" style:family="text">
      <style:text-properties fo:language="en" fo:country="US" fo:font-style="italic" officeooo:rsid="00faf7ca" style:font-style-asian="italic" style:font-style-complex="italic"/>
    </style:style>
    <style:style style:name="T67" style:family="text">
      <style:text-properties fo:language="en" fo:country="US" fo:font-style="italic" officeooo:rsid="00fbfb47" style:font-style-asian="italic" style:font-style-complex="italic"/>
    </style:style>
    <style:style style:name="T68" style:family="text">
      <style:text-properties fo:language="en" fo:country="US" fo:font-style="italic" officeooo:rsid="00ffee00" style:font-style-asian="italic" style:font-style-complex="italic"/>
    </style:style>
    <style:style style:name="T69" style:family="text">
      <style:text-properties fo:language="en" fo:country="US" fo:font-style="italic" officeooo:rsid="01017b40" style:font-style-asian="italic" style:font-style-complex="italic"/>
    </style:style>
    <style:style style:name="T70" style:family="text">
      <style:text-properties fo:language="en" fo:country="US" fo:font-style="italic" officeooo:rsid="011c056e" style:font-style-asian="italic" style:font-style-complex="italic"/>
    </style:style>
    <style:style style:name="T71" style:family="text">
      <style:text-properties fo:language="en" fo:country="US" officeooo:rsid="00313fc0"/>
    </style:style>
    <style:style style:name="T72" style:family="text">
      <style:text-properties fo:language="en" fo:country="US" officeooo:rsid="00345ed5"/>
    </style:style>
    <style:style style:name="T73" style:family="text">
      <style:text-properties fo:language="en" fo:country="US" officeooo:rsid="00375ad4"/>
    </style:style>
    <style:style style:name="T74" style:family="text">
      <style:text-properties fo:language="en" fo:country="US" officeooo:rsid="003c3e05"/>
    </style:style>
    <style:style style:name="T75" style:family="text">
      <style:text-properties fo:language="en" fo:country="US" officeooo:rsid="003da1bd"/>
    </style:style>
    <style:style style:name="T76" style:family="text">
      <style:text-properties fo:language="en" fo:country="US" officeooo:rsid="003de811"/>
    </style:style>
    <style:style style:name="T77" style:family="text">
      <style:text-properties fo:language="en" fo:country="US" officeooo:rsid="003e7278"/>
    </style:style>
    <style:style style:name="T78" style:family="text">
      <style:text-properties fo:language="en" fo:country="US" fo:font-style="normal" style:font-style-asian="normal" style:font-style-complex="normal"/>
    </style:style>
    <style:style style:name="T79" style:family="text">
      <style:text-properties fo:language="en" fo:country="US" fo:font-style="normal" officeooo:rsid="003fb0a7" style:font-style-asian="normal" style:font-style-complex="normal"/>
    </style:style>
    <style:style style:name="T80" style:family="text">
      <style:text-properties fo:language="en" fo:country="US" fo:font-style="normal" officeooo:rsid="0040ee42" style:font-style-asian="normal" style:font-style-complex="normal"/>
    </style:style>
    <style:style style:name="T81" style:family="text">
      <style:text-properties fo:language="en" fo:country="US" fo:font-style="normal" officeooo:rsid="00428cd7" style:font-style-asian="normal" style:font-style-complex="normal"/>
    </style:style>
    <style:style style:name="T82" style:family="text">
      <style:text-properties fo:language="en" fo:country="US" fo:font-style="normal" officeooo:rsid="0073dd3b" style:font-style-asian="normal" style:font-style-complex="normal"/>
    </style:style>
    <style:style style:name="T83" style:family="text">
      <style:text-properties fo:language="en" fo:country="US" fo:font-style="normal" officeooo:rsid="00b4ffde" style:font-style-asian="normal" style:font-style-complex="normal"/>
    </style:style>
    <style:style style:name="T84" style:family="text">
      <style:text-properties fo:language="en" fo:country="US" fo:font-style="normal" officeooo:rsid="00b5d3f8" style:font-style-asian="normal" style:font-style-complex="normal"/>
    </style:style>
    <style:style style:name="T85" style:family="text">
      <style:text-properties fo:language="en" fo:country="US" fo:font-style="normal" officeooo:rsid="00e0a83c" style:font-style-asian="normal" style:font-style-complex="normal"/>
    </style:style>
    <style:style style:name="T86" style:family="text">
      <style:text-properties fo:language="en" fo:country="US" fo:font-style="normal" officeooo:rsid="00e1105c" style:font-style-asian="normal" style:font-style-complex="normal"/>
    </style:style>
    <style:style style:name="T87" style:family="text">
      <style:text-properties fo:language="en" fo:country="US" fo:font-style="normal" officeooo:rsid="00ea954d" style:font-style-asian="normal" style:font-style-complex="normal"/>
    </style:style>
    <style:style style:name="T88" style:family="text">
      <style:text-properties fo:language="en" fo:country="US" fo:font-style="normal" officeooo:rsid="00e57142" style:font-style-asian="normal" style:font-style-complex="normal"/>
    </style:style>
    <style:style style:name="T89" style:family="text">
      <style:text-properties fo:language="en" fo:country="US" fo:font-style="normal" officeooo:rsid="00f186a8" style:font-style-asian="normal" style:font-style-complex="normal"/>
    </style:style>
    <style:style style:name="T90" style:family="text">
      <style:text-properties fo:language="en" fo:country="US" fo:font-style="normal" officeooo:rsid="00f1c6d9" style:font-style-asian="normal" style:font-style-complex="normal"/>
    </style:style>
    <style:style style:name="T91" style:family="text">
      <style:text-properties fo:language="en" fo:country="US" fo:font-style="normal" officeooo:rsid="00fbfb47" style:font-style-asian="normal" style:font-style-complex="normal"/>
    </style:style>
    <style:style style:name="T92" style:family="text">
      <style:text-properties fo:language="en" fo:country="US" fo:font-style="normal" officeooo:rsid="00ffee00" style:font-style-asian="normal" style:font-style-complex="normal"/>
    </style:style>
    <style:style style:name="T93" style:family="text">
      <style:text-properties fo:language="en" fo:country="US" fo:font-style="normal" officeooo:rsid="00f9bc3b" style:font-style-asian="normal" style:font-style-complex="normal"/>
    </style:style>
    <style:style style:name="T94" style:family="text">
      <style:text-properties fo:language="en" fo:country="US" fo:font-style="normal" officeooo:rsid="0159f7d0" style:font-style-asian="normal" style:font-style-complex="normal"/>
    </style:style>
    <style:style style:name="T95" style:family="text">
      <style:text-properties fo:language="en" fo:country="US" officeooo:rsid="0040ee42"/>
    </style:style>
    <style:style style:name="T96" style:family="text">
      <style:text-properties fo:language="en" fo:country="US" officeooo:rsid="00486765"/>
    </style:style>
    <style:style style:name="T97" style:family="text">
      <style:text-properties fo:language="en" fo:country="US" officeooo:rsid="0049a4b8"/>
    </style:style>
    <style:style style:name="T98" style:family="text">
      <style:text-properties fo:language="en" fo:country="US" officeooo:rsid="004f739f"/>
    </style:style>
    <style:style style:name="T99" style:family="text">
      <style:text-properties fo:language="en" fo:country="US" officeooo:rsid="004daf2f"/>
    </style:style>
    <style:style style:name="T100" style:family="text">
      <style:text-properties fo:language="en" fo:country="US" officeooo:rsid="005144ed"/>
    </style:style>
    <style:style style:name="T101" style:family="text">
      <style:text-properties fo:language="en" fo:country="US" officeooo:rsid="0051a35b"/>
    </style:style>
    <style:style style:name="T102" style:family="text">
      <style:text-properties fo:language="en" fo:country="US" officeooo:rsid="0056149b"/>
    </style:style>
    <style:style style:name="T103" style:family="text">
      <style:text-properties fo:language="en" fo:country="US" officeooo:rsid="005724e8"/>
    </style:style>
    <style:style style:name="T104" style:family="text">
      <style:text-properties fo:language="en" fo:country="US" officeooo:rsid="0057e5d2"/>
    </style:style>
    <style:style style:name="T105" style:family="text">
      <style:text-properties fo:language="en" fo:country="US" officeooo:rsid="00606034"/>
    </style:style>
    <style:style style:name="T106" style:family="text">
      <style:text-properties fo:language="en" fo:country="US" officeooo:rsid="0068c192"/>
    </style:style>
    <style:style style:name="T107" style:family="text">
      <style:text-properties fo:language="en" fo:country="US" officeooo:rsid="006a5ab9"/>
    </style:style>
    <style:style style:name="T108" style:family="text">
      <style:text-properties fo:language="en" fo:country="US" officeooo:rsid="006c501e"/>
    </style:style>
    <style:style style:name="T109" style:family="text">
      <style:text-properties fo:language="en" fo:country="US" officeooo:rsid="00712ab0"/>
    </style:style>
    <style:style style:name="T110" style:family="text">
      <style:text-properties fo:language="en" fo:country="US" officeooo:rsid="0073dd3b"/>
    </style:style>
    <style:style style:name="T111" style:family="text">
      <style:text-properties fo:language="en" fo:country="US" officeooo:rsid="00766029"/>
    </style:style>
    <style:style style:name="T112" style:family="text">
      <style:text-properties fo:language="en" fo:country="US" officeooo:rsid="00768fb1"/>
    </style:style>
    <style:style style:name="T113" style:family="text">
      <style:text-properties fo:language="en" fo:country="US" officeooo:rsid="0077bcdd"/>
    </style:style>
    <style:style style:name="T114" style:family="text">
      <style:text-properties fo:language="en" fo:country="US" officeooo:rsid="0079a777"/>
    </style:style>
    <style:style style:name="T115" style:family="text">
      <style:text-properties fo:language="en" fo:country="US" officeooo:rsid="008067d1"/>
    </style:style>
    <style:style style:name="T116" style:family="text">
      <style:text-properties fo:language="en" fo:country="US" officeooo:rsid="00892670"/>
    </style:style>
    <style:style style:name="T117" style:family="text">
      <style:text-properties fo:language="en" fo:country="US" officeooo:rsid="008bd4c9"/>
    </style:style>
    <style:style style:name="T118" style:family="text">
      <style:text-properties fo:language="en" fo:country="US" officeooo:rsid="008c5d9f"/>
    </style:style>
    <style:style style:name="T119" style:family="text">
      <style:text-properties fo:language="en" fo:country="US" officeooo:rsid="008c715d"/>
    </style:style>
    <style:style style:name="T120" style:family="text">
      <style:text-properties fo:language="en" fo:country="US" officeooo:rsid="008fc197"/>
    </style:style>
    <style:style style:name="T121" style:family="text">
      <style:text-properties fo:language="en" fo:country="US" officeooo:rsid="009164ef"/>
    </style:style>
    <style:style style:name="T122" style:family="text">
      <style:text-properties fo:language="en" fo:country="US" officeooo:rsid="00929a9d"/>
    </style:style>
    <style:style style:name="T123" style:family="text">
      <style:text-properties fo:language="en" fo:country="US" officeooo:rsid="00943d03"/>
    </style:style>
    <style:style style:name="T124" style:family="text">
      <style:text-properties fo:language="en" fo:country="US" officeooo:rsid="0094c2f0"/>
    </style:style>
    <style:style style:name="T125" style:family="text">
      <style:text-properties fo:language="en" fo:country="US" officeooo:rsid="0095da60"/>
    </style:style>
    <style:style style:name="T126" style:family="text">
      <style:text-properties fo:language="en" fo:country="US" officeooo:rsid="00994f49"/>
    </style:style>
    <style:style style:name="T127" style:family="text">
      <style:text-properties fo:language="en" fo:country="US" officeooo:rsid="009ab4cb"/>
    </style:style>
    <style:style style:name="T128" style:family="text">
      <style:text-properties fo:language="en" fo:country="US" officeooo:rsid="009c0591"/>
    </style:style>
    <style:style style:name="T129" style:family="text">
      <style:text-properties fo:language="en" fo:country="US" officeooo:rsid="00b1791f"/>
    </style:style>
    <style:style style:name="T130" style:family="text">
      <style:text-properties fo:language="en" fo:country="US" officeooo:rsid="00b23eff"/>
    </style:style>
    <style:style style:name="T131" style:family="text">
      <style:text-properties fo:language="en" fo:country="US" officeooo:rsid="00b4ffde"/>
    </style:style>
    <style:style style:name="T132" style:family="text">
      <style:text-properties fo:language="en" fo:country="US" officeooo:rsid="00b9a946"/>
    </style:style>
    <style:style style:name="T133" style:family="text">
      <style:text-properties fo:language="en" fo:country="US" officeooo:rsid="00bb0e6c"/>
    </style:style>
    <style:style style:name="T134" style:family="text">
      <style:text-properties fo:language="en" fo:country="US" officeooo:rsid="00bced65"/>
    </style:style>
    <style:style style:name="T135" style:family="text">
      <style:text-properties fo:language="en" fo:country="US" officeooo:rsid="00bceecb"/>
    </style:style>
    <style:style style:name="T136" style:family="text">
      <style:text-properties fo:language="en" fo:country="US" officeooo:rsid="00c9ffff"/>
    </style:style>
    <style:style style:name="T137" style:family="text">
      <style:text-properties fo:language="en" fo:country="US" fo:font-weight="bold" officeooo:rsid="00ccbd0f" style:font-weight-asian="bold" style:font-weight-complex="bold"/>
    </style:style>
    <style:style style:name="T138" style:family="text">
      <style:text-properties fo:language="en" fo:country="US" officeooo:rsid="00ce8972"/>
    </style:style>
    <style:style style:name="T139" style:family="text">
      <style:text-properties fo:language="en" fo:country="US" officeooo:rsid="00cfb75a"/>
    </style:style>
    <style:style style:name="T140" style:family="text">
      <style:text-properties fo:language="en" fo:country="US" officeooo:rsid="00d2e896"/>
    </style:style>
    <style:style style:name="T141" style:family="text">
      <style:text-properties fo:language="en" fo:country="US" officeooo:rsid="00d3cc5d"/>
    </style:style>
    <style:style style:name="T142" style:family="text">
      <style:text-properties fo:language="en" fo:country="US" officeooo:rsid="00d60787"/>
    </style:style>
    <style:style style:name="T143" style:family="text">
      <style:text-properties fo:language="en" fo:country="US" officeooo:rsid="00d6a3f9"/>
    </style:style>
    <style:style style:name="T144" style:family="text">
      <style:text-properties fo:language="en" fo:country="US" officeooo:rsid="00d7239f"/>
    </style:style>
    <style:style style:name="T145" style:family="text">
      <style:text-properties fo:language="en" fo:country="US" officeooo:rsid="00d92234"/>
    </style:style>
    <style:style style:name="T146" style:family="text">
      <style:text-properties fo:language="en" fo:country="US" officeooo:rsid="00d981ab"/>
    </style:style>
    <style:style style:name="T147" style:family="text">
      <style:text-properties fo:language="en" fo:country="US" officeooo:rsid="00d9883d"/>
    </style:style>
    <style:style style:name="T148" style:family="text">
      <style:text-properties fo:language="en" fo:country="US" officeooo:rsid="00dae2f6"/>
    </style:style>
    <style:style style:name="T149" style:family="text">
      <style:text-properties fo:language="en" fo:country="US" officeooo:rsid="00dcb15f"/>
    </style:style>
    <style:style style:name="T150" style:family="text">
      <style:text-properties fo:language="en" fo:country="US" officeooo:rsid="00dd2311"/>
    </style:style>
    <style:style style:name="T151" style:family="text">
      <style:text-properties fo:language="en" fo:country="US" officeooo:rsid="00de6a6b"/>
    </style:style>
    <style:style style:name="T152" style:family="text">
      <style:text-properties fo:language="en" fo:country="US" officeooo:rsid="00de83d8"/>
    </style:style>
    <style:style style:name="T153" style:family="text">
      <style:text-properties fo:language="en" fo:country="US" officeooo:rsid="00e0a83c"/>
    </style:style>
    <style:style style:name="T154" style:family="text">
      <style:text-properties fo:language="en" fo:country="US" officeooo:rsid="00e57142"/>
    </style:style>
    <style:style style:name="T155" style:family="text">
      <style:text-properties fo:language="en" fo:country="US" officeooo:rsid="00e67ff0"/>
    </style:style>
    <style:style style:name="T156" style:family="text">
      <style:text-properties fo:language="en" fo:country="US" officeooo:rsid="00e97de9"/>
    </style:style>
    <style:style style:name="T157" style:family="text">
      <style:text-properties fo:language="en" fo:country="US" officeooo:rsid="00e9d810"/>
    </style:style>
    <style:style style:name="T158" style:family="text">
      <style:text-properties fo:language="en" fo:country="US" officeooo:rsid="00ea954d"/>
    </style:style>
    <style:style style:name="T159" style:family="text">
      <style:text-properties fo:language="en" fo:country="US" officeooo:rsid="00ec3d49"/>
    </style:style>
    <style:style style:name="T160" style:family="text">
      <style:text-properties fo:language="en" fo:country="US" officeooo:rsid="00eef7cc"/>
    </style:style>
    <style:style style:name="T161" style:family="text">
      <style:text-properties fo:language="en" fo:country="US" officeooo:rsid="00ef109f"/>
    </style:style>
    <style:style style:name="T162" style:family="text">
      <style:text-properties fo:language="en" fo:country="US" officeooo:rsid="00f00d5e"/>
    </style:style>
    <style:style style:name="T163" style:family="text">
      <style:text-properties fo:language="en" fo:country="US" officeooo:rsid="00f89402"/>
    </style:style>
    <style:style style:name="T164" style:family="text">
      <style:text-properties fo:language="en" fo:country="US" officeooo:rsid="00f89a9d"/>
    </style:style>
    <style:style style:name="T165" style:family="text">
      <style:text-properties fo:language="en" fo:country="US" officeooo:rsid="00f9bc3b"/>
    </style:style>
    <style:style style:name="T166" style:family="text">
      <style:text-properties fo:language="en" fo:country="US" officeooo:rsid="00faf7ca"/>
    </style:style>
    <style:style style:name="T167" style:family="text">
      <style:text-properties fo:language="en" fo:country="US" officeooo:rsid="00fbfb47"/>
    </style:style>
    <style:style style:name="T168" style:family="text">
      <style:text-properties fo:language="en" fo:country="US" officeooo:rsid="00ffee00"/>
    </style:style>
    <style:style style:name="T169" style:family="text">
      <style:text-properties fo:language="en" fo:country="US" officeooo:rsid="010017ed"/>
    </style:style>
    <style:style style:name="T170" style:family="text">
      <style:text-properties fo:language="en" fo:country="US" officeooo:rsid="01017b40"/>
    </style:style>
    <style:style style:name="T171" style:family="text">
      <style:text-properties fo:language="en" fo:country="US" officeooo:rsid="01033f26"/>
    </style:style>
    <style:style style:name="T172" style:family="text">
      <style:text-properties fo:language="en" fo:country="US" officeooo:rsid="01098e9e"/>
    </style:style>
    <style:style style:name="T173" style:family="text">
      <style:text-properties fo:language="en" fo:country="US" officeooo:rsid="012d0dc9"/>
    </style:style>
    <style:style style:name="T174" style:family="text">
      <style:text-properties fo:language="en" fo:country="US" officeooo:rsid="0134e83a"/>
    </style:style>
    <style:style style:name="T175" style:family="text">
      <style:text-properties fo:language="en" fo:country="US" officeooo:rsid="01596f9c"/>
    </style:style>
    <style:style style:name="T176" style:family="text">
      <style:text-properties fo:language="en" fo:country="US" officeooo:rsid="0159f7d0"/>
    </style:style>
    <style:style style:name="T177" style:family="text">
      <style:text-properties officeooo:rsid="00287aca"/>
    </style:style>
    <style:style style:name="T178" style:family="text">
      <style:text-properties officeooo:rsid="0028ae1d"/>
    </style:style>
    <style:style style:name="T179" style:family="text">
      <style:text-properties officeooo:rsid="002b098c"/>
    </style:style>
    <style:style style:name="T180" style:family="text">
      <style:text-properties officeooo:rsid="002dd657"/>
    </style:style>
    <style:style style:name="T181" style:family="text">
      <style:text-properties officeooo:rsid="00312c4a"/>
    </style:style>
    <style:style style:name="T182" style:family="text">
      <style:text-properties officeooo:rsid="00313fc0"/>
    </style:style>
    <style:style style:name="T183" style:family="text">
      <style:text-properties fo:font-size="12pt" style:font-size-asian="12pt" style:font-size-complex="12pt"/>
    </style:style>
    <style:style style:name="T184" style:family="text">
      <style:text-properties fo:font-size="12pt" officeooo:rsid="011c056e" style:font-size-asian="12pt" style:font-size-complex="12pt"/>
    </style:style>
    <style:style style:name="T185" style:family="text">
      <style:text-properties fo:font-size="12pt" fo:font-style="italic" style:font-size-asian="12pt" style:font-style-asian="italic" style:font-size-complex="12pt" style:font-style-complex="italic"/>
    </style:style>
    <style:style style:name="T186" style:family="text">
      <style:text-properties officeooo:rsid="00345ed5"/>
    </style:style>
    <style:style style:name="T187" style:family="text">
      <style:text-properties officeooo:rsid="0034e025"/>
    </style:style>
    <style:style style:name="T188" style:family="text">
      <style:text-properties officeooo:rsid="00375ad4"/>
    </style:style>
    <style:style style:name="T189" style:family="text">
      <style:text-properties officeooo:rsid="004daf2f"/>
    </style:style>
    <style:style style:name="T190" style:family="text">
      <style:text-properties officeooo:rsid="004f739f"/>
    </style:style>
    <style:style style:name="T191" style:family="text">
      <style:text-properties officeooo:rsid="0051a35b"/>
    </style:style>
    <style:style style:name="T192" style:family="text">
      <style:text-properties officeooo:rsid="0052af56"/>
    </style:style>
    <style:style style:name="T193" style:family="text">
      <style:text-properties officeooo:rsid="005482dc"/>
    </style:style>
    <style:style style:name="T194" style:family="text">
      <style:text-properties officeooo:rsid="0056149b"/>
    </style:style>
    <style:style style:name="T195" style:family="text">
      <style:text-properties officeooo:rsid="0057e5d2"/>
    </style:style>
    <style:style style:name="T196" style:family="text">
      <style:text-properties officeooo:rsid="0058c4ab"/>
    </style:style>
    <style:style style:name="T197" style:family="text">
      <style:text-properties officeooo:rsid="005a0178"/>
    </style:style>
    <style:style style:name="T198" style:family="text">
      <style:text-properties officeooo:rsid="005deba7"/>
    </style:style>
    <style:style style:name="T199" style:family="text">
      <style:text-properties officeooo:rsid="0065cb4a"/>
    </style:style>
    <style:style style:name="T200" style:family="text">
      <style:text-properties officeooo:rsid="0068c192"/>
    </style:style>
    <style:style style:name="T201" style:family="text">
      <style:text-properties officeooo:rsid="006c501e"/>
    </style:style>
    <style:style style:name="T202" style:family="text">
      <style:text-properties officeooo:rsid="006fc66a"/>
    </style:style>
    <style:style style:name="T203" style:family="text">
      <style:text-properties officeooo:rsid="007113fe"/>
    </style:style>
    <style:style style:name="T204" style:family="text">
      <style:text-properties officeooo:rsid="00712ab0"/>
    </style:style>
    <style:style style:name="T205" style:family="text">
      <style:text-properties officeooo:rsid="007321e7"/>
    </style:style>
    <style:style style:name="T206" style:family="text">
      <style:text-properties officeooo:rsid="00768fb1"/>
    </style:style>
    <style:style style:name="T207" style:family="text">
      <style:text-properties officeooo:rsid="007c0719"/>
    </style:style>
    <style:style style:name="T208" style:family="text">
      <style:text-properties officeooo:rsid="0081c506"/>
    </style:style>
    <style:style style:name="T209" style:family="text">
      <style:text-properties officeooo:rsid="00831f06"/>
    </style:style>
    <style:style style:name="T210" style:family="text">
      <style:text-properties officeooo:rsid="008745e3"/>
    </style:style>
    <style:style style:name="T211" style:family="text">
      <style:text-properties officeooo:rsid="009b4b91"/>
    </style:style>
    <style:style style:name="T212" style:family="text">
      <style:text-properties officeooo:rsid="009c0d89"/>
    </style:style>
    <style:style style:name="T213" style:family="text">
      <style:text-properties officeooo:rsid="00a17ecb"/>
    </style:style>
    <style:style style:name="T214" style:family="text">
      <style:text-properties officeooo:rsid="00a2b6be"/>
    </style:style>
    <style:style style:name="T215" style:family="text">
      <style:text-properties officeooo:rsid="00aa7ac1"/>
    </style:style>
    <style:style style:name="T216" style:family="text">
      <style:text-properties officeooo:rsid="00aaa6cb"/>
    </style:style>
    <style:style style:name="T217" style:family="text">
      <style:text-properties officeooo:rsid="00b95ab6"/>
    </style:style>
    <style:style style:name="T218" style:family="text">
      <style:text-properties officeooo:rsid="00bceecb"/>
    </style:style>
    <style:style style:name="T219" style:family="text">
      <style:text-properties officeooo:rsid="00c1116c"/>
    </style:style>
    <style:style style:name="T220" style:family="text">
      <style:text-properties officeooo:rsid="00c165eb"/>
    </style:style>
    <style:style style:name="T221" style:family="text">
      <style:text-properties officeooo:rsid="00c305c0"/>
    </style:style>
    <style:style style:name="T222" style:family="text">
      <style:text-properties officeooo:rsid="00c51e76"/>
    </style:style>
    <style:style style:name="T223" style:family="text">
      <style:text-properties officeooo:rsid="00ccbd0f"/>
    </style:style>
    <style:style style:name="T224" style:family="text">
      <style:text-properties officeooo:rsid="00cd694e"/>
    </style:style>
    <style:style style:name="T225" style:family="text">
      <style:text-properties officeooo:rsid="00ce8972"/>
    </style:style>
    <style:style style:name="T226" style:family="text">
      <style:text-properties officeooo:rsid="00cfb75a"/>
    </style:style>
    <style:style style:name="T227" style:family="text">
      <style:text-properties officeooo:rsid="00d1ff24"/>
    </style:style>
    <style:style style:name="T228" style:family="text">
      <style:text-properties officeooo:rsid="00d92234"/>
    </style:style>
    <style:style style:name="T229" style:family="text">
      <style:text-properties officeooo:rsid="00dae2f6"/>
    </style:style>
    <style:style style:name="T230" style:family="text">
      <style:text-properties officeooo:rsid="00dcb15f"/>
    </style:style>
    <style:style style:name="T231" style:family="text">
      <style:text-properties officeooo:rsid="00e0a83c"/>
    </style:style>
    <style:style style:name="T232" style:family="text">
      <style:text-properties officeooo:rsid="00e1105c"/>
    </style:style>
    <style:style style:name="T233" style:family="text">
      <style:text-properties officeooo:rsid="00e349eb"/>
    </style:style>
    <style:style style:name="T234" style:family="text">
      <style:text-properties officeooo:rsid="00e39cb7"/>
    </style:style>
    <style:style style:name="T235" style:family="text">
      <style:text-properties officeooo:rsid="00e51f93"/>
    </style:style>
    <style:style style:name="T236" style:family="text">
      <style:text-properties officeooo:rsid="00e57142"/>
    </style:style>
    <style:style style:name="T237" style:family="text">
      <style:text-properties officeooo:rsid="00e67ff0"/>
    </style:style>
    <style:style style:name="T238" style:family="text">
      <style:text-properties officeooo:rsid="00e70c2d"/>
    </style:style>
    <style:style style:name="T239" style:family="text">
      <style:text-properties officeooo:rsid="00e97de9"/>
    </style:style>
    <style:style style:name="T240" style:family="text">
      <style:text-properties officeooo:rsid="00e9d810"/>
    </style:style>
    <style:style style:name="T241" style:family="text">
      <style:text-properties officeooo:rsid="00ea954d"/>
    </style:style>
    <style:style style:name="T242" style:family="text">
      <style:text-properties officeooo:rsid="00eb3ce8"/>
    </style:style>
    <style:style style:name="T243" style:family="text">
      <style:text-properties officeooo:rsid="00ef109f"/>
    </style:style>
    <style:style style:name="T244" style:family="text">
      <style:text-properties officeooo:rsid="00f2b70a"/>
    </style:style>
    <style:style style:name="T245" style:family="text">
      <style:text-properties officeooo:rsid="00f425e3"/>
    </style:style>
    <style:style style:name="T246" style:family="text">
      <style:text-properties officeooo:rsid="00f5a48e"/>
    </style:style>
    <style:style style:name="T247" style:family="text">
      <style:text-properties officeooo:rsid="00f891fd"/>
    </style:style>
    <style:style style:name="T248" style:family="text">
      <style:text-properties officeooo:rsid="00fd8915"/>
    </style:style>
    <style:style style:name="T249" style:family="text">
      <style:text-properties officeooo:rsid="00fbfb47"/>
    </style:style>
    <style:style style:name="T250" style:family="text">
      <style:text-properties officeooo:rsid="010794d2"/>
    </style:style>
    <style:style style:name="T251" style:family="text">
      <style:text-properties officeooo:rsid="0121db38"/>
    </style:style>
    <style:style style:name="T252" style:family="text">
      <style:text-properties officeooo:rsid="012a08cb"/>
    </style:style>
    <style:style style:name="T253" style:family="text">
      <style:text-properties officeooo:rsid="012b8b3f"/>
    </style:style>
    <style:style style:name="T254" style:family="text">
      <style:text-properties officeooo:rsid="012b9c67"/>
    </style:style>
    <style:style style:name="T255" style:family="text">
      <style:text-properties officeooo:rsid="012d0dc9"/>
    </style:style>
    <style:style style:name="T256" style:family="text">
      <style:text-properties fo:font-variant="small-caps"/>
    </style:style>
    <style:style style:name="T257" style:family="text">
      <style:text-properties fo:font-variant="small-caps" fo:font-weight="bold" style:font-weight-asian="bold" style:font-weight-complex="bold"/>
    </style:style>
    <style:style style:name="T258" style:family="text">
      <style:text-properties fo:font-variant="small-caps" fo:font-weight="bold" officeooo:rsid="0068c192" style:font-weight-asian="bold" style:font-weight-complex="bold"/>
    </style:style>
    <style:style style:name="T259" style:family="text">
      <style:text-properties fo:font-variant="small-caps" fo:font-weight="bold" officeooo:rsid="00845847" style:font-weight-asian="bold" style:font-weight-complex="bold"/>
    </style:style>
    <style:style style:name="T260" style:family="text">
      <style:text-properties fo:font-variant="small-caps" fo:language="en" fo:country="US" fo:font-weight="normal" officeooo:rsid="013cce76" style:font-weight-asian="normal" style:font-weight-complex="normal"/>
    </style:style>
    <style:style style:name="T261" style:family="text">
      <style:text-properties fo:font-variant="small-caps" fo:language="en" fo:country="US" fo:font-weight="normal" officeooo:rsid="013d8387" style:font-weight-asian="normal" style:font-weight-complex="normal"/>
    </style:style>
    <style:style style:name="T262" style:family="text">
      <style:text-properties fo:font-variant="small-caps" fo:language="en" fo:country="US" fo:font-weight="normal" officeooo:rsid="013f2d71" style:font-weight-asian="normal" style:font-weight-complex="normal"/>
    </style:style>
    <style:style style:name="T263" style:family="text">
      <style:text-properties fo:font-variant="small-caps" fo:language="en" fo:country="US" fo:font-weight="normal" officeooo:rsid="013f4ce7" style:font-weight-asian="normal" style:font-weight-complex="normal"/>
    </style:style>
    <style:style style:name="T264" style:family="text">
      <style:text-properties fo:font-variant="small-caps" fo:language="en" fo:country="US" fo:font-weight="normal" officeooo:rsid="013fcc76" style:font-weight-asian="normal" style:font-weight-complex="normal"/>
    </style:style>
    <style:style style:name="T265" style:family="text">
      <style:text-properties fo:font-variant="small-caps" fo:language="en" fo:country="US" fo:font-weight="normal" officeooo:rsid="013fd653" style:font-weight-asian="normal" style:font-weight-complex="normal"/>
    </style:style>
    <style:style style:name="T266" style:family="text">
      <style:text-properties fo:font-variant="small-caps" fo:language="en" fo:country="US" fo:font-weight="normal" officeooo:rsid="0141708f" style:font-weight-asian="normal" style:font-weight-complex="normal"/>
    </style:style>
    <style:style style:name="T267" style:family="text">
      <style:text-properties fo:font-variant="small-caps" fo:language="en" fo:country="US" fo:font-weight="normal" officeooo:rsid="01469174" style:font-weight-asian="normal" style:font-weight-complex="normal"/>
    </style:style>
    <style:style style:name="T268" style:family="text">
      <style:text-properties fo:font-variant="small-caps" fo:language="en" fo:country="US" fo:font-weight="normal" officeooo:rsid="0147df47" style:font-weight-asian="normal" style:font-weight-complex="normal"/>
    </style:style>
    <style:style style:name="T269" style:family="text">
      <style:text-properties fo:font-variant="small-caps" fo:language="en" fo:country="US" fo:font-weight="normal" officeooo:rsid="0148bf09" style:font-weight-asian="normal" style:font-weight-complex="normal"/>
    </style:style>
    <style:style style:name="T270" style:family="text">
      <style:text-properties fo:font-variant="small-caps" fo:language="en" fo:country="US" fo:font-weight="normal" officeooo:rsid="014debcb" style:font-weight-asian="normal" style:font-weight-complex="normal"/>
    </style:style>
    <style:style style:name="T271" style:family="text">
      <style:text-properties fo:font-variant="small-caps" fo:language="en" fo:country="US" fo:font-weight="normal" officeooo:rsid="01549502" style:font-weight-asian="normal" style:font-weight-complex="normal"/>
    </style:style>
    <style:style style:name="T272" style:family="text">
      <style:text-properties fo:font-variant="small-caps" fo:language="en" fo:country="US" fo:font-weight="normal" officeooo:rsid="01555d6c" style:font-weight-asian="normal" style:font-weight-complex="normal"/>
    </style:style>
    <style:style style:name="T273" style:family="text">
      <style:text-properties fo:font-variant="small-caps" fo:language="en" fo:country="US" fo:font-weight="normal" officeooo:rsid="015c580d" style:font-weight-asian="normal" style:font-weight-complex="normal"/>
    </style:style>
    <style:style style:name="T274" style:family="text">
      <style:text-properties fo:font-variant="small-caps" fo:language="en" fo:country="US" fo:font-weight="bold" style:font-weight-asian="bold" style:font-weight-complex="bold"/>
    </style:style>
    <style:style style:name="T275" style:family="text">
      <style:text-properties fo:font-variant="small-caps" fo:language="en" fo:country="US" fo:font-weight="bold" officeooo:rsid="0157bf10" style:font-weight-asian="bold" style:font-weight-complex="bold"/>
    </style:style>
    <style:style style:name="T276" style:family="text">
      <style:text-properties fo:font-variant="small-caps" officeooo:rsid="013cce76"/>
    </style:style>
    <style:style style:name="T277" style:family="text">
      <style:text-properties fo:font-variant="small-caps" officeooo:rsid="013d8387"/>
    </style:style>
    <style:style style:name="T278" style:family="text">
      <style:text-properties fo:font-variant="small-caps" officeooo:rsid="013f4ce7"/>
    </style:style>
    <style:style style:name="T279" style:family="text">
      <style:text-properties fo:font-variant="small-caps" officeooo:rsid="013f2d71"/>
    </style:style>
    <style:style style:name="T280" style:family="text">
      <style:text-properties fo:font-variant="small-caps" officeooo:rsid="0141708f"/>
    </style:style>
    <style:style style:name="T281" style:family="text">
      <style:text-properties fo:font-variant="small-caps" officeooo:rsid="0147df47"/>
    </style:style>
    <style:style style:name="T282" style:family="text">
      <style:text-properties fo:font-variant="small-caps" officeooo:rsid="013fd653"/>
    </style:style>
    <style:style style:name="T283" style:family="text">
      <style:text-properties fo:font-variant="small-caps" officeooo:rsid="013fcc76"/>
    </style:style>
    <style:style style:name="T284" style:family="text">
      <style:text-properties fo:font-variant="small-caps" officeooo:rsid="01469174"/>
    </style:style>
    <style:style style:name="T285" style:family="text">
      <style:text-properties fo:font-variant="small-caps" officeooo:rsid="01448263"/>
    </style:style>
    <style:style style:name="T286" style:family="text">
      <style:text-properties fo:font-variant="small-caps" officeooo:rsid="0142d21f"/>
    </style:style>
    <style:style style:name="T287" style:family="text">
      <style:text-properties fo:font-variant="small-caps" officeooo:rsid="0144fe65"/>
    </style:style>
    <style:style style:name="T288" style:family="text">
      <style:text-properties fo:font-variant="small-caps" officeooo:rsid="0148bf09"/>
    </style:style>
    <style:style style:name="T289" style:family="text">
      <style:text-properties fo:font-variant="small-caps" officeooo:rsid="014ad5db"/>
    </style:style>
    <style:style style:name="T290" style:family="text">
      <style:text-properties fo:font-variant="small-caps" officeooo:rsid="014ddd39"/>
    </style:style>
    <style:style style:name="T291" style:family="text">
      <style:text-properties fo:font-variant="small-caps" officeooo:rsid="014debcb"/>
    </style:style>
    <style:style style:name="T292" style:family="text">
      <style:text-properties fo:font-variant="small-caps" officeooo:rsid="0150f214"/>
    </style:style>
    <style:style style:name="T293" style:family="text">
      <style:text-properties fo:font-variant="small-caps" officeooo:rsid="01528086"/>
    </style:style>
    <style:style style:name="T294" style:family="text">
      <style:text-properties fo:font-variant="small-caps" officeooo:rsid="01528465"/>
    </style:style>
    <style:style style:name="T295" style:family="text">
      <style:text-properties fo:font-variant="small-caps" officeooo:rsid="0152ab2e"/>
    </style:style>
    <style:style style:name="T296" style:family="text">
      <style:text-properties fo:font-variant="small-caps" officeooo:rsid="01549502"/>
    </style:style>
    <style:style style:name="T297" style:family="text">
      <style:text-properties fo:font-variant="small-caps" officeooo:rsid="0154d69b"/>
    </style:style>
    <style:style style:name="T298" style:family="text">
      <style:text-properties fo:font-variant="normal" fo:text-transform="none" fo:font-size="8pt" style:font-size-asian="8pt" style:font-size-complex="8pt"/>
    </style:style>
    <style:style style:name="T299" style:family="text">
      <style:text-properties officeooo:rsid="01572547"/>
    </style:style>
    <style:style style:name="T300" style:family="text">
      <style:text-properties officeooo:rsid="01573ec4"/>
    </style:style>
    <style:style style:name="T301" style:family="text">
      <style:text-properties officeooo:rsid="0157bf10"/>
    </style:style>
    <style:style style:name="T302" style:family="text">
      <style:text-properties officeooo:rsid="0159f7d0"/>
    </style:style>
    <style:style style:name="T303" style:family="text">
      <style:text-properties officeooo:rsid="015c580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232"><text:span text:style-name="T272">OpenB3d 1.2</text:span><text:span text:style-name="T273">6</text:span><text:span text:style-name="T272"> Guide</text:span></text:p>
        <text:p text:style-name="P158">(<text:a xlink:type="simple" xlink:href="https://sourceforge.net/projects/minib3d/files/" text:style-name="Internet_20_link" text:visited-style-name="Visited_20_Internet_20_Link"><text:span text:style-name="T298">https://sourceforge.net/projects/minib3d/files/</text:span></text:a> )</text:p>
      </text:section>
      <text:section text:style-name="Sect2" text:name="Section1">
        <text:p text:style-name="P151">Global</text:p>
        <text:p text:style-name="P210"><text:a xlink:type="simple" xlink:href="#AmbientLight" text:style-name="Internet_20_link" text:visited-style-name="Visited_20_Internet_20_Link"><text:span text:style-name="T261">AmbientLight</text:span></text:a></text:p>
        <text:p text:style-name="P210"><text:a xlink:type="simple" xlink:href="#AmbientShader" text:style-name="Internet_20_link" text:visited-style-name="Visited_20_Internet_20_Link"><text:span text:style-name="T277">AmbientShader</text:span></text:a></text:p>
        <text:p text:style-name="P210"><text:a xlink:type="simple" xlink:href="#AntiAlias" text:style-name="Internet_20_link" text:visited-style-name="Visited_20_Internet_20_Link"><text:span text:style-name="T277">AntiAlias</text:span></text:a></text:p>
        <text:p text:style-name="P210"><text:a xlink:type="simple" xlink:href="#ClearWorld" text:style-name="Internet_20_link" text:visited-style-name="Visited_20_Internet_20_Link"><text:span text:style-name="T278">ClearWorld</text:span></text:a></text:p>
        <text:p text:style-name="P210"><text:a xlink:type="simple" xlink:href="#Graphics3D" text:style-name="Internet_20_link" text:visited-style-name="Visited_20_Internet_20_Link"><text:span text:style-name="T278">Graphics3D</text:span></text:a></text:p>
        <text:p text:style-name="P210"><text:a xlink:type="simple" xlink:href="#RenderWorld" text:style-name="Internet_20_link" text:visited-style-name="Visited_20_Internet_20_Link"><text:span text:style-name="T290">RenderWorld</text:span></text:a></text:p>
        <text:p text:style-name="P210"><text:a xlink:type="simple" xlink:href="#UpdateWorld" text:style-name="Internet_20_link" text:visited-style-name="Visited_20_Internet_20_Link"><text:span text:style-name="T290">UpdateWorld</text:span></text:a></text:p>
        <text:p text:style-name="P210"><text:a xlink:type="simple" xlink:href="#Wireframe" text:style-name="Internet_20_link" text:visited-style-name="Visited_20_Internet_20_Link"><text:span text:style-name="T297">Wireframe</text:span></text:a></text:p>
        <text:p text:style-name="P151">Texture</text:p>
        <text:p text:style-name="P210"><text:a xlink:type="simple" xlink:href="#CreateTexture" text:style-name="Internet_20_link" text:visited-style-name="Visited_20_Internet_20_Link"><text:span text:style-name="T266">CreateTexture</text:span></text:a></text:p>
        <text:p text:style-name="P210"><text:a xlink:type="simple" xlink:href="#LoadAnimTexture" text:style-name="Internet_20_link" text:visited-style-name="Visited_20_Internet_20_Link"><text:span text:style-name="T266">LoadAnimTexture</text:span></text:a></text:p>
        <text:p text:style-name="P210"><text:a xlink:type="simple" xlink:href="#LoadTexture" text:style-name="Internet_20_link" text:visited-style-name="Visited_20_Internet_20_Link"><text:span text:style-name="T266">LoadTexture</text:span></text:a></text:p>
        <text:p text:style-name="P210"><text:a xlink:type="simple" xlink:href="#LoadMaterial" text:style-name="Internet_20_link" text:visited-style-name="Visited_20_Internet_20_Link"><text:span text:style-name="T288">LoadMaterial</text:span></text:a></text:p>
        <text:p text:style-name="P210"><text:a xlink:type="simple" xlink:href="#GetBrushTexture" text:style-name="Internet_20_link" text:visited-style-name="Visited_20_Internet_20_Link"><text:span text:style-name="T266">GetBrushTexture</text:span></text:a></text:p>
        <text:p text:style-name="P210"><text:a xlink:type="simple" xlink:href="#BackBufferToTex" text:style-name="Internet_20_link" text:visited-style-name="Visited_20_Internet_20_Link"><text:span text:style-name="T261">BackBufferToTex</text:span></text:a></text:p>
        <text:p text:style-name="P210"><text:a xlink:type="simple" xlink:href="#BufferToTex" text:style-name="Internet_20_link" text:visited-style-name="Visited_20_Internet_20_Link"><text:span text:style-name="T279">BufferToTex</text:span></text:a></text:p>
        <text:p text:style-name="P210"><text:a xlink:type="simple" xlink:href="#TexToBuffer" text:style-name="Internet_20_link" text:visited-style-name="Visited_20_Internet_20_Link"><text:span text:style-name="T279">TexToBuffer</text:span></text:a></text:p>
        <text:p text:style-name="P210"><text:a xlink:type="simple" xlink:href="#CameraToTex" text:style-name="Internet_20_link" text:visited-style-name="Visited_20_Internet_20_Link"><text:span text:style-name="T279">CameraToTex</text:span></text:a></text:p>
        <text:p text:style-name="P210"><text:a xlink:type="simple" xlink:href="#DepthBufferToTex" text:style-name="Internet_20_link" text:visited-style-name="Visited_20_Internet_20_Link"><text:span text:style-name="T280">DepthBufferToTex</text:span></text:a></text:p>
        <text:p text:style-name="P210"><text:a xlink:type="simple" xlink:href="#TextureFilter" text:style-name="Internet_20_link" text:visited-style-name="Visited_20_Internet_20_Link"><text:span text:style-name="T280">TextureFilter</text:span></text:a></text:p>
        <text:p text:style-name="P210"><text:a xlink:type="simple" xlink:href="#ClearTextureFilters" text:style-name="Internet_20_link" text:visited-style-name="Visited_20_Internet_20_Link"><text:span text:style-name="T278">ClearTextureFilters</text:span></text:a></text:p>
        <text:p text:style-name="P210"><text:a xlink:type="simple" xlink:href="#PositionTexture" text:style-name="Internet_20_link" text:visited-style-name="Visited_20_Internet_20_Link"><text:span text:style-name="T278">PositionTexture</text:span></text:a></text:p>
        <text:p text:style-name="P210"><text:a xlink:type="simple" xlink:href="#RotateTexture" text:style-name="Internet_20_link" text:visited-style-name="Visited_20_Internet_20_Link"><text:span text:style-name="T291">RotateTexture</text:span></text:a></text:p>
        <text:p text:style-name="P210"><text:a xlink:type="simple" xlink:href="#ScaleTexture" text:style-name="Internet_20_link" text:visited-style-name="Visited_20_Internet_20_Link"><text:span text:style-name="T291">ScaleTexture</text:span></text:a></text:p>
        <text:p text:style-name="P210"><text:a xlink:type="simple" xlink:href="#TextureHeight" text:style-name="Internet_20_link" text:visited-style-name="Visited_20_Internet_20_Link"><text:span text:style-name="T293">TextureHeight</text:span></text:a></text:p>
        <text:p text:style-name="P210"><text:a xlink:type="simple" xlink:href="#TextureWidth" text:style-name="Internet_20_link" text:visited-style-name="Visited_20_Internet_20_Link"><text:span text:style-name="T293">TextureWidth</text:span></text:a></text:p>
        <text:p text:style-name="P210"><text:a xlink:type="simple" xlink:href="#TextureName" text:style-name="Internet_20_link" text:visited-style-name="Visited_20_Internet_20_Link"><text:span text:style-name="T293">TextureName</text:span></text:a></text:p>
        <text:p text:style-name="P210"><text:a xlink:type="simple" xlink:href="#FreeTexture" text:style-name="Internet_20_link" text:visited-style-name="Visited_20_Internet_20_Link"><text:span text:style-name="T278">FreeTexture</text:span></text:a></text:p>
        <text:p text:style-name="P210"><text:a xlink:type="simple" xlink:href="#TextureBlend" text:style-name="Internet_20_link" text:visited-style-name="Visited_20_Internet_20_Link"><text:span text:style-name="T278">TextureBlend</text:span></text:a></text:p>
        <text:p text:style-name="P210"><text:a xlink:type="simple" xlink:href="#TextureCoords" text:style-name="Internet_20_link" text:visited-style-name="Visited_20_Internet_20_Link"><text:span text:style-name="T293">TextureCoords</text:span></text:a></text:p>
        <text:p text:style-name="P210"><text:a xlink:type="simple" xlink:href="#SetCubeFace" text:style-name="Internet_20_link" text:visited-style-name="Visited_20_Internet_20_Link"><text:span text:style-name="T278">SetCubeFace</text:span></text:a></text:p>
        <text:p text:style-name="P210"><text:a xlink:type="simple" xlink:href="#SetCubeMode" text:style-name="Internet_20_link" text:visited-style-name="Visited_20_Internet_20_Link"><text:span text:style-name="T278">SetCubeMode</text:span></text:a></text:p>
        <text:p text:style-name="P151">Brush</text:p>
        <text:p text:style-name="P210"><text:a xlink:type="simple" xlink:href="#CreateBrush" text:style-name="Internet_20_link" text:visited-style-name="Visited_20_Internet_20_Link"><text:span text:style-name="T265">CreateBrush</text:span></text:a></text:p>
        <text:p text:style-name="P210"><text:a xlink:type="simple" xlink:href="#LoadBrush" text:style-name="Internet_20_link" text:visited-style-name="Visited_20_Internet_20_Link"><text:span text:style-name="T265">LoadBrush</text:span></text:a></text:p>
        <text:p text:style-name="P210"><text:a xlink:type="simple" xlink:href="#BrushAlpha" text:style-name="Internet_20_link" text:visited-style-name="Visited_20_Internet_20_Link"><text:span text:style-name="T261">BrushAlpha</text:span></text:a></text:p>
        <text:p text:style-name="P210"><text:a xlink:type="simple" xlink:href="#BrushBlend" text:style-name="Internet_20_link" text:visited-style-name="Visited_20_Internet_20_Link"><text:span text:style-name="T277">BrushBlend</text:span></text:a></text:p>
        <text:p text:style-name="P210"><text:a xlink:type="simple" xlink:href="#BrushColor" text:style-name="Internet_20_link" text:visited-style-name="Visited_20_Internet_20_Link"><text:span text:style-name="T277">BrushColor</text:span></text:a></text:p>
        <text:p text:style-name="P210"><text:a xlink:type="simple" xlink:href="#BrushFX" text:style-name="Internet_20_link" text:visited-style-name="Visited_20_Internet_20_Link"><text:span text:style-name="T277">BrushFX</text:span></text:a></text:p>
        <text:p text:style-name="P210"><text:a xlink:type="simple" xlink:href="#BrushShininess" text:style-name="Internet_20_link" text:visited-style-name="Visited_20_Internet_20_Link"><text:span text:style-name="T277">BrushShininess</text:span></text:a></text:p>
        <text:p text:style-name="P210"><text:a xlink:type="simple" xlink:href="#BrushTexture" text:style-name="Internet_20_link" text:visited-style-name="Visited_20_Internet_20_Link"><text:span text:style-name="T279">BrushTexture</text:span></text:a></text:p>
        <text:p text:style-name="P210"><text:a xlink:type="simple" xlink:href="#GetEntityBrush" text:style-name="Internet_20_link" text:visited-style-name="Visited_20_Internet_20_Link"><text:span text:style-name="T279">GetEntityBrush</text:span></text:a></text:p>
        <text:p text:style-name="P210"><text:a xlink:type="simple" xlink:href="#GetSurfaceBrush" text:style-name="Internet_20_link" text:visited-style-name="Visited_20_Internet_20_Link"><text:span text:style-name="T281">GetSurfaceBrush</text:span></text:a></text:p>
        <text:p text:style-name="P210"><text:a xlink:type="simple" xlink:href="#FreeBrush" text:style-name="Internet_20_link" text:visited-style-name="Visited_20_Internet_20_Link"><text:span text:style-name="T281">FreeBrush</text:span></text:a></text:p>
        <text:p text:style-name="P155">Shader</text:p>
        <text:p text:style-name="P214"><text:a xlink:type="simple" xlink:href="#CreateShader" text:style-name="Internet_20_link" text:visited-style-name="Visited_20_Internet_20_Link"><text:span text:style-name="T266">CreateShader</text:span></text:a></text:p>
        <text:p text:style-name="P214"><text:a xlink:type="simple" xlink:href="#CreateShaderVGF" text:style-name="Internet_20_link" text:visited-style-name="Visited_20_Internet_20_Link"><text:span text:style-name="T280">CreateShaderVGF</text:span></text:a></text:p>
        <text:p text:style-name="P214"><text:a xlink:type="simple" xlink:href="#LoadShader" text:style-name="Internet_20_link" text:visited-style-name="Visited_20_Internet_20_Link"><text:span text:style-name="T280">LoadShader</text:span></text:a></text:p>
        <text:p text:style-name="P214"><text:a xlink:type="simple" xlink:href="#LoadShaderVGF" text:style-name="Internet_20_link" text:visited-style-name="Visited_20_Internet_20_Link"><text:span text:style-name="T280">LoadShaderVGF</text:span></text:a></text:p>
        <text:p text:style-name="P216"><text:a xlink:type="simple" xlink:href="#FreeShader" text:style-name="Internet_20_link" text:visited-style-name="Visited_20_Internet_20_Link"><text:span text:style-name="T280">F</text:span></text:a><text:a xlink:type="simple" xlink:href="#FreeShader" text:style-name="Internet_20_link" text:visited-style-name="Visited_20_Internet_20_Link"><text:span text:style-name="T256">reeShader</text:span></text:a></text:p>
        <text:p text:style-name="P214"><text:a xlink:type="simple" xlink:href="#GetShaderProgram" text:style-name="Internet_20_link" text:visited-style-name="Visited_20_Internet_20_Link"><text:span text:style-name="T280">GetShaderProgram</text:span></text:a></text:p>
        <text:p text:style-name="P214"><text:a xlink:type="simple" xlink:href="#SetFloat" text:style-name="Internet_20_link" text:visited-style-name="Visited_20_Internet_20_Link"><text:span text:style-name="T292">SetFloat</text:span></text:a><text:span text:style-name="T256">, </text:span><text:a xlink:type="simple" xlink:href="#SetFloat2" text:style-name="Internet_20_link" text:visited-style-name="Visited_20_Internet_20_Link"><text:span text:style-name="T292">SetFloat2</text:span></text:a><text:span text:style-name="T256">, </text:span><text:a xlink:type="simple" xlink:href="#SetFloat3" text:style-name="Internet_20_link" text:visited-style-name="Visited_20_Internet_20_Link"><text:span text:style-name="T292">SetFloat3</text:span></text:a><text:span text:style-name="T256">, </text:span><text:a xlink:type="simple" xlink:href="#SetFloat4" text:style-name="Internet_20_link" text:visited-style-name="Visited_20_Internet_20_Link"><text:span text:style-name="T292">SetFloat4</text:span></text:a></text:p>
        <text:p text:style-name="P214"><text:a xlink:type="simple" xlink:href="#SetInteger" text:style-name="Internet_20_link" text:visited-style-name="Visited_20_Internet_20_Link"><text:span text:style-name="T292">SetInteger</text:span></text:a><text:span text:style-name="T256">, </text:span><text:a xlink:type="simple" xlink:href="#SetInteger2" text:style-name="Internet_20_link" text:visited-style-name="Visited_20_Internet_20_Link"><text:span text:style-name="T292">SetInteger2</text:span></text:a><text:span text:style-name="T292">, </text:span><text:a xlink:type="simple" xlink:href="#SetInteger3" text:style-name="Internet_20_link" text:visited-style-name="Visited_20_Internet_20_Link"><text:span text:style-name="T292">SetInteger3</text:span></text:a><text:span text:style-name="T256">, </text:span><text:a xlink:type="simple" xlink:href="#SetInteger4" text:style-name="Internet_20_link" text:visited-style-name="Visited_20_Internet_20_Link"><text:span text:style-name="T292">SetInteger4</text:span></text:a></text:p>
        <text:p text:style-name="P214"><text:a xlink:type="simple" xlink:href="#UseFloat" text:style-name="Internet_20_link" text:visited-style-name="Visited_20_Internet_20_Link"><text:span text:style-name="T292">UseFloat</text:span></text:a><text:span text:style-name="T256">, </text:span><text:a xlink:type="simple" xlink:href="#UseFloat2" text:style-name="Internet_20_link" text:visited-style-name="Visited_20_Internet_20_Link"><text:span text:style-name="T295">UseFloat2</text:span></text:a><text:span text:style-name="T256">, </text:span><text:a xlink:type="simple" xlink:href="#UseFloat3" text:style-name="Internet_20_link" text:visited-style-name="Visited_20_Internet_20_Link"><text:span text:style-name="T295">UseFloat3</text:span></text:a><text:span text:style-name="T256">, </text:span><text:a xlink:type="simple" xlink:href="#UseFloat4" text:style-name="Internet_20_link" text:visited-style-name="Visited_20_Internet_20_Link"><text:span text:style-name="T295">UseFloat4</text:span></text:a></text:p>
        <text:p text:style-name="P214"><text:a xlink:type="simple" xlink:href="#UseInteger" text:style-name="Internet_20_link" text:visited-style-name="Visited_20_Internet_20_Link"><text:span text:style-name="T295">UseInteger</text:span></text:a><text:span text:style-name="T256">, </text:span><text:a xlink:type="simple" xlink:href="#UseInteger2" text:style-name="Internet_20_link" text:visited-style-name="Visited_20_Internet_20_Link"><text:span text:style-name="T295">UseInteger2</text:span></text:a><text:span text:style-name="T256">, </text:span><text:a xlink:type="simple" xlink:href="#UseInteger3" text:style-name="Internet_20_link" text:visited-style-name="Visited_20_Internet_20_Link"><text:span text:style-name="T295">UseInteger3</text:span></text:a><text:span text:style-name="T256">, </text:span><text:a xlink:type="simple" xlink:href="#UseInteger4" text:style-name="Internet_20_link" text:visited-style-name="Visited_20_Internet_20_Link"><text:span text:style-name="T295">UseInteger4</text:span></text:a></text:p>
        <text:p text:style-name="P214"><text:a xlink:type="simple" xlink:href="#UseEntity" text:style-name="Internet_20_link" text:visited-style-name="Visited_20_Internet_20_Link"><text:span text:style-name="T292">UseEntity</text:span></text:a></text:p>
        <text:p text:style-name="P214"><text:a xlink:type="simple" xlink:href="#UseMatrix" text:style-name="Internet_20_link" text:visited-style-name="Visited_20_Internet_20_Link"><text:span text:style-name="T295">UseMatrix</text:span></text:a></text:p>
        <text:p text:style-name="P214"><text:a xlink:type="simple" xlink:href="#UseSurface" text:style-name="Internet_20_link" text:visited-style-name="Visited_20_Internet_20_Link"><text:span text:style-name="T295">UseSurface</text:span></text:a></text:p>
        <text:p text:style-name="P214"><text:a xlink:type="simple" xlink:href="#ShadeEntity" text:style-name="Internet_20_link" text:visited-style-name="Visited_20_Internet_20_Link"><text:span text:style-name="T292">ShadeEntity</text:span></text:a></text:p>
        <text:p text:style-name="P214"><text:a xlink:type="simple" xlink:href="#ShadeMesh" text:style-name="Internet_20_link" text:visited-style-name="Visited_20_Internet_20_Link"><text:span text:style-name="T292">ShadeMesh</text:span></text:a></text:p>
        <text:p text:style-name="P214"><text:a xlink:type="simple" xlink:href="#ShaderFunction" text:style-name="Internet_20_link" text:visited-style-name="Visited_20_Internet_20_Link"><text:span text:style-name="T292">ShaderFunction</text:span></text:a></text:p>
        <text:p text:style-name="P214"><text:a xlink:type="simple" xlink:href="#ShaderMaterial" text:style-name="Internet_20_link" text:visited-style-name="Visited_20_Internet_20_Link"><text:span text:style-name="T292">ShaderMaterial</text:span></text:a></text:p>
        <text:p text:style-name="P214"><text:a xlink:type="simple" xlink:href="#ShaderTexture" text:style-name="Internet_20_link" text:visited-style-name="Visited_20_Internet_20_Link"><text:span text:style-name="T292">ShaderTexture</text:span></text:a></text:p>
        <text:p text:style-name="P214"><text:a xlink:type="simple" xlink:href="#ShadeSurface" text:style-name="Internet_20_link" text:visited-style-name="Visited_20_Internet_20_Link"><text:span text:style-name="T292">ShadeSurface</text:span></text:a></text:p>
        <text:p text:style-name="P151">Mesh</text:p>
        <text:p text:style-name="P210"><text:a xlink:type="simple" xlink:href="#CreateMesh" text:style-name="Internet_20_link" text:visited-style-name="Visited_20_Internet_20_Link"><text:span text:style-name="T265">CreateMesh</text:span></text:a></text:p>
        <text:p text:style-name="P210"><text:a xlink:type="simple" xlink:href="#LoadAnimMesh" text:style-name="Internet_20_link" text:visited-style-name="Visited_20_Internet_20_Link"><text:span text:style-name="T265">LoadAnimMesh</text:span></text:a></text:p>
        <text:p text:style-name="P210"><text:a xlink:type="simple" xlink:href="#LoadMesh" text:style-name="Internet_20_link" text:visited-style-name="Visited_20_Internet_20_Link"><text:span text:style-name="T265">LoadMesh</text:span></text:a></text:p>
        <text:p text:style-name="P210"><text:a xlink:type="simple" xlink:href="#CopyMesh" text:style-name="Internet_20_link" text:visited-style-name="Visited_20_Internet_20_Link"><text:span text:style-name="T264">CopyMesh</text:span></text:a></text:p>
        <text:p text:style-name="P210"><text:a xlink:type="simple" xlink:href="#RepeatMesh" text:style-name="Internet_20_link" text:visited-style-name="Visited_20_Internet_20_Link"><text:span text:style-name="T264">RepeatMesh</text:span></text:a></text:p>
        <text:p text:style-name="P210"><text:a xlink:type="simple" xlink:href="#CreateCone" text:style-name="Internet_20_link" text:visited-style-name="Visited_20_Internet_20_Link"><text:span text:style-name="T264">CreateCone</text:span></text:a></text:p>
        <text:p text:style-name="P210"><text:a xlink:type="simple" xlink:href="#CreateCube" text:style-name="Internet_20_link" text:visited-style-name="Visited_20_Internet_20_Link"><text:span text:style-name="T282">CreateCube</text:span></text:a></text:p>
        <text:p text:style-name="P210"><text:a xlink:type="simple" xlink:href="#CreateCylinder" text:style-name="Internet_20_link" text:visited-style-name="Visited_20_Internet_20_Link"><text:span text:style-name="T282">CreateCylinder</text:span></text:a></text:p>
        <text:p text:style-name="P210"><text:a xlink:type="simple" xlink:href="#CreateSphere" text:style-name="Internet_20_link" text:visited-style-name="Visited_20_Internet_20_Link"><text:span text:style-name="T280">CreateSphere</text:span></text:a></text:p>
        <text:p text:style-name="P210"><text:a xlink:type="simple" xlink:href="#CreateQuad" text:style-name="Internet_20_link" text:visited-style-name="Visited_20_Internet_20_Link"><text:span text:style-name="T282">CreateQuad</text:span></text:a></text:p>
        <text:p text:style-name="P210"><text:a xlink:type="simple" xlink:href="#PaintMesh" text:style-name="Internet_20_link" text:visited-style-name="Visited_20_Internet_20_Link"><text:span text:style-name="T282">PaintMesh</text:span></text:a></text:p>
        <text:p text:style-name="P210"><text:a xlink:type="simple" xlink:href="#AddMesh" text:style-name="Internet_20_link" text:visited-style-name="Visited_20_Internet_20_Link"><text:span text:style-name="T260">AddMesh</text:span></text:a></text:p>
        <text:p text:style-name="P210"><text:a xlink:type="simple" xlink:href="#PositionMesh" text:style-name="Internet_20_link" text:visited-style-name="Visited_20_Internet_20_Link"><text:span text:style-name="T260">PositionMesh</text:span></text:a></text:p>
        <text:p text:style-name="P210"><text:a xlink:type="simple" xlink:href="#RotateMesh" text:style-name="Internet_20_link" text:visited-style-name="Visited_20_Internet_20_Link"><text:span text:style-name="T291">RotateMesh</text:span></text:a></text:p>
        <text:p text:style-name="P210"><text:a xlink:type="simple" xlink:href="#ScaleMesh" text:style-name="Internet_20_link" text:visited-style-name="Visited_20_Internet_20_Link"><text:span text:style-name="T291">ScaleMesh</text:span></text:a></text:p>
        <text:p text:style-name="P210"><text:a xlink:type="simple" xlink:href="#MeshCSG" text:style-name="Internet_20_link" text:visited-style-name="Visited_20_Internet_20_Link"><text:span text:style-name="T260">MeshCSG</text:span></text:a></text:p>
        <text:p text:style-name="P210"><text:a xlink:type="simple" xlink:href="#MeshCullRadius" text:style-name="Internet_20_link" text:visited-style-name="Visited_20_Internet_20_Link"><text:span text:style-name="T288">MeshCullRadius</text:span></text:a></text:p>
        <text:p text:style-name="P210"><text:a xlink:type="simple" xlink:href="#CountSurfaces" text:style-name="Internet_20_link" text:visited-style-name="Visited_20_Internet_20_Link"><text:span text:style-name="T283">CountSurfaces</text:span></text:a></text:p>
        <text:p text:style-name="P210"><text:a xlink:type="simple" xlink:href="#CreateBone" text:style-name="Internet_20_link" text:visited-style-name="Visited_20_Internet_20_Link"><text:span text:style-name="T282">CreateBone</text:span></text:a></text:p>
        <text:p text:style-name="P210"><text:a xlink:type="simple" xlink:href="#SkinMesh" text:style-name="Internet_20_link" text:visited-style-name="Visited_20_Internet_20_Link"><text:span text:style-name="T282">SkinMesh</text:span></text:a></text:p>
        <text:p text:style-name="P210"><text:a xlink:type="simple" xlink:href="#FitMesh" text:style-name="Internet_20_link" text:visited-style-name="Visited_20_Internet_20_Link"><text:span text:style-name="T281">FitMesh</text:span></text:a></text:p>
        <text:p text:style-name="P210"><text:a xlink:type="simple" xlink:href="#FlipMesh" text:style-name="Internet_20_link" text:visited-style-name="Visited_20_Internet_20_Link"><text:span text:style-name="T281">FlipMesh</text:span></text:a></text:p>
        <text:p text:style-name="P210"><text:a xlink:type="simple" xlink:href="#UpdateNormals" text:style-name="Internet_20_link" text:visited-style-name="Visited_20_Internet_20_Link"><text:span text:style-name="T281">UpdateNormals</text:span></text:a></text:p>
        <text:p text:style-name="P210"><text:a xlink:type="simple" xlink:href="#UpdateTexCoords" text:style-name="Internet_20_link" text:visited-style-name="Visited_20_Internet_20_Link"><text:span text:style-name="T294">UpdateTexCoords</text:span></text:a></text:p>
        <text:p text:style-name="P210"><text:a xlink:type="simple" xlink:href="#MeshesIntersect" text:style-name="Internet_20_link" text:visited-style-name="Visited_20_Internet_20_Link"><text:span text:style-name="T281">MeshesIntersect</text:span></text:a></text:p>
        <text:p text:style-name="P210"><text:a xlink:type="simple" xlink:href="#MeshDepth" text:style-name="Internet_20_link" text:visited-style-name="Visited_20_Internet_20_Link"><text:span text:style-name="T281">MeshDepth</text:span></text:a></text:p>
        <text:p text:style-name="P210"><text:a xlink:type="simple" xlink:href="#MeshHeight" text:style-name="Internet_20_link" text:visited-style-name="Visited_20_Internet_20_Link"><text:span text:style-name="T281">MeshHeight</text:span></text:a></text:p>
        <text:p text:style-name="P210"><text:a xlink:type="simple" xlink:href="#MeshWidth" text:style-name="Internet_20_link" text:visited-style-name="Visited_20_Internet_20_Link"><text:span text:style-name="T281">MeshWidth</text:span></text:a></text:p>
        <text:p text:style-name="P210"><text:a xlink:type="simple" xlink:href="#GetSurface" text:style-name="Internet_20_link" text:visited-style-name="Visited_20_Internet_20_Link"><text:span text:style-name="T281">GetSurface</text:span></text:a></text:p>
        <text:p text:style-name="P151">Surface</text:p>
        <text:p text:style-name="P210"><text:soft-page-break/><text:a xlink:type="simple" xlink:href="#CreateSurface" text:style-name="Internet_20_link" text:visited-style-name="Visited_20_Internet_20_Link"><text:span text:style-name="T266">CreateSurface</text:span></text:a></text:p>
        <text:p text:style-name="P210"><text:a xlink:type="simple" xlink:href="#AddTriangle" text:style-name="Internet_20_link" text:visited-style-name="Visited_20_Internet_20_Link"><text:span text:style-name="T261">AddTriangle</text:span></text:a></text:p>
        <text:p text:style-name="P210"><text:a xlink:type="simple" xlink:href="#AddVertex" text:style-name="Internet_20_link" text:visited-style-name="Visited_20_Internet_20_Link"><text:span text:style-name="T277">AddVertex</text:span></text:a></text:p>
        <text:p text:style-name="P210"><text:a xlink:type="simple" xlink:href="#TriangleVertex" text:style-name="Internet_20_link" text:visited-style-name="Visited_20_Internet_20_Link"><text:span text:style-name="T277">TriangleVertex</text:span></text:a></text:p>
        <text:p text:style-name="P210"><text:a xlink:type="simple" xlink:href="#CountTriangles" text:style-name="Internet_20_link" text:visited-style-name="Visited_20_Internet_20_Link"><text:span text:style-name="T277">CountTriangles</text:span></text:a></text:p>
        <text:p text:style-name="P210"><text:a xlink:type="simple" xlink:href="#CountVertices" text:style-name="Internet_20_link" text:visited-style-name="Visited_20_Internet_20_Link"><text:span text:style-name="T283">CountVertices</text:span></text:a></text:p>
        <text:p text:style-name="P210"><text:a xlink:type="simple" xlink:href="#PaintSurface" text:style-name="Internet_20_link" text:visited-style-name="Visited_20_Internet_20_Link"><text:span text:style-name="T283">PaintSurface</text:span></text:a></text:p>
        <text:p text:style-name="P210"><text:a xlink:type="simple" xlink:href="#ClearSurface" text:style-name="Internet_20_link" text:visited-style-name="Visited_20_Internet_20_Link"><text:span text:style-name="T277">ClearSurface</text:span></text:a></text:p>
        <text:p text:style-name="P210"><text:a xlink:type="simple" xlink:href="#FindSurface" text:style-name="Internet_20_link" text:visited-style-name="Visited_20_Internet_20_Link"><text:span text:style-name="T277">FindSurface</text:span></text:a></text:p>
        <text:p text:style-name="P210"><text:a xlink:type="simple" xlink:href="#VertexAlpha" text:style-name="Internet_20_link" text:visited-style-name="Visited_20_Internet_20_Link"><text:span text:style-name="T277">VertexAlpha</text:span></text:a></text:p>
        <text:p text:style-name="P210"><text:a xlink:type="simple" xlink:href="#VertexColor" text:style-name="Internet_20_link" text:visited-style-name="Visited_20_Internet_20_Link"><text:span text:style-name="T277">VertexColor</text:span></text:a></text:p>
        <text:p text:style-name="P210"><text:a xlink:type="simple" xlink:href="#VertexRed" text:style-name="Internet_20_link" text:visited-style-name="Visited_20_Internet_20_Link"><text:span text:style-name="T296">VertexRed</text:span></text:a></text:p>
        <text:p text:style-name="P210"><text:a xlink:type="simple" xlink:href="#VertexBlue" text:style-name="Internet_20_link" text:visited-style-name="Visited_20_Internet_20_Link"><text:span text:style-name="T277">VertexBlue</text:span></text:a></text:p>
        <text:p text:style-name="P210"><text:a xlink:type="simple" xlink:href="#VertexGreen" text:style-name="Internet_20_link" text:visited-style-name="Visited_20_Internet_20_Link"><text:span text:style-name="T277">VertexGreen</text:span></text:a></text:p>
        <text:p text:style-name="P210"><text:a xlink:type="simple" xlink:href="#VertexNormal" text:style-name="Internet_20_link" text:visited-style-name="Visited_20_Internet_20_Link"><text:span text:style-name="T277">VertexNormal</text:span></text:a></text:p>
        <text:p text:style-name="P210"><text:a xlink:type="simple" xlink:href="#VertexNX" text:style-name="Internet_20_link" text:visited-style-name="Visited_20_Internet_20_Link"><text:span text:style-name="T277">VertexNX</text:span></text:a></text:p>
        <text:p text:style-name="P210"><text:a xlink:type="simple" xlink:href="#VertexNY" text:style-name="Internet_20_link" text:visited-style-name="Visited_20_Internet_20_Link"><text:span text:style-name="T277">VertexNY</text:span></text:a></text:p>
        <text:p text:style-name="P210"><text:a xlink:type="simple" xlink:href="#VertexNZ" text:style-name="Internet_20_link" text:visited-style-name="Visited_20_Internet_20_Link"><text:span text:style-name="T277">VertexNZ</text:span></text:a></text:p>
        <text:p text:style-name="P210"><text:a xlink:type="simple" xlink:href="#VertexCoords" text:style-name="Internet_20_link" text:visited-style-name="Visited_20_Internet_20_Link"><text:span text:style-name="T277">VertexCoords</text:span></text:a></text:p>
        <text:p text:style-name="P210"><text:a xlink:type="simple" xlink:href="#VertexX" text:style-name="Internet_20_link" text:visited-style-name="Visited_20_Internet_20_Link"><text:span text:style-name="T277">VertexX</text:span></text:a></text:p>
        <text:p text:style-name="P210"><text:a xlink:type="simple" xlink:href="#VertexY" text:style-name="Internet_20_link" text:visited-style-name="Visited_20_Internet_20_Link"><text:span text:style-name="T277">VertexY</text:span></text:a></text:p>
        <text:p text:style-name="P210"><text:a xlink:type="simple" xlink:href="#VertexZ" text:style-name="Internet_20_link" text:visited-style-name="Visited_20_Internet_20_Link"><text:span text:style-name="T277">VertexZ</text:span></text:a></text:p>
        <text:p text:style-name="P210"><text:a xlink:type="simple" xlink:href="#VertexTexCoords" text:style-name="Internet_20_link" text:visited-style-name="Visited_20_Internet_20_Link"><text:span text:style-name="T277">VertexTexCoords</text:span></text:a></text:p>
        <text:p text:style-name="P210"><text:a xlink:type="simple" xlink:href="#VertexU" text:style-name="Internet_20_link" text:visited-style-name="Visited_20_Internet_20_Link"><text:span text:style-name="T277">VertexU</text:span></text:a></text:p>
        <text:p text:style-name="P210"><text:a xlink:type="simple" xlink:href="#VertexV" text:style-name="Internet_20_link" text:visited-style-name="Visited_20_Internet_20_Link"><text:span text:style-name="T277">VertexV</text:span></text:a></text:p>
        <text:p text:style-name="P210"><text:a xlink:type="simple" xlink:href="#VertexW" text:style-name="Internet_20_link" text:visited-style-name="Visited_20_Internet_20_Link"><text:span text:style-name="T277">VertexW</text:span></text:a></text:p>
        <text:p text:style-name="P151">Camera</text:p>
        <text:p text:style-name="P210"><text:a xlink:type="simple" xlink:href="#CreateCamera" text:style-name="Internet_20_link" text:visited-style-name="Visited_20_Internet_20_Link"><text:span text:style-name="T265">CreateCamera</text:span></text:a></text:p>
        <text:p text:style-name="P210"><text:a xlink:type="simple" xlink:href="#CameraClsColor" text:style-name="Internet_20_link" text:visited-style-name="Visited_20_Internet_20_Link"><text:span text:style-name="T262">CameraClsColor</text:span></text:a></text:p>
        <text:p text:style-name="P210"><text:a xlink:type="simple" xlink:href="#CameraClsMode" text:style-name="Internet_20_link" text:visited-style-name="Visited_20_Internet_20_Link"><text:span text:style-name="T279">CameraClsMode</text:span></text:a></text:p>
        <text:p text:style-name="P210"><text:a xlink:type="simple" xlink:href="#CameraFogColor" text:style-name="Internet_20_link" text:visited-style-name="Visited_20_Internet_20_Link"><text:span text:style-name="T279">CameraFogColor</text:span></text:a></text:p>
        <text:p text:style-name="P210"><text:a xlink:type="simple" xlink:href="#CameraFogMode" text:style-name="Internet_20_link" text:visited-style-name="Visited_20_Internet_20_Link"><text:span text:style-name="T279">CameraFogMode</text:span></text:a></text:p>
        <text:p text:style-name="P210"><text:a xlink:type="simple" xlink:href="#CameraFogRange" text:style-name="Internet_20_link" text:visited-style-name="Visited_20_Internet_20_Link"><text:span text:style-name="T279">CameraFogRange</text:span></text:a></text:p>
        <text:p text:style-name="P210"><text:a xlink:type="simple" xlink:href="#CameraPick" text:style-name="Internet_20_link" text:visited-style-name="Visited_20_Internet_20_Link"><text:span text:style-name="T279">CameraPick</text:span></text:a></text:p>
        <text:p text:style-name="P210"><text:a xlink:type="simple" xlink:href="#CameraProject" text:style-name="Internet_20_link" text:visited-style-name="Visited_20_Internet_20_Link"><text:span text:style-name="T279">CameraProject</text:span></text:a></text:p>
        <text:p text:style-name="P210"><text:a xlink:type="simple" xlink:href="#ProjectedX" text:style-name="Internet_20_link" text:visited-style-name="Visited_20_Internet_20_Link"><text:span text:style-name="T279">ProjectedX</text:span></text:a></text:p>
        <text:p text:style-name="P210"><text:a xlink:type="simple" xlink:href="#ProjectedY" text:style-name="Internet_20_link" text:visited-style-name="Visited_20_Internet_20_Link"><text:span text:style-name="T279">ProjectedY</text:span></text:a></text:p>
        <text:p text:style-name="P210"><text:a xlink:type="simple" xlink:href="#ProjectedZ" text:style-name="Internet_20_link" text:visited-style-name="Visited_20_Internet_20_Link"><text:span text:style-name="T279">ProjectedZ</text:span></text:a></text:p>
        <text:p text:style-name="P210"><text:a xlink:type="simple" xlink:href="#CameraProjMatrix" text:style-name="Internet_20_link" text:visited-style-name="Visited_20_Internet_20_Link"><text:span text:style-name="T279">CameraProjMatrix</text:span></text:a></text:p>
        <text:p text:style-name="P210"><text:a xlink:type="simple" xlink:href="#CameraProjMode" text:style-name="Internet_20_link" text:visited-style-name="Visited_20_Internet_20_Link"><text:span text:style-name="T279">CameraProjMode</text:span></text:a></text:p>
        <text:p text:style-name="P210"><text:a xlink:type="simple" xlink:href="#CameraRange" text:style-name="Internet_20_link" text:visited-style-name="Visited_20_Internet_20_Link"><text:span text:style-name="T279">CameraRange</text:span></text:a></text:p>
        <text:p text:style-name="P210"><text:a xlink:type="simple" xlink:href="#CameraViewport" text:style-name="Internet_20_link" text:visited-style-name="Visited_20_Internet_20_Link"><text:span text:style-name="T279">CameraViewport</text:span></text:a></text:p>
        <text:p text:style-name="P215"><text:a xlink:type="simple" xlink:href="#CameraZoom" text:style-name="Internet_20_link" text:visited-style-name="Visited_20_Internet_20_Link"><text:span text:style-name="T279">CameraZoom</text:span></text:a></text:p>
        <text:p text:style-name="P215"><text:a xlink:type="simple" xlink:href="#EntityInView" text:style-name="Internet_20_link" text:visited-style-name="Visited_20_Internet_20_Link"><text:span text:style-name="T287">EntityInView</text:span></text:a></text:p>
        <text:p text:style-name="P210"><text:a xlink:type="simple" xlink:href="#PickedEntity" text:style-name="Internet_20_link" text:visited-style-name="Visited_20_Internet_20_Link"><text:span text:style-name="T279">PickedEntity</text:span></text:a></text:p>
        <text:p text:style-name="P210"><text:a xlink:type="simple" xlink:href="#PickedSurface" text:style-name="Internet_20_link" text:visited-style-name="Visited_20_Internet_20_Link"><text:span text:style-name="T279">PickedSurface</text:span></text:a></text:p>
        <text:p text:style-name="P210"><text:a xlink:type="simple" xlink:href="#PickedTriangle" text:style-name="Internet_20_link" text:visited-style-name="Visited_20_Internet_20_Link"><text:span text:style-name="T279">PickedTriangle</text:span></text:a></text:p>
        <text:p text:style-name="P210"><text:a xlink:type="simple" xlink:href="#PickedX" text:style-name="Internet_20_link" text:visited-style-name="Visited_20_Internet_20_Link"><text:span text:style-name="T279">PickedX</text:span></text:a></text:p>
        <text:p text:style-name="P210"><text:a xlink:type="simple" xlink:href="#PickedY" text:style-name="Internet_20_link" text:visited-style-name="Visited_20_Internet_20_Link"><text:span text:style-name="T279">PickedY</text:span></text:a></text:p>
        <text:p text:style-name="P210"><text:a xlink:type="simple" xlink:href="#PickedZ" text:style-name="Internet_20_link" text:visited-style-name="Visited_20_Internet_20_Link"><text:span text:style-name="T289">PickedZ</text:span></text:a></text:p>
        <text:p text:style-name="P210"><text:a xlink:type="simple" xlink:href="#PickedNX" text:style-name="Internet_20_link" text:visited-style-name="Visited_20_Internet_20_Link"><text:span text:style-name="T279">PickedNX</text:span></text:a></text:p>
        <text:p text:style-name="P210"><text:a xlink:type="simple" xlink:href="#PickedNY" text:style-name="Internet_20_link" text:visited-style-name="Visited_20_Internet_20_Link"><text:span text:style-name="T279">PickedNY</text:span></text:a></text:p>
        <text:p text:style-name="P210"><text:a xlink:type="simple" xlink:href="#PickedNZ" text:style-name="Internet_20_link" text:visited-style-name="Visited_20_Internet_20_Link"><text:span text:style-name="T279">PickedNZ</text:span></text:a></text:p>
        <text:p text:style-name="P210"><text:a xlink:type="simple" xlink:href="#PickedTime" text:style-name="Internet_20_link" text:visited-style-name="Visited_20_Internet_20_Link"><text:span text:style-name="T279">PickedTime</text:span></text:a></text:p>
        <text:p text:style-name="P151">Light</text:p>
        <text:p text:style-name="P210"><text:a xlink:type="simple" xlink:href="#CreateLight" text:style-name="Internet_20_link" text:visited-style-name="Visited_20_Internet_20_Link"><text:span text:style-name="T265">CreateLight</text:span></text:a></text:p>
        <text:p text:style-name="P210"><text:a xlink:type="simple" xlink:href="#LightColor" text:style-name="Internet_20_link" text:visited-style-name="Visited_20_Internet_20_Link"><text:span text:style-name="T265">LightColor</text:span></text:a></text:p>
        <text:p text:style-name="P210"><text:a xlink:type="simple" xlink:href="#LightConeAngles" text:style-name="Internet_20_link" text:visited-style-name="Visited_20_Internet_20_Link"><text:span text:style-name="T288">LightConeAngles</text:span></text:a></text:p>
        <text:p text:style-name="P210"><text:a xlink:type="simple" xlink:href="#LightRange" text:style-name="Internet_20_link" text:visited-style-name="Visited_20_Internet_20_Link"><text:span text:style-name="T288">LightRange</text:span></text:a></text:p>
        <text:p text:style-name="P151">Pivot</text:p>
        <text:p text:style-name="P210"><text:a xlink:type="simple" xlink:href="#CreatePivot" text:style-name="Internet_20_link" text:visited-style-name="Visited_20_Internet_20_Link"><text:span text:style-name="T265">CreatePivot</text:span></text:a></text:p>
        <text:p text:style-name="P151">Sprite</text:p>
        <text:p text:style-name="P210"><text:a xlink:type="simple" xlink:href="#CreateSprite" text:style-name="Internet_20_link" text:visited-style-name="Visited_20_Internet_20_Link"><text:span text:style-name="T266">CreateSprite</text:span></text:a></text:p>
        <text:p text:style-name="P210"><text:a xlink:type="simple" xlink:href="#CreateVoxelSprite" text:style-name="Internet_20_link" text:visited-style-name="Visited_20_Internet_20_Link"><text:span text:style-name="T280">CreateVoxelSprite</text:span></text:a></text:p>
        <text:p text:style-name="P210"><text:a xlink:type="simple" xlink:href="#LoadSprite" text:style-name="Internet_20_link" text:visited-style-name="Visited_20_Internet_20_Link"><text:span text:style-name="T280">LoadSprite</text:span></text:a></text:p>
        <text:p text:style-name="P210"><text:a xlink:type="simple" xlink:href="#HandleSprite" text:style-name="Internet_20_link" text:visited-style-name="Visited_20_Internet_20_Link"><text:span text:style-name="T280">HandleSprite</text:span></text:a></text:p>
        <text:p text:style-name="P210"><text:a xlink:type="simple" xlink:href="#RotateSprite" text:style-name="Internet_20_link" text:visited-style-name="Visited_20_Internet_20_Link"><text:span text:style-name="T280">RotateSprite</text:span></text:a></text:p>
        <text:p text:style-name="P210"><text:a xlink:type="simple" xlink:href="#ScaleSprite" text:style-name="Internet_20_link" text:visited-style-name="Visited_20_Internet_20_Link"><text:span text:style-name="T280">ScaleSprite</text:span></text:a></text:p>
        <text:p text:style-name="P210"><text:a xlink:type="simple" xlink:href="#SpriteRenderMode" text:style-name="Internet_20_link" text:visited-style-name="Visited_20_Internet_20_Link"><text:span text:style-name="T280">SpriteRenderMode</text:span></text:a></text:p>
        <text:p text:style-name="P210"><text:a xlink:type="simple" xlink:href="#SpriteViewMode" text:style-name="Internet_20_link" text:visited-style-name="Visited_20_Internet_20_Link"><text:span text:style-name="T280">SpriteViewMode</text:span></text:a></text:p>
        <text:p text:style-name="P210"><text:a xlink:type="simple" xlink:href="#VoxelSpriteMaterial" text:style-name="Internet_20_link" text:visited-style-name="Visited_20_Internet_20_Link"><text:span text:style-name="T297">VoxelSpriteMaterial</text:span></text:a></text:p>
        <text:p text:style-name="P155">Shadow</text:p>
        <text:p text:style-name="P214"><text:a xlink:type="simple" xlink:href="#CreateShadow" text:style-name="Internet_20_link" text:visited-style-name="Visited_20_Internet_20_Link"><text:span text:style-name="T266">CreateShadow</text:span></text:a></text:p>
        <text:p text:style-name="P214"><text:a xlink:type="simple" xlink:href="#FreeShadow" text:style-name="Internet_20_link" text:visited-style-name="Visited_20_Internet_20_Link"><text:span text:style-name="T266">FreeShadow</text:span></text:a></text:p>
        <text:p text:style-name="P214"><text:a xlink:type="simple" xlink:href="#ResetShadow" text:style-name="Internet_20_link" text:visited-style-name="Visited_20_Internet_20_Link"><text:span text:style-name="T291">ResetShadow</text:span></text:a></text:p>
        <text:p text:style-name="P151">Plane</text:p>
        <text:p text:style-name="P210"><text:a xlink:type="simple" xlink:href="#CreatePlane" text:style-name="Internet_20_link" text:visited-style-name="Visited_20_Internet_20_Link"><text:span text:style-name="T265">CreatePlane</text:span></text:a></text:p>
        <text:p text:style-name="P151">Terrain</text:p>
        <text:p text:style-name="P210"><text:a xlink:type="simple" xlink:href="#CreateTerrain" text:style-name="Internet_20_link" text:visited-style-name="Visited_20_Internet_20_Link"><text:span text:style-name="T266">CreateTerrain</text:span></text:a></text:p>
        <text:p text:style-name="P210"><text:a xlink:type="simple" xlink:href="#CreateGeosphere" text:style-name="Internet_20_link" text:visited-style-name="Visited_20_Internet_20_Link"><text:span text:style-name="T265">CreateGeosphere</text:span></text:a></text:p>
        <text:p text:style-name="P210"><text:a xlink:type="simple" xlink:href="#LoadTerrain" text:style-name="Internet_20_link" text:visited-style-name="Visited_20_Internet_20_Link"><text:span text:style-name="T265">LoadTerrain</text:span></text:a></text:p>
        <text:p text:style-name="P210"><text:a xlink:type="simple" xlink:href="#LoadGeosphere" text:style-name="Internet_20_link" text:visited-style-name="Visited_20_Internet_20_Link"><text:span text:style-name="T265">LoadGeosphere</text:span></text:a></text:p>
        <text:p text:style-name="P210"><text:a xlink:type="simple" xlink:href="#GeosphereHeight" text:style-name="Internet_20_link" text:visited-style-name="Visited_20_Internet_20_Link"><text:span text:style-name="T265">GeosphereHeight</text:span></text:a></text:p>
        <text:p text:style-name="P210"><text:a xlink:type="simple" xlink:href="#ModifyTerrain" text:style-name="Internet_20_link" text:visited-style-name="Visited_20_Internet_20_Link"><text:span text:style-name="T288">ModifyTerrain</text:span></text:a></text:p>
        <text:p text:style-name="P210"><text:a xlink:type="simple" xlink:href="#ModifyGeosphere" text:style-name="Internet_20_link" text:visited-style-name="Visited_20_Internet_20_Link"><text:span text:style-name="T288">ModifyGeosphere</text:span></text:a></text:p>
        <text:p text:style-name="P210"><text:a xlink:type="simple" xlink:href="#TerrainHeight" text:style-name="Internet_20_link" text:visited-style-name="Visited_20_Internet_20_Link"><text:span text:style-name="T288">TerrainHeight</text:span></text:a></text:p>
        <text:p text:style-name="P210"><text:a xlink:type="simple" xlink:href="#TerrainX" text:style-name="Internet_20_link" text:visited-style-name="Visited_20_Internet_20_Link"><text:span text:style-name="T288">TerrainX</text:span></text:a></text:p>
        <text:p text:style-name="P210"><text:a xlink:type="simple" xlink:href="#TerrainY" text:style-name="Internet_20_link" text:visited-style-name="Visited_20_Internet_20_Link"><text:span text:style-name="T288">TerrainY</text:span></text:a></text:p>
        <text:p text:style-name="P210"><text:a xlink:type="simple" xlink:href="#TerrainZ" text:style-name="Internet_20_link" text:visited-style-name="Visited_20_Internet_20_Link"><text:span text:style-name="T288">TerrainZ</text:span></text:a></text:p>
        <text:p text:style-name="P153">fluid</text:p>
        <text:p text:style-name="P212"><text:a xlink:type="simple" xlink:href="#CreateFluid" text:style-name="Internet_20_link" text:visited-style-name="Visited_20_Internet_20_Link"><text:span text:style-name="T265">CreateFluid</text:span></text:a></text:p>
        <text:p text:style-name="P212"><text:a xlink:type="simple" xlink:href="#CreateBlob" text:style-name="Internet_20_link" text:visited-style-name="Visited_20_Internet_20_Link"><text:span text:style-name="T264">CreateBlob</text:span></text:a></text:p>
        <text:p text:style-name="P212"><text:a xlink:type="simple" xlink:href="#FluidArray" text:style-name="Internet_20_link" text:visited-style-name="Visited_20_Internet_20_Link"><text:span text:style-name="T264">FluidArray</text:span></text:a></text:p>
        <text:p text:style-name="P212"><text:a xlink:type="simple" xlink:href="#FluidFunction" text:style-name="Internet_20_link" text:visited-style-name="Visited_20_Internet_20_Link"><text:span text:style-name="T281">FluidFunction</text:span></text:a></text:p>
        <text:p text:style-name="P212"><text:a xlink:type="simple" xlink:href="#FluidThreshold" text:style-name="Internet_20_link" text:visited-style-name="Visited_20_Internet_20_Link"><text:span text:style-name="T281">FluidThreshold</text:span></text:a></text:p>
        <text:p text:style-name="P151">Octree</text:p>
        <text:p text:style-name="P210"><text:a xlink:type="simple" xlink:href="#CreateOcTree" text:style-name="Internet_20_link" text:visited-style-name="Visited_20_Internet_20_Link"><text:span text:style-name="T265">CreateOcTree</text:span></text:a></text:p>
        <text:p text:style-name="P210"><text:a xlink:type="simple" xlink:href="#OctreeBlock" text:style-name="Internet_20_link" text:visited-style-name="Visited_20_Internet_20_Link"><text:span text:style-name="T265">OctreeBlock</text:span></text:a></text:p>
        <text:p text:style-name="P210"><text:a xlink:type="simple" xlink:href="#OctreeMesh" text:style-name="Internet_20_link" text:visited-style-name="Visited_20_Internet_20_Link"><text:span text:style-name="T265">OctreeMesh</text:span></text:a></text:p>
        <text:p text:style-name="P154">Particle System</text:p>
        <text:p text:style-name="P213"><text:a xlink:type="simple" xlink:href="#CreateParticleEmitter" text:style-name="Internet_20_link" text:visited-style-name="Visited_20_Internet_20_Link"><text:span text:style-name="T265">CreateParticleEmitter</text:span></text:a></text:p>
        <text:p text:style-name="P213"><text:a xlink:type="simple" xlink:href="#EmitterParticleFunction" text:style-name="Internet_20_link" text:visited-style-name="Visited_20_Internet_20_Link"><text:span text:style-name="T280">EmitterParticleFunction</text:span></text:a></text:p>
        <text:p text:style-name="P213"><text:a xlink:type="simple" xlink:href="#EmitterParticleLife" text:style-name="Internet_20_link" text:visited-style-name="Visited_20_Internet_20_Link"><text:span text:style-name="T280">EmitterParticleLife</text:span></text:a></text:p>
        <text:p text:style-name="P213"><text:a xlink:type="simple" xlink:href="#EmitterParticleSpeed" text:style-name="Internet_20_link" text:visited-style-name="Visited_20_Internet_20_Link"><text:span text:style-name="T280">EmitterParticleSpeed</text:span></text:a></text:p>
        <text:p text:style-name="P213"><text:soft-page-break/><text:a xlink:type="simple" xlink:href="#EmitterRate" text:style-name="Internet_20_link" text:visited-style-name="Visited_20_Internet_20_Link"><text:span text:style-name="T280">EmitterRate</text:span></text:a></text:p>
        <text:p text:style-name="P213"><text:a xlink:type="simple" xlink:href="#EmitterVariance" text:style-name="Internet_20_link" text:visited-style-name="Visited_20_Internet_20_Link"><text:span text:style-name="T280">EmitterVariance</text:span></text:a></text:p>
        <text:p text:style-name="P213"><text:a xlink:type="simple" xlink:href="#EmitterVector" text:style-name="Internet_20_link" text:visited-style-name="Visited_20_Internet_20_Link"><text:span text:style-name="T280">EmitterVector</text:span></text:a></text:p>
        <text:p text:style-name="P213"><text:a xlink:type="simple" xlink:href="#ParticleColor" text:style-name="Internet_20_link" text:visited-style-name="Visited_20_Internet_20_Link"><text:span text:style-name="T280">ParticleColor</text:span></text:a></text:p>
        <text:p text:style-name="P213"><text:a xlink:type="simple" xlink:href="#ParticleTrail" text:style-name="Internet_20_link" text:visited-style-name="Visited_20_Internet_20_Link"><text:span text:style-name="T280">ParticleTrail</text:span></text:a></text:p>
        <text:p text:style-name="P213"><text:a xlink:type="simple" xlink:href="#ParticleVector" text:style-name="Internet_20_link" text:visited-style-name="Visited_20_Internet_20_Link"><text:span text:style-name="T280">ParticleVector</text:span></text:a></text:p>
        <text:p text:style-name="P151">Entity Movement</text:p>
        <text:p text:style-name="P210"><text:a xlink:type="simple" xlink:href="#MoveEntity" text:style-name="Internet_20_link" text:visited-style-name="Visited_20_Internet_20_Link"><text:span text:style-name="T269">MoveEntity</text:span></text:a></text:p>
        <text:p text:style-name="P210"><text:a xlink:type="simple" xlink:href="#PointEntity" text:style-name="Internet_20_link" text:visited-style-name="Visited_20_Internet_20_Link"><text:span text:style-name="T289">PointEntity</text:span></text:a></text:p>
        <text:p text:style-name="P210"><text:a xlink:type="simple" xlink:href="#PositionEntity" text:style-name="Internet_20_link" text:visited-style-name="Visited_20_Internet_20_Link"><text:span text:style-name="T289">PositionEntity</text:span></text:a></text:p>
        <text:p text:style-name="P210"><text:a xlink:type="simple" xlink:href="#TranslateEntity" text:style-name="Internet_20_link" text:visited-style-name="Visited_20_Internet_20_Link"><text:span text:style-name="T289">TranslateEntity</text:span></text:a></text:p>
        <text:p text:style-name="P210"><text:a xlink:type="simple" xlink:href="#RotateEntity" text:style-name="Internet_20_link" text:visited-style-name="Visited_20_Internet_20_Link"><text:span text:style-name="T289">RotateEntity</text:span></text:a></text:p>
        <text:p text:style-name="P210"><text:a xlink:type="simple" xlink:href="#TurnEntity" text:style-name="Internet_20_link" text:visited-style-name="Visited_20_Internet_20_Link"><text:span text:style-name="T289">TurnEntity</text:span></text:a></text:p>
        <text:p text:style-name="P210"><text:a xlink:type="simple" xlink:href="#ScaleEntity" text:style-name="Internet_20_link" text:visited-style-name="Visited_20_Internet_20_Link"><text:span text:style-name="T289">ScaleEntity</text:span></text:a></text:p>
        <text:p text:style-name="P151">Entity Animation</text:p>
        <text:p text:style-name="P210"><text:a xlink:type="simple" xlink:href="#AddAnimSeq" text:style-name="Internet_20_link" text:visited-style-name="Visited_20_Internet_20_Link"><text:span text:style-name="T261">AddAnimSeq</text:span></text:a></text:p>
        <text:p text:style-name="P210"><text:a xlink:type="simple" xlink:href="#LoadAnimSeq" text:style-name="Internet_20_link" text:visited-style-name="Visited_20_Internet_20_Link"><text:span text:style-name="T288">LoadAnimSeq</text:span></text:a></text:p>
        <text:p text:style-name="P210"><text:a xlink:type="simple" xlink:href="#AnimSeq" text:style-name="Internet_20_link" text:visited-style-name="Visited_20_Internet_20_Link"><text:span text:style-name="T277">AnimSeq</text:span></text:a></text:p>
        <text:p text:style-name="P210"><text:a xlink:type="simple" xlink:href="#Animate" text:style-name="Internet_20_link" text:visited-style-name="Visited_20_Internet_20_Link"><text:span text:style-name="T261">Animate</text:span></text:a></text:p>
        <text:p text:style-name="P210"><text:a xlink:type="simple" xlink:href="#AnimLength" text:style-name="Internet_20_link" text:visited-style-name="Visited_20_Internet_20_Link"><text:span text:style-name="T261">AnimLength</text:span></text:a></text:p>
        <text:p text:style-name="P210"><text:a xlink:type="simple" xlink:href="#AnimTime" text:style-name="Internet_20_link" text:visited-style-name="Visited_20_Internet_20_Link"><text:span text:style-name="T277">AnimTime</text:span></text:a></text:p>
        <text:p text:style-name="P210"><text:a xlink:type="simple" xlink:href="#Animating" text:style-name="Internet_20_link" text:visited-style-name="Visited_20_Internet_20_Link"><text:span text:style-name="T277">Animating</text:span></text:a></text:p>
        <text:p text:style-name="P210"><text:a xlink:type="simple" xlink:href="#SetAnimKey" text:style-name="Internet_20_link" text:visited-style-name="Visited_20_Internet_20_Link"><text:span text:style-name="T277">SetAnimKey</text:span></text:a></text:p>
        <text:p text:style-name="P210"><text:a xlink:type="simple" xlink:href="#SetAnimTime" text:style-name="Internet_20_link" text:visited-style-name="Visited_20_Internet_20_Link"><text:span text:style-name="T291">SetAnimTime</text:span></text:a></text:p>
        <text:p text:style-name="P210"><text:a xlink:type="simple" xlink:href="#ExtractAnimSeq" text:style-name="Internet_20_link" text:visited-style-name="Visited_20_Internet_20_Link"><text:span text:style-name="T281">ExtractAnimSeq</text:span></text:a></text:p>
        <text:p text:style-name="P151">Entity Control</text:p>
        <text:p text:style-name="P210"><text:a xlink:type="simple" xlink:href="#FreeEntity" text:style-name="Internet_20_link" text:visited-style-name="Visited_20_Internet_20_Link"><text:span text:style-name="T268">FreeEntity</text:span></text:a></text:p>
        <text:p text:style-name="P210"><text:a xlink:type="simple" xlink:href="#CopyEntity" text:style-name="Internet_20_link" text:visited-style-name="Visited_20_Internet_20_Link"><text:span text:style-name="T264">CopyEntity</text:span></text:a></text:p>
        <text:p text:style-name="P210"><text:a xlink:type="simple" xlink:href="#EntityAlpha" text:style-name="Internet_20_link" text:visited-style-name="Visited_20_Internet_20_Link"><text:span text:style-name="T264">EntityAlpha</text:span></text:a></text:p>
        <text:p text:style-name="P210"><text:a xlink:type="simple" xlink:href="#EntityColor" text:style-name="Internet_20_link" text:visited-style-name="Visited_20_Internet_20_Link"><text:span text:style-name="T264">EntityColor</text:span></text:a></text:p>
        <text:p text:style-name="P210"><text:a xlink:type="simple" xlink:href="#EntityShininess" text:style-name="Internet_20_link" text:visited-style-name="Visited_20_Internet_20_Link"><text:span text:style-name="T264">EntityShininess</text:span></text:a></text:p>
        <text:p text:style-name="P210"><text:a xlink:type="simple" xlink:href="#EntityTexture" text:style-name="Internet_20_link" text:visited-style-name="Visited_20_Internet_20_Link"><text:span text:style-name="T284">EntityTexture</text:span></text:a></text:p>
        <text:p text:style-name="P210"><text:a xlink:type="simple" xlink:href="#PaintEntity" text:style-name="Internet_20_link" text:visited-style-name="Visited_20_Internet_20_Link"><text:span text:style-name="T284">PaintEntity</text:span></text:a></text:p>
        <text:p text:style-name="P210"><text:a xlink:type="simple" xlink:href="#EntityFX" text:style-name="Internet_20_link" text:visited-style-name="Visited_20_Internet_20_Link"><text:span text:style-name="T285">EntityFX</text:span></text:a></text:p>
        <text:p text:style-name="P210"><text:a xlink:type="simple" xlink:href="#EntityAutoFade" text:style-name="Internet_20_link" text:visited-style-name="Visited_20_Internet_20_Link"><text:span text:style-name="T286">EntityAutoFade</text:span></text:a></text:p>
        <text:p text:style-name="P210"><text:a xlink:type="simple" xlink:href="#EntityBlend" text:style-name="Internet_20_link" text:visited-style-name="Visited_20_Internet_20_Link"><text:span text:style-name="T286">EntityBlend</text:span></text:a></text:p>
        <text:p text:style-name="P210"><text:a xlink:type="simple" xlink:href="#EntityOrder" text:style-name="Internet_20_link" text:visited-style-name="Visited_20_Internet_20_Link"><text:span text:style-name="T287">EntityOrder</text:span></text:a></text:p>
        <text:p text:style-name="P210"><text:a xlink:type="simple" xlink:href="#NameEntity" text:style-name="Internet_20_link" text:visited-style-name="Visited_20_Internet_20_Link"><text:span text:style-name="T287">NameEntity</text:span></text:a></text:p>
        <text:p text:style-name="P210"><text:a xlink:type="simple" xlink:href="#HideEntity" text:style-name="Internet_20_link" text:visited-style-name="Visited_20_Internet_20_Link"><text:span text:style-name="T287">HideEntity</text:span></text:a></text:p>
        <text:p text:style-name="P210"><text:a xlink:type="simple" xlink:href="#ShowEntity" text:style-name="Internet_20_link" text:visited-style-name="Visited_20_Internet_20_Link"><text:span text:style-name="T292">ShowEntity</text:span></text:a></text:p>
        <text:p text:style-name="P210"><text:a xlink:type="simple" xlink:href="#EntityParent" text:style-name="Internet_20_link" text:visited-style-name="Visited_20_Internet_20_Link"><text:span text:style-name="T284">EntityParent</text:span></text:a></text:p>
        <text:p text:style-name="P210"><text:a xlink:type="simple" xlink:href="#GetParentEntity" text:style-name="Internet_20_link" text:visited-style-name="Visited_20_Internet_20_Link"><text:span text:style-name="T284">GetParentEntity</text:span></text:a></text:p>
        <text:p text:style-name="P210"><text:a xlink:type="simple" xlink:href="#TFormNormal" text:style-name="Internet_20_link" text:visited-style-name="Visited_20_Internet_20_Link"><text:span text:style-name="T294">TFormNormal</text:span></text:a></text:p>
        <text:p text:style-name="P210"><text:a xlink:type="simple" xlink:href="#TFormPoint" text:style-name="Internet_20_link" text:visited-style-name="Visited_20_Internet_20_Link"><text:span text:style-name="T294">TFormPoint</text:span></text:a></text:p>
        <text:p text:style-name="P210"><text:a xlink:type="simple" xlink:href="#TFormVector" text:style-name="Internet_20_link" text:visited-style-name="Visited_20_Internet_20_Link"><text:span text:style-name="T294">TFormVector</text:span></text:a></text:p>
        <text:p text:style-name="P210"><text:a xlink:type="simple" xlink:href="#TFormedX" text:style-name="Internet_20_link" text:visited-style-name="Visited_20_Internet_20_Link"><text:span text:style-name="T294">TFormedX</text:span></text:a></text:p>
        <text:p text:style-name="P210"><text:a xlink:type="simple" xlink:href="#TFormedY" text:style-name="Internet_20_link" text:visited-style-name="Visited_20_Internet_20_Link"><text:span text:style-name="T294">TFormedY</text:span></text:a></text:p>
        <text:p text:style-name="P210"><text:a xlink:type="simple" xlink:href="#TFormedZ" text:style-name="Internet_20_link" text:visited-style-name="Visited_20_Internet_20_Link"><text:span text:style-name="T294">TFormedZ</text:span></text:a></text:p>
        <text:p text:style-name="P151">Entity State</text:p>
        <text:p text:style-name="P210"><text:a xlink:type="simple" xlink:href="#CountChildren" text:style-name="Internet_20_link" text:visited-style-name="Visited_20_Internet_20_Link"><text:span text:style-name="T264">CountChildren</text:span></text:a></text:p>
        <text:p text:style-name="P210"><text:a xlink:type="simple" xlink:href="#EntityDistance" text:style-name="Internet_20_link" text:visited-style-name="Visited_20_Internet_20_Link"><text:span text:style-name="T264">EntityDistance</text:span></text:a></text:p>
        <text:p text:style-name="P210"><text:a xlink:type="simple" xlink:href="#EntityVisible" text:style-name="Internet_20_link" text:visited-style-name="Visited_20_Internet_20_Link"><text:span text:style-name="T264">EntityVisible</text:span></text:a></text:p>
        <text:p text:style-name="P210"><text:a xlink:type="simple" xlink:href="#EntityX" text:style-name="Internet_20_link" text:visited-style-name="Visited_20_Internet_20_Link"><text:span text:style-name="T281">EntityX</text:span></text:a></text:p>
        <text:p text:style-name="P210"><text:a xlink:type="simple" xlink:href="#EntityY" text:style-name="Internet_20_link" text:visited-style-name="Visited_20_Internet_20_Link"><text:span text:style-name="T281">EntityY</text:span></text:a></text:p>
        <text:p text:style-name="P210"><text:a xlink:type="simple" xlink:href="#EntityZ" text:style-name="Internet_20_link" text:visited-style-name="Visited_20_Internet_20_Link"><text:span text:style-name="T281">EntityZ</text:span></text:a></text:p>
        <text:p text:style-name="P210"><text:a xlink:type="simple" xlink:href="#EntityPitch" text:style-name="Internet_20_link" text:visited-style-name="Visited_20_Internet_20_Link"><text:span text:style-name="T284">EntityPitch</text:span></text:a></text:p>
        <text:p text:style-name="P210"><text:a xlink:type="simple" xlink:href="#EntityRoll" text:style-name="Internet_20_link" text:visited-style-name="Visited_20_Internet_20_Link"><text:span text:style-name="T284">EntityRoll</text:span></text:a></text:p>
        <text:p text:style-name="P210"><text:a xlink:type="simple" xlink:href="#EntityYaw" text:style-name="Internet_20_link" text:visited-style-name="Visited_20_Internet_20_Link"><text:span text:style-name="T284">EntityYaw</text:span></text:a></text:p>
        <text:p text:style-name="P210"><text:a xlink:type="simple" xlink:href="#EntityScaleX" text:style-name="Internet_20_link" text:visited-style-name="Visited_20_Internet_20_Link"><text:span text:style-name="T284">EntityScaleX</text:span></text:a></text:p>
        <text:p text:style-name="P210"><text:a xlink:type="simple" xlink:href="#EntityScaleY" text:style-name="Internet_20_link" text:visited-style-name="Visited_20_Internet_20_Link"><text:span text:style-name="T284">EntityScaleY</text:span></text:a></text:p>
        <text:p text:style-name="P210"><text:a xlink:type="simple" xlink:href="#EntityScaleZ" text:style-name="Internet_20_link" text:visited-style-name="Visited_20_Internet_20_Link"><text:span text:style-name="T284">EntityScaleZ</text:span></text:a></text:p>
        <text:p text:style-name="P210"><text:a xlink:type="simple" xlink:href="#FindChild" text:style-name="Internet_20_link" text:visited-style-name="Visited_20_Internet_20_Link"><text:span text:style-name="T281">FindChild</text:span></text:a></text:p>
        <text:p text:style-name="P210"><text:a xlink:type="simple" xlink:href="#GetChild" text:style-name="Internet_20_link" text:visited-style-name="Visited_20_Internet_20_Link"><text:span text:style-name="T281">GetChild</text:span></text:a></text:p>
        <text:p text:style-name="P210"><text:a xlink:type="simple" xlink:href="#DeltaPitch" text:style-name="Internet_20_link" text:visited-style-name="Visited_20_Internet_20_Link"><text:span text:style-name="T280">DeltaPitch</text:span></text:a></text:p>
        <text:p text:style-name="P210"><text:a xlink:type="simple" xlink:href="#DeltaYaw" text:style-name="Internet_20_link" text:visited-style-name="Visited_20_Internet_20_Link"><text:span text:style-name="T280">DeltaYaw</text:span></text:a></text:p>
        <text:p text:style-name="P210"><text:a xlink:type="simple" xlink:href="#EntityClass" text:style-name="Internet_20_link" text:visited-style-name="Visited_20_Internet_20_Link"><text:span text:style-name="T286">EntityClass</text:span></text:a></text:p>
        <text:p text:style-name="P210"><text:a xlink:type="simple" xlink:href="#EntityName" text:style-name="Internet_20_link" text:visited-style-name="Visited_20_Internet_20_Link"><text:span text:style-name="T287">EntityName</text:span></text:a></text:p>
        <text:p text:style-name="P210"><text:a xlink:type="simple" xlink:href="#EntityMatrix" text:style-name="Internet_20_link" text:visited-style-name="Visited_20_Internet_20_Link"><text:span text:style-name="T287">EntityMatrix</text:span></text:a></text:p>
        <text:p text:style-name="P210"><text:a xlink:type="simple" xlink:href="#EntityPick" text:style-name="Internet_20_link" text:visited-style-name="Visited_20_Internet_20_Link"><text:span text:style-name="T284">EntityPick</text:span></text:a></text:p>
        <text:p text:style-name="P210"><text:a xlink:type="simple" xlink:href="#LinePick" text:style-name="Internet_20_link" text:visited-style-name="Visited_20_Internet_20_Link"><text:span text:style-name="T284">LinePick</text:span></text:a></text:p>
        <text:p text:style-name="P151">Entity Collision</text:p>
        <text:p text:style-name="P210"><text:a xlink:type="simple" xlink:href="#EntityRadius" text:style-name="Internet_20_link" text:visited-style-name="Visited_20_Internet_20_Link"><text:span text:style-name="T267">EntityRadius</text:span></text:a></text:p>
        <text:p text:style-name="P210"><text:a xlink:type="simple" xlink:href="#ResetEntity" text:style-name="Internet_20_link" text:visited-style-name="Visited_20_Internet_20_Link"><text:span text:style-name="T270">ResetEntity</text:span></text:a></text:p>
        <text:p text:style-name="P210"><text:a xlink:type="simple" xlink:href="#Collisions" text:style-name="Internet_20_link" text:visited-style-name="Visited_20_Internet_20_Link"><text:span text:style-name="T263">Collisions</text:span></text:a></text:p>
        <text:p text:style-name="P210"><text:a xlink:type="simple" xlink:href="#CountCollisions" text:style-name="Internet_20_link" text:visited-style-name="Visited_20_Internet_20_Link"><text:span text:style-name="T283">CountCollisions</text:span></text:a></text:p>
        <text:p text:style-name="P210"><text:a xlink:type="simple" xlink:href="#CollisionEntity" text:style-name="Internet_20_link" text:visited-style-name="Visited_20_Internet_20_Link"><text:span text:style-name="T263">CollisionEntity</text:span></text:a></text:p>
        <text:p text:style-name="P210"><text:a xlink:type="simple" xlink:href="#CollisionNX" text:style-name="Internet_20_link" text:visited-style-name="Visited_20_Internet_20_Link"><text:span text:style-name="T278">CollisionNX</text:span></text:a></text:p>
        <text:p text:style-name="P210"><text:a xlink:type="simple" xlink:href="#CollisionNY" text:style-name="Internet_20_link" text:visited-style-name="Visited_20_Internet_20_Link"><text:span text:style-name="T278">CollisionNY</text:span></text:a></text:p>
        <text:p text:style-name="P210"><text:a xlink:type="simple" xlink:href="#CollisionNZ" text:style-name="Internet_20_link" text:visited-style-name="Visited_20_Internet_20_Link"><text:span text:style-name="T278">CollisionNZ</text:span></text:a></text:p>
        <text:p text:style-name="P210"><text:a xlink:type="simple" xlink:href="#CollisionX" text:style-name="Internet_20_link" text:visited-style-name="Visited_20_Internet_20_Link"><text:span text:style-name="T278">CollisionX</text:span></text:a></text:p>
        <text:p text:style-name="P210"><text:a xlink:type="simple" xlink:href="#CollisionY" text:style-name="Internet_20_link" text:visited-style-name="Visited_20_Internet_20_Link"><text:span text:style-name="T278">CollisionY</text:span></text:a></text:p>
        <text:p text:style-name="P210"><text:a xlink:type="simple" xlink:href="#CollisionZ" text:style-name="Internet_20_link" text:visited-style-name="Visited_20_Internet_20_Link"><text:span text:style-name="T278">CollisionZ</text:span></text:a></text:p>
        <text:p text:style-name="P210"><text:a xlink:type="simple" xlink:href="#CollisionSurface" text:style-name="Internet_20_link" text:visited-style-name="Visited_20_Internet_20_Link"><text:span text:style-name="T278">CollisionSurface</text:span></text:a></text:p>
        <text:p text:style-name="P210"><text:a xlink:type="simple" xlink:href="#CollisionTriangle" text:style-name="Internet_20_link" text:visited-style-name="Visited_20_Internet_20_Link"><text:span text:style-name="T278">CollisionTriangle</text:span></text:a></text:p>
        <text:p text:style-name="P210"><text:a xlink:type="simple" xlink:href="#CollisionTime" text:style-name="Internet_20_link" text:visited-style-name="Visited_20_Internet_20_Link"><text:span text:style-name="T278">CollisionTime</text:span></text:a></text:p>
        <text:p text:style-name="P210"><text:a xlink:type="simple" xlink:href="#EntityCollided" text:style-name="Internet_20_link" text:visited-style-name="Visited_20_Internet_20_Link"><text:span text:style-name="T286">EntityCollided</text:span></text:a></text:p>
        <text:p text:style-name="P210"><text:a xlink:type="simple" xlink:href="#EntityBox" text:style-name="Internet_20_link" text:visited-style-name="Visited_20_Internet_20_Link"><text:span text:style-name="T286">EntityBox</text:span></text:a></text:p>
        <text:p text:style-name="P210"><text:a xlink:type="simple" xlink:href="#EntityType" text:style-name="Internet_20_link" text:visited-style-name="Visited_20_Internet_20_Link"><text:span text:style-name="T281">EntityType</text:span></text:a></text:p>
        <text:p text:style-name="P210"><text:a xlink:type="simple" xlink:href="#EntityPickMode" text:style-name="Internet_20_link" text:visited-style-name="Visited_20_Internet_20_Link"><text:span text:style-name="T284">EntityPickMode</text:span></text:a></text:p>
        <text:p text:style-name="P210"><text:a xlink:type="simple" xlink:href="#GetEntityType" text:style-name="Internet_20_link" text:visited-style-name="Visited_20_Internet_20_Link"><text:span text:style-name="T284">GetEntityType</text:span></text:a></text:p>
        <text:p text:style-name="P210"><text:a xlink:type="simple" xlink:href="#ClearCollisions" text:style-name="Internet_20_link" text:visited-style-name="Visited_20_Internet_20_Link"><text:span text:style-name="T262">ClearCollisions</text:span></text:a></text:p>
        <text:p text:style-name="P152">Actions</text:p>
        <text:p text:style-name="P210"><text:a xlink:type="simple" xlink:href="#ActFadeTo" text:style-name="Internet_20_link" text:visited-style-name="Visited_20_Internet_20_Link"><text:span text:style-name="T260">ActFadeTo</text:span></text:a></text:p>
        <text:p text:style-name="P210"><text:a xlink:type="simple" xlink:href="#ActMoveBy" text:style-name="Internet_20_link" text:visited-style-name="Visited_20_Internet_20_Link"><text:span text:style-name="T260">ActMoveBy</text:span></text:a></text:p>
        <text:p text:style-name="P210"><text:a xlink:type="simple" xlink:href="#ActNewtonian" text:style-name="Internet_20_link" text:visited-style-name="Visited_20_Internet_20_Link"><text:span text:style-name="T276">ActNewtonian</text:span></text:a></text:p>
        <text:p text:style-name="P210"><text:a xlink:type="simple" xlink:href="#ActScaleTo" text:style-name="Internet_20_link" text:visited-style-name="Visited_20_Internet_20_Link"><text:span text:style-name="T276">ActScaleTo</text:span></text:a></text:p>
        <text:p text:style-name="P210"><text:a xlink:type="simple" xlink:href="#ActTintTo" text:style-name="Internet_20_link" text:visited-style-name="Visited_20_Internet_20_Link"><text:span text:style-name="T276">ActTintTo</text:span></text:a></text:p>
        <text:p text:style-name="P210"><text:a xlink:type="simple" xlink:href="#ActTrackByDistance" text:style-name="Internet_20_link" text:visited-style-name="Visited_20_Internet_20_Link"><text:span text:style-name="T276">ActTrackByDistance</text:span></text:a></text:p>
        <text:p text:style-name="P210"><text:a xlink:type="simple" xlink:href="#ActTrackByPoint" text:style-name="Internet_20_link" text:visited-style-name="Visited_20_Internet_20_Link"><text:span text:style-name="T276">ActTrackByPoint</text:span></text:a></text:p>
        <text:p text:style-name="P210"><text:a xlink:type="simple" xlink:href="#ActTurnBy" text:style-name="Internet_20_link" text:visited-style-name="Visited_20_Internet_20_Link"><text:span text:style-name="T276">ActTurnBy</text:span></text:a></text:p>
        <text:p text:style-name="P210"><text:a xlink:type="simple" xlink:href="#ActTurnTo" text:style-name="Internet_20_link" text:visited-style-name="Visited_20_Internet_20_Link"><text:span text:style-name="T276">ActTurnTo</text:span></text:a></text:p>
        <text:p text:style-name="P210"><text:a xlink:type="simple" xlink:href="#ActVector" text:style-name="Internet_20_link" text:visited-style-name="Visited_20_Internet_20_Link"><text:span text:style-name="T276">ActVector</text:span></text:a></text:p>
        <text:p text:style-name="P210"><text:a xlink:type="simple" xlink:href="#AppendAction" text:style-name="Internet_20_link" text:visited-style-name="Visited_20_Internet_20_Link"><text:span text:style-name="T276">AppendAction</text:span></text:a></text:p>
        <text:p text:style-name="P210"><text:a xlink:type="simple" xlink:href="#FreeAction" text:style-name="Internet_20_link" text:visited-style-name="Visited_20_Internet_20_Link"><text:span text:style-name="T276">FreeAction</text:span></text:a></text:p>
        <text:p text:style-name="P154"><text:soft-page-break/>Physics</text:p>
        <text:p text:style-name="P213"><text:a xlink:type="simple" xlink:href="#CreateConstraint" text:style-name="Internet_20_link" text:visited-style-name="Visited_20_Internet_20_Link"><text:span text:style-name="T265">CreateConstraint</text:span></text:a></text:p>
        <text:p text:style-name="P213"><text:a xlink:type="simple" xlink:href="#CreateRigidBody" text:style-name="Internet_20_link" text:visited-style-name="Visited_20_Internet_20_Link"><text:span text:style-name="T265">CreateRigidBody</text:span></text:a></text:p>
        <text:p text:style-name="P213"><text:a xlink:type="simple" xlink:href="#FreeConstraint" text:style-name="Internet_20_link" text:visited-style-name="Visited_20_Internet_20_Link"><text:span text:style-name="T265">FreeConstraint</text:span></text:a></text:p>
        <text:p text:style-name="P213"><text:a xlink:type="simple" xlink:href="#FreeRigidBody" text:style-name="Internet_20_link" text:visited-style-name="Visited_20_Internet_20_Link"><text:span text:style-name="T265">FreeRigidBody</text:span></text:a></text:p>
        <text:p text:style-name="P155">Stencil</text:p>
        <text:p text:style-name="P214"><text:a xlink:type="simple" xlink:href="#CreateStencil" text:style-name="Internet_20_link" text:visited-style-name="Visited_20_Internet_20_Link"><text:span text:style-name="T266">CreateStencil</text:span></text:a></text:p>
        <text:p text:style-name="P214"><text:a xlink:type="simple" xlink:href="#UseStencil" text:style-name="Internet_20_link" text:visited-style-name="Visited_20_Internet_20_Link"><text:span text:style-name="T266">UseStencil</text:span></text:a></text:p>
        <text:p text:style-name="P214"><text:a xlink:type="simple" xlink:href="#StencilAlpha" text:style-name="Internet_20_link" text:visited-style-name="Visited_20_Internet_20_Link"><text:span text:style-name="T266">StencilAlpha</text:span></text:a></text:p>
        <text:p text:style-name="P214"><text:a xlink:type="simple" xlink:href="#StencilClsColor" text:style-name="Internet_20_link" text:visited-style-name="Visited_20_Internet_20_Link"><text:span text:style-name="T266">StencilClsColor</text:span></text:a></text:p>
        <text:p text:style-name="P214"><text:a xlink:type="simple" xlink:href="#StencilClsMode" text:style-name="Internet_20_link" text:visited-style-name="Visited_20_Internet_20_Link"><text:span text:style-name="T266">StencilClsMode</text:span></text:a></text:p>
        <text:p text:style-name="P214"><text:a xlink:type="simple" xlink:href="#StencilMesh" text:style-name="Internet_20_link" text:visited-style-name="Visited_20_Internet_20_Link"><text:span text:style-name="T266">StencilMesh</text:span></text:a></text:p>
        <text:p text:style-name="P214"><text:a xlink:type="simple" xlink:href="#StencilMode" text:style-name="Internet_20_link" text:visited-style-name="Visited_20_Internet_20_Link"><text:span text:style-name="T266">StencilMode</text:span></text:a></text:p>
        <text:p text:style-name="P156">Post Processing</text:p>
        <text:p text:style-name="P211"><text:a xlink:type="simple" xlink:href="#CreatePostFX" text:style-name="Internet_20_link" text:visited-style-name="Visited_20_Internet_20_Link"><text:span text:style-name="T265">CreatePostFX</text:span></text:a></text:p>
        <text:p text:style-name="P211"><text:a xlink:type="simple" xlink:href="#AddRenderTarget" text:style-name="Internet_20_link" text:visited-style-name="Visited_20_Internet_20_Link"><text:span text:style-name="T261">AddRenderTarget</text:span></text:a></text:p>
        <text:p text:style-name="P211"><text:a xlink:type="simple" xlink:href="#PostFXBuffer" text:style-name="Internet_20_link" text:visited-style-name="Visited_20_Internet_20_Link"><text:span text:style-name="T261">PostFXBuffer</text:span></text:a></text:p>
        <text:p text:style-name="P211"><text:a xlink:type="simple" xlink:href="#PostFXFunction" text:style-name="Internet_20_link" text:visited-style-name="Visited_20_Internet_20_Link"><text:span text:style-name="T261">PostFXFunction</text:span></text:a></text:p>
        <text:p text:style-name="P211"><text:a xlink:type="simple" xlink:href="#PostFXShader" text:style-name="Internet_20_link" text:visited-style-name="Visited_20_Internet_20_Link"><text:span text:style-name="T261">PostFXShader</text:span></text:a></text:p>
        <text:p text:style-name="P211"><text:a xlink:type="simple" xlink:href="#PostFXShaderPass" text:style-name="Internet_20_link" text:visited-style-name="Visited_20_Internet_20_Link"><text:span text:style-name="T261">PostFXShaderPass</text:span></text:a></text:p>
        <text:p text:style-name="P211"><text:a xlink:type="simple" xlink:href="#PostFXTexture" text:style-name="Internet_20_link" text:visited-style-name="Visited_20_Internet_20_Link"><text:span text:style-name="T261">PostFXTexture</text:span></text:a></text:p>
        <text:p text:style-name="P157">3D Maths</text:p>
        <text:p text:style-name="P211"><text:a xlink:type="simple" xlink:href="#VectorPitch" text:style-name="Internet_20_link" text:visited-style-name="Visited_20_Internet_20_Link"><text:span text:style-name="T271">VectorPitch</text:span></text:a></text:p>
        <text:p text:style-name="P211"><text:a xlink:type="simple" xlink:href="#VectorYaw" text:style-name="Internet_20_link" text:visited-style-name="Visited_20_Internet_20_Link"><text:span text:style-name="T271">VectorYaw</text:span></text:a></text:p>
        <text:p text:style-name="P211"><text:a xlink:type="simple" xlink:href="#GetMatElement" text:style-name="Internet_20_link" text:visited-style-name="Visited_20_Internet_20_Link"><text:span text:style-name="T268">GetMatElement</text:span></text:a></text:p>
        <text:p text:style-name="P151"/>
      </text:section>
      <text:p text:style-name="P151"/>
      <text:p text:style-name="P127"/>
      <text:p text:style-name="P127"/>
      <text:p text:style-name="P127">Action* <text:bookmark-start text:name="ActFadeTo"/><text:alphabetical-index-mark-start text:id="IMark94360577754152"/>ActFadeTo<text:bookmark-end text:name="ActFadeTo"/><text:alphabetical-index-mark-end text:id="IMark94360577754152"/>(Entity* ent<text:span text:style-name="T240">ity</text:span>, float a, float rate)</text:p>
      <text:p text:style-name="P208"><text:span text:style-name="T154">Creates an action that will </text:span><text:span text:style-name="T157">set the alpha level of</text:span><text:span text:style-name="T154"> the selected </text:span><text:span text:style-name="T58">entity </text:span><text:span text:style-name="T156">to </text:span><text:span text:style-name="T59">a</text:span><text:span text:style-name="T58">.</text:span><text:span text:style-name="T156"> T</text:span><text:span text:style-name="T154">he </text:span><text:span text:style-name="T157">fading </text:span><text:span text:style-name="T154">will happen gradually, at a given </text:span><text:span text:style-name="T58">rate</text:span><text:span text:style-name="T154"> (a higher rate means a faster </text:span><text:span text:style-name="T157">change</text:span><text:span text:style-name="T154">), at the next </text:span><text:a xlink:type="simple" xlink:href="#UpdateWorld" text:style-name="Internet_20_link" text:visited-style-name="Visited_20_Internet_20_Link">UpdateWorld</text:a><text:span text:style-name="T154">. </text:span></text:p>
      <text:p text:style-name="P20">More actions can be performed on the same entity at the same time.</text:p>
      <text:p text:style-name="P120"/>
      <text:p text:style-name="P127">Action* <text:bookmark-start text:name="ActMoveBy"/><text:alphabetical-index-mark-start text:id="IMark94360577754152"/>ActMoveBy<text:bookmark-end text:name="ActMoveBy"/><text:alphabetical-index-mark-end text:id="IMark94360577754152"/>(Entity* ent<text:span text:style-name="T236">ity</text:span>, float <text:span text:style-name="T236">x</text:span>, float <text:span text:style-name="T236">y</text:span>, float <text:span text:style-name="T236">z</text:span>, float rate)</text:p>
      <text:p text:style-name="P208"><text:span text:style-name="T154">Creates an action that will move the selected </text:span><text:span text:style-name="T58">entity</text:span><text:span text:style-name="T154">. It is the equivalent of “MoveEntity entity, x, y, z”, but t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text:span></text:p>
      <text:p text:style-name="P20">More actions can be performed on the same entity at the same time.</text:p>
      <text:p text:style-name="P120"/>
      <text:p text:style-name="P127">Action* <text:bookmark-start text:name="ActMoveTo"/><text:alphabetical-index-mark-start text:id="IMark94360569840424"/>ActMoveTo<text:bookmark-end text:name="ActMoveTo"/><text:alphabetical-index-mark-end text:id="IMark94360569840424"/>(Entity* ent<text:span text:style-name="T238">ity</text:span>, float <text:span text:style-name="T238">x</text:span>, float <text:span text:style-name="T238">y</text:span>, float <text:span text:style-name="T238">z</text:span>, float rate)</text:p>
      <text:p text:style-name="P208"><text:span text:style-name="T154">Creates an action that will move the selected </text:span><text:span text:style-name="T58">entity </text:span><text:span text:style-name="T156">to the absolute coordinates</text:span><text:span text:style-name="T154"> </text:span><text:span text:style-name="T58">x</text:span><text:span text:style-name="T154">, </text:span><text:span text:style-name="T58">y</text:span><text:span text:style-name="T154">, </text:span><text:span text:style-name="T58">z.</text:span><text:span text:style-name="T156"> 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56">If the entity is moved before it reaches its destination by other command, it will keep that in account and correct its trajectory.</text:span></text:p>
      <text:p text:style-name="P20">More actions can be performed on the same entity at the same time.</text:p>
      <text:p text:style-name="P120"/>
      <text:p text:style-name="P160"><text:span text:style-name="T27">Action* </text:span><text:bookmark-start text:name="ActNewtonian"/><text:alphabetical-index-mark-start text:id="IMark94360569840424"/><text:span text:style-name="T27">ActNewtonian</text:span><text:bookmark-end text:name="ActNewtonian"/><text:alphabetical-index-mark-end text:id="IMark94360569840424"/><text:span text:style-name="T27">(Entity* ent</text:span><text:span text:style-name="T162">ity</text:span><text:span text:style-name="T27">, float </text:span><text:span text:style-name="T162">percentage</text:span><text:span text:style-name="T27">)</text:span></text:p>
      <text:p text:style-name="P208"><text:span text:style-name="T154">Creates an action that will move the selected </text:span><text:span text:style-name="T58">entity</text:span><text:span text:style-name="T88"> </text:span><text:span text:style-name="T89">in the same direction it moved the last time, simulating momentum. </text:span><text:span text:style-name="T90">At each frame, the movement will be a </text:span><text:span text:style-name="T63">percentage</text:span><text:span text:style-name="T90"> of the last one. Note that this action won’t handle rotations or collisions. Collisions can be handled separately, and rotations can be achieved by applying this action to several pivots constrained together with </text:span><text:a xlink:type="simple" xlink:href="#CreateConstraint" text:style-name="Internet_20_link" text:visited-style-name="Visited_20_Internet_20_Link">CreateConstraint</text:a><text:span text:style-name="T90">, and then applying an entity controlled by them with </text:span><text:a xlink:type="simple" xlink:href="#CreateRigidBody" text:style-name="Internet_20_link" text:visited-style-name="Visited_20_Internet_20_Link">CreateRigidBody</text:a><text:span text:style-name="T90">. That would allow to create a lightweight physics engine without needing external libraries.</text:span></text:p>
      <text:p text:style-name="P21">This action is never completed, and will continue until it’s stopped with <text:a xlink:type="simple" xlink:href="#FreeAction" text:style-name="Internet_20_link" text:visited-style-name="Visited_20_Internet_20_Link">FreeAction</text:a>.</text:p>
      <text:p text:style-name="P20">More actions can be performed on the same entity at the same time.</text:p>
      <text:p text:style-name="P120"/>
      <text:p text:style-name="P127">Action* <text:bookmark-start text:name="ActScaleTo"/><text:alphabetical-index-mark-start text:id="IMark94360569840424"/>ActScaleTo<text:bookmark-end text:name="ActScaleTo"/><text:alphabetical-index-mark-end text:id="IMark94360569840424"/>(Entity* ent<text:span text:style-name="T240">ity</text:span>, float <text:span text:style-name="T240">x</text:span>, float <text:span text:style-name="T240">y</text:span>, float <text:span text:style-name="T240">z</text:span>, float rate)</text:p>
      <text:p text:style-name="P208"><text:span text:style-name="T154">Creates an action that will </text:span><text:span text:style-name="T157">scale</text:span><text:span text:style-name="T154"> the selected </text:span><text:span text:style-name="T58">entity </text:span><text:span text:style-name="T156">to </text:span><text:span text:style-name="T58">x</text:span><text:span text:style-name="T154">, </text:span><text:span text:style-name="T58">y</text:span><text:span text:style-name="T154">, </text:span><text:span text:style-name="T58">z.</text:span><text:span text:style-name="T156"> T</text:span><text:span text:style-name="T154">he </text:span><text:span text:style-name="T157">scaling </text:span><text:span text:style-name="T154">will happen gradually, at a given </text:span><text:span text:style-name="T58">rate</text:span><text:span text:style-name="T154"> (a higher rate means a faster </text:span><text:span text:style-name="T157">scaling</text:span><text:span text:style-name="T154">), at the next </text:span><text:a xlink:type="simple" xlink:href="#UpdateWorld" text:style-name="Internet_20_link" text:visited-style-name="Visited_20_Internet_20_Link">UpdateWorld</text:a><text:span text:style-name="T154">. </text:span></text:p>
      <text:p text:style-name="P20">More actions can be performed on the same entity at the same time.</text:p>
      <text:p text:style-name="P120"/>
      <text:p text:style-name="P127">Action* <text:bookmark-start text:name="ActTintTo"/><text:alphabetical-index-mark-start text:id="IMark94360569840424"/>ActTintTo<text:bookmark-end text:name="ActTintTo"/><text:alphabetical-index-mark-end text:id="IMark94360569840424"/>(Entity* ent<text:span text:style-name="T241">ity</text:span>, float <text:span text:style-name="T241">r</text:span>, float <text:span text:style-name="T241">g</text:span>, float <text:span text:style-name="T241">b</text:span>, float rate)</text:p>
      <text:p text:style-name="P208"><text:span text:style-name="T154">Creates an action that will </text:span><text:span text:style-name="T157">set the </text:span><text:span text:style-name="T158">color </text:span><text:span text:style-name="T157">of</text:span><text:span text:style-name="T154"> the selected </text:span><text:span text:style-name="T58">entity </text:span><text:span text:style-name="T156">to </text:span><text:span text:style-name="T60">r</text:span><text:span text:style-name="T87">,</text:span><text:span text:style-name="T60"> g</text:span><text:span text:style-name="T87">,</text:span><text:span text:style-name="T60"> b</text:span><text:span text:style-name="T58">.</text:span><text:span text:style-name="T156"> T</text:span><text:span text:style-name="T154">he </text:span><text:span text:style-name="T158">change in color</text:span><text:span text:style-name="T157"> </text:span><text:span text:style-name="T154">will happen gradually, at a given </text:span><text:span text:style-name="T58">rate</text:span><text:span text:style-name="T154"> (a higher rate means a faster </text:span><text:span text:style-name="T157">change</text:span><text:span text:style-name="T154">), at the next </text:span><text:a xlink:type="simple" xlink:href="#UpdateWorld" text:style-name="Internet_20_link" text:visited-style-name="Visited_20_Internet_20_Link">UpdateWorld</text:a><text:span text:style-name="T154">. </text:span></text:p>
      <text:p text:style-name="P20"><text:soft-page-break/>More actions can be performed on the same entity at the same time.</text:p>
      <text:p text:style-name="P120"/>
      <text:p text:style-name="P127">Action* <text:bookmark-start text:name="ActTrackByDistance"/><text:alphabetical-index-mark-start text:id="IMark94360568564888"/>ActTrackByDistance<text:bookmark-end text:name="ActTrackByDistance"/><text:alphabetical-index-mark-end text:id="IMark94360568564888"/>(Entity* ent<text:span text:style-name="T243">ity</text:span>, Entity* target, float <text:span text:style-name="T243">distance</text:span>, float rate)</text:p>
      <text:p text:style-name="P208"><text:span text:style-name="T154">Creates an action that will move the selected </text:span><text:span text:style-name="T58">entity </text:span><text:span text:style-name="T156">to</text:span><text:span text:style-name="T161">ward</text:span><text:span text:style-name="T159"> </text:span><text:span text:style-name="T61">target</text:span><text:span text:style-name="T159"> </text:span><text:span text:style-name="T161">until it is at the given </text:span><text:span text:style-name="T62">distance</text:span><text:span text:style-name="T161">. </text:span><text:span text:style-name="T159"><text:s/></text:span><text:span text:style-name="T156">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60">The entity will </text:span><text:span text:style-name="T161">always point at the </text:span><text:span text:style-name="T160">target entity. </text:span><text:span text:style-name="T156">If the entity is moved before it reaches its destination by other command, it will keep that in account and correct its trajectory. </text:span><text:span text:style-name="T155">This action is never completed, and will continue until it’s stopped with </text:span><text:a xlink:type="simple" xlink:href="#FreeAction" text:style-name="Internet_20_link" text:visited-style-name="Visited_20_Internet_20_Link">FreeAction</text:a><text:span text:style-name="T155">.</text:span></text:p>
      <text:p text:style-name="P20">More actions can be performed on the same entity at the same time.</text:p>
      <text:p text:style-name="P120"/>
      <text:p text:style-name="P127">Action* <text:bookmark-start text:name="ActTrackByPoint"/><text:alphabetical-index-mark-start text:id="IMark94360568564888"/>ActTrackByPoint<text:bookmark-end text:name="ActTrackByPoint"/><text:alphabetical-index-mark-end text:id="IMark94360568564888"/>(Entity* ent<text:span text:style-name="T242">ity</text:span>, Entity* target, float <text:span text:style-name="T242">x</text:span>, float <text:span text:style-name="T242">y</text:span>, float <text:span text:style-name="T242">z</text:span>, float rate)</text:p>
      <text:p text:style-name="P208"><text:span text:style-name="T154">Creates an action that will move the selected </text:span><text:span text:style-name="T58">entity </text:span><text:span text:style-name="T156">to the coordinates</text:span><text:span text:style-name="T154"> </text:span><text:span text:style-name="T58">x</text:span><text:span text:style-name="T154">, </text:span><text:span text:style-name="T58">y</text:span><text:span text:style-name="T154">, </text:span><text:span text:style-name="T58">z </text:span><text:span text:style-name="T159">related to </text:span><text:span text:style-name="T61">target</text:span><text:span text:style-name="T159">. </text:span><text:span text:style-name="T156">T</text:span><text:span text:style-name="T154">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 </text:span><text:span text:style-name="T160">The entity will also attempt to turn at the same direction that the target entity is oriented. </text:span><text:span text:style-name="T156">If the entity is moved before it reaches its destination by other command, it will keep that in account and correct its trajectory. </text:span><text:span text:style-name="T155">This action is never completed, and will continue until it’s stopped with </text:span><text:a xlink:type="simple" xlink:href="#FreeAction" text:style-name="Internet_20_link" text:visited-style-name="Visited_20_Internet_20_Link">FreeAction</text:a><text:span text:style-name="T155">.</text:span></text:p>
      <text:p text:style-name="P20">More actions can be performed on the same entity at the same time.</text:p>
      <text:p text:style-name="P20"/>
      <text:p text:style-name="P127">Action* <text:bookmark-start text:name="ActTurnBy"/><text:alphabetical-index-mark-start text:id="IMark94360569840424"/>ActTurnBy<text:bookmark-end text:name="ActTurnBy"/><text:alphabetical-index-mark-end text:id="IMark94360569840424"/>(Entity* ent<text:span text:style-name="T236">ity</text:span>, float <text:span text:style-name="T236">x</text:span>, float <text:span text:style-name="T236">y</text:span>, float <text:span text:style-name="T236">z</text:span>, float rate)</text:p>
      <text:p text:style-name="P208"><text:span text:style-name="T154">Creates an action that will turn the selected </text:span><text:span text:style-name="T58">entity</text:span><text:span text:style-name="T154">. It is the equivalent of “TurnEntity entity, x, y, z”, but the movement will happen gradually, at a given </text:span><text:span text:style-name="T58">rate</text:span><text:span text:style-name="T154"> (a higher rate means a faster movement), at the next </text:span><text:a xlink:type="simple" xlink:href="#UpdateWorld" text:style-name="Internet_20_link" text:visited-style-name="Visited_20_Internet_20_Link">UpdateWorld</text:a><text:span text:style-name="T154">.</text:span></text:p>
      <text:p text:style-name="P20">More actions can be performed on the same entity at the same time.</text:p>
      <text:p text:style-name="P120"/>
      <text:p text:style-name="P127">Action* <text:bookmark-start text:name="ActTurnTo"/><text:alphabetical-index-mark-start text:id="IMark94360569840424"/>ActTurnTo<text:bookmark-end text:name="ActTurnTo"/><text:alphabetical-index-mark-end text:id="IMark94360569840424"/>(Entity* ent<text:span text:style-name="T239">ity</text:span>, float <text:span text:style-name="T239">x</text:span>, float <text:span text:style-name="T239">y</text:span>, float <text:span text:style-name="T239">z</text:span>, float rate)</text:p>
      <text:p text:style-name="P208"><text:span text:style-name="T154">Creates an action that will </text:span><text:span text:style-name="T156">turn </text:span><text:span text:style-name="T154">the selected </text:span><text:span text:style-name="T58">entity </text:span><text:span text:style-name="T156">toward the absolute coordinates</text:span><text:span text:style-name="T154"> </text:span><text:span text:style-name="T58">x</text:span><text:span text:style-name="T154">, </text:span><text:span text:style-name="T58">y</text:span><text:span text:style-name="T154">, </text:span><text:span text:style-name="T58">z.</text:span><text:span text:style-name="T156"> T</text:span><text:span text:style-name="T154">he </text:span><text:span text:style-name="T156">rotation </text:span><text:span text:style-name="T154">will happen gradually, at a given </text:span><text:span text:style-name="T58">rate</text:span><text:span text:style-name="T154"> (a higher rate means a faster </text:span><text:span text:style-name="T156">rotation</text:span><text:span text:style-name="T154">), at the next </text:span><text:a xlink:type="simple" xlink:href="#UpdateWorld" text:style-name="Internet_20_link" text:visited-style-name="Visited_20_Internet_20_Link">UpdateWorld</text:a><text:span text:style-name="T154">. </text:span><text:span text:style-name="T156">If the entity is moved before it points at its destination by other command, it will keep that in account and correct its rotation.</text:span></text:p>
      <text:p text:style-name="P20">More actions can be performed on the same entity at the same time.</text:p>
      <text:p text:style-name="P120"/>
      <text:p text:style-name="P127">Action* <text:bookmark-start text:name="ActVector"/><text:alphabetical-index-mark-start text:id="IMark94360569009432"/>ActVector<text:bookmark-end text:name="ActVector"/><text:alphabetical-index-mark-end text:id="IMark94360569009432"/>(Entity* ent<text:span text:style-name="T237">ity</text:span>, float <text:span text:style-name="T237">x</text:span>, float <text:span text:style-name="T237">y</text:span>, float <text:span text:style-name="T237">z</text:span>)</text:p>
      <text:p text:style-name="P208"><text:span text:style-name="T154">Creates an action that will </text:span><text:span text:style-name="T155">move</text:span><text:span text:style-name="T154"> the selected </text:span><text:span text:style-name="T58">entity</text:span><text:span text:style-name="T154"> </text:span><text:span text:style-name="T155">by</text:span><text:span text:style-name="T154"> </text:span><text:span text:style-name="T58">x</text:span><text:span text:style-name="T154">, </text:span><text:span text:style-name="T58">y</text:span><text:span text:style-name="T154">, </text:span><text:span text:style-name="T58">z</text:span><text:span text:style-name="T154"> </text:span><text:span text:style-name="T155">at each</text:span><text:span text:style-name="T154"> </text:span><text:a xlink:type="simple" xlink:href="#UpdateWorld" text:style-name="Internet_20_link" text:visited-style-name="Visited_20_Internet_20_Link">UpdateWorld</text:a><text:span text:style-name="T154">. </text:span><text:span text:style-name="T155">The movement is always in the world coordinates, and is independent from the entity rotation or parent. This action is useful to simulate wind or gravity. This action is never completed, and will continue until it’s stopped with </text:span><text:a xlink:type="simple" xlink:href="#FreeAction" text:style-name="Internet_20_link" text:visited-style-name="Visited_20_Internet_20_Link">FreeAction</text:a><text:span text:style-name="T155">.</text:span></text:p>
      <text:p text:style-name="P20">More actions can be performed on the same entity at the same time.</text:p>
      <text:p text:style-name="P120"/>
      <text:p text:style-name="P122">int <text:bookmark-start text:name="AddAnimSeq"/><text:alphabetical-index-mark-start text:id="IMark94360569009432"/>AddAnimSeq<text:bookmark-end text:name="AddAnimSeq"/><text:alphabetical-index-mark-end text:id="IMark94360569009432"/>(Entity* ent,int length)</text:p>
      <text:p text:style-name="P8">Creates an animation sequence for an entity. This must be done before any animation keys set by <text:a xlink:type="simple" xlink:href="#SetAnimKey" text:style-name="Internet_20_link" text:visited-style-name="Visited_20_Internet_20_Link">SetAnimKey</text:a> can be used in an actual animation however this is optional. You may use it to "bake" the frames you have added previously using SetAnimKey. <text:line-break/><text:line-break/>Returns the animation sequence number added. </text:p>
      <text:p text:style-name="P8"/>
      <text:p text:style-name="P122">void <text:bookmark-start text:name="AddMesh"/><text:alphabetical-index-mark-start text:id="IMark94360558646104"/>AddMesh<text:bookmark-end text:name="AddMesh"/><text:alphabetical-index-mark-end text:id="IMark94360558646104"/>(Mesh* mesh1,Mesh* mesh2)</text:p>
      <text:p text:style-name="P221">Add <text:span text:style-name="Emphasis">source_mesh</text:span> to <text:span text:style-name="Emphasis">dest_mesh</text:span>. All mesh data are copied to the destination mesh, so you can also delete the source mesh, after this command. </text:p>
      <text:p text:style-name="Text_20_body">The size and rotation of the entity won't apply to the mesh: so, if you have used commands like <text:soft-page-break/><text:a xlink:type="simple" xlink:href="#RotateEntity" text:style-name="Internet_20_link" text:visited-style-name="Visited_20_Internet_20_Link"><text:span text:style-name="T252">RotateEntity</text:span></text:a>, or <text:a xlink:type="simple" xlink:href="#ScaleEntity" text:style-name="Internet_20_link" text:visited-style-name="Visited_20_Internet_20_Link"><text:span text:style-name="T254">ScaleEntity</text:span></text:a>, they won't affect the copied mesh; use <text:a xlink:type="simple" xlink:href="#RotateMesh" text:style-name="Internet_20_link" text:visited-style-name="Visited_20_Internet_20_Link"><text:span text:style-name="T254">RotateMesh</text:span></text:a> and <text:a xlink:type="simple" xlink:href="#ScaleMesh" text:style-name="Internet_20_link" text:visited-style-name="Visited_20_Internet_20_Link"><text:span text:style-name="T254">ScaleMesh</text:span></text:a>, instead. </text:p>
      <text:p text:style-name="P8"/>
      <text:p text:style-name="P126">void <text:bookmark-start text:name="AddRenderTarget"/><text:alphabetical-index-mark-start text:id="IMark94360558646104"/>AddRenderTarget<text:bookmark-end text:name="AddRenderTarget"/><text:alphabetical-index-mark-end text:id="IMark94360558646104"/>(PostFX* fx, int pass_no, int numColBufs, bool depth, int format=8, float scale=1.0)</text:p>
      <text:p text:style-name="P201"><text:span text:style-name="T165">Defines the output buffer generated by a pass, </text:span><text:span text:style-name="T167">in a post processing effect </text:span><text:span text:style-name="T67">fx</text:span><text:span text:style-name="T165">: it allows to create one or more color buffers (those buffer contain the rendered image), with different bit depth, and specifies if a separate depth buffer is needed or not. The parameter </text:span><text:span text:style-name="T65">pass_no</text:span><text:span text:style-name="T165"> defines which stage will create the buffers (stage 0 is the scene rendering, stage 1 is the first shader, and so on). </text:span><text:span text:style-name="T166">The parameter </text:span><text:span text:style-name="T66">numColBufs</text:span><text:span text:style-name="T166"> sets how many color buffers must be created (this is useful when using a shader than outputs different information on different buffers: for example, in deferred shading one buffer can contain the normal data, another the actual colors). The parameter </text:span><text:span text:style-name="T66">depth</text:span><text:span text:style-name="T166">, if true, specifies that the depth buffer must be included, as well. The parameter </text:span><text:span text:style-name="T66">format</text:span><text:span text:style-name="T166"> specifies the bit depth (8, 16 or 32) </text:span><text:span text:style-name="T167">that must be used for the buffer (higher means more video memory usage, and more precise color rendering: usually the improved quality cannot be seen on the monitor, but it can be useful in HDR renderings). The parameter </text:span><text:span text:style-name="T67">scale</text:span><text:span text:style-name="T167"> allows to scale the rendering (a blurring shader, for example, won’t need a full scale buffer)</text:span></text:p>
      <text:p text:style-name="P115"/>
      <text:p text:style-name="P115"/>
      <text:p text:style-name="P122">int <text:bookmark-start text:name="AddTriangle"/><text:alphabetical-index-mark-start text:id="IMark94360558646104"/>AddTriangle<text:bookmark-end text:name="AddTriangle"/><text:alphabetical-index-mark-end text:id="IMark94360558646104"/>(Surface* surf,int v0,int v1,int v2)</text:p>
      <text:p text:style-name="P221">Creates a new triangle, and adds it to <text:span text:style-name="Emphasis">surface</text:span>; also, it returns the triangle index number (first triangle is 0). </text:p>
      <text:p text:style-name="Text_20_body">Parameters <text:span text:style-name="Emphasis">v0</text:span>, <text:span text:style-name="Emphasis">v1</text:span> and <text:span text:style-name="Emphasis">v2</text:span> are handles to the three vertices of the triangle: to create vertices, the command <text:a xlink:type="simple" xlink:href="#AddVertex" text:style-name="Internet_20_link" text:visited-style-name="Visited_20_Internet_20_Link"><text:span text:style-name="T254">AddVertex</text:span></text:a> can be used (it will also return the handle of the created vertex). Of course, a vertex can also be used in more than one triangle (so, if two triangles are adiacent, they can share one or two vertices). </text:p>
      <text:p text:style-name="Text_20_body">Every triangle is visible only from one side (backface culling): to render an image faster, there is generally no need to draw the polygons on the sides of the buildings facing away from the camera; they are completely occluded by the sides facing the camera; the order of vertices will determine wich side will be visible; the command <text:a xlink:type="simple" xlink:href="#FlipMesh" text:style-name="Internet_20_link" text:visited-style-name="Visited_20_Internet_20_Link"><text:span text:style-name="T254">FlipMesh</text:span></text:a> will swap sides. To make a triangle visible at both sides, the simplest solution is to create a copy of the mesh, and flip it (it will require a double number of triangles, one for each side). </text:p>
      <text:p text:style-name="P8"/>
      <text:p text:style-name="P122">int <text:bookmark-start text:name="AddVertex"/><text:alphabetical-index-mark-start text:id="IMark94360569009432"/>AddVertex<text:bookmark-end text:name="AddVertex"/><text:alphabetical-index-mark-end text:id="IMark94360569009432"/>(Surface* surf,float x, float y,float z,float u, float v,float w)</text:p>
      <text:p text:style-name="P221">Add a vertex to <text:span text:style-name="Emphasis">surface</text:span>; vertex coordinates are defined by <text:span text:style-name="Emphasis">x!</text:span>, <text:span text:style-name="Emphasis">y!</text:span> and <text:span text:style-name="Emphasis">z!</text:span> (floating-point parameters); if the surface has a texture, texture mapping coordinates can be specified with <text:span text:style-name="T24">the optional parameters </text:span><text:span text:style-name="Emphasis">u!</text:span>, <text:span text:style-name="Emphasis">v!</text:span> and <text:span text:style-name="Emphasis">w!</text:span>. </text:p>
      <text:p text:style-name="Text_20_body">The function will return an handle to the created vertex; this handle can be used with the <text:a xlink:type="simple" xlink:href="#AddTriangle" text:style-name="Internet_20_link" text:visited-style-name="Visited_20_Internet_20_Link"><text:span text:style-name="T254">AddTriangle</text:span></text:a> command. </text:p>
      <text:p text:style-name="P8"/>
      <text:p text:style-name="P8"/>
      <text:p text:style-name="P122">void <text:bookmark-start text:name="AmbientLight"/><text:alphabetical-index-mark-start text:id="IMark94360569009432"/>AmbientLight<text:bookmark-end text:name="AmbientLight"/><text:alphabetical-index-mark-end text:id="IMark94360569009432"/>(float r,float g,float b)</text:p>
      <text:p text:style-name="P221">Sets the ambient light, that will affect every object on the scene, from all sides. </text:p>
      <text:p text:style-name="Text_20_body">It's possible to set a value for every color component: for example, </text:p>
      <text:p text:style-name="P1">AmbientLight 255,0,0</text:p>
      <text:p text:style-name="Text_20_body">Makes the light red; instead, </text:p>
      <text:p text:style-name="P1">AmbientLight 0,0,0</text:p>
      <text:p text:style-name="Text_20_body"><text:soft-page-break/>will turn off the ambient light: so, unless there are other lights, the scene will be black, and no object will be visible. </text:p>
      <text:p text:style-name="Text_20_body">The ambient light is, by default, at 127,127,127; so, it will make possible to see on the scene, even if there aren't other lights; anyway, since the light comes from every side, there will be no shading, and objects will look "flat". </text:p>
      <text:p text:style-name="P8"/>
      <text:p text:style-name="P125">void <text:bookmark-start text:name="AmbientShader"/><text:alphabetical-index-mark-start text:id="IMark94360558646104"/>AmbientShader<text:bookmark-end text:name="AmbientShader"/><text:alphabetical-index-mark-end text:id="IMark94360558646104"/>(Shader* material)</text:p>
      <text:p text:style-name="P22">Sets a default shader to be used for all the entities that don’t have their own shader attached.</text:p>
      <text:p text:style-name="P91"/>
      <text:p text:style-name="P125">void <text:bookmark-start text:name="AntiAlias"/><text:alphabetical-index-mark-start text:id="IMark94360569009432"/>AntiAlias<text:bookmark-end text:name="AntiAlias"/><text:alphabetical-index-mark-end text:id="IMark94360569009432"/>(int samples)</text:p>
      <text:p text:style-name="Standard"><text:span text:style-name="T12">samples</text:span> - true to enable fullscreen antialiasing, false to disable. Defaults to false</text:p>
      <text:p text:style-name="Standard"/>
      <text:p text:style-name="P207"><text:span text:style-name="T25">If your OpenGL context supports multisample, this command allows to enable it to make </text:span>jagged lines <text:span text:style-name="T25">and other artifacts </text:span>less noticeable, <text:span text:style-name="T25">at expenses of a slower rendering speed</text:span></text:p>
      <text:p text:style-name="P8"/>
      <text:p text:style-name="P8"><text:span text:style-name="T257">void </text:span><text:bookmark-start text:name="Animate"/><text:alphabetical-index-mark-start text:id="IMark94360558646104"/><text:span text:style-name="T257">Animate</text:span><text:bookmark-end text:name="Animate"/><text:alphabetical-index-mark-end text:id="IMark94360558646104"/><text:span text:style-name="T257">(Entity* ent,int mode,float speed,int seq,int trans)</text:span></text:p>
      <text:p text:style-name="P8"/>
      <text:p text:style-name="P221">Animate an entity, if the entity has animation sequences. </text:p>
      <text:p text:style-name="Text_20_body"><text:span text:style-name="Emphasis">mode</text:span> is the mode of animation. </text:p>
      <text:list xml:id="list163623437" text:style-name="L1">
        <text:list-item>
          <text:p text:style-name="P237">0: stop animation </text:p>
        </text:list-item>
        <text:list-item>
          <text:p text:style-name="P237">1: loop animation (default) </text:p>
        </text:list-item>
        <text:list-item>
          <text:p text:style-name="P237">2: ping-pong animation </text:p>
        </text:list-item>
        <text:list-item>
          <text:p text:style-name="P238">3: one-shot animation </text:p>
        </text:list-item>
        <text:list-item>
          <text:p text:style-name="P233"><text:span text:style-name="T215">4</text:span>: <text:span text:style-name="T215">manual</text:span> animation <text:span text:style-name="T215">(only for skeletal based animation)</text:span></text:p>
        </text:list-item>
      </text:list>
      <text:p text:style-name="Text_20_body"><text:span text:style-name="Emphasis">speed</text:span>: an higher value means a faster animation. A negative value means a backward animation. Default is 1 </text:p>
      <text:p text:style-name="Text_20_body"><text:span text:style-name="Emphasis">sequence</text:span>: set which animation sequence will be played. The same entity can have many sequences (walk, idle, jump, swim, climb...). Default is 0. </text:p>
      <text:p text:style-name="Text_20_body"><text:span text:style-name="Emphasis">transition</text:span>: used to tween between an entities current position rotation and the first frame of animation. Default is 0</text:p>
      <text:p text:style-name="P8"/>
      <text:p text:style-name="P8"/>
      <text:p text:style-name="P122">int <text:bookmark-start text:name="Animating"/><text:alphabetical-index-mark-start text:id="IMark94360562405640"/>Animating<text:bookmark-end text:name="Animating"/><text:alphabetical-index-mark-end text:id="IMark94360562405640"/>(Entity* ent)</text:p>
      <text:p text:style-name="P8">Returns <text:span text:style-name="Strong_20_Emphasis">true</text:span> if the specified entity is currently animating. </text:p>
      <text:p text:style-name="P8"/>
      <text:p text:style-name="P122">int <text:bookmark-start text:name="AnimLength"/><text:alphabetical-index-mark-start text:id="IMark94360580511624"/>AnimLength<text:bookmark-end text:name="AnimLength"/><text:alphabetical-index-mark-end text:id="IMark94360580511624"/>(Entity* ent)</text:p>
      <text:p text:style-name="P8">Returns the length of the specified entity's current animation sequence.</text:p>
      <text:p text:style-name="P8"/>
      <text:p text:style-name="P8"/>
      <text:p text:style-name="P122">int <text:bookmark-start text:name="AnimSeq"/><text:alphabetical-index-mark-start text:id="IMark94360580511624"/>AnimSeq<text:bookmark-end text:name="AnimSeq"/><text:alphabetical-index-mark-end text:id="IMark94360580511624"/>(Entity* ent)</text:p>
      <text:p text:style-name="P8">Returns the specified entity's current animation sequence</text:p>
      <text:p text:style-name="P8"/>
      <text:p text:style-name="P8"/>
      <text:p text:style-name="P122">float <text:bookmark-start text:name="AnimTime"/><text:alphabetical-index-mark-start text:id="IMark94360580511624"/>AnimTime<text:bookmark-end text:name="AnimTime"/><text:alphabetical-index-mark-end text:id="IMark94360580511624"/>(Entity* ent)</text:p>
      <text:p text:style-name="P8">Returns the current animation time of an entity.</text:p>
      <text:p text:style-name="P8"/>
      <text:p text:style-name="P124">void <text:bookmark-start text:name="AppendAction"/><text:alphabetical-index-mark-start text:id="IMark94360562405640"/>AppendAction<text:bookmark-end text:name="AppendAction"/><text:alphabetical-index-mark-end text:id="IMark94360562405640"/>(Action* <text:span text:style-name="T244">first</text:span>, Action* <text:span text:style-name="T244">second</text:span>)</text:p>
      <text:p text:style-name="P24">Appends an action to another: the <text:span text:style-name="T1">second</text:span> action will be performed only when the <text:span text:style-name="T1">first</text:span> action has completed. Several actions can be appended in chain: if you append action B to action A, and action <text:soft-page-break/>C to action B, they will be performed in sequence A → B → C.</text:p>
      <text:p text:style-name="P24">More than one action can be appended to the same action: if you append both action B and action C to action A, once A has completed both B and C will start at the same time.</text:p>
      <text:p text:style-name="P24">Appended actions don’t necessarily have to apply to the same entity of the action that triggered them, they can apply to different entities as well.</text:p>
      <text:p text:style-name="P119"/>
      <text:p text:style-name="P123">void <text:bookmark-start text:name="BackBufferToTex"/><text:alphabetical-index-mark-start text:id="IMark94360580511624"/>BackBufferToTex<text:bookmark-end text:name="BackBufferToTex"/><text:alphabetical-index-mark-end text:id="IMark94360580511624"/>(Texture* tex,int frame)</text:p>
      <text:p text:style-name="P94"/>
      <text:p text:style-name="P94">It converts the current screen back buffer (usually, the rendered image) to a texture. The texture must be created with <text:a xlink:type="simple" xlink:href="#CreateTexture" text:style-name="Internet_20_link" text:visited-style-name="Visited_20_Internet_20_Link">CreateTexture</text:a>. If its size is smaller than the screen size, only a portion of the screen will be copied. The argument <text:span text:style-name="T1">tex </text:span><text:span text:style-name="T13">is the texture handle. </text:span>Argument <text:span text:style-name="T1">frame </text:span><text:span text:style-name="T13">is currently unused. </text:span></text:p>
      <text:p text:style-name="P30"/>
      <text:p text:style-name="P122">void <text:bookmark-start text:name="BrushAlpha"/><text:alphabetical-index-mark-start text:id="IMark94360580511624"/>BrushAlpha<text:bookmark-end text:name="BrushAlpha"/><text:alphabetical-index-mark-end text:id="IMark94360580511624"/>(Brush* brush, float a)</text:p>
      <text:p text:style-name="P8">Set the alpha level (the transparency) of a brush: <text:span text:style-name="Emphasis">alphalevel!</text:span> is a floating point value, and it must be in the range from 0 (completely transparent, invisible) to 1 (normal, no transparency at all). </text:p>
      <text:p text:style-name="P8"/>
      <text:p text:style-name="P122">void <text:bookmark-start text:name="BrushBlend"/><text:alphabetical-index-mark-start text:id="IMark94360562405640"/>BrushBlend<text:bookmark-end text:name="BrushBlend"/><text:alphabetical-index-mark-end text:id="IMark94360562405640"/>(Brush* brush,int blend)</text:p>
      <text:p text:style-name="P221">Set the blending mode of a brush: <text:span text:style-name="Emphasis">blend</text:span> value can be: </text:p>
      <text:list xml:id="list2233496600" text:style-name="L2">
        <text:list-item>
          <text:p text:style-name="P239">1: alpha (default) </text:p>
        </text:list-item>
        <text:list-item>
          <text:p text:style-name="P239">2: multiply </text:p>
        </text:list-item>
        <text:list-item>
          <text:p text:style-name="P234">3: add </text:p>
        </text:list-item>
      </text:list>
      <text:p text:style-name="P8"/>
      <text:p text:style-name="P122">void <text:bookmark-start text:name="BrushColor"/><text:alphabetical-index-mark-start text:id="IMark94360562405640"/>BrushColor<text:bookmark-end text:name="BrushColor"/><text:alphabetical-index-mark-end text:id="IMark94360562405640"/>(Brush* brush,float r,float g,float b)</text:p>
      <text:p text:style-name="P8">Set the color of a brush: <text:span text:style-name="Emphasis">red!</text:span>, <text:span text:style-name="Emphasis">green!</text:span> and <text:span text:style-name="Emphasis">blue!</text:span> are floating point values, ranging from 0 to 255, that set colour levels. </text:p>
      <text:p text:style-name="P8"/>
      <text:p text:style-name="P122">void <text:bookmark-start text:name="BrushFX"/><text:alphabetical-index-mark-start text:id="IMark94360580511624"/>BrushFX<text:bookmark-end text:name="BrushFX"/><text:alphabetical-index-mark-end text:id="IMark94360580511624"/>(Brush* brush,int fx)</text:p>
      <text:p text:style-name="P221"><text:span text:style-name="Emphasis">brush</text:span> - brush handle </text:p>
      <text:p text:style-name="Text_20_body"><text:span text:style-name="Emphasis">fx</text:span> - </text:p>
      <text:list xml:id="list3553970681" text:style-name="L3">
        <text:list-item>
          <text:p text:style-name="P240">0: nothing (default) </text:p>
        </text:list-item>
        <text:list-item>
          <text:p text:style-name="P240">1: full-bright </text:p>
        </text:list-item>
        <text:list-item>
          <text:p text:style-name="P240">2: use vertex colors instead of brush color </text:p>
        </text:list-item>
        <text:list-item>
          <text:p text:style-name="P240">4: flatshaded </text:p>
        </text:list-item>
        <text:list-item>
          <text:p text:style-name="P240">8: disable fog </text:p>
        </text:list-item>
        <text:list-item>
          <text:p text:style-name="P235">16: disable backface culling </text:p>
        </text:list-item>
      </text:list>
      <text:p text:style-name="Text_20_body">Sets miscellaneous effects for a brush. </text:p>
      <text:p text:style-name="Text_20_body">Flags can be added to combine two or more effects. For example, specifying a flag of 3 (1+2) will result in a full-bright and vertex-coloured brush. </text:p>
      <text:p text:style-name="P8"/>
      <text:p text:style-name="P8"/>
      <text:p text:style-name="P122">void <text:bookmark-start text:name="BrushShininess"/><text:alphabetical-index-mark-start text:id="IMark94360562405640"/>BrushShininess<text:bookmark-end text:name="BrushShininess"/><text:alphabetical-index-mark-end text:id="IMark94360562405640"/>(Brush* brush,float s)</text:p>
      <text:p text:style-name="P8">Set the shininess of a brush: it means, how brighter a surface will look when a light hits it. The value <text:span text:style-name="Emphasis">shininess</text:span> must be in a range from 0 to 1. </text:p>
      <text:p text:style-name="P8"/>
      <text:p text:style-name="P8"/>
      <text:p text:style-name="P122">void <text:bookmark-start text:name="BrushTexture"/><text:alphabetical-index-mark-start text:id="IMark94360562405640"/>BrushTexture<text:bookmark-end text:name="BrushTexture"/><text:alphabetical-index-mark-end text:id="IMark94360562405640"/>(Brush* brush,Texture* tex,int frame,int index)</text:p>
      <text:p text:style-name="P8"/>
      <text:p text:style-name="Table_20_Contents"><text:span text:style-name="T1">brush</text:span> - brush handle<text:line-break/><text:span text:style-name="T1">texture</text:span> - texture handle<text:line-break/><text:soft-page-break/><text:span text:style-name="T1">frame</text:span> (optional) - texture frame. Defaults to 0.<text:line-break/><text:span text:style-name="T1">index</text:span> (optional) - texture index. Defaults to 0.</text:p>
      <text:p text:style-name="Text_20_body"/>
      <text:p text:style-name="P4">Assigns a texture to a brush.</text:p>
      <text:p text:style-name="P4">The optional frame parameter specifies which animation frame, if any exist, should be assigned to the brush.</text:p>
      <text:p text:style-name="P4">The optional index parameter specifies texture layer that the texture should be assigned to. Brushes have up to four texture layers, 0-3 inclusive.</text:p>
      <text:p text:style-name="P8"/>
      <text:p text:style-name="P30"/>
      <text:p text:style-name="P123">void <text:bookmark-start text:name="BufferToTex"/><text:alphabetical-index-mark-start text:id="IMark94360580511624"/>BufferToTex<text:bookmark-end text:name="BufferToTex"/><text:alphabetical-index-mark-end text:id="IMark94360580511624"/>(Texture* tex,unsigned char* buffer, int frame)</text:p>
      <text:p text:style-name="P94"/>
      <text:p text:style-name="P94">It converts an image buffer to a texture. The texture must be created with <text:a xlink:type="simple" xlink:href="#CreateTexture" text:style-name="Internet_20_link" text:visited-style-name="Visited_20_Internet_20_Link">CreateTexture</text:a>. The image buffer must be in format RGBA (each pixel is represented by 4 bytes: red, green, blue and alpha values), and it must have the same width and height of the texture. The argument <text:span text:style-name="T1">tex </text:span><text:span text:style-name="T13">is the texture handle, the argument </text:span><text:span text:style-name="T1">buffer</text:span><text:span text:style-name="T13"> is a pointer to the image buffer. </text:span>Argument <text:span text:style-name="T1">frame </text:span><text:span text:style-name="T13">is currently unused. </text:span></text:p>
      <text:p text:style-name="P30"/>
      <text:p text:style-name="P94"/>
      <text:p text:style-name="P94"/>
      <text:p text:style-name="P8"/>
      <text:p text:style-name="P122">void <text:bookmark-start text:name="CameraClsColor"/><text:alphabetical-index-mark-start text:id="IMark94360562405640"/>CameraClsColor<text:bookmark-end text:name="CameraClsColor"/><text:alphabetical-index-mark-end text:id="IMark94360562405640"/>(Camera* cam, float r,float g,float b)</text:p>
      <text:p text:style-name="P8">Set the color that the camera will use for background; usually, it is black (0,0,0). </text:p>
      <text:p text:style-name="P8"/>
      <text:p text:style-name="P122">void <text:bookmark-start text:name="CameraClsMode"/><text:alphabetical-index-mark-start text:id="IMark94360580511624"/>CameraClsMode<text:bookmark-end text:name="CameraClsMode"/><text:alphabetical-index-mark-end text:id="IMark94360580511624"/>(Camera* cam,int cls_depth,int cls_zbuffer)</text:p>
      <text:p text:style-name="P8">Every time an image is rendered, just before rendering the new image, the old image is usually deleted (color buffer and z-buffer are erased). Setting flags to 0 will keep the old data (it could be useful to achieve some strange effects, or to combine two or more renderings in one) </text:p>
      <text:p text:style-name="P8"/>
      <text:p text:style-name="P122">void <text:bookmark-start text:name="CameraFogColor"/><text:alphabetical-index-mark-start text:id="IMark94360571403304"/>CameraFogColor<text:bookmark-end text:name="CameraFogColor"/><text:alphabetical-index-mark-end text:id="IMark94360571403304"/>(Camera* cam,float r,float g,float b)</text:p>
      <text:p text:style-name="P8">Set the color that the camera will use for fog: it affects all the object that are "fading away" in the distance, but not the background itself; usually, it is black (0,0,0). </text:p>
      <text:p text:style-name="P8"/>
      <text:p text:style-name="P122">void <text:bookmark-start text:name="CameraFogMode"/><text:alphabetical-index-mark-start text:id="IMark94360569275416"/>CameraFogMode<text:bookmark-end text:name="CameraFogMode"/><text:alphabetical-index-mark-end text:id="IMark94360569275416"/>(Camera* cam,int mode)</text:p>
      <text:p text:style-name="P8"/>
      <text:p text:style-name="Table_20_Contents"><text:span text:style-name="T1">camera</text:span> - sets camera fog mode<text:line-break/><text:span text:style-name="T1">mode</text:span> - fog mode<text:line-break/>0: no fog<text:line-break/>1: linear fog</text:p>
      <text:p text:style-name="P4"/>
      <text:p text:style-name="P4">Sets the camera fog mode.</text:p>
      <text:p text:style-name="P4">This will enable/disable fogging, a technique used to gradually fade out graphics the further they are away from the camera. The can be used to avoid 'pop-up', the moment at which 3D objects suddenly appear on the horizon.</text:p>
      <text:p text:style-name="P4">The default fog color is black and the default fog range is 1-1000, although these can be changed by using <text:a xlink:type="simple" xlink:href="#CameraFogColor" text:style-name="Internet_20_link" text:visited-style-name="Visited_20_Internet_20_Link">CameraFogColor</text:a> and <text:a xlink:type="simple" xlink:href="#CameraFogRange" text:style-name="Internet_20_link" text:visited-style-name="Visited_20_Internet_20_Link">CameraFogRange</text:a> respectively.</text:p>
      <text:p text:style-name="P4"><text:soft-page-break/>Each camera can have its own fog mode, for multiple on-screen fog effects.</text:p>
      <text:p text:style-name="P8"/>
      <text:p text:style-name="P8"/>
      <text:p text:style-name="P122">void <text:bookmark-start text:name="CameraFogRange"/><text:alphabetical-index-mark-start text:id="IMark94360569275416"/>CameraFogRange<text:bookmark-end text:name="CameraFogRange"/><text:alphabetical-index-mark-end text:id="IMark94360569275416"/>(Camera* cam,float near,float far)</text:p>
      <text:p text:style-name="P221">Set the fog range of the camera; since the range of the camera is not infinite, object that are outside of the range will disappear (otherwise, the system will have too many polygons to render); the fog allows to slowly fade an object away, giving it the same color of the background, to avoid a sudden disappearing. </text:p>
      <text:p text:style-name="Text_20_body">The <text:span text:style-name="Emphasis">near!</text:span> parameter is a floating point variable that specify the minimum range of the fog effect; any object closer to the camera won't be affected by fog. </text:p>
      <text:p text:style-name="Text_20_body">The <text:span text:style-name="Emphasis">far!</text:span> parameter is a floating point variable that specify the maximum range of the fog; any object that is outside this range will have the maximum fog effect, and will have the same color of the background (thus being invisible). </text:p>
      <text:p text:style-name="Text_20_body">See also <text:a xlink:type="simple" xlink:href="#CameraFogColor" text:style-name="Internet_20_link" text:visited-style-name="Visited_20_Internet_20_Link"><text:span text:style-name="T254">CameraFogColor</text:span></text:a>, <text:a xlink:type="simple" xlink:href="#CameraRange" text:style-name="Internet_20_link" text:visited-style-name="Visited_20_Internet_20_Link"><text:span text:style-name="T254">CameraRange</text:span></text:a>. </text:p>
      <text:p text:style-name="P8"/>
      <text:p text:style-name="P8"/>
      <text:p text:style-name="P122">Entity* <text:bookmark-start text:name="CameraPick"/><text:alphabetical-index-mark-start text:id="IMark94360571403304"/>CameraPick<text:bookmark-end text:name="CameraPick"/><text:alphabetical-index-mark-end text:id="IMark94360571403304"/>(Camera* cam,float x,float y)</text:p>
      <text:p text:style-name="P221">Return the entity that is at the coordinates <text:span text:style-name="Emphasis">x</text:span> and <text:span text:style-name="Emphasis">y</text:span> of the viewport (be careful: coordinates 0,0 point to the bottom left angle of the viewport). If no entity is at the given coordinates, it returns 0. </text:p>
      <text:p text:style-name="Text_20_body">Not all entities can be picked with this method: to make an entity "pickable", the command <text:a xlink:type="simple" xlink:href="#EntityPickMode" text:style-name="Internet_20_link" text:visited-style-name="Visited_20_Internet_20_Link"><text:span text:style-name="T254">EntityPickMode</text:span></text:a> is used. </text:p>
      <text:p text:style-name="Text_20_body">Pitfall: if a mouse is used, mouse coordinates 0,0 refer to the top left angle of a window: so, to get the correct <text:span text:style-name="Emphasis">y</text:span> coordinate, you need to use <text:span text:style-name="Emphasis">screen_height</text:span> - <text:span text:style-name="Emphasis">y</text:span> (<text:span text:style-name="Emphasis">screen_height</text:span>, of course, is the height of the viewport in pixels) </text:p>
      <text:p text:style-name="P8"/>
      <text:p text:style-name="P8"/>
      <text:p text:style-name="P122">void <text:bookmark-start text:name="CameraProject"/><text:alphabetical-index-mark-start text:id="IMark94360569275416"/>CameraProject<text:bookmark-end text:name="CameraProject"/><text:alphabetical-index-mark-end text:id="IMark94360569275416"/>(Camera* cam,float x,float y,float z)</text:p>
      <text:p text:style-name="P8">Projects the world coordinates x,y,z on to the 2D screen. </text:p>
      <text:p text:style-name="P8"/>
      <text:p text:style-name="P8"/>
      <text:p text:style-name="P128">float* <text:bookmark-start text:name="CameraProjMatrix"/><text:alphabetical-index-mark-start text:id="IMark94360569275416"/>CameraProjMatrix<text:bookmark-end text:name="CameraProjMatrix"/><text:alphabetical-index-mark-end text:id="IMark94360569275416"/>(Camera* cam<text:span text:style-name="T246">era</text:span>)</text:p>
      <text:p text:style-name="P32">Returns a pointer to the projection matrix of a given camera</text:p>
      <text:p text:style-name="P102"/>
      <text:p text:style-name="P102"/>
      <text:p text:style-name="P128">void <text:s/><text:bookmark-start text:name="CameraProjMode"/><text:alphabetical-index-mark-start text:id="IMark94360569275416"/>CameraProjMode<text:bookmark-end text:name="CameraProjMode"/><text:alphabetical-index-mark-end text:id="IMark94360569275416"/>(Camera* cam,int mode)</text:p>
      <text:p text:style-name="P221"><text:span text:style-name="Emphasis">mode</text:span> - projection mode: </text:p>
      <text:list xml:id="list1887602422" text:style-name="L4">
        <text:list-item>
          <text:p text:style-name="P241">0: no projection - disables camera (faster than HideEntity) </text:p>
        </text:list-item>
        <text:list-item>
          <text:p text:style-name="P241">1: perspective projection (default) </text:p>
        </text:list-item>
        <text:list-item>
          <text:p text:style-name="P236">2: orthographic projection </text:p>
        </text:list-item>
      </text:list>
      <text:p text:style-name="Text_20_body">Description: </text:p>
      <text:p text:style-name="Text_20_body">Sets the camera projection mode. </text:p>
      <text:p text:style-name="Text_20_body">The projection mode is the the technique used by <text:span text:style-name="T26">OpenB3D</text:span> to display 3D graphics on the screen. Using projection mode 0, nothing is displayed on the screen, and this is the fastest method of hiding a camera. Using camera projection mode 1, the graphics are displayed in their 'correct' form - and this is the default mode for a camera. Camera projection mode 2 is a special type of projection, used for displaying 3D graphics on screen, but in a 2D form - that is, no sense of perspective will be <text:soft-page-break/>given to the graphics. Two identical objects at varying distances from the camera will both appear to be the same size. Orthographic projection is useful for 3D editors, where a sense of perspective is unimportant, and also certain games. </text:p>
      <text:p text:style-name="Text_20_body">Use '<text:a xlink:type="simple" xlink:href="#CameraZoom" text:style-name="Internet_20_link" text:visited-style-name="Visited_20_Internet_20_Link">CameraZoom</text:a>' to control the scale of graphics rendered with orthographic projection. As a general rule, using orthographic projection with the default camera zoom setting of 1 will result in graphics that are too 'zoomed-in' - changing the camera zoom to 0.1 should fix this. </text:p>
      <text:p text:style-name="Text_20_body">One thing to note with using camera project mode 2, is that terrains will not be displayed correctly - this is because the level of detail algorithm used by terrains relies on perspective in order to work properly. <text:span text:style-name="T26">Same limits apply to geospheres and isosurfaces</text:span></text:p>
      <text:p text:style-name="P8"/>
      <text:p text:style-name="P8"><text:span text:style-name="T257">void <text:s/></text:span><text:bookmark-start text:name="CameraRange"/><text:alphabetical-index-mark-start text:id="IMark94360571403304"/><text:span text:style-name="T257">CameraRange</text:span><text:bookmark-end text:name="CameraRange"/><text:alphabetical-index-mark-end text:id="IMark94360571403304"/><text:span text:style-name="T257">(Camera* cam,float near,float far)</text:span> </text:p>
      <text:p text:style-name="P8">Sets camera range; any object with a distance from the camera lower than <text:span text:style-name="Emphasis">near</text:span> or higher than <text:span text:style-name="Emphasis">far</text:span> won't be drawn; this will make rendering faster. </text:p>
      <text:p text:style-name="P8"/>
      <text:p text:style-name="P123">void <text:bookmark-start text:name="CameraToTex"/><text:alphabetical-index-mark-start text:id="IMark94360569275416"/>CameraToTex<text:bookmark-end text:name="CameraToTex"/><text:alphabetical-index-mark-end text:id="IMark94360569275416"/>(Texture* tex, Camera* cam, int frame)</text:p>
      <text:p text:style-name="P94"><text:span text:style-name="T250">R</text:span>enders the output of a camera on a texture. Shadows are rendered as well, other informations related to stencils, or to postprocessing are ignored. <text:s/>The camera viewport is ignored, as well. The texture must be created with <text:a xlink:type="simple" xlink:href="#CreateTexture" text:style-name="Internet_20_link" text:visited-style-name="Visited_20_Internet_20_Link">CreateTexture</text:a>. The argument <text:span text:style-name="T1">tex </text:span><text:span text:style-name="T13">is the texture handle, the argument </text:span><text:span text:style-name="T1">cam</text:span><text:span text:style-name="T13"> is the camera handle. </text:span>Argument <text:span text:style-name="T1">frame </text:span><text:span text:style-name="T13">is currently unused. </text:span></text:p>
      <text:p text:style-name="P94"/>
      <text:p text:style-name="P94"/>
      <text:p text:style-name="P122">void <text:s/><text:bookmark-start text:name="CameraViewport"/><text:alphabetical-index-mark-start text:id="IMark94360569275416"/>CameraViewport<text:bookmark-end text:name="CameraViewport"/><text:alphabetical-index-mark-end text:id="IMark94360569275416"/>(Camera* cam,int x,int y,int width,int height)</text:p>
      <text:p text:style-name="P221">Set the camera viewport (the area of the screen where a camera image is rendered); by default, all the screen (or window) is used. </text:p>
      <text:p text:style-name="Text_20_body">This command allows to use only part of the screen, and so the rest of the screen can be used to show panels, or also other camera image (i.e. to achieve split-screen effect). Also, a smaller viewport can be used to make a rear-view effect. </text:p>
      <text:p text:style-name="P8"/>
      <text:p text:style-name="P8"><text:span text:style-name="T257">void <text:s/></text:span><text:bookmark-start text:name="CameraZoom"/><text:alphabetical-index-mark-start text:id="IMark94360569275416"/><text:span text:style-name="T257">CameraZoom</text:span><text:bookmark-end text:name="CameraZoom"/><text:alphabetical-index-mark-end text:id="IMark94360569275416"/><text:span text:style-name="T257">(Camera* cam,float zoom)</text:span></text:p>
      <text:p text:style-name="Standard"><text:span text:style-name="T27">Set the zoom factor of a camera: default is 1. A value lower than 1 will provide a </text:span><text:span text:style-name="T28">wide</text:span><text:span text:style-name="T27">-</text:span><text:span text:style-name="T28">angle</text:span><text:span text:style-name="T27"> effect, a value greater than 1 will give a teleobjective effect.</text:span></text:p>
      <text:p text:style-name="P8"/>
      <text:p text:style-name="P8"/>
      <text:p text:style-name="P122">void <text:bookmark-start text:name="ClearCollisions"/><text:alphabetical-index-mark-start text:id="IMark94360569275416"/>ClearCollisions<text:bookmark-end text:name="ClearCollisions"/><text:alphabetical-index-mark-end text:id="IMark94360569275416"/>()</text:p>
      <text:p text:style-name="P3">Clears the collision information list.</text:p>
      <text:p text:style-name="Text_20_body">Whenever you use the <text:a xlink:type="simple" xlink:href="#Collisions" text:style-name="Internet_20_link" text:visited-style-name="Visited_20_Internet_20_Link">Collisions</text:a> command to enable collisions between two different entity types, information is added to the collision list. This command clears that list, so that no collisions will be detected until the Collisions command is used again.</text:p>
      <text:p text:style-name="Text_20_body">The command will not clear entity collision information. For example, entity radius, type etc.</text:p>
      <text:p text:style-name="P8"/>
      <text:p text:style-name="P122">void <text:bookmark-start text:name="ClearSurface"/><text:alphabetical-index-mark-start text:id="IMark94360571403304"/>ClearSurface<text:bookmark-end text:name="ClearSurface"/><text:alphabetical-index-mark-end text:id="IMark94360571403304"/>(Surface* surf,bool clear_verts,bool clear_tris)</text:p>
      <text:p text:style-name="P8"/>
      <text:p text:style-name="Table_20_Contents"><text:span text:style-name="T1">surface</text:span> - surface handle<text:line-break/><text:span text:style-name="T1">clear_verts</text:span> (optional) - true to remove all vertices from the specified surface, false not to. Defaults to true.<text:line-break/><text:span text:style-name="T1">clear_triangles</text:span> (optional) - true to remove all triangles from the specified surface, false not to. Defaults to true.</text:p>
      <text:p text:style-name="Text_20_body">Description:</text:p>
      <text:p text:style-name="P4"><text:soft-page-break/>Removes all vertices and/or triangles from a surface.</text:p>
      <text:p text:style-name="P4">This is useful for deleting sections of mesh. The results will be instantly visible.</text:p>
      <text:p text:style-name="P5"/>
      <text:p text:style-name="P122">void <text:bookmark-start text:name="ClearTextureFilters"/><text:alphabetical-index-mark-start text:id="IMark94360569275416"/>ClearTextureFilters<text:bookmark-end text:name="ClearTextureFilters"/><text:alphabetical-index-mark-end text:id="IMark94360569275416"/>()</text:p>
      <text:p text:style-name="P8">Clears the current texture filter list.</text:p>
      <text:p text:style-name="P8"/>
      <text:p text:style-name="P122">void <text:bookmark-start text:name="ClearWorld"/><text:alphabetical-index-mark-start text:id="IMark94360571403304"/>ClearWorld<text:bookmark-end text:name="ClearWorld"/><text:alphabetical-index-mark-end text:id="IMark94360571403304"/>(bool entities,bool brushes,bool textures)</text:p>
      <text:p text:style-name="P8"/>
      <text:p text:style-name="P4">Clears a world of all entities, brushes and/or textures.</text:p>
      <text:p text:style-name="P4">This is useful for when a game level may have finished and you wish to free everything up in preparation for loading new entities/brushes/textures without having to free every entity/brush/texture individually.</text:p>
      <text:p text:style-name="P8"/>
      <text:p text:style-name="P8"/>
      <text:p text:style-name="P122">Entity* <text:bookmark-start text:name="CollisionEntity"/><text:alphabetical-index-mark-start text:id="IMark94360571403304"/>CollisionEntity<text:bookmark-end text:name="CollisionEntity"/><text:alphabetical-index-mark-end text:id="IMark94360571403304"/>(Entity* ent,int index)</text:p>
      <text:p text:style-name="P8">Returns the other entity involved in a particular collision. Index should be in the range 1...<text:a xlink:type="simple" xlink:href="#CountCollisions" text:style-name="Internet_20_link" text:visited-style-name="Visited_20_Internet_20_Link">CountCollisions</text:a>( entity ), inclusive. </text:p>
      <text:p text:style-name="P8"/>
      <text:p text:style-name="P122">void <text:bookmark-start text:name="Collisions"/><text:alphabetical-index-mark-start text:id="IMark94360569275416"/>Collisions<text:bookmark-end text:name="Collisions"/><text:alphabetical-index-mark-end text:id="IMark94360569275416"/>(int src_no,int dest_no,int method_no,int response_no)</text:p>
      <text:p text:style-name="P221">Enable collision detecting; every time an <text:a xlink:type="simple" xlink:href="#UpdateWorld" text:style-name="Internet_20_link" text:visited-style-name="Visited_20_Internet_20_Link"><text:span text:style-name="T254">UpdateWorld</text:span></text:a> command is performed, the library will automatically check if two or more entities are colliding, and will react to that (so, you don't need to check at every cycle if there are some colliding entity, the library will do that for you) </text:p>
      <text:p text:style-name="Text_20_body">Not all entities will be checked: only collision between entity of type <text:span text:style-name="Emphasis">src_type</text:span> with entities of type <text:span text:style-name="Emphasis">dest_type</text:span> will be detected (since some entities might not need to be checked for collisions, or might need to react in a different way) </text:p>
      <text:p text:style-name="Text_20_body">You can set the type of an entity with <text:a xlink:type="simple" xlink:href="#EntityType" text:style-name="Internet_20_link" text:visited-style-name="Visited_20_Internet_20_Link"><text:span text:style-name="T254">EntityType</text:span></text:a> (the type is a simple number: all entities of the same type will behave in the same way): <text:span text:style-name="T177">a negative type would mean that the entity has to be checked for dynamic collisions (slower, </text:span><text:span text:style-name="T178">but it works even when the target is moving</text:span><text:span text:style-name="T177">)</text:span></text:p>
      <text:p text:style-name="Text_20_body"><text:span text:style-name="Emphasis">method</text:span> is the collision detection method: </text:p>
      <text:p text:style-name="Text_20_body">1: ellipsoid-to-ellipsoid collisions (fastest, but not much accurate: you need to set ellipsoid radius with <text:a xlink:type="simple" xlink:href="#EntityRadius" text:style-name="Internet_20_link" text:visited-style-name="Visited_20_Internet_20_Link"><text:span text:style-name="Emphasis">EntityRadius</text:span></text:a>) </text:p>
      <text:p text:style-name="Text_20_body">2: ellipsoid-to-polygon collisions (the most precise, but slower) </text:p>
      <text:p text:style-name="Text_20_body">3: ellipsoid-to-box collisions (need to set box size with <text:a xlink:type="simple" xlink:href="#EntityBox" text:style-name="Internet_20_link" text:visited-style-name="Visited_20_Internet_20_Link"><text:span text:style-name="Emphasis">EntityBox</text:span></text:a>) </text:p>
      <text:p text:style-name="Text_20_body"><text:span text:style-name="Emphasis">response</text:span> is what the source entity does when a collision occurs: </text:p>
      <text:p text:style-name="Text_20_body">1: entity will stop </text:p>
      <text:p text:style-name="Text_20_body">2: slide1 - full sliding collision </text:p>
      <text:p text:style-name="Text_20_body">3: slide2 - prevent entities from sliding down slopes </text:p>
      <text:p text:style-name="P8"/>
      <text:p text:style-name="P8"/>
      <text:p text:style-name="P122">float <text:bookmark-start text:name="CollisionNX"/><text:alphabetical-index-mark-start text:id="IMark94360569275416"/>CollisionNX<text:bookmark-end text:name="CollisionNX"/><text:alphabetical-index-mark-end text:id="IMark94360569275416"/>(Entity* ent,int index)</text:p>
      <text:p text:style-name="P221">Returns the x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text:soft-page-break/></text:p>
      <text:p text:style-name="P8"/>
      <text:p text:style-name="P122">float <text:bookmark-start text:name="CollisionNY"/><text:alphabetical-index-mark-start text:id="IMark94360571403304"/>CollisionNY<text:bookmark-end text:name="CollisionNY"/><text:alphabetical-index-mark-end text:id="IMark94360571403304"/>(Entity* ent,int index)</text:p>
      <text:p text:style-name="P221">Returns the <text:span text:style-name="T178">y</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8"/>
      <text:p text:style-name="P122">float <text:bookmark-start text:name="CollisionNZ"/><text:alphabetical-index-mark-start text:id="IMark94360569275416"/>CollisionNZ<text:bookmark-end text:name="CollisionNZ"/><text:alphabetical-index-mark-end text:id="IMark94360569275416"/>(Entity* ent,int index)</text:p>
      <text:p text:style-name="P221">Returns the <text:span text:style-name="T178">z</text:span> component of the normal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Surface* <text:bookmark-start text:name="CollisionSurface"/><text:alphabetical-index-mark-start text:id="IMark94360569275416"/>CollisionSurface<text:bookmark-end text:name="CollisionSurface"/><text:alphabetical-index-mark-end text:id="IMark94360569275416"/>(Entity* ent,int index)</text:p>
      <text:p text:style-name="P221">Returns the handle of the surfac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float <text:bookmark-start text:name="CollisionTime"/><text:alphabetical-index-mark-start text:id="IMark94360569275416"/>CollisionTime<text:bookmark-end text:name="CollisionTime"/><text:alphabetical-index-mark-end text:id="IMark94360569275416"/>(Entity* ent,int index)</text:p>
      <text:p text:style-name="P221">Returns the time taken to calculate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int <text:bookmark-start text:name="CollisionTriangle"/><text:alphabetical-index-mark-start text:id="IMark94360569275416"/>CollisionTriangle<text:bookmark-end text:name="CollisionTriangle"/><text:alphabetical-index-mark-end text:id="IMark94360569275416"/>(Entity* ent,int index)</text:p>
      <text:p text:style-name="P221">Returns the index number of the triangle belonging to the specified entity that was closest to the point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float <text:bookmark-start text:name="CollisionX"/><text:alphabetical-index-mark-start text:id="IMark94360569275416"/>CollisionX<text:bookmark-end text:name="CollisionX"/><text:alphabetical-index-mark-end text:id="IMark94360569275416"/>(Entity* ent,int index)</text:p>
      <text:p text:style-name="P221">Returns the world x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float <text:bookmark-start text:name="CollisionY"/><text:alphabetical-index-mark-start text:id="IMark94360569275416"/>CollisionY<text:bookmark-end text:name="CollisionY"/><text:alphabetical-index-mark-end text:id="IMark94360569275416"/>(Entity* ent,int index)</text:p>
      <text:p text:style-name="P221">Returns the world <text:span text:style-name="T179">y</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8"/>
      <text:p text:style-name="P122">float <text:bookmark-start text:name="CollisionZ"/><text:alphabetical-index-mark-start text:id="IMark94360569275416"/>CollisionZ<text:bookmark-end text:name="CollisionZ"/><text:alphabetical-index-mark-end text:id="IMark94360569275416"/>(Entity* ent,int index)</text:p>
      <text:p text:style-name="P221">Returns the world <text:span text:style-name="T179">z</text:span> coordinate of a particular collision. </text:p>
      <text:p text:style-name="Text_20_body">Index should be in the range 1...<text:a xlink:type="simple" xlink:href="#CountCollisions" text:style-name="Internet_20_link" text:visited-style-name="Visited_20_Internet_20_Link">CountCollisions</text:a>( entity ) inclusive. </text:p>
      <text:p text:style-name="P113"/>
      <text:p text:style-name="P113"/>
      <text:p text:style-name="P129">Mesh* <text:bookmark-start text:name="CopyMesh"/><text:alphabetical-index-mark-start text:id="IMark94360571403304"/>CopyMesh<text:bookmark-end text:name="CopyMesh"/><text:alphabetical-index-mark-end text:id="IMark94360571403304"/>(Mesh* mesh,Entity* parent)</text:p>
      <text:p text:style-name="P197">Creates a copy of a mesh and returns the newly-created mesh's handle. </text:p>
      <text:p text:style-name="P231">The difference between CopyMesh and <text:a xlink:type="simple" xlink:href="#CopyEntity" text:style-name="Internet_20_link" text:visited-style-name="Visited_20_Internet_20_Link">CopyEntity</text:a> is that <text:span text:style-name="T180">children entities are not copied (and that includes bones, or attached entities). So, CopyMesh is not recommended for animated meshes.</text:span></text:p>
      <text:p text:style-name="P231">CopyMesh is identical to performing new_mesh=CreateMesh() : AddMesh mesh,new_mesh </text:p>
      <text:p text:style-name="P113"/>
      <text:p text:style-name="P113"><text:soft-page-break/></text:p>
      <text:p text:style-name="P122">int <text:bookmark-start text:name="CountChildren"/><text:alphabetical-index-mark-start text:id="IMark94360571403304"/>CountChildren<text:bookmark-end text:name="CountChildren"/><text:alphabetical-index-mark-end text:id="IMark94360571403304"/>(Entity* ent)</text:p>
      <text:p text:style-name="P8">Returns the number of children of an entity. </text:p>
      <text:p text:style-name="P8"/>
      <text:p text:style-name="P122">int <text:bookmark-start text:name="CountCollisions"/><text:alphabetical-index-mark-start text:id="IMark94360569275416"/>CountCollisions<text:bookmark-end text:name="CountCollisions"/><text:alphabetical-index-mark-end text:id="IMark94360569275416"/>(Entity* ent)</text:p>
      <text:p text:style-name="P8">Returns how many collisions an entity was involved in during the last UpdateWorld. </text:p>
      <text:p text:style-name="P8"/>
      <text:p text:style-name="P122">Entity* <text:bookmark-start text:name="CopyEntity"/>CopyEntity<text:bookmark-end text:name="CopyEntity"/>(Entity* ent,Entity* parent)</text:p>
      <text:p text:style-name="P221">Creates a copy of an entity and returns the handle of the newly created copy. Any entity (a mesh, a light, a pivot, a terrain...) can be copied. <text:span text:style-name="T180">Children entities are copied as well.</text:span></text:p>
      <text:p text:style-name="Text_20_body">If a parent entity is specified, the copied entity will be created at the parent entity's position. Otherwise, it will be created at 0,0,0. </text:p>
      <text:p text:style-name="P8"/>
      <text:p text:style-name="P122">int <text:bookmark-start text:name="CountSurfaces"/><text:alphabetical-index-mark-start text:id="IMark94360571403304"/>CountSurfaces<text:bookmark-end text:name="CountSurfaces"/><text:alphabetical-index-mark-end text:id="IMark94360571403304"/>(Mesh* mesh)</text:p>
      <text:p text:style-name="P8">Returns the number of surfaces that are used in <text:span text:style-name="Emphasis">mesh</text:span> (a mesh can have more than one surface) </text:p>
      <text:p text:style-name="P8"/>
      <text:p text:style-name="P122">int <text:bookmark-start text:name="CountTriangles"/><text:alphabetical-index-mark-start text:id="IMark94360569275416"/>CountTriangles<text:bookmark-end text:name="CountTriangles"/><text:alphabetical-index-mark-end text:id="IMark94360569275416"/>(Surface* surf)</text:p>
      <text:p text:style-name="P8">Returns the number of triangles in a surface.</text:p>
      <text:p text:style-name="P8"/>
      <text:p text:style-name="P122">int <text:bookmark-start text:name="CountVertices"/><text:alphabetical-index-mark-start text:id="IMark94360571403304"/>CountVertices<text:bookmark-end text:name="CountVertices"/><text:alphabetical-index-mark-end text:id="IMark94360571403304"/>(Surface* surf)</text:p>
      <text:p text:style-name="Standard"><text:span text:style-name="T27">Returns the number of </text:span><text:span text:style-name="T29">vertices</text:span><text:span text:style-name="T27"> in a surface.</text:span></text:p>
      <text:p text:style-name="P8"/>
      <text:p text:style-name="P8"/>
      <text:p text:style-name="P8"><text:span text:style-name="T257">Blob* </text:span><text:bookmark-start text:name="CreateBlob"/><text:alphabetical-index-mark-start text:id="IMark94360569275416"/><text:span text:style-name="T257">CreateBlob</text:span><text:bookmark-end text:name="CreateBlob"/><text:alphabetical-index-mark-end text:id="IMark94360569275416"/><text:span text:style-name="T257">(Fluid* fluid, float radius, Entity* parent_ent)</text:span> </text:p>
      <text:p text:style-name="P206"><text:span text:style-name="T30">Creates a “blob”, also called a “metaball”, from a given fluid. A blob will react only with other blobs of the same isosurface, and it is basically </text:span><text:span text:style-name="T31">similar to a sphere made of goo, that can stick to other ones and merge with them. The size is determined by the </text:span><text:span text:style-name="T33">radius</text:span><text:span text:style-name="T31">; if the radius is negative, the blob won’t be visible, but if it is moved close to other ones it can repel them, or appear like a hole.</text:span></text:p>
      <text:p text:style-name="P164"><text:span text:style-name="T31">B</text:span><text:span text:style-name="T27">lobs are useful to show fluids, atoms and molecules, or organic-like structures. They cannot have a color or a texture, and they will use the parameters of their fluid entity</text:span></text:p>
      <text:p text:style-name="P8"/>
      <text:p text:style-name="P122">Bone* <text:bookmark-start text:name="CreateBone"/><text:alphabetical-index-mark-start text:id="IMark94360571122392"/>CreateBone<text:bookmark-end text:name="CreateBone"/><text:alphabetical-index-mark-end text:id="IMark94360571122392"/>(Mesh* mesh, Entity* parent_ent)</text:p>
      <text:p text:style-name="P205"><text:span text:style-name="T31">Creates a Bone entity, that will be used for the animation of </text:span><text:span text:style-name="T33">mesh. </text:span><text:span text:style-name="T84">Bones can later be set to affect the mesh vertices with the command </text:span><text:a xlink:type="simple" xlink:href="#SkinMesh" text:style-name="Internet_20_link" text:visited-style-name="Visited_20_Internet_20_Link">SkinMesh</text:a><text:span text:style-name="T84">. </text:span></text:p>
      <text:p text:style-name="P8"/>
      <text:p text:style-name="P122">Brush* <text:bookmark-start text:name="CreateBrush"/><text:alphabetical-index-mark-start text:id="IMark94360571122392"/>CreateBrush<text:bookmark-end text:name="CreateBrush"/><text:alphabetical-index-mark-end text:id="IMark94360571122392"/>(float r,float g,float b)</text:p>
      <text:p text:style-name="P3">Creates a brush and returns a brush handle.</text:p>
      <text:p text:style-name="Text_20_body">The optional green, red and blue values allow you to set the colour of the brush. Values should be in the range 0-255. If omitted the values default to 255.<text:line-break/><text:line-break/>A brush is a collection of properties such as Colour, Alpha, Shininess, Texture etc that are all stored as part of the brush. Then, all these properties can be applied to an entity, mesh or surface at once just by using <text:a xlink:type="simple" xlink:href="#PaintEntity" text:style-name="Internet_20_link" text:visited-style-name="Visited_20_Internet_20_Link">PaintEntity</text:a>, <text:a xlink:type="simple" xlink:href="#PaintMesh" text:style-name="Internet_20_link" text:visited-style-name="Visited_20_Internet_20_Link">PaintMesh</text:a> or <text:a xlink:type="simple" xlink:href="#PaintSurface" text:style-name="Internet_20_link" text:visited-style-name="Visited_20_Internet_20_Link">PaintSurface</text:a>.</text:p>
      <text:p text:style-name="Text_20_body">When creating your own mesh, if you wish for certain surfaces to look differently from one another, then you will need to use brushes to paint individual surfaces. Using commands such as EntityColor, EntityAlpha will apply the effect to all surfaces at once, which may not be what you wish to achieve.</text:p>
      <text:p text:style-name="P8"/>
      <text:p text:style-name="P122">Camera* <text:bookmark-start text:name="CreateCamera"/><text:alphabetical-index-mark-start text:id="IMark94360563232072"/>CreateCamera<text:bookmark-end text:name="CreateCamera"/><text:alphabetical-index-mark-end text:id="IMark94360563232072"/>(Entity* parent)</text:p>
      <text:p text:style-name="P3">Creates a camera entity and returns its handle.</text:p>
      <text:p text:style-name="Text_20_body"><text:soft-page-break/>Without at least one camera, you won't be able to see anything in your 3D world. With more than one camera, you will be to achieve effect such as split-screen modes and rear-view mirrors.</text:p>
      <text:p text:style-name="Text_20_body">A camera <text:span text:style-name="T181">by default </text:span>render<text:span text:style-name="T181">s</text:span> to the backbuffer. If you wish to display 3D graphics on a texture <text:span text:style-name="T181">you can use </text:span><text:a xlink:type="simple" xlink:href="#CameraToTex" text:style-name="Internet_20_link" text:visited-style-name="Visited_20_Internet_20_Link"><text:span text:style-name="T181">CameraToTex</text:span></text:a>.</text:p>
      <text:p text:style-name="Text_20_body">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221"/>
      <text:p text:style-name="P122">Constraint* <text:bookmark-start text:name="CreateConstraint"/><text:alphabetical-index-mark-start text:id="IMark94360571122392"/>CreateConstraint<text:bookmark-end text:name="CreateConstraint"/><text:alphabetical-index-mark-end text:id="IMark94360571122392"/>(Entity* p1, Entity* p2, float l<text:span text:style-name="T182">ength</text:span>)</text:p>
      <text:p text:style-name="P204"><text:span text:style-name="T71">It creates a bound between the entities p1 and p2, forcing them to maintain a distance of </text:span><text:span text:style-name="T34">length</text:span><text:span text:style-name="T71"> between them. Both entities can still be moved, but the movements of one will influence the movement of the other. An entity can have more than one constraint, with different entities. Constraints can be very useful in physics simulation</text:span></text:p>
      <text:p text:style-name="P8"/>
      <text:p text:style-name="P33"/>
      <text:p text:style-name="P130">Mesh* <text:bookmark-start text:name="CreateCone"/><text:alphabetical-index-mark-start text:id="IMark94360571122392"/>CreateCone<text:bookmark-end text:name="CreateCone"/><text:alphabetical-index-mark-end text:id="IMark94360571122392"/>(int segments,bool solid,Entity* parent)</text:p>
      <text:p text:style-name="P118"><text:span text:style-name="T1">segments</text:span> (optional) - cone detail. Defaults to 8.<text:line-break/><text:span text:style-name="T1">parent</text:span> (optional) - parent entity of cone<text:line-break/><text:span text:style-name="T1">solid</text:span> (optional) - true for a cone with a base, false for a cone without a base. Defaults to true.</text:p>
      <text:p text:style-name="P8"/>
      <text:p text:style-name="P15">Description</text:p>
      <text:p text:style-name="P34"/>
      <text:p text:style-name="P202">Creates a cone mesh/entity and returns its handle.</text:p>
      <text:p text:style-name="Text_20_body">The cone will be centred at 0,0,0 and the base of the cone will have a radius of 1.</text:p>
      <text:p text:style-name="Text_20_body">The <text:span text:style-name="T1">segments</text:span> value must be in the range 3-100 inclusive.</text:p>
      <text:p text:style-name="Text_20_body">Example segments values (solid=true):<text:line-break/>4: 6 polygons - a pyramid<text:line-break/>8: 14 polygons - bare minimum amount of polygons for a cone<text:line-break/>16: 30 polygons - smooth cone at medium-high distances<text:line-break/>32: 62 polygons - smooth cone at close distances</text:p>
      <text:p text:style-name="P223">The optional <text:span text:style-name="T1">parent</text:span> parameter allow you to specify a parent entity for the cone so that when the parent is moved the child cone will move with it. However, this relationship is one way; applying movement commands to the child will not affect the parent.</text:p>
      <text:p text:style-name="P223"/>
      <text:p text:style-name="P223"/>
      <text:p text:style-name="P131">Mesh* <text:bookmark-start text:name="CreateCube"/><text:alphabetical-index-mark-start text:id="IMark94360571122392"/>CreateCube<text:bookmark-end text:name="CreateCube"/><text:alphabetical-index-mark-end text:id="IMark94360571122392"/>(Entity* parent)</text:p>
      <text:p text:style-name="P203">Creates a cube mesh/entity and returns its handle.</text:p>
      <text:p text:style-name="Text_20_body">The cube will extend from -1,-1,-1 to +1,+1,+1.</text:p>
      <text:p text:style-name="Text_20_body">The optional <text:span text:style-name="T1">parent</text:span> parameter allow you to specify a parent entity for the cube so that when the parent is moved the child cube will move with it. However, this relationship is one way; applying movement commands to the child will not affect the parent.</text:p>
      <text:p text:style-name="P8"/>
      <text:p text:style-name="P8"/>
      <text:p text:style-name="P8"/>
      <text:p text:style-name="P132">Mesh* <text:bookmark-start text:name="CreateCylinder"/><text:alphabetical-index-mark-start text:id="IMark94360563232072"/>CreateCylinder<text:bookmark-end text:name="CreateCylinder"/><text:alphabetical-index-mark-end text:id="IMark94360563232072"/>(int segments,bool solid,Entity* parent)</text:p>
      <text:p text:style-name="P202"><text:span text:style-name="T27">segments (optional) - </text:span><text:span text:style-name="T72">cylinder</text:span><text:span text:style-name="T27"> detail. Defaults to 8.<text:line-break/>parent (optional) - parent entity of cone<text:line-break/></text:span><text:soft-page-break/><text:span text:style-name="T27">solid (optional) - true for a c</text:span><text:span text:style-name="T72">ylinder</text:span><text:span text:style-name="T27"> with a base, false for a </text:span><text:span text:style-name="T72">tube</text:span><text:span text:style-name="T27">. Defaults to true.</text:span></text:p>
      <text:p text:style-name="P117"/>
      <text:p text:style-name="P34">Description</text:p>
      <text:p text:style-name="P34"/>
      <text:p text:style-name="P202">Creates a <text:span text:style-name="T186">cylinder</text:span> mesh/entity and returns its handle.</text:p>
      <text:p text:style-name="P230">The <text:span text:style-name="T187">cylinder</text:span> will be centred at 0,0,0 and will have a radius of 1.</text:p>
      <text:p text:style-name="P230">The <text:span text:style-name="T1">segments</text:span> value must be in the range 3-100 inclusive.</text:p>
      <text:p text:style-name="P229">Example segments values (solid=true):<text:line-break/><text:span text:style-name="T183">3: 8 polygons - a prism<text:line-break/>8: 28 polygons - bare minimum amount of polygons for a cylinder<text:line-break/>16: 60 polygons - smooth cylinder at medium-high distances<text:line-break/>32: 124 polygons - smooth cylinder at close distances</text:span></text:p>
      <text:p text:style-name="P229"><text:span text:style-name="T183">The optional </text:span><text:span text:style-name="T185">parent</text:span><text:span text:style-name="T183"> parameter allow you to specify a parent entity for the </text:span><text:span text:style-name="T184">cylinder</text:span><text:span text:style-name="T183"> so that when the parent is moved the child cone will move with it. However, this relationship is one way; applying movement commands to the child will not affect the parent.</text:span></text:p>
      <text:p text:style-name="P117"/>
      <text:p text:style-name="P8"/>
      <text:p text:style-name="P128">Fluid* <text:bookmark-start text:name="CreateFluid"/><text:alphabetical-index-mark-start text:id="IMark94360571122392"/>CreateFluid<text:bookmark-end text:name="CreateFluid"/><text:alphabetical-index-mark-end text:id="IMark94360571122392"/>()</text:p>
      <text:p text:style-name="P35">Creates a <text:span text:style-name="T233">fluid</text:span> <text:span text:style-name="T233">entity, or, more specifically, an </text:span>isosurface. <text:span text:style-name="T234">Isosurfaces are 3d objects that are not </text:span><text:span text:style-name="T235">defined by a list of triangles, but by a 3d field, that can be based on a given array, or on a mathematical function: the isosurface represents points of constant value inside that field. </text:span></text:p>
      <text:p text:style-name="P36">An application for isosurfaces is the rendering of metaballs, or blobs, with the command <text:a xlink:type="simple" xlink:href="#CreateBlob" text:style-name="Internet_20_link" text:visited-style-name="Visited_20_Internet_20_Link">CreateBlob</text:a>. </text:p>
      <text:p text:style-name="P36">To create textured blobs, the texture, brush, or shader has to be applied to the fluid entity, and not to the blob entity.</text:p>
      <text:p text:style-name="P102"/>
      <text:p text:style-name="P102"/>
      <text:p text:style-name="P128">Terrain* <text:bookmark-start text:name="CreateGeosphere"/><text:alphabetical-index-mark-start text:id="IMark94360571122392"/>CreateGeosphere<text:bookmark-end text:name="CreateGeosphere"/><text:alphabetical-index-mark-end text:id="IMark94360571122392"/>(int size, Entity* parent)</text:p>
      <text:p text:style-name="P2"><text:span text:style-name="T27">Creates a </text:span><text:span text:style-name="T73">geosphere</text:span><text:span text:style-name="T27"> </text:span><text:span text:style-name="T73">(planet) </text:span><text:span text:style-name="T27">entity and returns its handle.</text:span></text:p>
      <text:p text:style-name="Text_20_body">A <text:span text:style-name="T188">geosphere </text:span>is a special type of polygon object that uses real-time level of detail (LOD) to display <text:span text:style-name="T188">a spherical</text:span> landscape which should theoretically consist of over million<text:span text:style-name="T188">s</text:spa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221"/>
      <text:p text:style-name="P122">Mesh* <text:bookmark-start text:name="CreateMesh"/><text:alphabetical-index-mark-start text:id="IMark94360571122392"/>CreateMesh<text:bookmark-end text:name="CreateMesh"/><text:alphabetical-index-mark-end text:id="IMark94360571122392"/>(Entity* parent)</text:p>
      <text:p text:style-name="P115">Create a 'blank' mesh entity and returns its handle. <text:line-break/><text:line-break/>When a mesh is first created it has no surfaces, vertices or triangles associated with it. <text:line-break/><text:line-break/>To add geometry to this mesh, you will need to: <text:line-break/><text:line-break/>CreateSurface() ; To make a surface <text:line-break/><text:soft-page-break/>AddVertex ; You will need to add at least 3 to make a Triangle <text:line-break/>AddTriangle ; This will add a triangle by connecting the Vertices (points) you added to the mesh. </text:p>
      <text:p text:style-name="P116"/>
      <text:p text:style-name="P116"><text:s/></text:p>
      <text:p text:style-name="P122">Light* <text:bookmark-start text:name="CreateLight"/><text:alphabetical-index-mark-start text:id="IMark94360571122392"/>CreateLight<text:bookmark-end text:name="CreateLight"/><text:alphabetical-index-mark-end text:id="IMark94360571122392"/>(int light_type,Entity* parent)</text:p>
      <text:p text:style-name="P3">Creates a light.</text:p>
      <text:p text:style-name="Text_20_body">Lights work by affecting the colour of all vertices within the light's range. You need at to create at least one light if you wish to use 3D graphics otherwise everything will appear flat.<text:line-break/><text:line-break/>The optional type parameter allows you to specify the type of light you wish to create. A value of 1 creates a directional light. This works similar to a sun shining on a house. All walls facing a certain direction are lit the same. How much they are lit by depends on the angle of the light reaching them.<text:line-break/><text:line-break/>A value of 2 creates a point light. This works a little bit like a light bulb in a house, starting from a central point and gradually fading outwards.<text:line-break/><text:line-break/>A value of 3 creates a spot light. This is a cone of light. This works similar to shining a torch in a house. It starts with an inner angle of light, and then extends towards an outer angle of light.</text:p>
      <text:p text:style-name="P224">For a light of type 1, only direction is used to calculate the light, while the light position is ignored. For a light of type 2, only position is used to calculate the light, direction is ignored. A light of type 3 is calculated using both direction and position.</text:p>
      <text:p text:style-name="P224">A high number of light affects rendering speed. Usually 8 lights can be supported, no more. </text:p>
      <text:p text:style-name="P224">A light can cast shadows, although they have to be created with CreateShadow.</text:p>
      <text:p text:style-name="Text_20_body">The optional <text:span text:style-name="T1">parent</text:span> parameter allow you to specify a parent entity for the light so that when the parent is moved the child light will move with it. However, this relationship is one way; applying movement commands to the child will not affect the parent.</text:p>
      <text:p text:style-name="P8"/>
      <text:p text:style-name="P133">OcTree* <text:bookmark-start text:name="CreateOcTree"/><text:alphabetical-index-mark-start text:id="IMark94360571122392"/>CreateOcTree<text:bookmark-end text:name="CreateOcTree"/><text:alphabetical-index-mark-end text:id="IMark94360571122392"/>(float w<text:span text:style-name="T230">idth</text:span>, float h<text:span text:style-name="T230">eight</text:span>, float d<text:span text:style-name="T230">epth</text:span>, Entity* parent_ent=0)</text:p>
      <text:p text:style-name="P174"><text:span text:style-name="T149">Creates an octree of given </text:span><text:span text:style-name="T54">width</text:span><text:span text:style-name="T149">, </text:span><text:span text:style-name="T54">height</text:span><text:span text:style-name="T149"> and </text:span><text:span text:style-name="T54">depth</text:span><text:span text:style-name="T149">. </text:span><text:span text:style-name="T150">An octree </text:span><text:span text:style-name="T151">allows to manage several static entities, allowing to create complex structures made of blocks (in a way similar to what tilemaps do in 2d graphics), </text:span><text:span text:style-name="T152">and also allowing LOD (by showing smaller blocks only when they are close enough). An octree can be imagined as a cube subdivided in eight smaller cubes, each one subdivided again. So, the first level will be a 2x2x2=8 blocks structure, at the second level it will be a 4x4x4=64 blocks structure, and so on.</text:span></text:p>
      <text:p text:style-name="P37"/>
      <text:p text:style-name="P228"><text:span text:style-name="T152">The optional </text:span><text:span text:style-name="T55">parent</text:span><text:span text:style-name="T152"> parameter allow you to specify a parent entity for the terrain so that when the parent is moved the child terrain will move with it. However, this relationship is one way; applying movement commands to the child will not affect the parent.</text:span></text:p>
      <text:p text:style-name="P92"/>
      <text:p text:style-name="P133">ParticleEmitter* <text:bookmark-start text:name="CreateParticleEmitter"/><text:alphabetical-index-mark-start text:id="IMark94360561654280"/>CreateParticleEmitter<text:bookmark-end text:name="CreateParticleEmitter"/><text:alphabetical-index-mark-end text:id="IMark94360561654280"/>(Entity* particle, Entity* parent_ent=0)</text:p>
      <text:p text:style-name="P38">Creates an emitter entity. An emitter is an entity that periodically produces new entities of a given kind (usually particle sprites), and launches them: those entities have a limited lifespan, then they are automatically removed. They are produced by duplicating a given <text:span text:style-name="T1">particle</text:span> entity: the recommended entity to be used for that is a sprite with <text:a xlink:type="simple" xlink:href="#SpriteRenderMode" text:style-name="Internet_20_link" text:visited-style-name="Visited_20_Internet_20_Link">SpriteRenderMode</text:a> set to 3, but any kind of entity can be used, including blobs (for water simulation) or even other emitters (for firework effects, for example)</text:p>
      <text:p text:style-name="P102"/>
      <text:p text:style-name="P227"><text:span text:style-name="T152">The optional </text:span><text:span text:style-name="T55">parent</text:span><text:span text:style-name="T152"> parameter allow you to specify a parent entity for the terrain so that when the </text:span><text:soft-page-break/><text:span text:style-name="T152">parent is moved the child terrain will move with it. However, this relationship is one way; applying movement commands to the child will not affect the parent.</text:span></text:p>
      <text:p text:style-name="P102"/>
      <text:p text:style-name="P128">Pivot* <text:bookmark-start text:name="CreatePivot"/><text:alphabetical-index-mark-start text:id="IMark94360561654280"/>CreatePivot<text:bookmark-end text:name="CreatePivot"/><text:alphabetical-index-mark-end text:id="IMark94360561654280"/>(Entity* parent)</text:p>
      <text:p text:style-name="P8">Creates a pivot entity. <text:line-break/><text:line-break/>A pivot entity is an invisible point in 3D space that's main use is to act as a parent entity to other entities. The pivot can then be used to control lots of entities at once, or act as new centre of rotation for other entities. <text:line-break/><text:line-break/>To enforce this relationship; use EntityParent or make use of the optional parent entity parameter available with all entity load/creation commands. <text:line-break/><text:line-break/>Indeed, this parameter is also available with the CreatePivot command if you wish for the pivot to have a parent entity itself. </text:p>
      <text:p text:style-name="P8"/>
      <text:p text:style-name="P8"/>
      <text:p text:style-name="P122">Mesh* <text:bookmark-start text:name="CreatePlane"/><text:alphabetical-index-mark-start text:id="IMark94360561654280"/>CreatePlane<text:bookmark-end text:name="CreatePlane"/><text:alphabetical-index-mark-end text:id="IMark94360561654280"/>(int divisions,Entity* parent)</text:p>
      <text:p text:style-name="Standard"><text:span text:style-name="T27">Creates a plane entity and returns its handle. <text:line-break/><text:line-break/>A plane entity is basically a flat, infinite 'ground'. It is useful for outdoor games where you never want the player to see/reach the edge of the game world. <text:line-break/><text:line-break/>The optional </text:span><text:span text:style-name="T32">div</text:span><text:span text:style-name="T70">ision</text:span><text:span text:style-name="T32">s</text:span><text:span text:style-name="T27"> parameter </text:span><text:span text:style-name="T74">is currently unused.</text:span><text:span text:style-name="T27"><text:line-break/><text:line-break/>The </text:span><text:span text:style-name="T78">optional</text:span><text:span text:style-name="T27"> </text:span><text:span text:style-name="T32">parent</text:span><text:span text:style-name="T27">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22">PostFX* <text:bookmark-start text:name="CreatePostFX"/><text:alphabetical-index-mark-start text:id="IMark94360562405640"/>CreatePostFX<text:bookmark-end text:name="CreatePostFX"/><text:alphabetical-index-mark-end text:id="IMark94360562405640"/>(Camera* cam<text:span text:style-name="T247">era</text:span>, int passes=1)</text:p>
      <text:p text:style-name="P201"><text:span text:style-name="T163">Creates a post-processing effect. Post-processing effects are a special kind of shaders that are applied on the entire visible area, after the scene has been rendered, and not on the single entity. They can be applied even on scene that feature entities using custom shaders (they can also cooperate with entity shaders in some special cases, like deferred </text:span><text:span text:style-name="T164">shading). They can be used, for example, to render a scene in black and white, or to simulate a night vision device, or a fisheye lens, and so on. </text:span></text:p>
      <text:p text:style-name="P201"><text:span text:style-name="T164">A post-processing effect works by rendering the scene on a texture, then applying that texture to a rectangular surface as big as the visible area, and rendering it using a custom shader. This operation can be performed more than once, to use different shader programs (for example, in one step colors are changed, in the next step the image is blurred, and so on). The parameter </text:span><text:span text:style-name="T64">passes</text:span><text:span text:style-name="T164"> specifies how many steps are needed.</text:span></text:p>
      <text:p text:style-name="P115"/>
      <text:p text:style-name="P122">Mesh* <text:bookmark-start text:name="CreateQuad"/><text:alphabetical-index-mark-start text:id="IMark94360562405640"/>CreateQuad<text:bookmark-end text:name="CreateQuad"/><text:alphabetical-index-mark-end text:id="IMark94360562405640"/>(Entity* parent)</text:p>
      <text:p text:style-name="Standard"><text:span text:style-name="T27">Creates a </text:span><text:span text:style-name="T74">quad</text:span><text:span text:style-name="T27"> entity and returns its handle. <text:line-break/><text:line-break/>A </text:span><text:span text:style-name="T74">quad </text:span><text:span text:style-name="T27">entity is basically a flat </text:span><text:span text:style-name="T74">square, useful for tiles.</text:span><text:span text:style-name="T27"><text:line-break/><text:line-break/>The optional </text:span><text:span text:style-name="T32">parent</text:span><text:span text:style-name="T27"> parameter allows you to specify a parent entity for the plane so that when the parent is moved the child plane will move with it. However, this relationship is one way; applying movement commands to the child will not affect the parent. <text:line-break/></text:span></text:p>
      <text:p text:style-name="P115"/>
      <text:p text:style-name="P122"><text:soft-page-break/>RigidBody* <text:bookmark-start text:name="CreateRigidBody"/><text:alphabetical-index-mark-start text:id="IMark94360562405640"/>CreateRigidBody<text:bookmark-end text:name="CreateRigidBody"/><text:alphabetical-index-mark-end text:id="IMark94360562405640"/>(Entity* body, Entity* p1, Entity* p2, Entity* p3, Entity* p4)</text:p>
      <text:p text:style-name="P200"><text:span text:style-name="T75">A RigidBody is a particular kind of entity: it is not affected anymore by commands like TurnEntity, MoveEntity, PositionEntity, RotateEntity, or ScaleEntity; </text:span><text:span text:style-name="T76">its behavior is determined by the four entities </text:span><text:span text:style-name="T35">p1</text:span><text:span text:style-name="T76">, </text:span><text:span text:style-name="T35">p2</text:span><text:span text:style-name="T76">, </text:span><text:span text:style-name="T35">p3 </text:span><text:span text:style-name="T76">and </text:span><text:span text:style-name="T35">p4 </text:span><text:span text:style-name="T77">(usually those entities are pivots).</text:span><text:span text:style-name="T76"> Its position is determined by p1’s position, and its orientation is determined by the other entities that will point where </text:span><text:span text:style-name="T77">the forward, the top, and the right are; if the entities are not correctly aligned, the </text:span><text:span text:style-name="T36">body</text:span><text:span text:style-name="T77"> entity might be deformed. For that reason, the entities used as </text:span><text:span text:style-name="T76"><text:s/></text:span><text:span text:style-name="T35">p1</text:span><text:span text:style-name="T76">, </text:span><text:span text:style-name="T35">p2</text:span><text:span text:style-name="T76">, </text:span><text:span text:style-name="T35">p3 </text:span><text:span text:style-name="T76">and </text:span><text:span text:style-name="T35">p4 </text:span><text:span text:style-name="T79">should be connected using constraints made with </text:span><text:a xlink:type="simple" xlink:href="#CreateConstraint" text:style-name="Internet_20_link" text:visited-style-name="Visited_20_Internet_20_Link">CreateConstraint</text:a><text:span text:style-name="T79">, to ensure they will always move together.</text:span></text:p>
      <text:p text:style-name="P26"/>
      <text:p text:style-name="P25">Combined with constraints, CreateRigidBody allows to build a simple physics engine</text:p>
      <text:p text:style-name="P8"/>
      <text:p text:style-name="P134">Shader* <text:bookmark-start text:name="CreateShader"/><text:alphabetical-index-mark-start text:id="IMark94360562405640"/>CreateShader<text:bookmark-end text:name="CreateShader"/><text:alphabetical-index-mark-end text:id="IMark94360562405640"/>(char* ShaderName, char* VshaderString, char* FshaderString)</text:p>
      <text:p text:style-name="P41">Creates a shader. A shader is a special program that is not run on the CPU, but on the GPU, and it’s written in GLSL (GL Shading Language). It requires a name, and two strings containing the source codes of the two shaders, called Vertex Shader and Fragment Shader</text:p>
      <text:p text:style-name="P114"/>
      <text:p text:style-name="P134">Shader* <text:bookmark-start text:name="CreateShaderVGF"/><text:alphabetical-index-mark-start text:id="IMark94360561654280"/>CreateShaderVGF<text:bookmark-end text:name="CreateShaderVGF"/><text:alphabetical-index-mark-end text:id="IMark94360561654280"/>(char* ShaderName, char* VshaderString, char* GshaderString, char* FshaderString)</text:p>
      <text:p text:style-name="P41">Creates a shader. A shader is a special program that is not run on the CPU, but on the GPU, and it’s written in GLSL (GL Shading Language). It requires a name, and three strings containing the source codes of the two shaders, called Vertex Shader, Geometry Shader and Fragment Shader</text:p>
      <text:p text:style-name="P114"/>
      <text:p text:style-name="P114"/>
      <text:p text:style-name="P8"/>
      <text:p text:style-name="P122">ShadowObject* <text:bookmark-start text:name="CreateShadow"/><text:alphabetical-index-mark-start text:id="IMark94360562405640"/>CreateShadow<text:bookmark-end text:name="CreateShadow"/><text:alphabetical-index-mark-end text:id="IMark94360562405640"/>(Mesh* parent, char Static)</text:p>
      <text:p text:style-name="P199"><text:span text:style-name="T95">Cause the </text:span><text:span text:style-name="T37">parent</text:span><text:span text:style-name="T95"> mesh to cast a shadow. The shadow is automatically calculated from the light position, and if there is more than one light active, more shadows are produced. The </text:span><text:span text:style-name="T37">Static</text:span><text:span text:style-name="T80"> parameter, if true, is used to specify that the shadow must not be updated after its creation; normally, a shadow is updated each frame according to light and mesh position, and to mesh animation. Static shadows are not updated, so they should be used only for static meshes, and only if the light is not moved as well. Rendering of a static shadow is of course much faster.</text:span></text:p>
      <text:p text:style-name="P27"/>
      <text:p text:style-name="P198"><text:span text:style-name="T80">T</text:span><text:span text:style-name="T81">o render shadows, stencil buffer must be enabled. Shadows could interfere with other stencil operations. The algorithm used (Z Fail) has some side-effects, like the fact that shadows are rendered through objects, as well (that issue can be fixed by ensuring that any object that receives a shadow is a shadow caster as well). The choice of stencil shadows allows entities that are supposed to receive a shadow to use custom shaders with no interferences.</text:span></text:p>
      <text:p text:style-name="P8"/>
      <text:p text:style-name="P122">Mesh* <text:bookmark-start text:name="CreateSphere"/><text:alphabetical-index-mark-start text:id="IMark94360561654280"/>CreateSphere<text:bookmark-end text:name="CreateSphere"/><text:alphabetical-index-mark-end text:id="IMark94360561654280"/>(int segments,Entity* parent)</text:p>
      <text:p text:style-name="P3">Creates a sphere mesh/entity and returns its handle.</text:p>
      <text:p text:style-name="Text_20_body">The sphere will be centred at 0,0,0 and will have a radius of 1.</text:p>
      <text:p text:style-name="Text_20_body">The <text:span text:style-name="T1">segments</text:span> value must be in the range 2-100 inclusive.</text:p>
      <text:p text:style-name="Text_20_body">Example segments values:<text:line-break/>8: 224 polygons - bare minimum amount of polygons for a sphere<text:line-break/>16: 960 polygons - smooth looking sphere at medium-high distances<text:line-break/>32: 3968 polygons - smooth sphere at close distances</text:p>
      <text:p text:style-name="P223">The optional <text:span text:style-name="T1">parent</text:span> parameter allow you to specify a parent entity for the sphere so that when the parent is moved the child sphere will move with it. However, this relationship is one way; applying <text:soft-page-break/>movement commands to the child will not affect the parent.</text:p>
      <text:p text:style-name="P165"/>
      <text:p text:style-name="P122">Sprite* <text:bookmark-start text:name="CreateSprite"/><text:alphabetical-index-mark-start text:id="IMark94360562405640"/>CreateSprite<text:bookmark-end text:name="CreateSprite"/><text:alphabetical-index-mark-end text:id="IMark94360562405640"/>(Entity* parent)</text:p>
      <text:p text:style-name="P3">Creates a sprite entity and returns its handle.</text:p>
      <text:p text:style-name="Text_20_body">The sprite will be positioned at 0,0,0 and extend from 1,-1 to +1,+1.</text:p>
      <text:p text:style-name="Text_20_body">A sprite entity is a flat, square (which can be made rectangular by scaling it) 3D object.</text:p>
      <text:p text:style-name="Text_20_body">Sprites have two real strengths. The first is that they consist of only two polygons; meaning you can use many of them at once. This makes them ideal for particle effects and 2D-using-3D games where you want lots of sprites on-screen at once.</text:p>
      <text:p text:style-name="Text_20_body">Secondly, sprites can be assigned a view mode using <text:a xlink:type="simple" xlink:href="#SpriteViewMode" text:style-name="Internet_20_link" text:visited-style-name="Visited_20_Internet_20_Link">SpriteViewMode</text:a>. By default this view mode is set to 1, which means the sprite will always face the camera. So no matter what the orientation of the camera is relative to the sprite, you will never actually notice that they are flat; by giving them a spherical texture, you can make them appear to look no different than a normal sphere.</text:p>
      <text:p text:style-name="Text_20_body">The optional <text:span text:style-name="T1">parent</text:span> parameter allow you to specify a parent entity for the sprite so that when the parent is moved the child sprite will move with it. However, this relationship is one way; applying movement commands to the child will not affect the parent.</text:p>
      <text:p text:style-name="P129">Stencil* <text:bookmark-start text:name="CreateStencil"/><text:alphabetical-index-mark-start text:id="IMark94360561654280"/>CreateStencil<text:bookmark-end text:name="CreateStencil"/><text:alphabetical-index-mark-end text:id="IMark94360561654280"/>()</text:p>
      <text:p text:style-name="P197"><text:span text:style-name="T96">Creates a stencil: stencils are used to limit the next rendering to only a portion of the visible area: that portion can be shaped through one or more meshes built for that purpose. Stencils can be useful to simulate shadows, or light spots (by rendering part of a scene with different light conditions), </text:span><text:span text:style-name="T97">or also to simulate a “portal” leading to a different place (by rendering a different scene, viewed by a different camera, inside the stencil)</text:span></text:p>
      <text:p text:style-name="P113"/>
      <text:p text:style-name="P113"/>
      <text:p text:style-name="P122">Surface* <text:bookmark-start text:name="CreateSurface"/><text:alphabetical-index-mark-start text:id="IMark94360561654280"/>CreateSurface<text:bookmark-end text:name="CreateSurface"/><text:alphabetical-index-mark-end text:id="IMark94360561654280"/>(Mesh* mesh,Brush* brush)</text:p>
      <text:p text:style-name="P3">Creates a surface attached to a mesh and returns the surface's handle.</text:p>
      <text:p text:style-name="Text_20_body">Surfaces are sections of mesh which are then used to attach triangles to. You must have at least one surface per mesh in order to create a visible mesh, however you can use as many as you like. Splitting a mesh up into lots of sections allows you to affect those sections individually, which can be a lot more useful than if all the surfaces are combined into just one.</text:p>
      <text:p text:style-name="P8"/>
      <text:p text:style-name="P122">Terrain* <text:bookmark-start text:name="CreateTerrain"/><text:alphabetical-index-mark-start text:id="IMark94360561654280"/>CreateTerrain<text:bookmark-end text:name="CreateTerrain"/><text:alphabetical-index-mark-end text:id="IMark94360561654280"/>(int size, Entity* parent)</text:p>
      <text:p text:style-name="P3">Creates a terrain entity and returns its handle.</text:p>
      <text:p text:style-name="Text_20_body">The terrain extends from 0,0,0 to <text:span text:style-name="T1">grid_size</text:span>,1,<text:span text:style-name="T1">grid_size</text:span>.</text:p>
      <text:p text:style-name="Text_20_body">A terrain is a special type of polygon object that uses real-time level of detail (LOD) to display landscapes which should theoretically consist of over a million polygons with only a few thousand. The way it does this is by constantly rearranging a certain amount of polygons to display high levels of detail close to the viewer and low levels further away.</text:p>
      <text:p text:style-name="Text_20_body">This constant rearrangement of polygons is noticeable however, and is an well-known side-effect of all LOD landscapes. This 'pop-in' effect can be reduced though in lots of ways, as the other terrain help files will go on to explain.</text:p>
      <text:p text:style-name="Text_20_body">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8"><text:soft-page-break/></text:p>
      <text:p text:style-name="P8"><text:span text:style-name="T257">Texture* </text:span><text:bookmark-start text:name="CreateTexture"/><text:alphabetical-index-mark-start text:id="IMark94360562405640"/><text:span text:style-name="T257">CreateTexture</text:span><text:bookmark-end text:name="CreateTexture"/><text:alphabetical-index-mark-end text:id="IMark94360562405640"/><text:span text:style-name="T257">(int width,int height,int flags,int frames)</text:span> </text:p>
      <text:p text:style-name="P221"><text:span text:style-name="Emphasis">Width</text:span> and <text:span text:style-name="Emphasis">height</text:span> are the size of the texture. Note that the actual texture size may be different from the width and height requested, as different types of 3D hardware support different sizes of texture. </text:p>
      <text:p text:style-name="Text_20_body">The optional <text:span text:style-name="T1">flags</text:span> parameter allows you to apply certain effects to the texture. Flags can be added to combine two or more effects, e.g. 3 (1+2) = texture with color and alpha maps. </text:p>
      <text:p text:style-name="Text_20_body">Here some more detailed descriptions of the flags: </text:p>
      <text:p text:style-name="Text_20_body"><text:span text:style-name="Strong_20_Emphasis">1</text:span>: <text:span text:style-name="Strong_20_Emphasis">Color</text:span> - colour map, what you see is what you get. </text:p>
      <text:p text:style-name="Text_20_body"><text:span text:style-name="Strong_20_Emphasis">2</text:span>: <text:span text:style-name="Strong_20_Emphasis">Alpha</text:span> - alpha map. If an image contains an alpha map, this will be used to make certain areas of the texture transparent. Otherwise, the colour map will be used as an alpha map. With alpha maps, the dark areas always equal high-transparency, light areas equal low-transparency. </text:p>
      <text:p text:style-name="Text_20_body"><text:span text:style-name="Strong_20_Emphasis">4</text:span>: <text:span text:style-name="Strong_20_Emphasis">Masked</text:span> - all areas of a texture coloured 0,0,0 will not be drawn to the screen. </text:p>
      <text:p text:style-name="Text_20_body"><text:span text:style-name="Strong_20_Emphasis">8</text:span>: <text:span text:style-name="Strong_20_Emphasis">Mipmapped</text:span> - low detail versions of the texture will be used at high distance. Results in a smooth, blurred look. </text:p>
      <text:p text:style-name="Text_20_body"><text:span text:style-name="Strong_20_Emphasis">16</text:span>: <text:span text:style-name="Strong_20_Emphasis">Clamp u</text:span> - Any part of a texture that lies outsides the U coordinates of 0-1 will not be drawn. Prevents texture-wrapping. </text:p>
      <text:p text:style-name="Text_20_body"><text:span text:style-name="Strong_20_Emphasis">32</text:span>: <text:span text:style-name="Strong_20_Emphasis">Clamp v</text:span> - Any part of a texture that lies outsides the v coordinates of 0-1 will not be drawn. Prevents texture-wrapping. </text:p>
      <text:p text:style-name="Text_20_body"><text:span text:style-name="Strong_20_Emphasis">64</text:span>: <text:span text:style-name="Strong_20_Emphasis">Spherical environment map</text:span> - a form of environment mapping. This works by taking a single image, and then applying it to a 3D mesh in such a way that the image appears to be reflected. When used with a texture that contains light sources, it can give some meshes such as a teapot a shiny appearance. </text:p>
      <text:p text:style-name="Text_20_body"><text:span text:style-name="Strong_20_Emphasis">128</text:span>: <text:span text:style-name="Strong_20_Emphasis">Cubic environment map</text:span> - a form of environment mapping. Cube mapping is similar to spherical mapping, except it uses six images each representing a particular 'face' of an imaginary cube, to give the appearance of an image that perfectly reflects its surroundings. </text:p>
      <text:p text:style-name="Text_20_body">When creating cubic environment maps with the CreateTexture command, cubemap textures <text:span text:style-name="Emphasis">must</text:span> be square 'power of 2' sizes. See the SetCubeFace command for information on how to then draw to the cubemap. </text:p>
      <text:p text:style-name="Text_20_body">When loading cubic environments maps into OpenB3D using <text:a xlink:type="simple" xlink:href="#LoadAnimTexture" text:style-name="Internet_20_link" text:visited-style-name="Visited_20_Internet_20_Link"><text:span text:style-name="T254">LoadAnimTexture</text:span></text:a>, all six images relating to the six faces of the cube must be contained within the one texture, and be laid out in a horizontal strip in the following order - left, forward, right, backward, up, down. The images comprising the cubemap must all be power of two sizes. </text:p>
      <text:p text:style-name="Text_20_body">Please note that not some older graphics cards do not support cubic mapping. </text:p>
      <text:p text:style-name="Text_20_body">Once you have created a texture, use <text:a xlink:type="simple" xlink:href="#BufferToTex" text:style-name="Internet_20_link" text:visited-style-name="Visited_20_Internet_20_Link"><text:span text:style-name="T254">BufferToTex</text:span></text:a> to copy an image to it. To display 3D graphics on a texture, one option is to copy from the backbuffer to the texturebuffer, another is to directly render the image from a camera to the texture. </text:p>
      <text:p text:style-name="P8"/>
      <text:p text:style-name="P122">VoxelSprite* <text:bookmark-start text:name="CreateVoxelSprite"/><text:alphabetical-index-mark-start text:id="IMark94360576879336"/>CreateVoxelSprite<text:bookmark-end text:name="CreateVoxelSprite"/><text:alphabetical-index-mark-end text:id="IMark94360576879336"/>(int slices, Entity* parent)</text:p>
      <text:p text:style-name="P43">Creates a voxel sprite and returns its handle.</text:p>
      <text:p text:style-name="P43"/>
      <text:p text:style-name="P42">A voxel sprite works more or less like a regular sprites, but it uses a 3d texture instead of a 2d one, and it is not square, but cubic. <text:span text:style-name="T189">It can be seen as a pile of different quads, each one with a different texture, that represent a slice of the complete object. The slice parameter sets the number of quads </text:span><text:span text:style-name="T190">used.</text:span></text:p>
      <text:p text:style-name="P42"/>
      <text:p text:style-name="P196"><text:span text:style-name="T98">As result, the voxel sprite</text:span><text:span text:style-name="T99"> </text:span><text:span text:style-name="T98">can be turned, showing different sides, as a true 3d object.</text:span></text:p>
      <text:p text:style-name="P8"><text:soft-page-break/></text:p>
      <text:p text:style-name="P226">The optional <text:span text:style-name="T1">parent</text:span> parameter allow you to specify a parent entity for the terrain so that when the parent is moved the child terrain will move with it. However, this relationship is one way; applying movement commands to the child will not affect the parent.</text:p>
      <text:p text:style-name="P112"/>
      <text:p text:style-name="P8"/>
      <text:p text:style-name="P8"/>
      <text:p text:style-name="P161"><text:span text:style-name="T27">float </text:span><text:bookmark-start text:name="DeltaPitch"/><text:alphabetical-index-mark-start text:id="IMark94360580511624"/><text:span text:style-name="T27">DeltaPitch</text:span><text:bookmark-end text:name="DeltaPitch"/><text:alphabetical-index-mark-end text:id="IMark94360580511624"/><text:span text:style-name="T27">(Entity* src_entity,Entity* </text:span><text:span text:style-name="T98">dest</text:span><text:span text:style-name="T27">_entity)</text:span></text:p>
      <text:p text:style-name="P8">Returns the pitch angle, that <text:span text:style-name="T1">src_entity</text:span> should be rotated by in order to face <text:span text:style-name="T1">dest_entity</text:span>. <text:line-break/><text:line-break/>This command can be used to be point one entity at another, rotating on the x axis only. </text:p>
      <text:p text:style-name="P8"/>
      <text:p text:style-name="P135">float <text:bookmark-start text:name="DeltaYaw"/><text:alphabetical-index-mark-start text:id="IMark94360580511624"/>DeltaYaw<text:bookmark-end text:name="DeltaYaw"/><text:alphabetical-index-mark-end text:id="IMark94360580511624"/>(Entity* src_entity,Entity* <text:span text:style-name="T190">dest</text:span>_entity)</text:p>
      <text:p text:style-name="P195"><text:span text:style-name="T27">Returns the </text:span><text:span text:style-name="T100">yaw</text:span><text:span text:style-name="T27"> angle, that </text:span><text:span text:style-name="T32">src_entity</text:span><text:span text:style-name="T27"> should be rotated by in order to face </text:span><text:span text:style-name="T32">dest_entity</text:span><text:span text:style-name="T27">. <text:line-break/><text:line-break/>This command can be used to be point one entity at another, rotating on the </text:span><text:span text:style-name="T100">y</text:span><text:span text:style-name="T27"> axis only. </text:span></text:p>
      <text:p text:style-name="P111"/>
      <text:p text:style-name="P110"/>
      <text:p text:style-name="P136">void <text:bookmark-start text:name="DepthBufferToTex"/><text:alphabetical-index-mark-start text:id="IMark94360580511624"/>DepthBufferToTex<text:bookmark-end text:name="DepthBufferToTex"/><text:alphabetical-index-mark-end text:id="IMark94360580511624"/>( Texture* tex, Camera* cam<text:span text:style-name="T244">era</text:span>=0 )</text:p>
      <text:p text:style-name="P110"><text:span text:style-name="T245">It converts the depth buffer to a texture. If a </text:span><text:span text:style-name="T7">camera</text:span><text:span text:style-name="T245"> is specified, it will use the depth buffer of the picture rendered from that camera, otherwise, if no camera is specified, it will use the current depth buffer</text:span>. The texture must be created with <text:a xlink:type="simple" xlink:href="#CreateTexture" text:style-name="Internet_20_link" text:visited-style-name="Visited_20_Internet_20_Link">CreateTexture</text:a>. The argument <text:span text:style-name="T1">tex </text:span><text:span text:style-name="T13">is the texture handle.</text:span></text:p>
      <text:p text:style-name="P28"/>
      <text:p text:style-name="P28">Rendering a depth buffer to a texture (that will look like a gray scale image) can be useful for some shaders that need that information, since shaders by default cannot read the depth buffer directly.</text:p>
      <text:p text:style-name="P110"/>
      <text:p text:style-name="P110"/>
      <text:p text:style-name="P137">void <text:bookmark-start text:name="EmitterVector"/><text:alphabetical-index-mark-start text:id="IMark94360580511624"/>EmitterVector<text:bookmark-end text:name="EmitterVector"/><text:alphabetical-index-mark-end text:id="IMark94360580511624"/>(ParticleEmitter* emit<text:span text:style-name="T191">ter</text:span>, float x, float y, float z)</text:p>
      <text:p text:style-name="P194"><text:span text:style-name="T101">Provides an acceleration to the particles coming from </text:span><text:span text:style-name="T38">emitter</text:span><text:span text:style-name="T101">, to simulate the effects of gravity, or of wind. The three components </text:span><text:span text:style-name="T38">x</text:span><text:span text:style-name="T101">, </text:span><text:span text:style-name="T38">y</text:span><text:span text:style-name="T101"> and </text:span><text:span text:style-name="T38">z</text:span><text:span text:style-name="T101"> of such acceleration are added to the absolute speed of each particle at each frame, for all the particle life.</text:span></text:p>
      <text:p text:style-name="P8"><text:s/></text:p>
      <text:p text:style-name="P122">void <text:bookmark-start text:name="EmitterRate"/><text:alphabetical-index-mark-start text:id="IMark94360580511624"/>EmitterRate<text:bookmark-end text:name="EmitterRate"/><text:alphabetical-index-mark-end text:id="IMark94360580511624"/>(ParticleEmitter* emit<text:span text:style-name="T192">ter</text:span>, float r)</text:p>
      <text:p text:style-name="P44">Sets the frequency of emission of new particle for <text:span text:style-name="T1">emitter</text:span><text:span text:style-name="T13">. The parameter </text:span><text:span text:style-name="T1">r</text:span><text:span text:style-name="T13"> is the emission rate: a value of 1 means a new particle is emitted at each update, a lower value means a lower rate. A value of 0 disables the emitter.</text:span></text:p>
      <text:p text:style-name="P8"/>
      <text:p text:style-name="P122">void <text:bookmark-start text:name="EmitterParticleLife"/><text:alphabetical-index-mark-start text:id="IMark94360569274456"/>EmitterParticleLife<text:bookmark-end text:name="EmitterParticleLife"/><text:alphabetical-index-mark-end text:id="IMark94360569274456"/>(ParticleEmitter* emit<text:span text:style-name="T193">ter</text:span>, int l)</text:p>
      <text:p text:style-name="P45">Sets the lifetime of particles emitted by <text:span text:style-name="T1">emitter</text:span><text:span text:style-name="T13">. The parameter </text:span><text:span text:style-name="T1">l</text:span><text:span text:style-name="T13"> is the number of frames after a particle is removed. </text:span></text:p>
      <text:p text:style-name="P8"/>
      <text:p text:style-name="P122">void <text:bookmark-start text:name="EmitterParticleFunction"/><text:alphabetical-index-mark-start text:id="IMark94360580511624"/>EmitterParticleFunction<text:bookmark-end text:name="EmitterParticleFunction"/><text:alphabetical-index-mark-end text:id="IMark94360580511624"/>(ParticleEmitter* emit<text:span text:style-name="T194">ter</text:span>, void (*EmitterFunction)(Entity*, int))</text:p>
      <text:p text:style-name="P193"><text:span text:style-name="T104">S</text:span><text:span text:style-name="T102">ets a </text:span><text:span text:style-name="T103">custom </text:span><text:span text:style-name="T102">function that will manage every particle produced by </text:span><text:span text:style-name="T39">emitter</text:span><text:span text:style-name="T102">. must be declared using C calling convention, and must accept an entity and an integer number as pa</text:span><text:span text:style-name="T103">rameters.</text:span></text:p>
      <text:p text:style-name="P166"><text:span text:style-name="T103">T</text:span><text:span text:style-name="T27">he entity is the particle, and the numeric parameter is its current lifetime: the custom function can be used to control the fading, the orientation, the scaling factor, and almost every other parameter, based on the particle lifetime (it must not use static variables, since it is called for each particle). </text:span></text:p>
      <text:p text:style-name="P8"/>
      <text:p text:style-name="P8"/>
      <text:p text:style-name="P122">void <text:bookmark-start text:name="EmitterParticleSpeed"/><text:alphabetical-index-mark-start text:id="IMark94360580511624"/>EmitterParticleSpeed<text:bookmark-end text:name="EmitterParticleSpeed"/><text:alphabetical-index-mark-end text:id="IMark94360580511624"/>(ParticleEmitter* emit<text:span text:style-name="T195">ter</text:span>, float s<text:span text:style-name="T195">peed</text:span>)</text:p>
      <text:p text:style-name="P46">Sets the <text:span text:style-name="T1">speed</text:span> of a particle, when it is produced by <text:span text:style-name="T1">emitter</text:span><text:span text:style-name="T13">. The particle will move in the same </text:span><text:soft-page-break/><text:span text:style-name="T13">direction of the emitter, at the given speed, that will remain constant for all its lifetime unless it’s affected by EmitterVector</text:span></text:p>
      <text:p text:style-name="P8"/>
      <text:p text:style-name="P8"/>
      <text:p text:style-name="P122">void <text:bookmark-start text:name="EmitterVariance"/><text:alphabetical-index-mark-start text:id="IMark94360580511624"/>EmitterVariance<text:bookmark-end text:name="EmitterVariance"/><text:alphabetical-index-mark-end text:id="IMark94360580511624"/>(ParticleEmitter* emit<text:span text:style-name="T196">ter</text:span>, float v<text:span text:style-name="T196">ariance</text:span>)</text:p>
      <text:p text:style-name="P47">Set the <text:span text:style-name="T1">variance</text:span> in speed and direction of particles coming from <text:span text:style-name="T1">emitter</text:span>. A variance of zero means <text:span text:style-name="T197">that all particles will go exactly in the same direction at the same speed. Any value greater than zero will introduce a random change, different for each particle, in their speed and </text:span><text:s/><text:span text:style-name="T197">direction, to cause them to spread more. The variation will be random, but never greater than </text:span><text:span text:style-name="T2">variance</text:span><text:span text:style-name="T197">.</text:span></text:p>
      <text:p text:style-name="P8"/>
      <text:p text:style-name="P8"/>
      <text:p text:style-name="P8"/>
      <text:p text:style-name="P138">void <text:bookmark-start text:name="EntityAlpha"/><text:alphabetical-index-mark-start text:id="IMark94360569274456"/>EntityAlpha<text:bookmark-end text:name="EntityAlpha"/><text:alphabetical-index-mark-end text:id="IMark94360569274456"/>(Entity* ent,float alpha)</text:p>
      <text:p text:style-name="P192">Sets the entity alpha level of an entity. <text:line-break/><text:line-break/>The <text:span text:style-name="T1">alpha</text:span> value should be in a floating point value in the range 0-1. The default entity alpha setting is 1. <text:line-break/><text:line-break/>The alpha level is how transparent an entity is. A value of 1 will mean the entity is opaque. A value of 0 will mean the entity is completely transparent, i.e. invisible. Values between 0 and 1 will cause varying amount of transparency. This is useful for imitating the look of objects such as glass and other translucent materials. <text:line-break/><text:line-break/>An EntityAlpha value of 0 is especially useful as <text:span text:style-name="T255">OpenB</text:span>3D will not render entities with such a value, but will still involve the entities in collision tests. This is unlike HideEntity, which doesn't involve entities in collisions. </text:p>
      <text:p text:style-name="P8"/>
      <text:p text:style-name="P122">void <text:bookmark-start text:name="EntityAutoFade"/><text:alphabetical-index-mark-start text:id="IMark94360580511624"/>EntityAutoFade<text:bookmark-end text:name="EntityAutoFade"/><text:alphabetical-index-mark-end text:id="IMark94360580511624"/>(Entity* ent,float near,float far)</text:p>
      <text:p text:style-name="P48">Currently not implemented</text:p>
      <text:p text:style-name="P8"/>
      <text:p text:style-name="P122">void <text:bookmark-start text:name="EntityBlend"/><text:alphabetical-index-mark-start text:id="IMark94360569274456"/>EntityBlend<text:bookmark-end text:name="EntityBlend"/><text:alphabetical-index-mark-end text:id="IMark94360569274456"/>(Entity* ent, int blend)</text:p>
      <text:p text:style-name="Table_20_Contents"><text:span text:style-name="T1">Blend</text:span> - Blend mode of the entity. <text:line-break/>1: Alpha (default) <text:line-break/>2: Multiply <text:line-break/>3: Add </text:p>
      <text:p text:style-name="Table_20_Contents"/>
      <text:p text:style-name="P217">Description</text:p>
      <text:p text:style-name="P220">Sets the blending mode of an entity. This blending mode determines the way in which the new RGBA of the pixel being rendered is combined with the RGB of the background. <text:line-break/><text:line-break/>To calculate the new RGBA of the pixel being rendered, the texture RGBA for the pixel (see <text:a xlink:type="simple" xlink:href="#TextureBlend" text:style-name="Internet_20_link" text:visited-style-name="Visited_20_Internet_20_Link">TextureBlend</text:a> for more information on how the texture RGBA is calculated) is taken, its alpha component multiplied by the entities/brushes (where applicable) alpha value and its color compentent multiplied by the entities/brushes colour. This is the RGBA which will then be blended into the background pixel, and how this is done depends on the EntityBlend value. <text:line-break/><text:line-break/>Alpha: <text:line-break/>This blends the pixels according to the Alpha value. This is rougly done to the formula: <text:line-break/><text:line-break/>Rr = ( An * Rn ) + ( ( 1.0 - An ) * Ro ) <text:line-break/>Gr = ( An * Gn ) + ( ( 1.0 - An ) * Go ) <text:line-break/>Br = ( An * Bn ) + ( ( 1.0 - An ) * Bo ) <text:line-break/><text:soft-page-break/><text:line-break/>Where R = Red, G = Green, B = Blue, n = new pixel colour values, r = resultant colour values, o = old pixel colour values. <text:line-break/><text:line-break/>Alpha blending is the default blending mode and is used with most world objects. <text:line-break/><text:line-break/>Multiply: <text:line-break/>This blend mode will darken the underlying pixels. If you think of each RGB value as being on a scale from 0% to 100%, where 0 = 0% and 255 = 100%, the multiply blend mode will multiply the red, green and blue values individually together in order to get the new RGB value, roughly according to: <text:line-break/><text:line-break/>Rr = ( ( Rn / 255.0 ) * ( Ro / 255.0 ) ) * 255.0 <text:line-break/>Gr = ( ( Gn / 255.0 ) * ( Go / 255.0 ) ) * 255.0 <text:line-break/>Br = ( ( Bn / 255.0 ) * ( Bo / 255.0 ) ) * 255.0 <text:line-break/><text:line-break/>The alpha value has no effect with multiplicative blending. Blending a RGB value of 255, 255, 255 will make no difference, while an RGB value of 128, 128, 128 will darken the pixels by a factor of 2 and an RGB value of 0, 0, 0 will completely blacken out the resultant pixels. An RGB value of 0, 255, 255 will remove the red component of the underlying pixel while leaving the other color values <text:line-break/>untouched. <text:line-break/><text:line-break/>Multiply blending is most often used for lightmaps, shadows or anything else that needs to 'darken' the resultant pixels. <text:line-break/><text:line-break/>Add: <text:line-break/>Additive blending will add the new color values to the old, roughly according to: <text:line-break/><text:line-break/>Rr = ( Rn * An ) + Ro <text:line-break/>Gr = ( Gn * An ) + Go <text:line-break/>Br = ( Bn * An ) + Bo <text:line-break/><text:line-break/>The resultant RGB values are clipped out at 255, meaning that multiple additive effects can quickly cause visible banding from smooth gradients. <text:line-break/><text:line-break/>Additive blending is extremely useful for effects such as laser shots and fire.</text:p>
      <text:p text:style-name="P8"/>
      <text:p text:style-name="P8"/>
      <text:p text:style-name="P8"/>
      <text:p text:style-name="P122">void <text:bookmark-start text:name="EntityBox"/><text:alphabetical-index-mark-start text:id="IMark94360576831656"/>EntityBox<text:bookmark-end text:name="EntityBox"/><text:alphabetical-index-mark-end text:id="IMark94360576831656"/>(Entity* ent,float x,float y,float z,float w<text:span text:style-name="T198">idth</text:span>,float h<text:span text:style-name="T198">eight</text:span>,float d<text:span text:style-name="T198">epth</text:span>)</text:p>
      <text:p text:style-name="P8">entity - entity handle#</text:p>
      <text:p text:style-name="P8"><text:span text:style-name="T1">x</text:span> - x position of entity's collision box</text:p>
      <text:p text:style-name="P8"><text:span text:style-name="T1">y</text:span> - y position of entity's collision box</text:p>
      <text:p text:style-name="P8"><text:span text:style-name="T1">z</text:span> - z position of entity's collision box</text:p>
      <text:p text:style-name="P8"><text:span text:style-name="T1">width</text:span> - width of entity's collision box</text:p>
      <text:p text:style-name="P8"><text:span text:style-name="T1">height</text:span> - height of entity's collision box</text:p>
      <text:p text:style-name="P8"><text:span text:style-name="T1">depth</text:span> - depth of entity's collision box</text:p>
      <text:p text:style-name="P8"/>
      <text:p text:style-name="P11">Description</text:p>
      <text:p text:style-name="P8"/>
      <text:p text:style-name="P8"><text:soft-page-break/>Sets the dimensions of an entity's collision box. </text:p>
      <text:p text:style-name="P8"/>
      <text:p text:style-name="P122">const char* <text:bookmark-start text:name="EntityClass"/><text:alphabetical-index-mark-start text:id="IMark94360568292792"/>EntityClass<text:bookmark-end text:name="EntityClass"/><text:alphabetical-index-mark-end text:id="IMark94360568292792"/>(Entity* ent)</text:p>
      <text:p text:style-name="P49">Returns the class name of an entity (“Bone”, “Mesh”, “Light”...)</text:p>
      <text:p text:style-name="P8"/>
      <text:p text:style-name="P122">Entity* <text:bookmark-start text:name="EntityCollided"/><text:alphabetical-index-mark-start text:id="IMark94360576831656"/>EntityCollided<text:bookmark-end text:name="EntityCollided"/><text:alphabetical-index-mark-end text:id="IMark94360576831656"/>(Entity* ent,int type)</text:p>
      <text:p text:style-name="P8">Returns the handle of the entity of the specified <text:span text:style-name="T1">type</text:span> that collided with the specified <text:span text:style-name="T1">entity</text:span>. </text:p>
      <text:p text:style-name="P8"/>
      <text:p text:style-name="P8"/>
      <text:p text:style-name="P122">void <text:bookmark-start text:name="EntityColor"/><text:alphabetical-index-mark-start text:id="IMark94360576831656"/>EntityColor<text:bookmark-end text:name="EntityColor"/><text:alphabetical-index-mark-end text:id="IMark94360576831656"/>(Entity* ent,float red,float green,float blue)</text:p>
      <text:p text:style-name="P8">Set the color of an entity. The <text:span text:style-name="T1">red</text:span>, <text:span text:style-name="T1">green</text:span> and <text:span text:style-name="T1">blue</text:span> value of the color have to be in the range 0-255; 0,0,0 is black; 255,255,255 is white (default). </text:p>
      <text:p text:style-name="P8"/>
      <text:p text:style-name="P162"><text:span text:style-name="T27">float </text:span><text:bookmark-start text:name="EntityDistance"/><text:alphabetical-index-mark-start text:id="IMark94360568292792"/><text:span text:style-name="T27">EntityDistance</text:span><text:bookmark-end text:name="EntityDistance"/><text:alphabetical-index-mark-end text:id="IMark94360568292792"/><text:span text:style-name="T27">(Entity* src_entity,Entity* </text:span><text:span text:style-name="T105">dest</text:span><text:span text:style-name="T27">_entity)</text:span></text:p>
      <text:p text:style-name="P8">Returns the distance between <text:span text:style-name="T1">src_entity</text:span> and <text:span text:style-name="T1">dest_entity</text:span>.</text:p>
      <text:p text:style-name="P8"/>
      <text:p text:style-name="P8"/>
      <text:p text:style-name="P122">void <text:bookmark-start text:name="EntityFX"/><text:alphabetical-index-mark-start text:id="IMark94360576831656"/>EntityFX<text:bookmark-end text:name="EntityFX"/><text:alphabetical-index-mark-end text:id="IMark94360576831656"/>(Entity* ent<text:span text:style-name="T251">ity</text:span>,int fx)</text:p>
      <text:p text:style-name="P8"><text:span text:style-name="T1">ent</text:span><text:span text:style-name="T11">ity</text:span> - entity handle</text:p>
      <text:p text:style-name="P8"/>
      <text:p text:style-name="P8"><text:span text:style-name="T1">fx</text:span> -</text:p>
      <text:p text:style-name="P8">0: nothing (default)</text:p>
      <text:p text:style-name="P8">1: full-bright</text:p>
      <text:p text:style-name="P8">2: use vertex colors instead of brush color</text:p>
      <text:p text:style-name="P8">4: flatshaded</text:p>
      <text:p text:style-name="P8">8: disable fog</text:p>
      <text:p text:style-name="P8">16: disable backface culling</text:p>
      <text:p text:style-name="P8">32: force alpha-blending</text:p>
      <text:p text:style-name="P8"/>
      <text:p text:style-name="P11">Description</text:p>
      <text:p text:style-name="P8">Sets miscellaneous effects for an entity.</text:p>
      <text:p text:style-name="P8"/>
      <text:p text:style-name="P8">Flags can be added to combine two or more effects. For example, specifying a flag of 3 (1+2) will result in a full-bright and vertex-coloured brush.</text:p>
      <text:p text:style-name="P8"/>
      <text:p text:style-name="P8">Flag 32, to force alpha-blending, must be used in order to enable vertex alpha (see <text:a xlink:type="simple" xlink:href="#VertexColor" text:style-name="Internet_20_link" text:visited-style-name="Visited_20_Internet_20_Link">VertexColor</text:a>).</text:p>
      <text:p text:style-name="P8"/>
      <text:p text:style-name="P122">int <text:bookmark-start text:name="EntityInView"/><text:alphabetical-index-mark-start text:id="IMark94360568292792"/>EntityInView<text:bookmark-end text:name="EntityInView"/><text:alphabetical-index-mark-end text:id="IMark94360568292792"/>(Entity* ent,Camera* cam)</text:p>
      <text:p text:style-name="P8">Returns true if the specified entity is visible to the specified <text:span text:style-name="T1">camera</text:span>. <text:line-break/><text:line-break/>If the entity is a mesh, its bounding box will be checked for visibility. <text:line-break/><text:line-break/>For all other types of entities, only their centre position will be checked. </text:p>
      <text:p text:style-name="P8"/>
      <text:p text:style-name="P102"/>
      <text:p text:style-name="P128">float* <text:bookmark-start text:name="EntityMatrix"/><text:alphabetical-index-mark-start text:id="IMark94360568292792"/>EntityMatrix<text:bookmark-end text:name="EntityMatrix"/><text:alphabetical-index-mark-end text:id="IMark94360568292792"/>(Entity* ent<text:span text:style-name="T246">ity</text:span>)</text:p>
      <text:p text:style-name="P32">Returns a pointer to the model matrix of a given entity (if the entity is a camera, by inverting that matrix it’s possible to get the view matrix of that camera)</text:p>
      <text:p text:style-name="P102"><text:s/></text:p>
      <text:p text:style-name="P102"/>
      <text:p text:style-name="P8"/>
      <text:p text:style-name="P122">const char* <text:bookmark-start text:name="EntityName"/><text:alphabetical-index-mark-start text:id="IMark94360576831656"/>EntityName<text:bookmark-end text:name="EntityName"/><text:alphabetical-index-mark-end text:id="IMark94360576831656"/>(Entity* ent)</text:p>
      <text:p text:style-name="P8"><text:soft-page-break/>Returns the name of an entity. An entity's name may be set in a modelling program, or manually set using <text:a xlink:type="simple" xlink:href="#NameEntity" text:style-name="Internet_20_link" text:visited-style-name="Visited_20_Internet_20_Link">NameEntity</text:a>.</text:p>
      <text:p text:style-name="P8"/>
      <text:p text:style-name="P122">void <text:bookmark-start text:name="EntityOrder"/><text:alphabetical-index-mark-start text:id="IMark94360568292792"/>EntityOrder<text:bookmark-end text:name="EntityOrder"/><text:alphabetical-index-mark-end text:id="IMark94360568292792"/>(Entity* ent,int order)</text:p>
      <text:p text:style-name="P3">Sets the drawing order for an entity.</text:p>
      <text:p text:style-name="Text_20_body">An order value of 0 will mean the entity is drawn normally. A value greater than 0 will mean that entity is drawn first, behind everything else. A value less than 0 will mean the entity is drawn last, in front of everything else.</text:p>
      <text:p text:style-name="Text_20_body">Setting an entity's order to non-0 also disables z-buffering for the entity, so should be only used for simple, convex entities like skyboxes, sprites etc.</text:p>
      <text:p text:style-name="Text_20_body">EntityOrder affects the specified entity but none of its child entities, if any exist.</text:p>
      <text:p text:style-name="P8"/>
      <text:p text:style-name="P8"/>
      <text:p text:style-name="P122">void <text:bookmark-start text:name="EntityParent"/><text:alphabetical-index-mark-start text:id="IMark94360576831656"/>EntityParent<text:bookmark-end text:name="EntityParent"/><text:alphabetical-index-mark-end text:id="IMark94360576831656"/>(Entity* ent,Entity* parent_ent,bool glob<text:span text:style-name="T199">al</text:span>)</text:p>
      <text:p text:style-name="Standard"><text:span text:style-name="T40">ent</text:span><text:span text:style-name="T27"> - entity handle</text:span></text:p>
      <text:p text:style-name="P8"><text:span text:style-name="T1">parent</text:span> - parent entity handle</text:p>
      <text:p text:style-name="P8"><text:span text:style-name="T1">global</text:span> (optional) - true for the child entity to retain its global position and orientation. Defaults to true.</text:p>
      <text:p text:style-name="P11">Description</text:p>
      <text:p text:style-name="P8">Attaches an entity to a parent.</text:p>
      <text:p text:style-name="P8"/>
      <text:p text:style-name="P8">Parent may be 0, in which case the entity will have no parent. </text:p>
      <text:p text:style-name="P8"/>
      <text:p text:style-name="P122">Entity* <text:bookmark-start text:name="EntityPick"/><text:alphabetical-index-mark-start text:id="IMark94360568292792"/>EntityPick<text:bookmark-end text:name="EntityPick"/><text:alphabetical-index-mark-end text:id="IMark94360568292792"/>(Entity* ent,float range)</text:p>
      <text:p text:style-name="P8">Returns the nearest entity 'ahead' of the specified entity, <text:span text:style-name="T199">within given </text:span><text:span text:style-name="T3">range</text:span>. An entity must have a non-zero <text:a xlink:type="simple" xlink:href="#EntityPickMode" text:style-name="Internet_20_link" text:visited-style-name="Visited_20_Internet_20_Link">EntityPickMode</text:a> to be pickable. </text:p>
      <text:p text:style-name="P8"/>
      <text:p text:style-name="P159">void <text:bookmark-start text:name="EntityPickMode"/><text:alphabetical-index-mark-start text:id="IMark94360576831656"/>EntityPickMode<text:bookmark-end text:name="EntityPickMode"/><text:alphabetical-index-mark-end text:id="IMark94360576831656"/>(Entity* ent,int pick_mode,bool obscurer)</text:p>
      <text:p text:style-name="P221">Make an entity pickable (with <text:a xlink:type="simple" xlink:href="#EntityPick" text:style-name="Internet_20_link" text:visited-style-name="Visited_20_Internet_20_Link"><text:span text:style-name="T253">EntityPick</text:span></text:a>, <text:a xlink:type="simple" xlink:href="#CameraPick" text:style-name="Internet_20_link" text:visited-style-name="Visited_20_Internet_20_Link"><text:span text:style-name="T253">CameraPick</text:span></text:a> or <text:a xlink:type="simple" xlink:href="#LinePick" text:style-name="Internet_20_link" text:visited-style-name="Visited_20_Internet_20_Link"><text:span text:style-name="T253">LinePick</text:span></text:a>); </text:p>
      <text:p text:style-name="Text_20_body"><text:span text:style-name="Emphasis"><text:span text:style-name="T3">pick_mode</text:span></text:span> is the picking detection method: </text:p>
      <text:p text:style-name="Text_20_body">1: ellipsoid picking (fastest, but not much accurate: you need to set ellipsoid radius with <text:span text:style-name="Emphasis">EntityRadius</text:span>) </text:p>
      <text:p text:style-name="Text_20_body">2: polygon picking (the most precise, but slower) </text:p>
      <text:p text:style-name="Text_20_body">3: box picking (need to set box size with <text:span text:style-name="Emphasis">EntityBox</text:span>) </text:p>
      <text:p text:style-name="Text_20_body"><text:span text:style-name="Emphasis">obscurer</text:span> is an optional parameter: it is used with <text:a xlink:type="simple" xlink:href="#EntityVisible" text:style-name="Internet_20_link" text:visited-style-name="Visited_20_Internet_20_Link"><text:span text:style-name="T253">EntityVisible</text:span></text:a> to determine just what can get in the way of the line-of-sight between 2 entities. This allows some entities to be pickable using the other pick commands, but to be ignored (i.e. 'transparent') when using <text:a xlink:type="simple" xlink:href="#EntityVisible" text:style-name="Internet_20_link" text:visited-style-name="Visited_20_Internet_20_Link"><text:span text:style-name="T253">EntityVisible</text:span></text:a> </text:p>
      <text:p text:style-name="P8"/>
      <text:p text:style-name="P8"/>
      <text:p text:style-name="P8"><text:span text:style-name="T257">float </text:span><text:bookmark-start text:name="EntityPitch"/><text:alphabetical-index-mark-start text:id="IMark94360576112664"/><text:span text:style-name="T257">EntityPitch</text:span><text:bookmark-end text:name="EntityPitch"/><text:alphabetical-index-mark-end text:id="IMark94360576112664"/><text:span text:style-name="T257">(Entity* ent,bool glob</text:span><text:span text:style-name="T258">al</text:span><text:span text:style-name="T257">)</text:span> </text:p>
      <text:p text:style-name="P191"><text:span text:style-name="T106">Returns the pitch angle of an entity. </text:span><text:span text:style-name="T200">The parameter </text:span><text:span text:style-name="T4">global, </text:span>if <text:span text:style-name="T200">true, means </text:span>the pitch angle returned should be relative to 0 rather than a parent entity's pitch angle. <text:span text:style-name="T200">It is false</text:span> by default. </text:p>
      <text:p text:style-name="P191"/>
      <text:p text:style-name="P191">The pitch angle is also the x angle of an entity. </text:p>
      <text:p text:style-name="P8"/>
      <text:p text:style-name="P139">void <text:bookmark-start text:name="EntityRadius"/><text:alphabetical-index-mark-start text:id="IMark94360576112664"/>EntityRadius<text:bookmark-end text:name="EntityRadius"/><text:alphabetical-index-mark-end text:id="IMark94360576112664"/>(Entity* ent,float radius_x,float radius_y)</text:p>
      <text:p text:style-name="P190">Sets the radius of an entity's collision ellipsoid. <text:line-break/><text:soft-page-break/><text:line-break/>An entity radius should be set for all entities involved in ellipsoidal collisions, which is all source entities (as collisions are always ellipsoid-to-something), and whatever destination entities are involved in ellipsoid-to-ellipsoid collisions (collision method No.1). </text:p>
      <text:p text:style-name="P190"/>
      <text:p text:style-name="P190"><text:span text:style-name="T32">radius_y</text:span><text:span text:style-name="T27"> </text:span><text:span text:style-name="T107">is optional, if omitted the value of </text:span><text:span text:style-name="T41">radius_x</text:span><text:span text:style-name="T107"> will be used</text:span></text:p>
      <text:p text:style-name="P8"/>
      <text:p text:style-name="P122">float <text:bookmark-start text:name="EntityRoll"/><text:alphabetical-index-mark-start text:id="IMark94360569049480"/>EntityRoll<text:bookmark-end text:name="EntityRoll"/><text:alphabetical-index-mark-end text:id="IMark94360569049480"/>(Entity* ent,bool glob<text:span text:style-name="T201">al</text:span>)</text:p>
      <text:p text:style-name="P189"><text:span text:style-name="T106">Returns the </text:span><text:span text:style-name="T108">roll</text:span><text:span text:style-name="T106"> angle of an entity. </text:span><text:span text:style-name="T200">The parameter </text:span><text:span text:style-name="T4">global, </text:span>if <text:span text:style-name="T200">true, means </text:span>the <text:span text:style-name="T201">roll </text:span>angle returned should be relative to 0 rather than a parent entity's <text:span text:style-name="T201">roll</text:span> angle. <text:span text:style-name="T200">It is false</text:span> by default. </text:p>
      <text:p text:style-name="P189"/>
      <text:p text:style-name="P189">The roll angle is also the z angle of an entity. </text:p>
      <text:p text:style-name="P109"/>
      <text:p text:style-name="P140">float <text:bookmark-start text:name="EntityScaleX"/><text:alphabetical-index-mark-start text:id="IMark94360569049480"/>EntityScaleX<text:bookmark-end text:name="EntityScaleX"/><text:alphabetical-index-mark-end text:id="IMark94360569049480"/>(Entity* ent,bool glob)</text:p>
      <text:p text:style-name="P50">Gets the x scale factor of an entity</text:p>
      <text:p text:style-name="P108"/>
      <text:p text:style-name="P140">float <text:bookmark-start text:name="EntityScaleY"/><text:alphabetical-index-mark-start text:id="IMark94360576112664"/>EntityScaleY<text:bookmark-end text:name="EntityScaleY"/><text:alphabetical-index-mark-end text:id="IMark94360576112664"/>(Entity* ent,bool glob)</text:p>
      <text:p text:style-name="P50">Gets the <text:span text:style-name="T227">y</text:span> scale factor of an entity</text:p>
      <text:p text:style-name="P108"/>
      <text:p text:style-name="P140">float <text:bookmark-start text:name="EntityScaleZ"/><text:alphabetical-index-mark-start text:id="IMark94360569049480"/>EntityScaleZ<text:bookmark-end text:name="EntityScaleZ"/><text:alphabetical-index-mark-end text:id="IMark94360569049480"/>(Entity* ent,bool glob)</text:p>
      <text:p text:style-name="P50">Gets the <text:span text:style-name="T227">z</text:span> scale factor of an entity</text:p>
      <text:p text:style-name="P108"/>
      <text:p text:style-name="P141">void <text:bookmark-start text:name="EntityShininess"/><text:alphabetical-index-mark-start text:id="IMark94360576112664"/>EntityShininess<text:bookmark-end text:name="EntityShininess"/><text:alphabetical-index-mark-end text:id="IMark94360576112664"/>(Entity* ent,float shininess)</text:p>
      <text:p text:style-name="P189">Sets the specular shininess of an entity. <text:line-break/><text:line-break/>The <text:span text:style-name="T1">shininess</text:span> value should be a floting point number in the range 0-1. The default shininess setting is 0. <text:line-break/><text:line-break/>Shininess is how much brighter certain areas of an object will appear to be when a light is shone directly at them. <text:line-break/><text:line-break/>Setting a shininess value of 1 for a medium to high poly sphere, combined with the creation of a light shining in the direction of it, will give it the appearance of a shiny snooker ball. </text:p>
      <text:p text:style-name="P8"/>
      <text:p text:style-name="P8"/>
      <text:p text:style-name="P122">void <text:bookmark-start text:name="EntityTexture"/><text:alphabetical-index-mark-start text:id="IMark94360576112664"/>EntityTexture<text:bookmark-end text:name="EntityTexture"/><text:alphabetical-index-mark-end text:id="IMark94360576112664"/>(Entity* ent,Texture* tex,int frame,int index)</text:p>
      <text:p text:style-name="P8"><text:span text:style-name="T1">entity</text:span> - entity handle</text:p>
      <text:p text:style-name="P8"><text:span text:style-name="T1">texture</text:span> - texture handle</text:p>
      <text:p text:style-name="P8"><text:span text:style-name="T1">frame</text:span> (optional) - frame of texture. Defaults to 0.</text:p>
      <text:p text:style-name="P8"><text:span text:style-name="T1">index</text:span> (optional) - index number of texture. Should be in the range to 0-7. Defaults to 0.</text:p>
      <text:p text:style-name="P11">Description</text:p>
      <text:p text:style-name="P8">Applies a texture to an entity.</text:p>
      <text:p text:style-name="P8"/>
      <text:p text:style-name="P8">The optional frame parameter specifies which texture animation frame should be used as the texture.</text:p>
      <text:p text:style-name="P8"/>
      <text:p text:style-name="P8">The optional index parameter specifies which index number should be assigned to the texture. Index numbers are used for the purpose of multitexturing. See <text:a xlink:type="simple" xlink:href="#TextureBlend" text:style-name="Internet_20_link" text:visited-style-name="Visited_20_Internet_20_Link">TextureBlend</text:a>.</text:p>
      <text:p text:style-name="P8"/>
      <text:p text:style-name="P8">A little note about multitexturing and slowdown. Graphics cards support a maximum amount of textures per object, which can be used with very little, if any, slowdown. </text:p>
      <text:p text:style-name="P8"/>
      <text:p text:style-name="P8"><text:soft-page-break/></text:p>
      <text:p text:style-name="P122">void <text:bookmark-start text:name="EntityType"/><text:alphabetical-index-mark-start text:id="IMark94360569049480"/>EntityType<text:bookmark-end text:name="EntityType"/><text:alphabetical-index-mark-end text:id="IMark94360569049480"/>(Entity* ent<text:span text:style-name="T202">ity</text:span>,int <text:span text:style-name="T202">collision_</text:span>type,bool recursive)</text:p>
      <text:p text:style-name="P8"><text:span text:style-name="T1">entity</text:span> - entity handle</text:p>
      <text:p text:style-name="P8"><text:span text:style-name="T1">collision_type</text:span> - collision type of entity. Must be in the range 0-99 <text:span text:style-name="T299">for standard collision checking.</text:span></text:p>
      <text:p text:style-name="P8"><text:span text:style-name="T1">recursive</text:span> (optional) - true to apply collision type to entity's children. Defaults to false.</text:p>
      <text:p text:style-name="P11">Description</text:p>
      <text:p text:style-name="P8">Sets the collision type for an entity.</text:p>
      <text:p text:style-name="P8"/>
      <text:p text:style-name="P8">A collision_type value of 0 indicates that no collision checking will occur with that entity. A collision value of 1-99 will mean collision checking will occur. <text:span text:style-name="T299">A negative value </text:span><text:span text:style-name="T300">(range -1 to -99) </text:span><text:span text:style-name="T299">will <text:s/></text:span><text:span text:style-name="T300">work exactly like the equivalent positive value (so, entities of type 1 and -1 will be checked for collisions at the same time), but specifies that the collision must be evaluated dynamically. Dynamic collisions are slower to evaluate, but work even when the destination entity is moving.</text:span></text:p>
      <text:p text:style-name="P8"/>
      <text:p text:style-name="P8"/>
      <text:p text:style-name="P122">int <text:bookmark-start text:name="EntityVisible"/><text:alphabetical-index-mark-start text:id="IMark94360569049480"/>EntityVisible<text:bookmark-end text:name="EntityVisible"/><text:alphabetical-index-mark-end text:id="IMark94360569049480"/>(Entity* src_ent,Entity* dest_ent)</text:p>
      <text:p text:style-name="P8">Returns true if src_entity and dest_entity can 'see' each other. </text:p>
      <text:p text:style-name="P8"/>
      <text:p text:style-name="P122">float <text:bookmark-start text:name="EntityX"/><text:alphabetical-index-mark-start text:id="IMark94360576112664"/>EntityX<text:bookmark-end text:name="EntityX"/><text:alphabetical-index-mark-end text:id="IMark94360576112664"/>(Entity* ent,bool glob<text:span text:style-name="T203">al</text:span>)</text:p>
      <text:p text:style-name="Standard"><text:span text:style-name="T27">The X-coordinate of the entity. <text:line-break/>If the </text:span><text:span text:style-name="T32">global</text:span><text:span text:style-name="T27"> flag is set to False then the parent's local coordinate system is used. <text:line-break/><text:line-break/>NOTE: If the entity has no parent then local and global coordinates are the same. <text:line-break/>In this case you can think of the 3d world as the parent. <text:line-break/><text:line-break/>Global coordinates refer to the 3d world. </text:span><text:span text:style-name="T172">OpenB3D</text:span><text:span text:style-name="T27"> uses a left-handed system: <text:line-break/><text:line-break/>X+ is to the right <text:line-break/>Y+ is up <text:line-break/>Z+ is forward ( into the screen ) <text:line-break/><text:line-break/>Every entity also has its own Local coordinate system. <text:line-break/><text:line-break/>The global system never changes. <text:line-break/>But the local system is carried along as an entity moves and turns. <text:line-break/><text:line-break/>This same concept is used in the entity movement commands: <text:line-break/><text:line-break/>MoveEntity entity, 0,0,1 <text:line-break/><text:line-break/>No matter what the orientation this moves one unit forward. </text:span></text:p>
      <text:p text:style-name="P8"/>
      <text:p text:style-name="P122">float <text:bookmark-start text:name="EntityY"/><text:alphabetical-index-mark-start text:id="IMark94360576112664"/>EntityY<text:bookmark-end text:name="EntityY"/><text:alphabetical-index-mark-end text:id="IMark94360576112664"/>(Entity* ent,bool glob<text:span text:style-name="T204">al</text:span>)</text:p>
      <text:p text:style-name="P8">The Y-coordinate of the entity. <text:line-break/>If the <text:span text:style-name="T1">global</text:span> flag is set to False then the parent's local coordinate system is used. <text:line-break/><text:line-break/>See <text:a xlink:type="simple" xlink:href="#EntityX" text:style-name="Internet_20_link" text:visited-style-name="Visited_20_Internet_20_Link">EntityX</text:a>() for an overview of Local and Global coordinates.</text:p>
      <text:p text:style-name="P8"/>
      <text:p text:style-name="P142">float <text:bookmark-start text:name="EntityYaw"/><text:alphabetical-index-mark-start text:id="IMark94360569049480"/>EntityYaw<text:bookmark-end text:name="EntityYaw"/><text:alphabetical-index-mark-end text:id="IMark94360569049480"/>(Entity* ent,bool glob)</text:p>
      <text:p text:style-name="P107"><text:span text:style-name="T200">Returns the </text:span><text:span text:style-name="T201">roll</text:span><text:span text:style-name="T200"> angle of an entity. The parameter </text:span><text:span text:style-name="T4">global, </text:span>if <text:span text:style-name="T200">true, means </text:span>the <text:span text:style-name="T201">roll </text:span>angle returned should be relative to 0 rather than a parent entity's <text:span text:style-name="T201">roll</text:span> angle. <text:span text:style-name="T200">It is false</text:span> by default. </text:p>
      <text:p text:style-name="P188"/>
      <text:p text:style-name="P188"><text:soft-page-break/>The roll angle is also the <text:span text:style-name="T205">y</text:span> angle of an entity. </text:p>
      <text:p text:style-name="P107"/>
      <text:p text:style-name="P8"/>
      <text:p text:style-name="P122">float <text:bookmark-start text:name="EntityZ"/><text:alphabetical-index-mark-start text:id="IMark94360569049480"/>EntityZ<text:bookmark-end text:name="EntityZ"/><text:alphabetical-index-mark-end text:id="IMark94360569049480"/>(Entity* ent,bool glob<text:span text:style-name="T204">al</text:span>)</text:p>
      <text:p text:style-name="Standard"><text:span text:style-name="T27">The </text:span><text:span text:style-name="T109">Z</text:span><text:span text:style-name="T27">-coordinate of the entity. <text:line-break/>If the </text:span><text:span text:style-name="T32">global</text:span><text:span text:style-name="T27"> flag is set to False then the parent's local coordinate system is used. <text:line-break/><text:line-break/>See </text:span><text:a xlink:type="simple" xlink:href="#EntityX" text:style-name="Internet_20_link" text:visited-style-name="Visited_20_Internet_20_Link">EntityX</text:a><text:span text:style-name="T27">() for an overview of Local and Global coordinates.</text:span></text:p>
      <text:p text:style-name="P8"/>
      <text:p text:style-name="P122">int <text:bookmark-start text:name="ExtractAnimSeq"/><text:alphabetical-index-mark-start text:id="IMark94360569049480"/>ExtractAnimSeq<text:bookmark-end text:name="ExtractAnimSeq"/><text:alphabetical-index-mark-end text:id="IMark94360569049480"/>(Entity* ent,int first_frame,int last_frame,int seq)</text:p>
      <text:p text:style-name="P187"><text:span text:style-name="T110">On an animated mesh, it selects only a part of the animation, that is included between </text:span><text:span text:style-name="T42">first_frame</text:span><text:span text:style-name="T82"> and </text:span><text:span text:style-name="T42">last frame</text:span><text:span text:style-name="T82">, and returns the corresponding number, that can be used with the </text:span><text:a xlink:type="simple" xlink:href="#Animate" text:style-name="Internet_20_link" text:visited-style-name="Visited_20_Internet_20_Link">Animate</text:a><text:span text:style-name="T82"> command. The parameter </text:span><text:span text:style-name="T42">seq</text:span><text:span text:style-name="T82"> specifies the sequence to extract from (if it’s 0, the sequence is extracted by the whole animation)</text:span></text:p>
      <text:p text:style-name="P167"><text:span text:style-name="T82">T</text:span><text:span text:style-name="T78">his command is useful because animated meshes often pack several different actions in a single sequence (jumping, walking, running, and so on); this command allows to separate them into different sequences.</text:span></text:p>
      <text:p text:style-name="P8"/>
      <text:p text:style-name="P122">Entity* <text:bookmark-start text:name="FindChild"/><text:alphabetical-index-mark-start text:id="IMark94360561770984"/>FindChild<text:bookmark-end text:name="FindChild"/><text:alphabetical-index-mark-end text:id="IMark94360561770984"/>(Entity* ent,char* child_name)</text:p>
      <text:p text:style-name="P8">Returns the first child of the specified entity with name matching <text:span text:style-name="T1">child_name</text:span>. </text:p>
      <text:p text:style-name="P8"/>
      <text:p text:style-name="P8"/>
      <text:p text:style-name="P122">Surface* <text:bookmark-start text:name="FindSurface"/><text:alphabetical-index-mark-start text:id="IMark94360561770984"/>FindSurface<text:bookmark-end text:name="FindSurface"/><text:alphabetical-index-mark-end text:id="IMark94360561770984"/>(Mesh* mesh,Brush* brush)</text:p>
      <text:p text:style-name="P51">Currently unsupported</text:p>
      <text:p text:style-name="P8"/>
      <text:p text:style-name="P122">void <text:bookmark-start text:name="FitMesh"/><text:alphabetical-index-mark-start text:id="IMark94360580841784"/>FitMesh<text:bookmark-end text:name="FitMesh"/><text:alphabetical-index-mark-end text:id="IMark94360580841784"/>(Mesh* mesh,float x,float y,float z,float width,float height,float depth,bool uniform)</text:p>
      <text:p text:style-name="P8"><text:s/><text:span text:style-name="T1">mesh</text:span> - mesh handle</text:p>
      <text:p text:style-name="P8"><text:span text:style-name="T1">x</text:span> - x position of mesh</text:p>
      <text:p text:style-name="P8"><text:span text:style-name="T1">y</text:span> - y position of mesh</text:p>
      <text:p text:style-name="P8"><text:span text:style-name="T1">z</text:span> - z position of mesh</text:p>
      <text:p text:style-name="P8"><text:span text:style-name="T1">width</text:span> - width of mesh</text:p>
      <text:p text:style-name="P8"><text:span text:style-name="T1">height</text:span> - height of mesh</text:p>
      <text:p text:style-name="P8"><text:span text:style-name="T1">depth</text:span> - depth of mesh</text:p>
      <text:p text:style-name="P8"><text:span text:style-name="T1">uniform</text:span> (optional) - if true, the mesh will be scaled <text:s/>by the same amounts in x, y and z, so will not be distorted. Defaults to false.</text:p>
      <text:p text:style-name="P11">Description</text:p>
      <text:p text:style-name="P8">Scales and translates all vertices of a mesh so that the mesh occupies the specified box.</text:p>
      <text:p text:style-name="P8"/>
      <text:p text:style-name="P8">Do not use a <text:span text:style-name="T1">width</text:span>, <text:span text:style-name="T1">height</text:span> or <text:span text:style-name="T1">depth</text:span> value of 0, otherwise all mesh data will be destroyed and your mesh will not be displayed. Use a value of 0.001 instead for a flat mesh along one axis. </text:p>
      <text:p text:style-name="P8"/>
      <text:p text:style-name="P8"/>
      <text:p text:style-name="P122">void <text:bookmark-start text:name="FlipMesh"/><text:alphabetical-index-mark-start text:id="IMark94360561770984"/>FlipMesh<text:bookmark-end text:name="FlipMesh"/><text:alphabetical-index-mark-end text:id="IMark94360561770984"/>(Mesh* mesh)</text:p>
      <text:p text:style-name="P221"><text:span text:style-name="Emphasis">mesh</text:span> - mesh handle </text:p>
      <text:p text:style-name="Text_20_body">Flips all the triangles in a mesh. </text:p>
      <text:p text:style-name="Text_20_body">This is useful for a couple of reasons. Firstly though, it is important to understand a little bit of the theory behind 3D graphics. A 3D triangle is represented by three points; only when these points are presented to the viewer in a clockwise-fashion is the triangle visible. So really, triangles only have one side. </text:p>
      <text:p text:style-name="Text_20_body">Normally, for example in the case of a sphere, a model's triangles face the inside of the model, so it <text:soft-page-break/>doesn't matter that you can't see them. However, what about if you wanted to use the sphere as a huge sky for your world, i.e. so you only needed to see the inside? In this case you would just use FlipMesh. </text:p>
      <text:p text:style-name="Text_20_body">Another use for FlipMesh is to make objects two-sided, so you can see them from the inside and outside if you can't already. In this case, you can copy the original mesh using CopyEntity, specifying the original mesh as the parent, and flip it using FlipMesh. You will now have two meshes occupying the same space - this will make it double-sided, but beware, it will also double the polygon count! </text:p>
      <text:p text:style-name="Text_20_body">The above technique is worth trying when an external modelling program has exported a model in such a way that some of the triangles appear to be missing. </text:p>
      <text:p text:style-name="P8"/>
      <text:p text:style-name="P8"/>
      <text:p text:style-name="P122">void <text:bookmark-start text:name="FluidArray"/><text:alphabetical-index-mark-start text:id="IMark94360580841784"/>FluidArray<text:bookmark-end text:name="FluidArray"/><text:alphabetical-index-mark-end text:id="IMark94360580841784"/>(Fluid* fluid, float* Array, int w<text:span text:style-name="T206">idth</text:span>, int h<text:span text:style-name="T206">eight</text:span>, int d<text:span text:style-name="T206">epth</text:span>)</text:p>
      <text:p text:style-name="P186"><text:span text:style-name="T111">This is an advanced function, to </text:span><text:span text:style-name="T112">make an isosurface based on a custom data set. It accepts a pointer to 3d array, of given </text:span><text:span text:style-name="T43">width</text:span><text:span text:style-name="T112">, </text:span><text:span text:style-name="T43">height</text:span><text:span text:style-name="T112"> and </text:span><text:span text:style-name="T43">depth</text:span><text:span text:style-name="T112">. </text:span><text:span text:style-name="T113">The data set must be of single precision floating-point numbers, and it will be represented as a box of voxels, that will be visible for values that are greater than a given threshold (by default 0.5). Interpolation is used to provide a smoother look.</text:span></text:p>
      <text:p text:style-name="P8"/>
      <text:p text:style-name="P122">void <text:bookmark-start text:name="FluidFunction"/><text:alphabetical-index-mark-start text:id="IMark94360561770984"/>FluidFunction<text:bookmark-end text:name="FluidFunction"/><text:alphabetical-index-mark-end text:id="IMark94360561770984"/>(Fluid* fluid, float (*FieldFunction)(float, float, float))</text:p>
      <text:p text:style-name="P185"><text:span text:style-name="T111">This is an advanced function, to </text:span><text:span text:style-name="T112">make an isosurface based on a custom </text:span><text:span text:style-name="T113">function</text:span><text:span text:style-name="T112">. It accepts a pointer to </text:span><text:span text:style-name="T113">a callback function, that will accept the single precision floating-point parameters </text:span><text:span text:style-name="T44">x</text:span><text:span text:style-name="T113">, </text:span><text:span text:style-name="T44">y</text:span><text:span text:style-name="T113">, and </text:span><text:span text:style-name="T44">z</text:span><text:span text:style-name="T112">. </text:span><text:span text:style-name="T113">The function must return a single precision floating-point value, that will be calculated according </text:span><text:span text:style-name="T114">to the given coordinates. The resulting 3d objects </text:span><text:span text:style-name="T113">will be visible for values that are greater than a given threshold (by default 0.5).</text:span></text:p>
      <text:p text:style-name="P106"/>
      <text:p text:style-name="P8"/>
      <text:p text:style-name="P122">void <text:bookmark-start text:name="FluidThreshold"/><text:alphabetical-index-mark-start text:id="IMark94360580841784"/>FluidThreshold<text:bookmark-end text:name="FluidThreshold"/><text:alphabetical-index-mark-end text:id="IMark94360580841784"/>(Fluid* fluid, float threshold)</text:p>
      <text:p text:style-name="P52">Allows to change the threshold of a fluid object (isosurface). It will affect the behavior of blobs, and of custom data sets or custom functions.</text:p>
      <text:p text:style-name="P8"/>
      <text:p text:style-name="P143">void <text:bookmark-start text:name="FreeAction"/><text:alphabetical-index-mark-start text:id="IMark94360561770984"/>FreeAction<text:bookmark-end text:name="FreeAction"/><text:alphabetical-index-mark-end text:id="IMark94360561770984"/>(Action* act)</text:p>
      <text:p text:style-name="P23">Terminates an action immediately. If the action has any appended actions, they will start. If the action has not yet been executed (because it was appended to another action), it will be skipped and any action scheduled after it will be activated in its place.</text:p>
      <text:p text:style-name="P105"/>
      <text:p text:style-name="P143">void <text:s/><text:bookmark-start text:name="FreeBrush"/><text:alphabetical-index-mark-start text:id="IMark94360580841784"/>FreeBrush<text:bookmark-end text:name="FreeBrush"/><text:alphabetical-index-mark-end text:id="IMark94360580841784"/>(Brush* brush)</text:p>
      <text:p text:style-name="P53">Frees <text:span text:style-name="T301">up </text:span>a brush</text:p>
      <text:p text:style-name="P53"/>
      <text:p text:style-name="P122">void <text:bookmark-start text:name="FreeConstraint"/><text:alphabetical-index-mark-start text:id="IMark94360561770984"/>FreeConstraint<text:bookmark-end text:name="FreeConstraint"/><text:alphabetical-index-mark-end text:id="IMark94360561770984"/>(Constraint* con)</text:p>
      <text:p text:style-name="P53">Frees up a constraint</text:p>
      <text:p text:style-name="P104"/>
      <text:p text:style-name="P122">void <text:bookmark-start text:name="FreeEntity"/><text:alphabetical-index-mark-start text:id="IMark94360580841784"/>FreeEntity<text:bookmark-end text:name="FreeEntity"/><text:alphabetical-index-mark-end text:id="IMark94360580841784"/>(Entity* ent)</text:p>
      <table:table table:name="Table1" table:style-name="Table1">
        <table:table-column table:style-name="Table1.A"/>
        <table:table-row table:style-name="TableLine94360533339264">
          <table:table-cell table:style-name="Table1.A1" office:value-type="string">
            <text:p text:style-name="Table_20_Contents">Frees up an entity.</text:p>
          </table:table-cell>
        </table:table-row>
      </table:table>
      <text:p text:style-name="P8"/>
      <text:p text:style-name="P8"/>
      <text:p text:style-name="P122">void <text:bookmark-start text:name="FreeRigidBody"/><text:alphabetical-index-mark-start text:id="IMark94360580841784"/>FreeRigidBody<text:bookmark-end text:name="FreeRigidBody"/><text:alphabetical-index-mark-end text:id="IMark94360580841784"/>(RigidBody* body)</text:p>
      <text:p text:style-name="P53">Frees up a rigid body</text:p>
      <text:p text:style-name="P104"/>
      <text:p text:style-name="P8"/>
      <text:p text:style-name="P122">void <text:bookmark-start text:name="FreeShadow"/><text:alphabetical-index-mark-start text:id="IMark94360580841784"/>FreeShadow<text:bookmark-end text:name="FreeShadow"/><text:alphabetical-index-mark-end text:id="IMark94360580841784"/>(ShadowObject* shad)</text:p>
      <text:p text:style-name="P103"><text:span text:style-name="T207">Frees up a shadow</text:span> </text:p>
      <text:p text:style-name="P8"><text:soft-page-break/></text:p>
      <text:p text:style-name="P209"><text:span text:style-name="T274">void </text:span><text:bookmark-start text:name="FreeShadow1"/><text:bookmark-start text:name="FreeShader"/><text:alphabetical-index-mark-start text:id="IMark94360561770984"/><text:alphabetical-index-mark-start text:id="IMark94360580841784"/><text:alphabetical-index-mark-start text:id="IMark94360564122104"/><text:span text:style-name="T274">FreeShad</text:span><text:bookmark-end text:name="FreeShadow1"/><text:span text:style-name="T275">er</text:span><text:bookmark-end text:name="FreeShader"/><text:alphabetical-index-mark-end text:id="IMark94360564122104"/><text:alphabetical-index-mark-end text:id="IMark94360580841784"/><text:alphabetical-index-mark-end text:id="IMark94360561770984"/><text:span text:style-name="T274">(Shad</text:span><text:span text:style-name="T275">er</text:span><text:span text:style-name="T274">* shad)</text:span></text:p>
      <text:p text:style-name="P121"><text:span text:style-name="T207">Frees up a shad</text:span><text:span text:style-name="T301">er</text:span> </text:p>
      <text:p text:style-name="P8"/>
      <text:p text:style-name="P122">void <text:bookmark-start text:name="FreeTexture"/><text:alphabetical-index-mark-start text:id="IMark94360580841784"/>FreeTexture<text:bookmark-end text:name="FreeTexture"/><text:alphabetical-index-mark-end text:id="IMark94360580841784"/>(Texture* tex)</text:p>
      <text:p text:style-name="P54">Frees up a texture</text:p>
      <text:p text:style-name="P103"/>
      <text:p text:style-name="P122">void <text:bookmark-start text:name="GeosphereHeight"/><text:alphabetical-index-mark-start text:id="IMark94360561770984"/>GeosphereHeight<text:bookmark-end text:name="GeosphereHeight"/><text:alphabetical-index-mark-end text:id="IMark94360561770984"/>(Geosphere* geo, float h)</text:p>
      <text:p text:style-name="P55">Sets the maximum height of mountains on a geosphere terrain</text:p>
      <text:p text:style-name="P8"/>
      <text:p text:style-name="P122">Texture* <text:bookmark-start text:name="GetBrushTexture"/><text:alphabetical-index-mark-start text:id="IMark94360580841784"/>GetBrushTexture<text:bookmark-end text:name="GetBrushTexture"/><text:alphabetical-index-mark-end text:id="IMark94360580841784"/>(Brush* brush,int index)</text:p>
      <text:p text:style-name="P8">Returns the texture that is applied to the specified brush. <text:line-break/><text:line-break/>The optional <text:span text:style-name="T1">index</text:span> parameter allows you to specify which particular texture you'd like returning, if there are more than one textures applied to a brush. </text:p>
      <text:p text:style-name="P8"/>
      <text:p text:style-name="P8"/>
      <text:p text:style-name="P122">Entity* <text:bookmark-start text:name="GetChild"/><text:alphabetical-index-mark-start text:id="IMark94360580841784"/>GetChild<text:bookmark-end text:name="GetChild"/><text:alphabetical-index-mark-end text:id="IMark94360580841784"/>(Entity* ent,int child_no)</text:p>
      <text:p text:style-name="P8">Returns a child of an entity. </text:p>
      <text:p text:style-name="P8"/>
      <text:p text:style-name="P122">Brush* <text:bookmark-start text:name="GetEntityBrush"/><text:alphabetical-index-mark-start text:id="IMark94360561770984"/>GetEntityBrush<text:bookmark-end text:name="GetEntityBrush"/><text:alphabetical-index-mark-end text:id="IMark94360561770984"/>(Entity* ent)</text:p>
      <text:p text:style-name="P8">Returns a brush with the same properties as is applied to the specified entity. <text:line-break/><text:line-break/>If this command does not appear to be returning a valid brush, try using <text:a xlink:type="simple" xlink:href="#GetSurfaceBrush" text:style-name="Internet_20_link" text:visited-style-name="Visited_20_Internet_20_Link">GetSurfaceBrush</text:a> instead with the first surface available. <text:line-break/><text:line-break/>Remember, <text:alphabetical-index-mark-start text:id="IMark94360580841784"/>GetEntityBrush<text:alphabetical-index-mark-end text:id="IMark94360580841784"/> actually creates a new brush so don't forget to free it afterwards using FreeBrush to prevent memory leaks. <text:line-break/><text:line-break/>Once you have got the brush handle from an entity, you can use GetBrushTexture and TextureName to get the details of what texture(s) are applied to the brush. </text:p>
      <text:p text:style-name="P8"/>
      <text:p text:style-name="P122">int <text:bookmark-start text:name="GetEntityType"/><text:alphabetical-index-mark-start text:id="IMark94360580841784"/>GetEntityType<text:bookmark-end text:name="GetEntityType"/><text:alphabetical-index-mark-end text:id="IMark94360580841784"/>(Entity* ent)</text:p>
      <text:p text:style-name="P8">Returns the collision type of an entity as set by the EntityType command. <text:line-break/></text:p>
      <text:p text:style-name="P122">float <text:bookmark-start text:name="GetMatElement"/><text:alphabetical-index-mark-start text:id="IMark94360580841784"/>GetMatElement<text:bookmark-end text:name="GetMatElement"/><text:alphabetical-index-mark-end text:id="IMark94360580841784"/>(Entity* ent,int row,int col)</text:p>
      <text:p text:style-name="P56">unsupported</text:p>
      <text:p text:style-name="P8"/>
      <text:p text:style-name="P122">Entity* <text:bookmark-start text:name="GetParentEntity"/><text:alphabetical-index-mark-start text:id="IMark94360561770984"/>GetParentEntity<text:bookmark-end text:name="GetParentEntity"/><text:alphabetical-index-mark-end text:id="IMark94360561770984"/>(Entity* ent)</text:p>
      <text:p text:style-name="P8">Returns an entity's parent</text:p>
      <text:p text:style-name="P8"/>
      <text:p text:style-name="P125">int <text:bookmark-start text:name="GetShaderProgram"/><text:alphabetical-index-mark-start text:id="IMark94360561770984"/>GetShaderProgram<text:bookmark-end text:name="GetShaderProgram"/><text:alphabetical-index-mark-end text:id="IMark94360561770984"/>(Shader* material)</text:p>
      <text:p text:style-name="P22">Returns the number of the OpenGL program object, in case you need to access it directly</text:p>
      <text:p text:style-name="P91"/>
      <text:p text:style-name="P163"><text:span text:style-name="T27">Surface* </text:span><text:bookmark-start text:name="GetSurface"/><text:alphabetical-index-mark-start text:id="IMark94360564122104"/><text:span text:style-name="T27">GetSurface</text:span><text:bookmark-end text:name="GetSurface"/><text:alphabetical-index-mark-end text:id="IMark94360564122104"/><text:span text:style-name="T27">(Mesh* mesh,int </text:span><text:span text:style-name="T115">index</text:span><text:span text:style-name="T27">)</text:span></text:p>
      <text:p text:style-name="Standard"><text:span text:style-name="T27">Returns the handle of the surface attached to the specified mesh and with the specified index number. <text:line-break/><text:line-break/></text:span><text:span text:style-name="T32">Index</text:span><text:span text:style-name="T27"> should be in the range 1...CountSurfaces( mesh ), inclusive. <text:line-break/><text:line-break/>You need to 'get a surface', i.e. get its handle, in order to be able to then use that particular surface with other commands. <text:line-break/></text:span><text:soft-page-break/></text:p>
      <text:p text:style-name="P122">Brush* <text:bookmark-start text:name="GetSurfaceBrush"/><text:alphabetical-index-mark-start text:id="IMark94360561770984"/>GetSurfaceBrush<text:bookmark-end text:name="GetSurfaceBrush"/><text:alphabetical-index-mark-end text:id="IMark94360561770984"/>(Surface* surf)</text:p>
      <text:p text:style-name="P8">Returns a brush with the same properties as is applied to the specified mesh surface. <text:line-break/><text:line-break/>If this command does not appear to be returning a valid brush, try using <text:a xlink:type="simple" xlink:href="#GetEntityBrush" text:style-name="Internet_20_link" text:visited-style-name="Visited_20_Internet_20_Link">GetEntityBrush</text:a> instead. <text:line-break/><text:line-break/>Remember, GetSurfaceBrush actually creates a new brush so don't forget to free it afterwards using <text:a xlink:type="simple" xlink:href="#FreeBrush" text:style-name="Internet_20_link" text:visited-style-name="Visited_20_Internet_20_Link">FreeBrush</text:a> to prevent memory leaks. <text:line-break/><text:line-break/>Once you have got the brush handle from a surface, you can use <text:a xlink:type="simple" xlink:href="#GetBrushTexture" text:style-name="Internet_20_link" text:visited-style-name="Visited_20_Internet_20_Link">GetBrushTexture</text:a> and <text:a xlink:type="simple" xlink:href="#TextureName" text:style-name="Internet_20_link" text:visited-style-name="Visited_20_Internet_20_Link">TextureName</text:a> to get the details of what texture(s) are applied to the brush. <text:line-break/></text:p>
      <text:p text:style-name="P8"/>
      <text:p text:style-name="P122">void <text:bookmark-start text:name="Graphics3D"/><text:alphabetical-index-mark-start text:id="IMark94360564122104"/>Graphics3D<text:bookmark-end text:name="Graphics3D"/><text:alphabetical-index-mark-end text:id="IMark94360564122104"/>(int width,int height,int depth,int mode,int rate)</text:p>
      <text:p text:style-name="P221">Initialise the library; this command will set horizontal and vertical resolution with <text:span text:style-name="Emphasis">width</text:span> and <text:span text:style-name="Emphasis">height</text:span>. Other parameters (<text:span text:style-name="Emphasis">depth</text:span>, <text:span text:style-name="Emphasis">mode</text:span>, <text:span text:style-name="Emphasis">rate</text:span>) are optional, and currently unused. </text:p>
      <text:p text:style-name="Text_20_body"><text:span text:style-name="Strong_20_Emphasis">ATTENTION</text:span>: this command <text:span text:style-name="Strong_20_Emphasis">does not</text:span> create an openGL context (that is, a place where the 3d image is rendered: it can be the full screen, a window, or a place inside a window); you'll need to create it manually: in FreeBasic, the simplest way to do that is with <text:span text:style-name="Strong_20_Emphasis">SCREEN</text:span> command: </text:p>
      <text:p text:style-name="Preformatted_20_Text">SCREEN 18, 32, , &amp;h02</text:p>
      <text:p text:style-name="Preformatted_20_Text"/>
      <text:p text:style-name="P1">Graphics3d 640,480,32,1,1</text:p>
      <text:p text:style-name="Text_20_body">(the &amp;h02 parameter in SCREEN command specify to use openGL); of course, SCREENRES, too, can be used: </text:p>
      <text:p text:style-name="Preformatted_20_Text">SCREENRES 640, 480, 32, , &amp;h02 <text:s/></text:p>
      <text:p text:style-name="P1">Graphics3d 640,480,32,1,1</text:p>
      <text:p text:style-name="Text_20_body">Otherwise, external libraries like GluT can be used, or system-specific APIs can be called. </text:p>
      <text:p text:style-name="P8"/>
      <text:p text:style-name="P8"/>
      <text:p text:style-name="P122">void <text:bookmark-start text:name="HandleSprite"/><text:alphabetical-index-mark-start text:id="IMark94360564122104"/>HandleSprite<text:bookmark-end text:name="HandleSprite"/><text:alphabetical-index-mark-end text:id="IMark94360564122104"/>(Sprite* sprite,float h_x,float h_y)</text:p>
      <text:p text:style-name="P8">Sets a sprite handle. Defaults to 0,0. <text:line-break/><text:line-break/>A sprite extends from -1,-1 to +1,+1. <text:s/><text:span text:style-name="T208">If it is scaled or rotated, the handle is the center of rotation</text:span></text:p>
      <text:p text:style-name="P8"/>
      <text:p text:style-name="P122">void <text:bookmark-start text:name="HideEntity"/><text:alphabetical-index-mark-start text:id="IMark94360561770984"/>HideEntity<text:bookmark-end text:name="HideEntity"/><text:alphabetical-index-mark-end text:id="IMark94360561770984"/>(Entity* ent)</text:p>
      <text:p text:style-name="P8"/>
      <text:p text:style-name="P219">Hides an entity, so that it is no longer visible, and is no longer involved in collisions. <text:span text:style-name="T209">Hidden cameras won’t be used in rendering.</text:span></text:p>
      <text:p text:style-name="P218"><text:line-break/>The main purpose of hide entity is to allow you to create entities at the beginning of a program, hide them, then copy them and show as necessary in the main game. This is more efficient than creating entities mid-game. <text:line-break/><text:line-break/>If you wish to hide an entity so that it is no longer visible but still involved in collisions, then use EntityAlpha 0 instead. This will make an entity completely transparent. <text:line-break/><text:line-break/>HideEntity <text:span text:style-name="T27">affects the specified entity only - child entities are not affected. </text:span></text:p>
      <text:p text:style-name="P8"/>
      <text:p text:style-name="P8"/>
      <text:p text:style-name="P122"><text:soft-page-break/>void <text:bookmark-start text:name="LightColor"/><text:alphabetical-index-mark-start text:id="IMark94360561770984"/>LightColor<text:bookmark-end text:name="LightColor"/><text:alphabetical-index-mark-end text:id="IMark94360561770984"/>(Light* light,float red,float green,float blue)</text:p>
      <text:p text:style-name="P8">Sets the color of a light. <text:line-break/><text:line-break/>An r,g,b value of 255,255,255 will brighten anything the light shines on. <text:line-break/><text:line-break/>An r,g,b value of 0,0,0 will have no affect on anything it shines on. <text:line-break/><text:line-break/>An r,g,b value of -255,-255,-255 will darken anything it shines on. This is known as 'negative lighting', and is useful for shadow effects. </text:p>
      <text:p text:style-name="P8"/>
      <text:p text:style-name="P8"><text:span text:style-name="T257">void </text:span><text:bookmark-start text:name="LightConeAngles"/><text:alphabetical-index-mark-start text:id="IMark94360576879336"/><text:span text:style-name="T257">LightConeAngles</text:span><text:bookmark-end text:name="LightConeAngles"/><text:alphabetical-index-mark-end text:id="IMark94360576879336"/><text:span text:style-name="T257">(Light* light,float inner_ang</text:span><text:span text:style-name="T259">le</text:span><text:span text:style-name="T257">,float outer_ang</text:span><text:span text:style-name="T259">le</text:span><text:span text:style-name="T257">)</text:span> </text:p>
      <text:p text:style-name="P8"><text:span text:style-name="T1">light</text:span> - light handle</text:p>
      <text:p text:style-name="P8"><text:span text:style-name="T1">inner_angle</text:span> - inner angle of cone</text:p>
      <text:p text:style-name="P8"><text:span text:style-name="T1">outer_angle </text:span>- outer angle of cone</text:p>
      <text:p text:style-name="P11">Description</text:p>
      <text:p text:style-name="P8">Sets the 'cone' angle for a 'spot' light.</text:p>
      <text:p text:style-name="P8"/>
      <text:p text:style-name="P8">The default light cone angles setting is 0,90. </text:p>
      <text:p text:style-name="P8"/>
      <text:p text:style-name="P8"/>
      <text:p text:style-name="P122">void <text:bookmark-start text:name="LightRange"/><text:alphabetical-index-mark-start text:id="IMark94360576879336"/>LightRange<text:bookmark-end text:name="LightRange"/><text:alphabetical-index-mark-end text:id="IMark94360576879336"/>(Light* light,float range)</text:p>
      <text:p text:style-name="P8">Sets the range of a light. <text:line-break/><text:line-break/>The range of a light is how far it reaches. Everything outside the range of the light will not be affected by it. <text:line-break/><text:line-break/>The value is very approximate, and should be experimented with for best results. </text:p>
      <text:p text:style-name="P8"/>
      <text:p text:style-name="P122">Entity* <text:bookmark-start text:name="LinePick"/><text:alphabetical-index-mark-start text:id="IMark94360561770984"/>LinePick<text:bookmark-end text:name="LinePick"/><text:alphabetical-index-mark-end text:id="IMark94360561770984"/>(float x,float y,float z,float dx,float dy,float dz,float radius)</text:p>
      <text:p text:style-name="P8"><text:span text:style-name="T1">x</text:span> - x coordinate of start of line pick</text:p>
      <text:p text:style-name="P8"><text:span text:style-name="T1">y</text:span> - y coordinate of start of line pick</text:p>
      <text:p text:style-name="P8"><text:span text:style-name="T1">z</text:span> - z coordinate of start of line pick</text:p>
      <text:p text:style-name="P8"><text:span text:style-name="T1">dx</text:span> - distance x of line pick</text:p>
      <text:p text:style-name="P8"><text:span text:style-name="T1">dy</text:span> - distance y of line pick</text:p>
      <text:p text:style-name="P8"><text:span text:style-name="T1">dz</text:span> - distance z of line pick</text:p>
      <text:p text:style-name="P8"><text:span text:style-name="T1">radius</text:span> (optional) - radius of line pick</text:p>
      <text:p text:style-name="P11">Description</text:p>
      <text:p text:style-name="P8">Returns the first entity between<text:span text:style-name="T13"> x,y,z to x+d</text:span>x,y+dy,z+dz.</text:p>
      <text:p text:style-name="P8"/>
      <text:p text:style-name="P122">Mesh* <text:bookmark-start text:name="LoadAnimMesh"/><text:alphabetical-index-mark-start text:id="IMark94360576879336"/>LoadAnimMesh<text:bookmark-end text:name="LoadAnimMesh"/><text:alphabetical-index-mark-end text:id="IMark94360576879336"/>(char* file,Entity* parent)</text:p>
      <text:p text:style-name="P8">LoadAnimMesh, similar to LoadMesh, Loads a mesh from an .X, .3DS, <text:span text:style-name="T210">MD2</text:span> or .B3D file and returns a mesh handle. <text:line-break/><text:line-break/>The difference between <text:a xlink:type="simple" xlink:href="#LoadMesh" text:style-name="Internet_20_link" text:visited-style-name="Visited_20_Internet_20_Link">LoadMesh</text:a> and LoadAnimMesh is that any hierarchy and animation information present in the file is retained. You can then either activate the animation by using the Animate command or find child entities within the hierarchy by using the FindChild(), GetChild() functions. <text:span text:style-name="T210">Animation is available only in .B3D and .MD2 files, not in .3DS or .X</text:span><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p>
      <text:p text:style-name="P8"/>
      <text:p text:style-name="P122"><text:soft-page-break/>int <text:bookmark-start text:name="LoadAnimSeq"/><text:alphabetical-index-mark-start text:id="IMark94360561770984"/>LoadAnimSeq<text:bookmark-end text:name="LoadAnimSeq"/><text:alphabetical-index-mark-end text:id="IMark94360561770984"/>(Entity* ent, char* file)</text:p>
      <text:p text:style-name="P8">Appends an animation sequence from a file to an entity. </text:p>
      <text:p text:style-name="P8"/>
      <text:p text:style-name="P122">Texture* <text:bookmark-start text:name="LoadAnimTexture"/><text:alphabetical-index-mark-start text:id="IMark94360576879336"/>LoadAnimTexture<text:bookmark-end text:name="LoadAnimTexture"/><text:alphabetical-index-mark-end text:id="IMark94360576879336"/>(char* file,int flags,int frame_width,int frame_height,int first_frame,int frame_count)</text:p>
      <text:p text:style-name="P8"><text:span text:style-name="T1">file</text:span> - name of image file with animation frames laid out in left-right, top-to-bottom order</text:p>
      <text:p text:style-name="P8"/>
      <text:p text:style-name="P8"><text:span text:style-name="T1">flags</text:span> (optional) - texture flag:</text:p>
      <text:p text:style-name="P8">1: Color (default)</text:p>
      <text:p text:style-name="P8">2: Alpha</text:p>
      <text:p text:style-name="P8">4: Masked</text:p>
      <text:p text:style-name="P8">8: Mipmapped</text:p>
      <text:p text:style-name="P8">16: Clamp U</text:p>
      <text:p text:style-name="P8">32: Clamp V</text:p>
      <text:p text:style-name="P8">64: Spherical reflection map</text:p>
      <text:p text:style-name="P8">128: Cubic environment map</text:p>
      <text:p text:style-name="P8"/>
      <text:p text:style-name="P8"><text:span text:style-name="T1">frame_width</text:span> - width of each animation frame</text:p>
      <text:p text:style-name="P8"><text:span text:style-name="T1">frame_height</text:span> - height of each animation frame</text:p>
      <text:p text:style-name="P8"><text:span text:style-name="T1">first_frame</text:span> - the first frame to be used as an animation frame</text:p>
      <text:p text:style-name="P8"><text:span text:style-name="T1">frame_count</text:span> - the amount of frames to be used</text:p>
      <text:p text:style-name="P11">Description</text:p>
      <text:p text:style-name="P8">Loads an animated texture from an image file and returns the texture's handle.</text:p>
      <text:p text:style-name="P8"/>
      <text:p text:style-name="P8">The flags parameter allows you to apply certain effects to the texture. Flags can be added to combine two or more effects, e.g. 3 (1+2) = texture with colour and alpha maps.</text:p>
      <text:p text:style-name="P8"/>
      <text:p text:style-name="P8">See <text:a xlink:type="simple" xlink:href="#CreateTexture" text:style-name="Internet_20_link" text:visited-style-name="Visited_20_Internet_20_Link">CreateTexture</text:a> for more detailed descriptions of the texture flags.</text:p>
      <text:p text:style-name="P8"/>
      <text:p text:style-name="Standard"><text:span text:style-name="T27">The </text:span><text:span text:style-name="T32">frame_width</text:span><text:span text:style-name="T27">, </text:span><text:span text:style-name="T32">frame_height</text:span><text:span text:style-name="T27">, </text:span><text:span text:style-name="T32">first_frame</text:span><text:span text:style-name="T27"> and </text:span><text:span text:style-name="T32">frame_count</text:span><text:span text:style-name="T27"> parameters determine how </text:span><text:span text:style-name="T116">OpenB3D</text:span><text:span text:style-name="T27"> will separate the image file into individual animation frames.</text:span></text:p>
      <text:p text:style-name="P8"/>
      <text:p text:style-name="P8"/>
      <text:p text:style-name="P8"><text:span text:style-name="T257">Brush* </text:span><text:bookmark-start text:name="LoadBrush"/><text:alphabetical-index-mark-start text:id="IMark94360579976616"/><text:span text:style-name="T257">LoadBrush</text:span><text:bookmark-end text:name="LoadBrush"/><text:alphabetical-index-mark-end text:id="IMark94360579976616"/><text:span text:style-name="T257">(char *file,int flags,float u_scale,float v_scale)</text:span> </text:p>
      <text:p text:style-name="P8"><text:span text:style-name="T1">file</text:span> - filename of texture</text:p>
      <text:p text:style-name="P8"/>
      <text:p text:style-name="P8"><text:span text:style-name="T1">flags</text:span> (optional) - flags can be added to combine effects:</text:p>
      <text:p text:style-name="P8">1: Color</text:p>
      <text:p text:style-name="P8">2: Alpha</text:p>
      <text:p text:style-name="P8">4: Masked</text:p>
      <text:p text:style-name="P8">8: Mipmapped</text:p>
      <text:p text:style-name="P8">16: Clamp U</text:p>
      <text:p text:style-name="P8">32: Clamp V</text:p>
      <text:p text:style-name="P8">64: Spherical reflection map</text:p>
      <text:p text:style-name="P57">128: cube reflection map</text:p>
      <text:p text:style-name="P57"/>
      <text:p text:style-name="P8"><text:span text:style-name="T1">u_scale</text:span> - brush u_scale</text:p>
      <text:p text:style-name="P8"><text:span text:style-name="T1">v_scale</text:span> - brush v_scale</text:p>
      <text:p text:style-name="P11">Description</text:p>
      <text:p text:style-name="P8">Creates a brush, loads and assigns a texture to it, and returns a brush handle. </text:p>
      <text:p text:style-name="P8"/>
      <text:p text:style-name="P8"><text:span text:style-name="T257">Terrain* </text:span><text:bookmark-start text:name="LoadGeosphere"/><text:alphabetical-index-mark-start text:id="IMark94360579976616"/><text:span text:style-name="T257">LoadGeosphere</text:span><text:bookmark-end text:name="LoadGeosphere"/><text:alphabetical-index-mark-end text:id="IMark94360579976616"/><text:span text:style-name="T257">(char* file,Entity* parent)</text:span> </text:p>
      <text:p text:style-name="P184"><text:soft-page-break/><text:span text:style-name="T27">Loads a </text:span><text:span text:style-name="T117">spherical </text:span><text:span text:style-name="T27">terrain </text:span><text:span text:style-name="T117">(also called planet, or geosphere) </text:span><text:span text:style-name="T27">from an image file and returns the terrain's handle. <text:line-break/><text:line-break/>The image's red channel is used to determine heights. </text:span><text:span text:style-name="T117">Geosphere</text:span><text:span text:style-name="T27"> is initially the </text:span><text:span text:style-name="T117">same size as the height of</text:span><text:span text:style-name="T27"> the image. <text:line-break/><text:line-break/>Tips on generating nice terrain: <text:line-break/><text:line-break/>* Smooth or blur the height map <text:line-break/>* Reduce the camera range <text:line-break/><text:line-break/>When texturing an entity, a texture with a scale of 1,1,1 (default) will be the same size as one of the terrain's grid squares. A texture that is scaled to the same size as the </text:span><text:span text:style-name="T117">height</text:span><text:span text:style-name="T27">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span></text:p>
      <text:p text:style-name="P58"/>
      <text:p text:style-name="P184"><text:span text:style-name="T117">A heightmaps width must be <text:s/>twice the height, since equirectangular projection will be used: each horizontal unit will correspond to one unit of longitude, each vertical unit will correspond to one unit of latitude. Since latitude is 180° (from one pole to the other, </text:span><text:span text:style-name="T118">90° north to 90° south</text:span><text:span text:style-name="T117">) and longitude is 360° (equatorial circumference, </text:span><text:span text:style-name="T118">from 180° east to 180° west</text:span><text:span text:style-name="T117">), </text:span><text:span text:style-name="T118">width must be twice the height.</text:span><text:span text:style-name="T27"><text:line-break/></text:span></text:p>
      <text:p text:style-name="P8"/>
      <text:p text:style-name="P102"><text:span text:style-name="T257">Material* </text:span><text:bookmark-start text:name="LoadMaterial"/><text:alphabetical-index-mark-start text:id="IMark94360579976616"/><text:span text:style-name="T257">LoadMaterial</text:span><text:bookmark-end text:name="LoadMaterial"/><text:alphabetical-index-mark-end text:id="IMark94360579976616"/><text:span text:style-name="T257">(char* filename,int flags, int frame_width,int frame_height,int first_frame,int frame_count)</text:span> </text:p>
      <text:p text:style-name="P183"><text:span text:style-name="T32">file</text:span><text:span text:style-name="T27"> - name of image file with </text:span><text:span text:style-name="T148">slices </text:span><text:span text:style-name="T27">laid out in left-right, top-to-bottom order</text:span></text:p>
      <text:p text:style-name="P102"/>
      <text:p text:style-name="P102"><text:span text:style-name="T1">flags</text:span> (optional) - texture flag:</text:p>
      <text:p text:style-name="P102">1: Color (default)</text:p>
      <text:p text:style-name="P102">2: Alpha</text:p>
      <text:p text:style-name="P102">4: Masked</text:p>
      <text:p text:style-name="P102">8: Mipmapped</text:p>
      <text:p text:style-name="P102"/>
      <text:p text:style-name="P102"><text:span text:style-name="T1">frame_width</text:span> - width of each animation frame</text:p>
      <text:p text:style-name="P102"><text:span text:style-name="T1">frame_height</text:span> - height of each animation frame</text:p>
      <text:p text:style-name="P102"><text:span text:style-name="T1">first_frame</text:span> - the first frame to be used as an animation frame</text:p>
      <text:p text:style-name="P102"><text:span text:style-name="T1">frame_count</text:span> - the amount of frames to be used</text:p>
      <text:p text:style-name="P12">Description</text:p>
      <text:p text:style-name="P102">Loads a <text:span text:style-name="T229">3d </text:span>texture from an image file and returns the texture's handle.</text:p>
      <text:p text:style-name="P102"/>
      <text:p text:style-name="P102">The flags parameter allows you to apply certain effects to the texture. Flags can be added to combine two or more effects, e.g. 3 (1+2) = texture with colour and alpha maps.</text:p>
      <text:p text:style-name="P102"/>
      <text:p text:style-name="P183"><text:span text:style-name="T27">The </text:span><text:span text:style-name="T32">frame_width</text:span><text:span text:style-name="T27">, </text:span><text:span text:style-name="T32">frame_height</text:span><text:span text:style-name="T27">, </text:span><text:span text:style-name="T32">first_frame</text:span><text:span text:style-name="T27"> and </text:span><text:span text:style-name="T32">frame_count</text:span><text:span text:style-name="T27"> parameters determine how </text:span><text:span text:style-name="T116">OpenB3D</text:span><text:span text:style-name="T27"> will separate the image file into individual animation frames.</text:span></text:p>
      <text:p text:style-name="P102"/>
      <text:p text:style-name="P102"/>
      <text:p text:style-name="P128">Mesh* <text:bookmark-start text:name="LoadMesh"/><text:alphabetical-index-mark-start text:id="IMark94360580079256"/>LoadMesh<text:bookmark-end text:name="LoadMesh"/><text:alphabetical-index-mark-end text:id="IMark94360580079256"/>(char* file,Entity* parent)</text:p>
      <text:p text:style-name="P8">LoadMesh, as the name suggests, Loads a mesh from an .X, .3DS or .B3D file (Usually created in <text:soft-page-break/>advance by one of a number of 3D model creation packages) and returns the mesh handle. <text:line-break/><text:line-break/>Any hierarchy and animation information in the file will be ignored. Use <text:a xlink:type="simple" xlink:href="#LoadAnimMesh" text:style-name="Internet_20_link" text:visited-style-name="Visited_20_Internet_20_Link">LoadAnimMesh</text:a> to maintain hierarchy and animation information. <text:line-break/><text:line-break/>The optional parent parameter allows you to specify a parent entity for the mesh so that when the parent is moved the child mesh will move with it. However, this relationship is one way; applying movement commands to the child will not affect the parent. <text:line-break/></text:p>
      <text:p text:style-name="P134">Shader* <text:bookmark-start text:name="LoadShader"/><text:alphabetical-index-mark-start text:id="IMark94360580079256"/>LoadShader<text:bookmark-end text:name="LoadShader"/><text:alphabetical-index-mark-end text:id="IMark94360580079256"/>(char* ShaderName, char* VshaderFileName, char* FshaderFileName)</text:p>
      <text:p text:style-name="P41">Loads a shader. A shader is a special program that is not run on the CPU, but on the GPU, and it’s written in GLSL (GL Shading Language). It requires a name, and two files, called Vertex Shader and Fragment Shader</text:p>
      <text:p text:style-name="P41"/>
      <text:p text:style-name="P41"/>
      <text:p text:style-name="P134">Shader* <text:bookmark-start text:name="LoadShaderVGF"/><text:alphabetical-index-mark-start text:id="IMark94360580079256"/>LoadShaderVGF<text:bookmark-end text:name="LoadShaderVGF"/><text:alphabetical-index-mark-end text:id="IMark94360580079256"/>(char* ShaderName, char* VshaderFileName, char* GshaderFileName, char* FshaderFileName)</text:p>
      <text:p text:style-name="P41">Loads a shader. A shader is a special program that is not run on the CPU, but on the GPU, and it’s written in GLSL (GL Shading Language). It requires a name, and three files, called Vertex Shader, Geometry Shader and Fragment Shader. </text:p>
      <text:p text:style-name="P41"/>
      <text:p text:style-name="P41"/>
      <text:p text:style-name="P144">Sprite* <text:bookmark-start text:name="LoadSprite"/><text:alphabetical-index-mark-start text:id="IMark94360580079256"/>LoadSprite<text:bookmark-end text:name="LoadSprite"/><text:alphabetical-index-mark-end text:id="IMark94360580079256"/>(char* tex_file,int tex_flag,Entity* parent)</text:p>
      <text:p text:style-name="P101"><text:span text:style-name="T1">text_file</text:span> - filename of image file to be used as sprite</text:p>
      <text:p text:style-name="P101"/>
      <text:p text:style-name="P101"><text:span text:style-name="T1">tex_flag</text:span> (optional) - texture flag:</text:p>
      <text:p text:style-name="P101">1: Color</text:p>
      <text:p text:style-name="P101">2: Alpha</text:p>
      <text:p text:style-name="P101">4: Masked</text:p>
      <text:p text:style-name="P101">8: Mipmapped</text:p>
      <text:p text:style-name="P101">16: Clamp U</text:p>
      <text:p text:style-name="P101">32: Clamp V</text:p>
      <text:p text:style-name="P101">64: Spherical reflection map</text:p>
      <text:p text:style-name="P101"/>
      <text:p text:style-name="P101"><text:span text:style-name="T1">parent</text:span> - parent of entity</text:p>
      <text:p text:style-name="P13">Description</text:p>
      <text:p text:style-name="P101">Creates a sprite entity, and assigns a texture to it. </text:p>
      <text:p text:style-name="P101"/>
      <text:p text:style-name="P8"/>
      <text:p text:style-name="P8"/>
      <text:p text:style-name="P122">Terrain* <text:bookmark-start text:name="LoadTerrain"/><text:alphabetical-index-mark-start text:id="IMark94360580079256"/>LoadTerrain<text:bookmark-end text:name="LoadTerrain"/><text:alphabetical-index-mark-end text:id="IMark94360580079256"/>(char* file,Entity* parent)</text:p>
      <text:p text:style-name="Standard"><text:span text:style-name="T27">Loads a terrain from an image file and returns the terrain's handle. <text:line-break/><text:line-break/>The image's red channel is used to determine heights. Terrain is initially the same width and depth as the image, and 1 unit high. <text:line-break/><text:line-break/>Tips on generating nice terrain: <text:line-break/><text:line-break/>* Smooth or blur the height map <text:line-break/>* Reduce the y scale of the terrain <text:line-break/>* Increase the x/z scale of the terrain <text:line-break/></text:span><text:soft-page-break/><text:span text:style-name="T27">* Reduce the camera range <text:line-break/><text:line-break/>When texturing an entity, a texture with a scale of 1,1,1 (default) will be the same size as one of the terrain's grid squares. A texture that is scaled to the same size as the size of the bitmap used to load it or the no. of grid square used to create it, will be the same size as the terrain. <text:line-break/><text:line-break/>The optional parent parameter allows you to specify a parent entity for the terrain so that when the parent is moved the child terrain will move with it. However, this relationship is one way; applying movement commands to the child will not affect the parent. <text:line-break/><text:line-break/>Specifying a parent entity will still result in the terrain being created at position 0,0,0 rather than at the parent entity's position. <text:line-break/><text:line-break/>A heightmaps dimensions (width and height) must be the same and </text:span><text:span text:style-name="T119">should</text:span><text:span text:style-name="T27"> be a power of 2, e.g. 32, 64, 128, 256, 512, 1024. </text:span></text:p>
      <text:p text:style-name="P8"/>
      <text:p text:style-name="P8"/>
      <text:p text:style-name="P8"/>
      <text:p text:style-name="P122">Texture* <text:bookmark-start text:name="LoadTexture"/><text:alphabetical-index-mark-start text:id="IMark94360580079256"/>LoadTexture<text:bookmark-end text:name="LoadTexture"/><text:alphabetical-index-mark-end text:id="IMark94360580079256"/>(char* file,int flags)</text:p>
      <text:p text:style-name="P221">Load a texture from an image file and returns the texture's handle. Supported file formats include: BMP, PNG, TGA and JPG. Only PNG and TGA support alpha. </text:p>
      <text:p text:style-name="Text_20_body">The optional flags parameter allows you to apply certain effects to the texture. Flags can be added to combine two or more effects, e.g. 3 (1+2) = texture with colour and alpha maps. </text:p>
      <text:p text:style-name="Text_20_body">See <text:a xlink:type="simple" xlink:href="#CreateTexture" text:style-name="Internet_20_link" text:visited-style-name="Visited_20_Internet_20_Link"><text:span text:style-name="T253">CreateTexture</text:span></text:a> for more detailed descriptions of the texture flags. </text:p>
      <text:p text:style-name="Text_20_body">Something to consider when applying texture flags to loaded textures is that the texture may have already had certain flags applied to it via the <text:a xlink:type="simple" xlink:href="#TextureFilter" text:style-name="Internet_20_link" text:visited-style-name="Visited_20_Internet_20_Link"><text:span text:style-name="T253">TextureFilter</text:span></text:a> command. The default for the <text:a xlink:type="simple" xlink:href="#TextureFilter" text:style-name="Internet_20_link" text:visited-style-name="Visited_20_Internet_20_Link"><text:span text:style-name="T253">TextureFilter</text:span></text:a> command is 9 (1+8), which is a coloured, mipmapped texture. This cannot be overridden via the flags parameter of the LoadTexture command - if you wish for the filters to be removed you will need to use the <text:a xlink:type="simple" xlink:href="#ClearTextureFilters" text:style-name="Internet_20_link" text:visited-style-name="Visited_20_Internet_20_Link"><text:span text:style-name="T253">ClearTextureFilters</text:span></text:a> command, which must be done after setting the graphics mode (setting the graphics mode restores the default texture filters). </text:p>
      <text:p text:style-name="P8"/>
      <text:p text:style-name="P122">Mesh* <text:bookmark-start text:name="MeshCSG"/><text:alphabetical-index-mark-start text:id="IMark94360580079256"/>MeshCSG<text:bookmark-end text:name="MeshCSG"/><text:alphabetical-index-mark-end text:id="IMark94360580079256"/>(Mesh* m1, Mesh* m2, int method = 1)</text:p>
      <text:p text:style-name="P59"><text:span text:style-name="T1">m1</text:span> first mesh</text:p>
      <text:p text:style-name="P59"><text:span text:style-name="T1">m2</text:span> second mesh</text:p>
      <text:p text:style-name="P59"><text:span text:style-name="T1">method</text:span> CSG operation:</text:p>
      <text:p text:style-name="P59">0: subtraction</text:p>
      <text:p text:style-name="P59">1: union</text:p>
      <text:p text:style-name="P59">2: intersection</text:p>
      <text:p text:style-name="P59"/>
      <text:p text:style-name="P19">Description</text:p>
      <text:p text:style-name="P61">Creates a new mesh by performing a CSG (Constructive Solid Geometry) operation on two given meshes <text:span text:style-name="T1">m1</text:span> and <text:span text:style-name="T1">m2</text:span>. Those meshes are not modified, and might need to be removed with FreeEntity at the end of the CSG operations.</text:p>
      <text:p text:style-name="P60"/>
      <text:p text:style-name="P182"><text:span text:style-name="T120">The </text:span><text:span text:style-name="T45">method</text:span><text:span text:style-name="T120"> parameter specifies which CSG operation must be performed: a subtraction removes the second mesh from the first, basically creating a hole inside m1, shaped like m2; an union combines the two meshes into one, removing all the superfluous geometry: in that, it differs from AddMesh, that includes also the intersecting parts of meshes, that should never be visible anyway </text:span><text:span text:style-name="T121">(</text:span><text:span text:style-name="T120">if you use this operation to add many boxes and cylinders, then you flip the result with FlipMesh, you will get a set of corridors/dungeon</text:span><text:span text:style-name="T121">)</text:span><text:span text:style-name="T120">; an intersection creates a mesh that is made only by the intersecting parts of </text:span><text:span text:style-name="T45">m1</text:span><text:span text:style-name="T120"> and </text:span><text:span text:style-name="T45">m2</text:span><text:span text:style-name="T120"> (the intersection of two spheres can be used to produce a lens </text:span><text:soft-page-break/><text:span text:style-name="T120">shaped mesh, for example)</text:span></text:p>
      <text:p text:style-name="P8"/>
      <text:p text:style-name="P123">void <text:bookmark-start text:name="MeshCullRadius"/><text:alphabetical-index-mark-start text:id="IMark94360567705480"/>MeshCullRadius<text:bookmark-end text:name="MeshCullRadius"/><text:alphabetical-index-mark-end text:id="IMark94360567705480"/>(Entity* ent, float radius)</text:p>
      <text:p text:style-name="P7"><text:span text:style-name="T27">This command is the equivalent of </text:span><text:span text:style-name="T174">Blitz</text:span><text:span text:style-name="T27">3D's MeshCullBox command. </text:span></text:p>
      <text:p text:style-name="P94">It is used to set the radius of a mesh's 'cull sphere' - if the 'cull sphere' is not inside the viewing area, the mesh will not be rendered. </text:p>
      <text:p text:style-name="P94">A mesh's cull radius is set automatically, therefore in most cases you will not have to use this command. </text:p>
      <text:p text:style-name="P94">One time you may have to use it is for animated meshes where the default cull radius may not take into account all animation positions, resulting in the mesh being wrongly culled at extreme positions. </text:p>
      <text:p text:style-name="P94"/>
      <text:p text:style-name="P94"/>
      <text:p text:style-name="P94"><text:span text:style-name="T257">float </text:span><text:bookmark-start text:name="MeshDepth"/><text:alphabetical-index-mark-start text:id="IMark94360567705480"/><text:span text:style-name="T257">MeshDepth</text:span><text:bookmark-end text:name="MeshDepth"/><text:alphabetical-index-mark-end text:id="IMark94360567705480"/><text:span text:style-name="T257">(Mesh* mesh)</text:span></text:p>
      <text:p text:style-name="P8">Returns the depth of a mesh. This is calculated by the actual vertex positions and so the scale of the entity (set by ScaleEntity) will not have an effect on the resultant depth. Mesh operations, on the other hand, will effect the result. <text:line-break/></text:p>
      <text:p text:style-name="P122">int <text:bookmark-start text:name="MeshesIntersect"/><text:alphabetical-index-mark-start text:id="IMark94360567705480"/>MeshesIntersect<text:bookmark-end text:name="MeshesIntersect"/><text:alphabetical-index-mark-end text:id="IMark94360567705480"/>(Mesh* mesh1,Mesh* mesh2)</text:p>
      <text:p text:style-name="Standard"><text:span text:style-name="T27">Returns true if the specified meshes are currently intersecting. <text:line-break/><text:line-break/>This is a fairly slow routine - use with discretion... <text:line-break/><text:line-break/>This command is currently the only polygon-&gt;polygon collision checking routine available in </text:span><text:span text:style-name="T122">OpenB3D</text:span><text:span text:style-name="T27">. </text:span></text:p>
      <text:p text:style-name="P8"/>
      <text:p text:style-name="P8"><text:span text:style-name="T257">float </text:span><text:bookmark-start text:name="MeshHeight"/><text:alphabetical-index-mark-start text:id="IMark94360567705480"/><text:span text:style-name="T257">MeshHeight</text:span><text:bookmark-end text:name="MeshHeight"/><text:alphabetical-index-mark-end text:id="IMark94360567705480"/><text:span text:style-name="T257">(Mesh* mesh)</text:span> </text:p>
      <text:p text:style-name="P181"><text:span text:style-name="T27">Returns the </text:span><text:span text:style-name="T123">height</text:span><text:span text:style-name="T27"> of a mesh. This is calculated by the actual vertex positions and so the scale of the entity (set by ScaleEntity) will not have an effect on the resultant </text:span><text:span text:style-name="T123">height</text:span><text:span text:style-name="T27">. Mesh operations, on the other hand, will effect the result. <text:line-break/></text:span></text:p>
      <text:p text:style-name="P122">float <text:bookmark-start text:name="MeshWidth"/><text:alphabetical-index-mark-start text:id="IMark94360567705480"/>MeshWidth<text:bookmark-end text:name="MeshWidth"/><text:alphabetical-index-mark-end text:id="IMark94360567705480"/>(Mesh* mesh)</text:p>
      <text:p text:style-name="P181"><text:span text:style-name="T27">Returns the </text:span><text:span text:style-name="T123">width</text:span><text:span text:style-name="T27"> of a mesh. This is calculated by the actual vertex positions and so the scale of the entity (set by ScaleEntity) will not have an effect on the resultant </text:span><text:span text:style-name="T123">width</text:span><text:span text:style-name="T27">. Mesh operations, on the other hand, will effect the result. <text:line-break/></text:span></text:p>
      <text:p text:style-name="P8"/>
      <text:p text:style-name="P122">void <text:bookmark-start text:name="ModifyGeosphere"/><text:alphabetical-index-mark-start text:id="IMark94360570628520"/>ModifyGeosphere<text:bookmark-end text:name="ModifyGeosphere"/><text:alphabetical-index-mark-end text:id="IMark94360570628520"/>(Geosphere* geo, int x, int z, float new_height)</text:p>
      <text:p text:style-name="Standard"><text:span text:style-name="T27">Sets the height of a point on a </text:span><text:span text:style-name="T124">geosphere</text:span><text:span text:style-name="T27">. </text:span></text:p>
      <text:p text:style-name="P8"/>
      <text:p text:style-name="P8"/>
      <text:p text:style-name="P122">void <text:bookmark-start text:name="ModifyTerrain"/><text:alphabetical-index-mark-start text:id="IMark94360567705480"/>ModifyTerrain<text:bookmark-end text:name="ModifyTerrain"/><text:alphabetical-index-mark-end text:id="IMark94360567705480"/>(Terrain* terr, int x, int z, float new_height)</text:p>
      <text:p text:style-name="P8">Sets the height of a point on a terrain. </text:p>
      <text:p text:style-name="P8"/>
      <text:p text:style-name="P122">void <text:bookmark-start text:name="MoveEntity"/><text:alphabetical-index-mark-start text:id="IMark94360570628520"/>MoveEntity<text:bookmark-end text:name="MoveEntity"/><text:alphabetical-index-mark-end text:id="IMark94360570628520"/>(Entity* ent,float x,float y,float z)</text:p>
      <text:p text:style-name="Standard"><text:span text:style-name="T27">Moves an entity relative to its current position and orientation.<text:line-break/><text:line-break/>What this means is that an entity will move in whatever direction it is facing. So for example if you have an game character is upright when first loaded into </text:span><text:span text:style-name="T125">OpenB3D</text:span><text:span text:style-name="T27"> and it remains upright (i.e. turns left or right only), then moving it by a z amount will always see it move forward or backward, moving it by a y amount will always see it move up or down, and moving it by an x amount will always see it strafe.</text:span></text:p>
      <text:p text:style-name="P8"><text:soft-page-break/></text:p>
      <text:p text:style-name="P8"/>
      <text:p text:style-name="P122">void <text:bookmark-start text:name="NameEntity"/><text:alphabetical-index-mark-start text:id="IMark94360567705480"/>NameEntity<text:bookmark-end text:name="NameEntity"/><text:alphabetical-index-mark-end text:id="IMark94360567705480"/>(Entity* ent,char* name)</text:p>
      <text:p text:style-name="P8">Sets an entity's name. </text:p>
      <text:p text:style-name="P8"/>
      <text:p text:style-name="P133">void <text:bookmark-start text:name="OctreeBlock"/><text:alphabetical-index-mark-start text:id="IMark94360570628520"/>OctreeBlock<text:bookmark-end text:name="OctreeBlock"/><text:alphabetical-index-mark-end text:id="IMark94360570628520"/>(OcTree* octree, Mesh* mesh, int level, float X, float Y, float Z, float Near=0.0, float Far=1000.0)</text:p>
      <text:p text:style-name="P62">Adds a block to an octree, <text:span text:style-name="T231">shaped like a give</text:span><text:span text:style-name="T232">n</text:span><text:span text:style-name="T231"> </text:span><text:span text:style-name="T6">mesh</text:span>. The size <text:span text:style-name="T231">of the mesh should fit between -1,-1,-1 and 1,1,1. <text:s/></text:span><text:span text:style-name="T302">A block is supposed to be used to set the "bricks", to create more complex levels.</text:span></text:p>
      <text:p text:style-name="P174"><text:span text:style-name="T152">An octree can be imagined as a cube subdivided in eight smaller cubes, each one subdivided again. So, the first level will be a 2x2x2=8 </text:span><text:span text:style-name="T175">cubes</text:span><text:span text:style-name="T152"> structure, at the second level it will be a 4x4x4=64 </text:span><text:span text:style-name="T175">cubes</text:span><text:span text:style-name="T152"> structure, and so on . </text:span><text:span text:style-name="T175">If the block </text:span><text:span text:style-name="T176">is </text:span><text:span text:style-name="T175">a cube made with CreateCube, it will be scaled to fit that cell size perfectly. Meshes created with the graphic primitives (CreateSphere, CreateCone, CreateCube and so on) usually fit between -1,-1,-1 and 1,1,1, so the octree expects a mesh of that size (a mesh of different size </text:span><text:span text:style-name="T176">c</text:span><text:span text:style-name="T175">an </text:span><text:span text:style-name="T176">be </text:span><text:span text:style-name="T175">scale</text:span><text:span text:style-name="T176">d</text:span><text:span text:style-name="T175"> using FitMesh</text:span><text:span text:style-name="T176">).</text:span></text:p>
      <text:p text:style-name="P174"><text:span text:style-name="T153">The block is placed inside the octree, at the chosen </text:span><text:span text:style-name="T56">level</text:span><text:span text:style-name="T85"> (a higher level means smaller block size, and higher number of blocks), and at a position that tries to match the given coordinates </text:span><text:span text:style-name="T56">X</text:span><text:span text:style-name="T85">, </text:span><text:span text:style-name="T56">Y</text:span><text:span text:style-name="T85">, </text:span><text:span text:style-name="T56">Z</text:span><text:span text:style-name="T85"> (referred to the octree, not to the world). It will be scaled automatically. The same mesh could be used as block in more than one position (for example, a cubic mesh that is supposed to work as a wall can be used many times to build a complex maze, and it will be stored in memory only once).</text:span></text:p>
      <text:p text:style-name="P29">If the mesh is animated, all the blocks based on it will be animated, too, and this can be useful to show flags, fans, or any other animated item that needs to be used more than once.</text:p>
      <text:p text:style-name="P174"><text:span text:style-name="T94">A </text:span><text:span text:style-name="T85">mesh </text:span><text:span text:style-name="T94">that doesn’t fit the recommended size </text:span><text:span text:style-name="T85">will be rendered anyway, it will just be larger than the octree cell. It shouldn't cause problem, since the octree cell is virtual, it is not something visible on the screen, although it might disappear if the cell is completely out of view (the scene manager, expecting that the mesh is completely inside the cell, would conclude that the mesh is not visible and so it would not render it, not knowing that the overlapping part of the mesh might be still in view)</text:span></text:p>
      <text:p text:style-name="P174"><text:span text:style-name="T85">Parameters </text:span><text:span text:style-name="T56">Near</text:span><text:span text:style-name="T85"> and </text:span><text:span text:style-name="T56">Far</text:span><text:span text:style-name="T85"> are used in case you need a LOD (Level Of Detail) rendering, to specify a distance range from the camera: any block closer than </text:span><text:span text:style-name="T56">Near</text:span><text:span text:style-name="T85"> won’t be rendered. Any block farther </text:span><text:span text:style-name="T86">than </text:span><text:span text:style-name="T57">Far</text:span><text:span text:style-name="T86">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92"/>
      <text:p text:style-name="P133">void <text:bookmark-start text:name="OctreeMesh"/><text:alphabetical-index-mark-start text:id="IMark94360570628520"/>OctreeMesh<text:bookmark-end text:name="OctreeMesh"/><text:alphabetical-index-mark-end text:id="IMark94360570628520"/>(OcTree* octree, Mesh* mesh, int level, float X, float Y, float Z, float Near=0.0, float Far=1000.0)</text:p>
      <text:p text:style-name="P63">Attaches a <text:span text:style-name="T1">mesh</text:span> to an octree. The octree will become its parent. The mesh can be used only in one position, inside the octree, and must be placed and scaled manually with PositionEntity and ScaleEntity. It will be attached to a node inside the octree, <text:span text:style-name="T231">at the chosen </text:span><text:span text:style-name="T6">level</text:span><text:span text:style-name="T16"> (a higher level means smaller block size, and higher number of blocks), and at a position that tries to match the given coordinates </text:span><text:span text:style-name="T6">X</text:span><text:span text:style-name="T16">, </text:span><text:span text:style-name="T6">Y</text:span><text:span text:style-name="T16">, </text:span><text:span text:style-name="T6">Z</text:span><text:span text:style-name="T16"> (referred to the octree, not to the world).</text:span></text:p>
      <text:p text:style-name="P63"><text:span text:style-name="T23">This commands allows to use the octree as a scene manager, In </text:span><text:span text:style-name="T16">a complex scene, with thousands or more of meshes, the default scene manager would be pretty slow, since it checks for each mesh if it is in view of the camera before rendering it: an octree can be faster, because it can group several meshes at once: if one section of the octree is out of view, all the meshes assigned to that section will be out of view too, and there is no need to check them one by one.</text:span></text:p>
      <text:p text:style-name="P174"><text:span text:style-name="T85">Parameters </text:span><text:span text:style-name="T56">Near</text:span><text:span text:style-name="T85"> and </text:span><text:span text:style-name="T56">Far</text:span><text:span text:style-name="T85"> are used in case you need a LOD (Level Of Detail) rendering, to specify a distance range from the camera: any </text:span><text:span text:style-name="T86">node</text:span><text:span text:style-name="T85"> closer than </text:span><text:span text:style-name="T56">Near</text:span><text:span text:style-name="T85"> won’t be rendered. Any </text:span><text:span text:style-name="T86">node </text:span><text:span text:style-name="T85">farther </text:span><text:span text:style-name="T86">than </text:span><text:span text:style-name="T57">Far</text:span><text:span text:style-name="T86"> will stop the recursive rendering, so blocks smaller than it won’t be rendered. In that way it is possible to render a large block with a low detail geometry, and when the camera gets closer, the block would disappear and be replaced by several smaller blocks with more details.</text:span></text:p>
      <text:p text:style-name="P29"/>
      <text:p text:style-name="P133"><text:soft-page-break/>void <text:bookmark-start text:name="PaintEntity"/><text:alphabetical-index-mark-start text:id="IMark94360567705480"/>PaintEntity<text:bookmark-end text:name="PaintEntity"/><text:alphabetical-index-mark-end text:id="IMark94360567705480"/>(Entity* ent,Brush* brush)</text:p>
      <table:table table:name="Table3" table:style-name="Table3">
        <table:table-column table:style-name="Table3.A"/>
        <table:table-row table:style-name="TableLine94360533253296">
          <table:table-cell table:style-name="Table3.A1" office:value-type="string">
            <text:p text:style-name="Table_20_Contents">Paints a entity with a brush. <text:line-break/><text:line-break/>The reason for using PaintEntity to apply specific properties to a entity using a brush rather than just using EntityTexture, EntityColor, EntityShininess etc, is that you can pre-define one brush, and then paint entities over and over again using just the one command rather than lots of separate ones. </text:p>
          </table:table-cell>
        </table:table-row>
      </table:table>
      <text:p text:style-name="P8"/>
      <text:p text:style-name="P8"><text:span text:style-name="T257">void </text:span><text:bookmark-start text:name="PaintMesh"/><text:alphabetical-index-mark-start text:id="IMark94360570628520"/><text:span text:style-name="T257">PaintMesh</text:span><text:bookmark-end text:name="PaintMesh"/><text:alphabetical-index-mark-end text:id="IMark94360570628520"/><text:span text:style-name="T257">(Mesh* mesh,Brush* brush)</text:span></text:p>
      <text:p text:style-name="P3">Paints a mesh with a brush.</text:p>
      <text:p text:style-name="Text_20_body">This has the effect of instantly altering the visible appearance of the mesh, assuming the brush's properties are different to what was was applied to the surface before.</text:p>
      <text:p text:style-name="Text_20_body">The reason for using PaintMesh to apply specific properties to a mesh using a brush rather than just using EntityTexture, EntityColor, EntityShininess etc, is that you can pre-define one brush, and then paint meshes over and over again using just the one command rather than lots of separate ones.</text:p>
      <text:p text:style-name="P8"/>
      <text:p text:style-name="P122">void <text:bookmark-start text:name="PaintSurface"/><text:alphabetical-index-mark-start text:id="IMark94360567705480"/>PaintSurface<text:bookmark-end text:name="PaintSurface"/><text:alphabetical-index-mark-end text:id="IMark94360567705480"/>(Surface* surf,Brush* brush)</text:p>
      <text:p text:style-name="P8">Paints a surface with a brush. <text:line-break/><text:line-break/>This has the effect of instantly altering the visible appearance of that particular surface, i.e. section of mesh, assuming the brush's properties are different to what was applied to the surface before. </text:p>
      <text:p text:style-name="P8"/>
      <text:p text:style-name="P145">void <text:bookmark-start text:name="ParticleColor"/><text:alphabetical-index-mark-start text:id="IMark94360570628520"/>ParticleColor<text:bookmark-end text:name="ParticleColor"/><text:alphabetical-index-mark-end text:id="IMark94360570628520"/>(Sprite* sprite, float r<text:span text:style-name="T211">ed</text:span>, float g<text:span text:style-name="T211">reen</text:span>, float b<text:span text:style-name="T211">lue</text:span>, float a<text:span text:style-name="T211">lpha</text:span>)</text:p>
      <text:p text:style-name="P180"><text:span text:style-name="T126">It affects the fading color 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 and it is possible to set the fading color of it (setting it to gray, for a red particle, allows to produce a flame turning to smoke effect)</text:span></text:p>
      <text:p text:style-name="P100"/>
      <text:p text:style-name="P122">void <text:bookmark-start text:name="ParticleVector"/><text:alphabetical-index-mark-start text:id="IMark94360571478616"/>ParticleVector<text:bookmark-end text:name="ParticleVector"/><text:alphabetical-index-mark-end text:id="IMark94360571478616"/>(Sprite* sprite, float x, float y, float z)</text:p>
      <text:p text:style-name="P179"><text:span text:style-name="T126">It affects the </text:span><text:span text:style-name="T128">direction</text:span><text:span text:style-name="T126"> 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 and it is possible to set the </text:span><text:span text:style-name="T128">direction the trail will move to, even when the particle itself is not moving. This is useful to simulate a wind effect.</text:span></text:p>
      <text:p text:style-name="P99"/>
      <text:p text:style-name="P122">void <text:bookmark-start text:name="ParticleTrail"/><text:alphabetical-index-mark-start text:id="IMark94360570628520"/>ParticleTrail<text:bookmark-end text:name="ParticleTrail"/><text:alphabetical-index-mark-end text:id="IMark94360570628520"/>(Sprite* sprite,int length)</text:p>
      <text:p text:style-name="P179"><text:span text:style-name="T126">It </text:span><text:span text:style-name="T128">sets the length </text:span><text:span text:style-name="T126">of </text:span><text:span text:style-name="T127">particle trails (particles are sprites with </text:span><text:a xlink:type="simple" xlink:href="#SpriteRenderMode" text:style-name="Internet_20_link" text:visited-style-name="Visited_20_Internet_20_Link">SpriteRenderMode</text:a><text:span text:style-name="T127"> set to 3): those particles can leave a trail behind them.</text:span></text:p>
      <text:p text:style-name="P99"/>
      <text:p text:style-name="P8"><text:span text:style-name="T257">Entity* </text:span><text:bookmark-start text:name="PickedEntity"/><text:alphabetical-index-mark-start text:id="IMark94360570628520"/><text:span text:style-name="T257">PickedEntity</text:span><text:bookmark-end text:name="PickedEntity"/><text:alphabetical-index-mark-end text:id="IMark94360570628520"/><text:span text:style-name="T257">()</text:span></text:p>
      <text:p text:style-name="P8">Returns the entity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Returns 0 if no entity was picked. </text:p>
      <text:p text:style-name="P8"/>
      <text:p text:style-name="P122">float <text:bookmark-start text:name="PickedNX"/><text:alphabetical-index-mark-start text:id="IMark94360571478616"/>PickedNX<text:bookmark-end text:name="PickedNX"/><text:alphabetical-index-mark-end text:id="IMark94360571478616"/>()</text:p>
      <text:p text:style-name="P9">Returns the x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
      <text:p text:style-name="P122">float <text:bookmark-start text:name="PickedNY"/><text:alphabetical-index-mark-start text:id="IMark94360570628520"/>PickedNY<text:bookmark-end text:name="PickedNY"/><text:alphabetical-index-mark-end text:id="IMark94360570628520"/>()</text:p>
      <text:p text:style-name="P9">Returns the <text:span text:style-name="T212">y</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text:soft-page-break/></text:p>
      <text:p text:style-name="P122">float <text:bookmark-start text:name="PickedNZ"/><text:alphabetical-index-mark-start text:id="IMark94360571478616"/>PickedNZ<text:bookmark-end text:name="PickedNZ"/><text:alphabetical-index-mark-end text:id="IMark94360571478616"/>()</text:p>
      <text:p text:style-name="P9">Returns the <text:span text:style-name="T212">z</text:span> component of the normal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
      <text:p text:style-name="P8"><text:span text:style-name="T257">Surface* </text:span><text:bookmark-start text:name="PickedSurface"/><text:alphabetical-index-mark-start text:id="IMark94360570628520"/><text:span text:style-name="T257">PickedSurface</text:span><text:bookmark-end text:name="PickedSurface"/><text:alphabetical-index-mark-end text:id="IMark94360570628520"/><text:span text:style-name="T257">()</text:span> </text:p>
      <text:p text:style-name="P9">Returns the handle of the surfac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
      <text:p text:style-name="P122">float <text:bookmark-start text:name="PickedTime"/><text:alphabetical-index-mark-start text:id="IMark94360571478616"/>PickedTime<text:bookmark-end text:name="PickedTime"/><text:alphabetical-index-mark-end text:id="IMark94360571478616"/>()</text:p>
      <text:p text:style-name="P9">Returns the time taken to calculate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
      <text:p text:style-name="P122">int <text:bookmark-start text:name="PickedTriangle"/><text:alphabetical-index-mark-start text:id="IMark94360570628520"/>PickedTriangle<text:bookmark-end text:name="PickedTriangle"/><text:alphabetical-index-mark-end text:id="IMark94360570628520"/>()</text:p>
      <text:p text:style-name="P9">Returns the index number of the triangle that was ‘picked’ by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p>
      <text:p text:style-name="P8"/>
      <text:p text:style-name="P122">float <text:bookmark-start text:name="PickedX"/><text:alphabetical-index-mark-start text:id="IMark94360571478616"/>PickedX<text:bookmark-end text:name="PickedX"/><text:alphabetical-index-mark-end text:id="IMark94360571478616"/>()</text:p>
      <text:p text:style-name="P9">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8"/>
      <text:p text:style-name="P122">float <text:bookmark-start text:name="PickedY"/><text:alphabetical-index-mark-start text:id="IMark94360570628520"/>PickedY<text:bookmark-end text:name="PickedY"/><text:alphabetical-index-mark-end text:id="IMark94360570628520"/>()</text:p>
      <text:p text:style-name="P9">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 <text:line-break/><text:line-break/>The coordinate represents the exact point of where something was picked. </text:p>
      <text:p text:style-name="P8"/>
      <text:p text:style-name="P122">float <text:bookmark-start text:name="PickedZ"/><text:alphabetical-index-mark-start text:id="IMark94360571478616"/>PickedZ<text:bookmark-end text:name="PickedZ"/><text:alphabetical-index-mark-end text:id="IMark94360571478616"/>()</text:p>
      <text:p text:style-name="P9">Returns the world x coordinate of the most recently executed Pick command. This might have been <text:a xlink:type="simple" xlink:href="#CameraPick" text:style-name="Internet_20_link" text:visited-style-name="Visited_20_Internet_20_Link">CameraPick</text:a>, <text:a xlink:type="simple" xlink:href="#EntityPick" text:style-name="Internet_20_link" text:visited-style-name="Visited_20_Internet_20_Link">EntityPick</text:a> or <text:a xlink:type="simple" xlink:href="#LinePick" text:style-name="Internet_20_link" text:visited-style-name="Visited_20_Internet_20_Link">LinePick</text:a>.<text:line-break/><text:line-break/>The coordinate represents the exact point of where something was picked. </text:p>
      <text:p text:style-name="P8"/>
      <text:p text:style-name="P122">void <text:bookmark-start text:name="PointEntity"/><text:alphabetical-index-mark-start text:id="IMark94360570628520"/>PointEntity<text:bookmark-end text:name="PointEntity"/><text:alphabetical-index-mark-end text:id="IMark94360570628520"/>(Entity* ent,Entity* target_ent,float roll)</text:p>
      <table:table table:name="Table4" table:style-name="Table4">
        <table:table-column table:style-name="Table4.A"/>
        <table:table-row table:style-name="TableLine94360532501792">
          <table:table-cell table:style-name="Table4.A1" office:value-type="string">
            <text:p text:style-name="Table_20_Contents">Points one entity at another. <text:line-break/><text:line-break/>The optional <text:span text:style-name="T1">roll</text:span> parameter allows you to specify a roll angle as pointing an entity only sets pitch and yaw angles. <text:line-break/><text:line-break/>If you wish for an entity to point at a certain position rather than another entity, simply create a pivot entity at your desired position, point the entity at this and then free the pivot. </text:p>
          </table:table-cell>
        </table:table-row>
      </table:table>
      <text:p text:style-name="P8"/>
      <text:p text:style-name="P8"/>
      <text:p text:style-name="P122">void <text:bookmark-start text:name="PositionEntity"/><text:alphabetical-index-mark-start text:id="IMark94360570628520"/>PositionEntity<text:bookmark-end text:name="PositionEntity"/><text:alphabetical-index-mark-end text:id="IMark94360570628520"/>(Entity* ent,float x,float y,float z,bool glob<text:span text:style-name="T213">al</text:span>)</text:p>
      <text:p text:style-name="P8"/>
      <table:table table:name="Table5" table:style-name="Table5">
        <table:table-column table:style-name="Table5.A"/>
        <table:table-row table:style-name="TableLine94360532909504">
          <table:table-cell table:style-name="Table5.A1" office:value-type="string">
            <text:p text:style-name="Table_20_Contents">Positions an entity at an absolute position in 3D space. <text:line-break/><text:line-break/>Entities are positioned using an <text:span text:style-name="T1">x</text:span>,<text:span text:style-name="T1">y</text:span>,<text:span text:style-name="T1">z</text:span> coordinate system. x, y and z each have their own axis, and each axis has its own set of values. By specifying a value for each axis, you can position an entity anywhere in 3D space. 0,0,0 is the centre of 3D space, and if the camera is pointing in the default <text:soft-page-break/>positive z direction, then positioning an entity with a z value of above 0 will make it appear in front of the camera, whereas a negative z value would see it disappear behind the camera. Changing the x value would see it moving sideways, and changing the y value would see it moving up/down. <text:line-break/><text:line-break/>Of course, the direction in which entities appear to move is relative to the position and orientation of the camera. </text:p>
          </table:table-cell>
        </table:table-row>
      </table:table>
      <text:p text:style-name="P8"/>
      <text:p text:style-name="P8"><text:span text:style-name="T14">The optional parameter </text:span><text:span text:style-name="T1">global</text:span><text:span text:style-name="T13">,</text:span><text:span text:style-name="T1"> </text:span><text:span text:style-name="T213">if t</text:span>rue <text:span text:style-name="T213">states that</text:span> the position should be relative to 0,0,0 rather than a parent entity's position. False by default. </text:p>
      <text:p text:style-name="P8"/>
      <text:p text:style-name="P122">void <text:bookmark-start text:name="PositionMesh"/><text:alphabetical-index-mark-start text:id="IMark94360570628520"/>PositionMesh<text:bookmark-end text:name="PositionMesh"/><text:alphabetical-index-mark-end text:id="IMark94360570628520"/>(Mesh* mesh,float px,float py,float pz)</text:p>
      <text:p text:style-name="P64">Moves all vertices of a mesh</text:p>
      <text:p text:style-name="P8"/>
      <text:p text:style-name="P8"/>
      <text:p text:style-name="P122">void <text:bookmark-start text:name="PositionTexture"/><text:alphabetical-index-mark-start text:id="IMark94360570628520"/>PositionTexture<text:bookmark-end text:name="PositionTexture"/><text:alphabetical-index-mark-end text:id="IMark94360570628520"/>(Texture* tex,float u_pos,float v_pos)</text:p>
      <text:p text:style-name="P8">Positions a texture at an absolute position. <text:line-break/><text:line-break/>This will have an immediate effect on all instances of the texture being used. <text:line-break/><text:line-break/>Positioning a texture is useful for performing scrolling texture effects, such as for water etc. </text:p>
      <text:p text:style-name="P8"/>
      <text:p text:style-name="P146">void <text:bookmark-start text:name="PostFXBuffer"/><text:alphabetical-index-mark-start text:id="IMark94360571478616"/>PostFXBuffer<text:bookmark-end text:name="PostFXBuffer"/><text:alphabetical-index-mark-end text:id="IMark94360571478616"/>(PostFX* fx, int pass_no, int source_pass, int index, int slot)</text:p>
      <text:p text:style-name="P178"><text:span text:style-name="T168">Attaches the output buffer generated by one pass,</text:span><text:span text:style-name="T165"> </text:span><text:span text:style-name="T167">in a post processing effect </text:span><text:span text:style-name="T67">fx</text:span><text:span text:style-name="T91">, </text:span><text:span text:style-name="T92">to be used as input for another step</text:span><text:span text:style-name="T165">: it allows to </text:span><text:span text:style-name="T168">use one of the </text:span><text:span text:style-name="T165">color buffers (those buffer contain the rendered image), </text:span><text:span text:style-name="T168">or the </text:span><text:span text:style-name="T165">depth buffer </text:span><text:span text:style-name="T168">as texture attached to a shader (shaders can use textures as input, so images must be passed to them as textures)</text:span><text:span text:style-name="T165">. The </text:span><text:span text:style-name="T168">output buffer create</text:span><text:span text:style-name="T169">d</text:span><text:span text:style-name="T168"> by the stage </text:span><text:span text:style-name="T68">source_pass</text:span><text:span text:style-name="T168"> (stage 0 is the scene rendering, stage 1 is the first shader, an</text:span><text:span text:style-name="T93">d so on</text:span><text:span text:style-name="T165">) </text:span><text:span text:style-name="T168">will be used as input </text:span><text:span text:style-name="T170">texture </text:span><text:span text:style-name="T168">for the </text:span><text:span text:style-name="T170">shader in </text:span><text:span text:style-name="T168">stage </text:span><text:span text:style-name="T65">pass_no</text:span><text:span text:style-name="T165"> </text:span><text:span text:style-name="T170">(0 is the first shader, 1 is the second shader, and so on): </text:span><text:span text:style-name="T171">for example, a source_pass =0 and a pass_no = 0 mean to use the output of the scene rendering as input for the first shader; values of 1 and 1 mean to use the output of the first shader as input for the second one</text:span><text:span text:style-name="T165">. </text:span></text:p>
      <text:p text:style-name="P178"><text:span text:style-name="T166">The parameter </text:span><text:span text:style-name="T69">index</text:span><text:span text:style-name="T166"> sets </text:span><text:span text:style-name="T170">which texture should be used: 0 is the depth buffer, 1 or more identifies a </text:span><text:span text:style-name="T166">color buffer (this is useful when using a shader than outputs different information on different buffers: for example, in deferred shading one buffer can contain the normal data, another the actual colors)</text:span></text:p>
      <text:p text:style-name="P168"><text:span text:style-name="T166">T</text:span><text:span text:style-name="T27">he parameter </text:span><text:span text:style-name="T32">slot</text:span><text:span text:style-name="T27"> sets the texture slot to be used, for the shader to identify it.</text:span></text:p>
      <text:p text:style-name="P98"/>
      <text:p text:style-name="P146">void <text:bookmark-start text:name="PostFXFunction"/><text:alphabetical-index-mark-start text:id="IMark94360571478616"/>PostFXFunction<text:bookmark-end text:name="PostFXFunction"/><text:alphabetical-index-mark-end text:id="IMark94360571478616"/>(PostFX* fx, int pass_no, void (*PassFunction)(void))</text:p>
      <text:p text:style-name="P65">Attaches a custom function to a <text:span text:style-name="T249">post processing effect </text:span><text:span text:style-name="T9">fx</text:span><text:span text:style-name="T17">, </text:span><text:span text:style-name="T13">to be executed at step </text:span><text:span text:style-name="T1">pass_no</text:span><text:span text:style-name="T13">, to apply custom post-processing.</text:span></text:p>
      <text:p text:style-name="P98"/>
      <text:p text:style-name="P146">void <text:bookmark-start text:name="PostFXShader"/><text:alphabetical-index-mark-start text:id="IMark94360570628520"/>PostFXShader<text:bookmark-end text:name="PostFXShader"/><text:alphabetical-index-mark-end text:id="IMark94360570628520"/>(PostFX* fx, int pass_no, Shader* shader)</text:p>
      <text:p text:style-name="P66">Attaches a shader program (created with <text:a xlink:type="simple" xlink:href="#CreateShader" text:style-name="Internet_20_link" text:visited-style-name="Visited_20_Internet_20_Link">CreateShader</text:a> or loaded with <text:a xlink:type="simple" xlink:href="#LoadShader" text:style-name="Internet_20_link" text:visited-style-name="Visited_20_Internet_20_Link">LoadShader</text:a>) to the post processing effect <text:span text:style-name="T1">fx</text:span>. <text:span text:style-name="T248">The parameter </text:span><text:span text:style-name="T8">pass_no</text:span><text:span text:style-name="T248"> specifies at which step the shader will be used (0 is the first one)</text:span></text:p>
      <text:p text:style-name="P98"/>
      <text:p text:style-name="P98"/>
      <text:p text:style-name="P146">void <text:bookmark-start text:name="PostFXShaderPass"/><text:alphabetical-index-mark-start text:id="IMark94360570628520"/>PostFXShaderPass<text:bookmark-end text:name="PostFXShaderPass"/><text:alphabetical-index-mark-end text:id="IMark94360570628520"/>(PostFX* fx, int pass_no, char* name, int v)</text:p>
      <text:p text:style-name="P67">Passes the numeric parameter <text:span text:style-name="T1">v</text:span> to the shader attached to<text:span text:style-name="T249"> the post processing effect </text:span><text:span text:style-name="T9">fx</text:span><text:span text:style-name="T17"> </text:span><text:span text:style-name="T13">at the step identified by </text:span><text:span text:style-name="T1">pass_no</text:span><text:span text:style-name="T13">. The string </text:span><text:span text:style-name="T1">name</text:span><text:span text:style-name="T13"> identifies the uniform used internally by the shader. </text:span><text:span text:style-name="T22">This command is useful when the same shader is used in more steps of the post-processing</text:span></text:p>
      <text:p text:style-name="P98"/>
      <text:p text:style-name="P98"/>
      <text:p text:style-name="P146"><text:soft-page-break/>void <text:bookmark-start text:name="PostFXTexture"/><text:alphabetical-index-mark-start text:id="IMark94360570628520"/>PostFXTexture<text:bookmark-end text:name="PostFXTexture"/><text:alphabetical-index-mark-end text:id="IMark94360570628520"/>(PostFX* fx, int pass_no, Texture* tex, int slot, int frame=0)</text:p>
      <text:p text:style-name="P68">Attaches a texture <text:span text:style-name="T1">tex</text:span> to a pass, <text:span text:style-name="T249">in a post processing effect </text:span><text:span text:style-name="T9">fx</text:span><text:span text:style-name="T17">, </text:span><text:span text:style-name="T18">to be used as input. <text:s/></text:span><text:span text:style-name="T13">It </text:span><text:span text:style-name="T18">will be used as input </text:span><text:span text:style-name="T19">texture </text:span><text:span text:style-name="T18">for the </text:span><text:span text:style-name="T19">shader in </text:span><text:span text:style-name="T18">stage </text:span><text:span text:style-name="T10">pass_no</text:span><text:span text:style-name="T20"> </text:span><text:span text:style-name="T19">(0 is the first shader, 1 is the second shader, and so on).</text:span></text:p>
      <text:p text:style-name="P69"><text:span text:style-name="T19">P</text:span><text:span text:style-name="T13">assing a texture is useful to simulate vignetting, or to add a “mask” to the picture.</text:span></text:p>
      <text:p text:style-name="P70"><text:span text:style-name="T21">T</text:span><text:span text:style-name="T13">he parameter </text:span><text:span text:style-name="T1">slot</text:span><text:span text:style-name="T13"> sets the texture slot to be used, for the shader to identify it.</text:span></text:p>
      <text:p text:style-name="P69"><text:span text:style-name="T13">The parameter </text:span><text:span text:style-name="T1">frame</text:span><text:span text:style-name="T13"> is used to select the frame in animated textures.</text:span></text:p>
      <text:p text:style-name="P98"/>
      <text:p text:style-name="P146">float <text:bookmark-start text:name="ProjectedX"/><text:alphabetical-index-mark-start text:id="IMark94360570628520"/>ProjectedX<text:bookmark-end text:name="ProjectedX"/><text:alphabetical-index-mark-end text:id="IMark94360570628520"/>()</text:p>
      <text:p text:style-name="Table_20_Contents">Returns the viewport x coordinate of the most recently executed <text:a xlink:type="simple" xlink:href="#CameraProject" text:style-name="Internet_20_link" text:visited-style-name="Visited_20_Internet_20_Link">CameraProject</text:a>. </text:p>
      <text:p text:style-name="P8"/>
      <text:p text:style-name="P8"/>
      <text:p text:style-name="P122">float <text:bookmark-start text:name="ProjectedY"/><text:alphabetical-index-mark-start text:id="IMark94360570628520"/>ProjectedY<text:bookmark-end text:name="ProjectedY"/><text:alphabetical-index-mark-end text:id="IMark94360570628520"/>()</text:p>
      <text:p text:style-name="Table_20_Contents">Returns the viewport <text:span text:style-name="T214">y</text:span> coordinate of the most recently executed <text:a xlink:type="simple" xlink:href="#CameraProject" text:style-name="Internet_20_link" text:visited-style-name="Visited_20_Internet_20_Link">CameraProject</text:a>. </text:p>
      <text:p text:style-name="P8"/>
      <text:p text:style-name="P122">float <text:bookmark-start text:name="ProjectedZ"/><text:alphabetical-index-mark-start text:id="IMark94360571478616"/>ProjectedZ<text:bookmark-end text:name="ProjectedZ"/><text:alphabetical-index-mark-end text:id="IMark94360571478616"/>()</text:p>
      <text:p text:style-name="Table_20_Contents">Returns the viewport <text:span text:style-name="T214">z</text:span> coordinate of the most recently executed <text:a xlink:type="simple" xlink:href="#CameraProject" text:style-name="Internet_20_link" text:visited-style-name="Visited_20_Internet_20_Link">CameraProject</text:a>. </text:p>
      <text:p text:style-name="P8"/>
      <text:p text:style-name="P122">void <text:bookmark-start text:name="RenderWorld"/><text:alphabetical-index-mark-start text:id="IMark94360570628520"/>RenderWorld<text:bookmark-end text:name="RenderWorld"/><text:alphabetical-index-mark-end text:id="IMark94360570628520"/>()</text:p>
      <text:p text:style-name="P8">Renders the current scene to the BackBuffer onto the rectangle defined by each cameras <text:a xlink:type="simple" xlink:href="#CameraViewport" text:style-name="Internet_20_link" text:visited-style-name="Visited_20_Internet_20_Link"><text:span text:style-name="T253">CameraViewport</text:span></text:a>. Every camera not hidden by <text:a xlink:type="simple" xlink:href="#HideEntity" text:style-name="Internet_20_link" text:visited-style-name="Visited_20_Internet_20_Link"><text:span text:style-name="T253">HideEntity</text:span></text:a> or with a <text:a xlink:type="simple" xlink:href="#CameraProjMode" text:style-name="Internet_20_link" text:visited-style-name="Visited_20_Internet_20_Link"><text:span text:style-name="T253">CameraProjMode</text:span></text:a> of 0 is rendered. </text:p>
      <text:p text:style-name="P8"/>
      <text:p text:style-name="P122">Mesh* <text:bookmark-start text:name="RepeatMesh"/><text:alphabetical-index-mark-start text:id="IMark94360570628520"/>RepeatMesh<text:bookmark-end text:name="RepeatMesh"/><text:alphabetical-index-mark-end text:id="IMark94360570628520"/>(Mesh* mesh,Entity* parent)</text:p>
      <text:p text:style-name="P71">Creates an instance of a given mesh: the instance is a copy of the mesh that does not duplicate all its data, but uses the same data from the original: in this way, it will need less memory, but changes made to the original mesh (like ScaleMesh or RotateMesh) will affect the duplicate as well.</text:p>
      <text:p text:style-name="P71"/>
      <text:p text:style-name="P72">In case of animated meshes, all the frames of the mesh will be rendered in memory as separate surface, and they will be used for the animation: as result, the animation will be less smooth, and it won’t be possible to animate bones manually; on the other hand, it will be possible to render hundreds or thousands of animated meshes at different stages of the animation with less significant impact on speed and memory usage.</text:p>
      <text:p text:style-name="P8"/>
      <text:p text:style-name="P225">The optional <text:span text:style-name="T1">parent</text:span> parameter allow you to specify a parent entity for the camera so that when the parent is moved the child camera will move with it. However, this relationship is one way; applying movement commands to the child will not affect the parent.</text:p>
      <text:p text:style-name="P222"/>
      <text:p text:style-name="P122">void <text:bookmark-start text:name="ResetEntity"/><text:alphabetical-index-mark-start text:id="IMark94360564122104"/>ResetEntity<text:bookmark-end text:name="ResetEntity"/><text:alphabetical-index-mark-end text:id="IMark94360564122104"/>(Entity* ent)</text:p>
      <text:p text:style-name="P8">Resets the collision state of an entity. </text:p>
      <text:p text:style-name="P8"/>
      <text:p text:style-name="P122">void <text:bookmark-start text:name="ResetShadow"/><text:alphabetical-index-mark-start text:id="IMark94360570628520"/>ResetShadow<text:bookmark-end text:name="ResetShadow"/><text:alphabetical-index-mark-end text:id="IMark94360570628520"/>(ShadowObject* shad)</text:p>
      <text:p text:style-name="P73">Forces a static shadow (created with the static flag) to be recalculated (useful when the mesh is moved or deformed). Not needed for dynamic shadows.</text:p>
      <text:p text:style-name="P8"/>
      <text:p text:style-name="P8"/>
      <text:p text:style-name="P147">void <text:bookmark-start text:name="RotateEntity"/><text:alphabetical-index-mark-start text:id="IMark94360570628520"/>RotateEntity<text:bookmark-end text:name="RotateEntity"/><text:alphabetical-index-mark-end text:id="IMark94360570628520"/>(Entity* ent,float <text:span text:style-name="T216">pitch</text:span>,float y<text:span text:style-name="T216">aw</text:span>,float <text:span text:style-name="T216">roll</text:span>,bool glob<text:span text:style-name="T216">al</text:span>)</text:p>
      <text:p text:style-name="P97">entity - name of the entity to be rotated</text:p>
      <text:p text:style-name="P97"><text:span text:style-name="T1">pitch</text:span> - angle in degrees of pitch rotation</text:p>
      <text:p text:style-name="P97"><text:span text:style-name="T1">yaw</text:span> - angle in degrees of yaw rotation</text:p>
      <text:p text:style-name="P97"><text:span text:style-name="T1">roll</text:span> - angle in degrees of roll rotation</text:p>
      <text:p text:style-name="P97"><text:span text:style-name="T1">global</text:span> (optional) - true if the angle rotated should be relative to 0,0,0 rather than a parent entity's <text:soft-page-break/>orientation. False by default.</text:p>
      <text:p text:style-name="P31">Description</text:p>
      <text:p text:style-name="P97">Rotates an entity so that it is at an absolute orientation.</text:p>
      <text:p text:style-name="P97"/>
      <text:p text:style-name="P97"><text:span text:style-name="T1">Pitch</text:span> is the same as the x angle of an entity, and is equivalent to tilting forward/backwards.</text:p>
      <text:p text:style-name="P97"/>
      <text:p text:style-name="P97"><text:span text:style-name="T1">Yaw</text:span> is the same as the y angle of an entity, and is equivalent to turning left/right.</text:p>
      <text:p text:style-name="P97"/>
      <text:p text:style-name="P97"><text:span text:style-name="T1">Roll</text:span> is the same as the z angle of an entity, and is equivalent to tilting left/right.</text:p>
      <text:p text:style-name="P8"/>
      <text:p text:style-name="P122">void <text:bookmark-start text:name="RotateMesh"/><text:alphabetical-index-mark-start text:id="IMark94360564122104"/>RotateMesh<text:bookmark-end text:name="RotateMesh"/><text:alphabetical-index-mark-end text:id="IMark94360564122104"/>(Mesh* mesh,float pitch,float yaw,float roll)</text:p>
      <text:p text:style-name="P8">Rotates all vertices of a mesh by the specified rotation. </text:p>
      <text:p text:style-name="P8"/>
      <text:p text:style-name="P122">void <text:bookmark-start text:name="RotateSprite"/><text:alphabetical-index-mark-start text:id="IMark94360570628520"/>RotateSprite<text:bookmark-end text:name="RotateSprite"/><text:alphabetical-index-mark-end text:id="IMark94360570628520"/>(Sprite* sprite,float ang)</text:p>
      <text:p text:style-name="P74">Rotates a sprite</text:p>
      <text:p text:style-name="P8"/>
      <text:p text:style-name="P122">void <text:bookmark-start text:name="RotateTexture"/><text:alphabetical-index-mark-start text:id="IMark94360564122104"/>RotateTexture<text:bookmark-end text:name="RotateTexture"/><text:alphabetical-index-mark-end text:id="IMark94360564122104"/>(Texture* tex,float ang)</text:p>
      <text:p text:style-name="P8">Rotates a texture. <text:line-break/><text:line-break/>This will have an immediate effect on all instances of the texture being used. <text:line-break/><text:line-break/>Rotating a texture is useful for performing swirling texture effects, such as for smoke etc. </text:p>
      <text:p text:style-name="P8"/>
      <text:p text:style-name="P122">void <text:bookmark-start text:name="ScaleEntity"/><text:alphabetical-index-mark-start text:id="IMark94360570628520"/>ScaleEntity<text:bookmark-end text:name="ScaleEntity"/><text:alphabetical-index-mark-end text:id="IMark94360570628520"/>(Entity* ent,float x,float y,float z,bool glob)</text:p>
      <text:p text:style-name="P8">Scales an entity so that it is of an absolute size. <text:line-break/><text:line-break/>Scale values of 1,1,1 are the default size when creating/loading entities. <text:line-break/><text:line-break/>Scale values of 2,2,2 will double the size of an entity. <text:line-break/><text:line-break/>Scale values of 0,0,0 will make an entity disappear. <text:line-break/><text:line-break/>Scale values of less than 0,0,0 will invert an entity and make it bigger. </text:p>
      <text:p text:style-name="P8"/>
      <text:p text:style-name="P122">void <text:bookmark-start text:name="ScaleMesh"/><text:alphabetical-index-mark-start text:id="IMark94360564122104"/>ScaleMesh<text:bookmark-end text:name="ScaleMesh"/><text:alphabetical-index-mark-end text:id="IMark94360564122104"/>(Mesh* mesh,float sx,float sy,float sz)</text:p>
      <text:p text:style-name="P8">Scales all vertices of a mesh by the specified scaling factors. <text:line-break/></text:p>
      <text:p text:style-name="P8"/>
      <text:p text:style-name="P122">void <text:bookmark-start text:name="ScaleSprite"/><text:alphabetical-index-mark-start text:id="IMark94360570628520"/>ScaleSprite<text:bookmark-end text:name="ScaleSprite"/><text:alphabetical-index-mark-end text:id="IMark94360570628520"/>(Sprite* sprite,float s_x,float s_y)</text:p>
      <text:p text:style-name="P75">Scales a sprite</text:p>
      <text:p text:style-name="P8"/>
      <text:p text:style-name="P122">void <text:bookmark-start text:name="ScaleTexture"/><text:alphabetical-index-mark-start text:id="IMark94360564122104"/>ScaleTexture<text:bookmark-end text:name="ScaleTexture"/><text:alphabetical-index-mark-end text:id="IMark94360564122104"/>(Texture* tex,float u_scale,float v_scale)</text:p>
      <text:p text:style-name="P8">Scales a texture by an absolute amount. <text:line-break/><text:line-break/>This will have an immediate effect on all instances of the texture being used. </text:p>
      <text:p text:style-name="P8"/>
      <text:p text:style-name="P122">void <text:bookmark-start text:name="SetAnimKey"/><text:alphabetical-index-mark-start text:id="IMark94360570628520"/>SetAnimKey<text:bookmark-end text:name="SetAnimKey"/><text:alphabetical-index-mark-end text:id="IMark94360570628520"/>(Entity* ent, float frame, int pos_key=true, int rot_key=true, int scale_key=true)</text:p>
      <text:p text:style-name="P8"><text:span text:style-name="T1">entity</text:span> - entity handle</text:p>
      <text:p text:style-name="P8"><text:span text:style-name="T1">frame</text:span> - frame of animation to be used as anim key</text:p>
      <text:p text:style-name="P8"><text:span text:style-name="T1">pos_key</text:span> (optional) - true to include entity position information when setting key. Defaults to true.</text:p>
      <text:p text:style-name="P8"><text:span text:style-name="T1">rot_key</text:span> (optional) - true to include entity rotation information when setting key. Defaults to true.</text:p>
      <text:p text:style-name="P8"><text:soft-page-break/><text:span text:style-name="T1">scale_key</text:span> (optional) - true to include entity scale information when setting key. Defaults to true.</text:p>
      <text:p text:style-name="P11">Description</text:p>
      <text:p text:style-name="P8">Sets an animation key for the specified entity at the specified frame. The entity must have a valid animation sequence to work with.</text:p>
      <text:p text:style-name="P8"/>
      <text:p text:style-name="P8">This is most useful when you've got a character, or a complete set of complicated moves to perform, and you want to perform them en-masse. </text:p>
      <text:p text:style-name="P8"/>
      <text:p text:style-name="P122">void <text:bookmark-start text:name="SetAnimTime"/><text:alphabetical-index-mark-start text:id="IMark94360564122104"/>SetAnimTime<text:bookmark-end text:name="SetAnimTime"/><text:alphabetical-index-mark-end text:id="IMark94360564122104"/>(Entity* ent,float time,int seq)</text:p>
      <text:p text:style-name="P8"><text:span text:style-name="T1">entity</text:span> - a valid entity handle.</text:p>
      <text:p text:style-name="P8"><text:span text:style-name="T1">time</text:span> - a floating point time value.</text:p>
      <text:p text:style-name="P8"><text:span text:style-name="T1">anim_seq</text:span> - an optional animation sequence number.</text:p>
      <text:p text:style-name="P11">Description</text:p>
      <text:p text:style-name="P8">SetAnimTime allows you to manually animate entities. </text:p>
      <text:p text:style-name="P8"/>
      <text:p text:style-name="P148">void <text:bookmark-start text:name="SetCubeFace"/><text:alphabetical-index-mark-start text:id="IMark94360570628520"/>SetCubeFace<text:bookmark-end text:name="SetCubeFace"/><text:alphabetical-index-mark-end text:id="IMark94360570628520"/>(Texture* tex,int face)</text:p>
      <text:p text:style-name="P96"><text:span text:style-name="T1">texture</text:span> - texture <text:line-break/><text:span text:style-name="T1">face</text:span> - face of cube to select. This should be one of the following values: <text:line-break/>0: left (negative X) face <text:line-break/>1: forward (positive Z) face - this is the default. <text:line-break/>2: right (positive X) face <text:line-break/>3: backward (negative Z) face <text:line-break/>4: up (positive Y) face <text:line-break/>5: down (negative Y) face </text:p>
      <text:p text:style-name="P16">Description</text:p>
      <text:p text:style-name="P6"><text:span text:style-name="T27">Selects a cube face for direct rendering to a texture. <text:line-break/><text:line-break/>This command should only be used when you wish to draw directly to a cube map texture in real-time. Otherwise, just loading a pre-rendered cube map with a flag of 128 will suffice. <text:line-break/><text:line-break/>To understand how this command works exactly it is important to recognise that </text:span><text:span text:style-name="T129">OpenB3D</text:span><text:span text:style-name="T27"> treats cubemap textures slightly differently to how it treats other textures. Here's how it works... <text:line-break/><text:line-break/>A cubemap texture in </text:span><text:span text:style-name="T129">OpenB3D</text:span><text:span text:style-name="T27"> actually consists of six images, each of which corresponds to a particular cube face. These images are stored internally by </text:span><text:span text:style-name="T129">OpenB3D</text:span><text:span text:style-name="T27">, and the texture handle that is returned by LoadTexture/CreateTexture when specifying the cube map flag, only provides access to one of these six images at once (by default the first one, or '0' face). <text:line-break/><text:line-break/>This is why, when loading a cubemap texture into </text:span><text:span text:style-name="T173">OpenB3D</text:span><text:span text:style-name="T27"> using LoadTexture, all the six cube map images must be laid out in a specific order (0-5, as described above), in a horizontal strip. Then </text:span><text:span text:style-name="T129">OpenB3D</text:span><text:span text:style-name="T27"> takes this texture and internally converts it into six separate images. </text:span></text:p>
      <text:p text:style-name="P96"/>
      <text:p text:style-name="P6"><text:span text:style-name="T27">So seeing as the texture handle returned by CreateTexture / LoadTexture only provides access to one of these images at once (no. 1 by default), how do we get access to the other five images? This is where SetCubeFace comes in. It will tell </text:span><text:span text:style-name="T173">OpenB3D</text:span><text:span text:style-name="T27"> that whenever you next draw to a cubemap texture, to draw to the particular image representing the face you have specified with the face parameter.</text:span></text:p>
      <text:p text:style-name="P96"/>
      <text:p text:style-name="P6"><text:span text:style-name="T27">Now you have the ability to draw to a cube map in real-time, </text:span><text:span text:style-name="T130">using either BufferToTex, BackBufferToTex, or CameraToTex</text:span><text:span text:style-name="T27"><text:line-break/></text:span></text:p>
      <text:p text:style-name="P8"/>
      <text:p text:style-name="P122"><text:soft-page-break/>void <text:bookmark-start text:name="SetCubeMode"/><text:alphabetical-index-mark-start text:id="IMark94360570628520"/>SetCubeMode<text:bookmark-end text:name="SetCubeMode"/><text:alphabetical-index-mark-end text:id="IMark94360570628520"/>(Texture* tex,int mode)</text:p>
      <text:p text:style-name="P8">Set the rendering mode of a cubemap texture.<text:line-break/><text:line-break/>The available rendering modes are as follows:<text:line-break/><text:line-break/>1: Specular (default). Use this to give your cubemapped objects a shiny effect.<text:line-break/><text:line-break/>2: Diffuse. Use this to give your cubemapped objects a non-shiny, realistic lighting effect.<text:line-break/></text:p>
      <text:p text:style-name="P125">void <text:bookmark-start text:name="SetFloat"/><text:alphabetical-index-mark-start text:id="IMark94360570628520"/>SetFloat<text:bookmark-end text:name="SetFloat"/><text:alphabetical-index-mark-end text:id="IMark94360570628520"/>(Shader* material, char* name, float v1)</text:p>
      <text:p text:style-name="P173"><text:span text:style-name="T142">Set</text:span><text:span text:style-name="T144">s</text:span><text:span text:style-name="T142"> a float parameter to be used inside a shader, where it will be accessible as </text:span><text:span text:style-name="T51">name</text:span><text:span text:style-name="T142">.</text:span></text:p>
      <text:p text:style-name="P91"/>
      <text:p text:style-name="P125">void <text:bookmark-start text:name="SetFloat2"/><text:alphabetical-index-mark-start text:id="IMark94360564122104"/>SetFloat2<text:bookmark-end text:name="SetFloat2"/><text:alphabetical-index-mark-end text:id="IMark94360564122104"/>(Shader* material, char* name, float v1, float v2)</text:p>
      <text:p text:style-name="P173"><text:span text:style-name="T142">Set</text:span><text:span text:style-name="T144">s</text:span><text:span text:style-name="T142"> a float vector with 2 elements to be used inside a shader, where it will be accessible as </text:span><text:span text:style-name="T51">name</text:span><text:span text:style-name="T142">.</text:span></text:p>
      <text:p text:style-name="P91"/>
      <text:p text:style-name="P91"/>
      <text:p text:style-name="P125">void <text:bookmark-start text:name="SetFloat3"/><text:alphabetical-index-mark-start text:id="IMark94360564122104"/>SetFloat3<text:bookmark-end text:name="SetFloat3"/><text:alphabetical-index-mark-end text:id="IMark94360564122104"/>(Shader* material, char* name, float v1, float v2, float v3)</text:p>
      <text:p text:style-name="P173"><text:span text:style-name="T142">Set</text:span><text:span text:style-name="T144">s</text:span><text:span text:style-name="T142"> a float vector with 3 elements to be used inside a shader, where it will be accessible as </text:span><text:span text:style-name="T51">name</text:span><text:span text:style-name="T142">.</text:span></text:p>
      <text:p text:style-name="P91"/>
      <text:p text:style-name="P91"><text:s/></text:p>
      <text:p text:style-name="P125">void <text:bookmark-start text:name="SetFloat4"/><text:alphabetical-index-mark-start text:id="IMark94360564122104"/>SetFloat4<text:bookmark-end text:name="SetFloat4"/><text:alphabetical-index-mark-end text:id="IMark94360564122104"/>(Shader* material, char* name, float v1, float v2, float v3, float v4)</text:p>
      <text:p text:style-name="P173"><text:span text:style-name="T142">Set</text:span><text:span text:style-name="T144">s</text:span><text:span text:style-name="T142"> a float vector with 4 elements to be used inside a shader, where it will be accessible as </text:span><text:span text:style-name="T51">name</text:span><text:span text:style-name="T142">.</text:span></text:p>
      <text:p text:style-name="P91"/>
      <text:p text:style-name="P91"/>
      <text:p text:style-name="P125">void <text:bookmark-start text:name="SetInteger"/><text:alphabetical-index-mark-start text:id="IMark94360564122104"/>SetInteger<text:bookmark-end text:name="SetInteger"/><text:alphabetical-index-mark-end text:id="IMark94360564122104"/>(Shader* material, char* name, int v1)</text:p>
      <text:p text:style-name="P173"><text:span text:style-name="T142">Set</text:span><text:span text:style-name="T144">s</text:span><text:span text:style-name="T142"> </text:span><text:span text:style-name="T144">an integer </text:span><text:span text:style-name="T142">parameter to be used inside a shader, where it will be accessible as </text:span><text:span text:style-name="T51">name</text:span><text:span text:style-name="T142">.</text:span></text:p>
      <text:p text:style-name="P91"/>
      <text:p text:style-name="P125">void <text:bookmark-start text:name="SetInteger2"/><text:alphabetical-index-mark-start text:id="IMark94360570628520"/>SetInteger2<text:bookmark-end text:name="SetInteger2"/><text:alphabetical-index-mark-end text:id="IMark94360570628520"/>(Shader* material, char* name, int v1, int v2)</text:p>
      <text:p text:style-name="P173"><text:span text:style-name="T142">Set</text:span><text:span text:style-name="T144">s</text:span><text:span text:style-name="T142"> a</text:span><text:span text:style-name="T144">n integer</text:span><text:span text:style-name="T142"> vector with 2 elements to be used inside a shader, where it will be accessible as </text:span><text:span text:style-name="T51">name</text:span><text:span text:style-name="T142">.</text:span></text:p>
      <text:p text:style-name="P91"/>
      <text:p text:style-name="P125">void <text:bookmark-start text:name="SetInteger3"/><text:alphabetical-index-mark-start text:id="IMark94360564122104"/>SetInteger3<text:bookmark-end text:name="SetInteger3"/><text:alphabetical-index-mark-end text:id="IMark94360564122104"/>(Shader* material, char* name, int v1, int v2, int v3)</text:p>
      <text:p text:style-name="P173"><text:span text:style-name="T142">Set</text:span><text:span text:style-name="T144">s</text:span><text:span text:style-name="T142"> a</text:span><text:span text:style-name="T144">n integer </text:span><text:span text:style-name="T142">vector with </text:span><text:span text:style-name="T144">3</text:span><text:span text:style-name="T142"> elements to be used inside a shader, where it will be accessible as </text:span><text:span text:style-name="T51">name</text:span><text:span text:style-name="T142">.</text:span></text:p>
      <text:p text:style-name="P91"/>
      <text:p text:style-name="P125">void <text:bookmark-start text:name="SetInteger4"/><text:alphabetical-index-mark-start text:id="IMark94360570628520"/>SetInteger4<text:bookmark-end text:name="SetInteger4"/><text:alphabetical-index-mark-end text:id="IMark94360570628520"/>(Shader* material, char* name, int v1, int v2, int v3, int v4)</text:p>
      <text:p text:style-name="P173"><text:span text:style-name="T142">Set</text:span><text:span text:style-name="T144">s</text:span><text:span text:style-name="T142"> a</text:span><text:span text:style-name="T144">n integer </text:span><text:span text:style-name="T142">vector with </text:span><text:span text:style-name="T144">4</text:span><text:span text:style-name="T142"> elements to be used inside a shader, where it will be accessible as </text:span><text:span text:style-name="T51">name</text:span><text:span text:style-name="T142">.</text:span></text:p>
      <text:p text:style-name="P91"/>
      <text:p text:style-name="P125">void <text:bookmark-start text:name="ShadeEntity"/><text:alphabetical-index-mark-start text:id="IMark94360564122104"/>ShadeEntity<text:bookmark-end text:name="ShadeEntity"/><text:alphabetical-index-mark-end text:id="IMark94360564122104"/>(Entity* ent, Shader* material)</text:p>
      <text:p text:style-name="P39">Applies a shader to an entity. A shader can be seen as a more advanced form of brush, that allows to render an object using a custom program</text:p>
      <text:p text:style-name="P92"/>
      <text:p text:style-name="P133">void <text:bookmark-start text:name="ShadeMesh"/><text:alphabetical-index-mark-start text:id="IMark94360570628520"/>ShadeMesh<text:bookmark-end text:name="ShadeMesh"/><text:alphabetical-index-mark-end text:id="IMark94360570628520"/>(Mesh* mesh, Shader* material)</text:p>
      <text:p text:style-name="P39">Applies a shader to a mesh, affecting all its surfaces. A shader can be seen as a more advanced form of brush, that allows to render an object using a custom program</text:p>
      <text:p text:style-name="P92"/>
      <text:p text:style-name="P133">void <text:bookmark-start text:name="ShadeSurface"/><text:alphabetical-index-mark-start text:id="IMark94360564122104"/>ShadeSurface<text:bookmark-end text:name="ShadeSurface"/><text:alphabetical-index-mark-end text:id="IMark94360564122104"/>(Surface* surf, Shader* material)</text:p>
      <text:p text:style-name="P39">Applies a shader to a surface. A shader can be seen as a more advanced form of brush, that allows to render an object using a custom program</text:p>
      <text:p text:style-name="P92"/>
      <text:p text:style-name="P125"><text:soft-page-break/>void <text:bookmark-start text:name="ShaderFunction"/><text:alphabetical-index-mark-start text:id="IMark94360570628520"/>ShaderFunction<text:bookmark-end text:name="ShaderFunction"/><text:alphabetical-index-mark-end text:id="IMark94360570628520"/>(Shader* material, void (*EnableFunction)(void), void (*DisableFunction)(void))</text:p>
      <text:p text:style-name="P76">Sets callback functions that are executed when a shader is used. The first one <text:span text:style-name="T1">EnableFunction</text:span> is executed when the shader is enabled, the second one <text:span text:style-name="T1">DisableFunction</text:span> is executed when the shader is disabled.</text:p>
      <text:p text:style-name="P76">It can be used to enable specific OpenGL parameters, for example glPolygonStipple (an old way to render transparency without using alpha blending); of course they need to be disable when the shader is disabled.</text:p>
      <text:p text:style-name="P91"/>
      <text:p text:style-name="P91"/>
      <text:p text:style-name="P91"/>
      <text:p text:style-name="P125">void <text:bookmark-start text:name="ShaderMaterial"/><text:alphabetical-index-mark-start text:id="IMark94360570628520"/>ShaderMaterial<text:bookmark-end text:name="ShaderMaterial"/><text:alphabetical-index-mark-end text:id="IMark94360570628520"/>(Shader* material, Material* tex, char* name, int index)</text:p>
      <text:p text:style-name="P173"><text:span text:style-name="T140">Attaches a </text:span><text:span text:style-name="T148">3d </text:span><text:span text:style-name="T140">texture to a shader. Up to 255 textures can be attached. The </text:span><text:span text:style-name="T50">name</text:span><text:span text:style-name="T140"> parameter allows the texture to be retrieved inside the shader program, using the same name. The </text:span><text:span text:style-name="T50">index</text:span><text:span text:style-name="T140"> parameter </text:span><text:span text:style-name="T141">sets to which slot the texture must be attached (never use the same slot for more than one texture in the same shader)</text:span></text:p>
      <text:p text:style-name="P40"/>
      <text:p text:style-name="P125">void <text:bookmark-start text:name="ShaderTexture"/><text:alphabetical-index-mark-start text:id="IMark94360564122104"/>ShaderTexture<text:bookmark-end text:name="ShaderTexture"/><text:alphabetical-index-mark-end text:id="IMark94360564122104"/>(Shader* material, Texture* tex, char* name, int index)</text:p>
      <text:p text:style-name="P174"><text:span text:style-name="T140">Attaches a texture to a shader. Up to 255 textures can be attached. The </text:span><text:span text:style-name="T50">name</text:span><text:span text:style-name="T140"> parameter allows the texture to be retrieved inside the shader program, using the same name. The </text:span><text:span text:style-name="T50">index</text:span><text:span text:style-name="T140"> parameter </text:span><text:span text:style-name="T141">sets to which slot the texture must be attached (never use the same slot for more than one texture in the same shader)</text:span></text:p>
      <text:p text:style-name="P39"/>
      <text:p text:style-name="P92"/>
      <text:p text:style-name="P122">void <text:bookmark-start text:name="ShowEntity"/><text:alphabetical-index-mark-start text:id="IMark94360564122104"/>ShowEntity<text:bookmark-end text:name="ShowEntity"/><text:alphabetical-index-mark-end text:id="IMark94360564122104"/>(Entity* ent)</text:p>
      <text:p text:style-name="P8">Shows an entity. Very much the opposite of <text:a xlink:type="simple" xlink:href="#HideEntity" text:style-name="Internet_20_link" text:visited-style-name="Visited_20_Internet_20_Link">HideEntity</text:a>. <text:line-break/><text:line-break/>Once an entity has been hidden using HideEntity, use show entity to make it visible and involved in collisions again. Note that ShowEntity has no effect if the enitities parent object is hidden. <text:line-break/><text:line-break/>Entities are shown by default after creating/loading them, so you should only need to use ShowEntity after using HideEntity. <text:line-break/><text:line-break/>ShowEntity affects the specified entity only - child entities are not affected. </text:p>
      <text:p text:style-name="P8"/>
      <text:p text:style-name="P149">void <text:bookmark-start text:name="SkinMesh"/><text:alphabetical-index-mark-start text:id="IMark94360570628520"/>SkinMesh<text:bookmark-end text:name="SkinMesh"/><text:alphabetical-index-mark-end text:id="IMark94360570628520"/>(Mesh* mesh, int surf_no, int vid, int bone1, float weight1=1.0, int bone2=0, float weight2=0, int bone3=0, float weight3=0, int bone4=0, float weight4=0)</text:p>
      <text:p text:style-name="P77"><text:span text:style-name="T1">mesh</text:span> - mesh</text:p>
      <text:p text:style-name="P78">surf_no<text:span text:style-name="T13"> – the number of the surface inside the mesh (not the surface handle)</text:span></text:p>
      <text:p text:style-name="P78">vid<text:span text:style-name="T13"> – number of the vertex inside the surface</text:span></text:p>
      <text:p text:style-name="P78">bone1<text:span text:style-name="T13"> – the bone number (not the bone handle) of the first bone affecting the vertex, or 0</text:span></text:p>
      <text:p text:style-name="P78">weight1<text:span text:style-name="T13"> – how much bone1 affects the vertex deformation</text:span></text:p>
      <text:p text:style-name="P177"><text:span text:style-name="T46">bone2</text:span><text:span text:style-name="T83"> – the bone number (not the bone handle) of the second bone affecting the vertex, or 0</text:span></text:p>
      <text:p text:style-name="P78">weight2<text:span text:style-name="T13"> – how much bone2 affects the vertex deformation</text:span></text:p>
      <text:p text:style-name="P177"><text:span text:style-name="T46">bone3</text:span><text:span text:style-name="T83"> – the bone number (not the bone handle) of the third bone affecting the vertex, or 0</text:span></text:p>
      <text:p text:style-name="P78">weight3<text:span text:style-name="T13"> – how much bone3 affects the vertex deformation</text:span></text:p>
      <text:p text:style-name="P177"><text:span text:style-name="T46">bone4 </text:span><text:span text:style-name="T83">– the bone number (not the bone handle) of the fourth bone affecting the vertex, or 0</text:span></text:p>
      <text:p text:style-name="P78">weight4<text:span text:style-name="T13"> – how much bone4 affects the vertex deformation</text:span></text:p>
      <text:p text:style-name="P17">Description</text:p>
      <text:p text:style-name="P77">Manually binds a vertex from a mesh to its bones, for skeletal animation. It can be used to build a loader for animated mesh from different format, or for procedural generation of animations.</text:p>
      <text:p text:style-name="P169"><text:soft-page-break/><text:span text:style-name="T131">E</text:span><text:span text:style-name="T27">ach bone will have a consecutive number, depending on the order they have been created with CreateBone (the first bone created will be number 1)</text:span></text:p>
      <text:p text:style-name="P77"/>
      <text:p text:style-name="P77"/>
      <text:p text:style-name="P8"/>
      <text:p text:style-name="P122">void <text:bookmark-start text:name="SpriteRenderMode"/><text:alphabetical-index-mark-start text:id="IMark94360564122104"/>SpriteRenderMode<text:bookmark-end text:name="SpriteRenderMode"/><text:alphabetical-index-mark-end text:id="IMark94360564122104"/>(Sprite* sprite,int mode)</text:p>
      <text:p text:style-name="P79">Sets how sprites are rendered:</text:p>
      <text:p text:style-name="P79">1: default. Each sprite is an independent surface. It is the simplest rendering method, but also the slowest</text:p>
      <text:p text:style-name="P79">2: batch sprites. If there are several identical sprites is is more efficient to combine all visible ones into a single surface and render it at once. Functionally, batch sprites are manipulated exactly like default ones</text:p>
      <text:p text:style-name="P79">3: particles. This mode is generally the fastest one, although it might not be supported on some older versions of OpenGL. Particle sprites lack some functions (mainly scaling and rotation) but on the other hand they support trails</text:p>
      <text:p text:style-name="P8"/>
      <text:p text:style-name="P122">void <text:bookmark-start text:name="SpriteViewMode"/><text:alphabetical-index-mark-start text:id="IMark94360564122104"/>SpriteViewMode<text:bookmark-end text:name="SpriteViewMode"/><text:alphabetical-index-mark-end text:id="IMark94360564122104"/>(Sprite* sprite,int mode)</text:p>
      <text:p text:style-name="P8"><text:span text:style-name="T1">sprite</text:span> - sprite handle</text:p>
      <text:p text:style-name="P8"/>
      <text:p text:style-name="P8"><text:span text:style-name="T1">view_mode</text:span> - view_mode of sprite</text:p>
      <text:p text:style-name="P8">1: fixed (sprite always faces camera - default)</text:p>
      <text:p text:style-name="P8">2: free (sprite is independent of camera)</text:p>
      <text:p text:style-name="P8">3: upright1 (sprite always faces camera, but rolls with camera as well, unlike mode no.1)</text:p>
      <text:p text:style-name="P8">4: upright2 (sprite always remains upright. Gives a 'billboard' effect. Good for trees, spectators etc.)</text:p>
      <text:p text:style-name="P11">Description</text:p>
      <text:p text:style-name="P8">Sets the view mode of a sprite.</text:p>
      <text:p text:style-name="P8"/>
      <text:p text:style-name="P8">The view mode determines how a sprite alters its orientation in respect to the camera. This allows the sprite to in some instances give the impression that it is more than two dimensional.</text:p>
      <text:p text:style-name="P8"/>
      <text:p text:style-name="P8">In technical terms, the four sprite modes perform the following changes:</text:p>
      <text:p text:style-name="P8"/>
      <text:p text:style-name="P8">1: Sprite changes its pitch and yaw values to face camera, but doesn't roll.</text:p>
      <text:p text:style-name="P8">2: Sprite does not change either its pitch, yaw or roll values.</text:p>
      <text:p text:style-name="P8">3: Sprite changes its yaw and pitch to face camera, and changes its roll value to match cameras.</text:p>
      <text:p text:style-name="P8">4: Sprite changes its yaw value to face camera, but not its pitch value, and changes its roll value to match cameras.</text:p>
      <text:p text:style-name="P8"/>
      <text:p text:style-name="P8">Note that if you use sprite view mode 2, then because it is independent from the camera, you will only be able to see it from one side unless you use EntityFx flag 16 with it to disable backface culling.</text:p>
      <text:p text:style-name="P8"/>
      <text:p text:style-name="P122">void <text:bookmark-start text:name="StencilAlpha"/><text:alphabetical-index-mark-start text:id="IMark94360564122104"/>StencilAlpha<text:bookmark-end text:name="StencilAlpha"/><text:alphabetical-index-mark-end text:id="IMark94360564122104"/>(Stencil* stencil, float a)</text:p>
      <text:p text:style-name="P80">Sets the alpha level of a stencil clear operation: a lower value allows to preserve the older background</text:p>
      <text:p text:style-name="P8"/>
      <text:p text:style-name="P122">void <text:bookmark-start text:name="StencilClsColor"/><text:alphabetical-index-mark-start text:id="IMark94360570628520"/>StencilClsColor<text:bookmark-end text:name="StencilClsColor"/><text:alphabetical-index-mark-end text:id="IMark94360570628520"/>(Stencil* stencil, float r,float g,float b)</text:p>
      <text:p text:style-name="P80">Sets the color to use to clear the area affected by a stencil, when it is activated</text:p>
      <text:p text:style-name="P8"/>
      <text:p text:style-name="P122">void <text:bookmark-start text:name="StencilClsMode"/><text:alphabetical-index-mark-start text:id="IMark94360564122104"/>StencilClsMode<text:bookmark-end text:name="StencilClsMode"/><text:alphabetical-index-mark-end text:id="IMark94360564122104"/>(Stencil* stencil,int cls_depth,int cls_zbuffer)</text:p>
      <text:p text:style-name="P95">Every time a <text:span text:style-name="T217">stencil is activated the area affected by it </text:span>is usually deleted (color buffer and z-buffer are erased). Setting flags to 0 will keep the old data (it could be useful to achieve some strange <text:soft-page-break/>effects, or to combine two or more renderings in one) </text:p>
      <text:p text:style-name="P95"/>
      <text:p text:style-name="P8"/>
      <text:p text:style-name="P122">void <text:bookmark-start text:name="StencilMesh"/><text:alphabetical-index-mark-start text:id="IMark94360564122104"/>StencilMesh<text:bookmark-end text:name="StencilMesh"/><text:alphabetical-index-mark-end text:id="IMark94360564122104"/>(Stencil* stencil, Mesh* mesh, int mode=1)</text:p>
      <text:p text:style-name="P176"><text:span text:style-name="T132">Assigns a mesh to a stencil, to be used to define the stencil shape. More meshes can be assigned to the same stencil. Meshes assigned to stencils cannot have parent entities, and cannot be rendered with RenderWorld. They are rendered with the command </text:span><text:a xlink:type="simple" xlink:href="#UseStencil" text:style-name="Internet_20_link" text:visited-style-name="Visited_20_Internet_20_Link">UseStencil</text:a><text:span text:style-name="T132">, </text:span><text:span text:style-name="T133">and they affect only the stencil buffer. The parameter </text:span><text:span text:style-name="T47">mode</text:span><text:span text:style-name="T133"> states how the stencil buffer is affected: </text:span></text:p>
      <text:p text:style-name="P81">1: stencil buffer is increased in the area where the mesh is rendered (the stencil will look like a “hole” shaped like the mesh)</text:p>
      <text:p text:style-name="P81">-1: <text:s/>stencil buffer is decreased in the area where the mesh is rendered</text:p>
      <text:p text:style-name="P81">2: stencil buffer is increased where the front face of the mesh are rendered, and decreased where the back faces are rendered. As result, the mesh won’t affect the stencil buffer, but the intersections between the mesh and regular 3d objects in the scene will.</text:p>
      <text:p text:style-name="P81">-2 stencil buffer is decreased where the front face of the mesh are rendered, and increased where the back faces are rendered</text:p>
      <text:p text:style-name="P8"/>
      <text:p text:style-name="P159"><text:span text:style-name="T27">void </text:span><text:bookmark-start text:name="StencilMode"/><text:alphabetical-index-mark-start text:id="IMark94360570628520"/><text:span text:style-name="T27">StencilMode</text:span><text:bookmark-end text:name="StencilMode"/><text:alphabetical-index-mark-end text:id="IMark94360570628520"/><text:span text:style-name="T27">(Stencil* stencil, int m</text:span><text:span text:style-name="T134">ode</text:span><text:span text:style-name="T27">, int o</text:span><text:span text:style-name="T134">perator=1</text:span><text:span text:style-name="T27">)</text:span></text:p>
      <text:p text:style-name="P82"><text:span text:style-name="T1">stencil</text:span>: the stencil</text:p>
      <text:p text:style-name="P175"><text:span text:style-name="T48">mode</text:span><text:span text:style-name="T134">: the value the stencil level will be compared to</text:span></text:p>
      <text:p text:style-name="P170"><text:span text:style-name="T32">operator</text:span><text:span text:style-name="T27">:</text:span></text:p>
      <text:p text:style-name="P8">0: We Draw Only Where The Stencil Is Not Equal to <text:span text:style-name="T1">mode</text:span></text:p>
      <text:p text:style-name="P8">1: We Draw Only Where The Stencil Is Equal to <text:span text:style-name="T1">mode</text:span></text:p>
      <text:p text:style-name="P8">2: We Draw Only Where The Stencil Is Smaller or Equal to <text:span text:style-name="T1">mode</text:span></text:p>
      <text:p text:style-name="P8">3: We Draw Only Where The Stencil Is Greater or Equal to <text:span text:style-name="T1">mode</text:span></text:p>
      <text:p text:style-name="P18">Description</text:p>
      <text:p text:style-name="P82">Sets the stencil operation that will be computer to decide whether to draw or not on a portion of the screen.</text:p>
      <text:p text:style-name="P82">A stencil buffer can be seen as a 2d matrix, containing as many elements as the pixels on the screen: each element is an integer number, that is set to zero, and can be increased or decreased when a stencil mesh is rendered on it. The stencil buffer is not visible, but affects the next rendering operation, that will happen only on the “allowed” areas. The command StencilMode allows to decide which comparison must be done to decide if a certain pixel is allowed to be plot on, or not.</text:p>
      <text:p text:style-name="P82"/>
      <text:p text:style-name="P122">float <text:bookmark-start text:name="TerrainHeight"/><text:alphabetical-index-mark-start text:id="IMark94360564122104"/>TerrainHeight<text:bookmark-end text:name="TerrainHeight"/><text:alphabetical-index-mark-end text:id="IMark94360564122104"/> (Terrain* terr, int x, int z)</text:p>
      <text:p text:style-name="P8">Returns the height of the terrain at terrain grid coordinates <text:span text:style-name="T1">x</text:span>,<text:span text:style-name="T1">z</text:span>. The value returned is in the range 0 to 1. </text:p>
      <text:p text:style-name="P8"/>
      <text:p text:style-name="P122">float <text:bookmark-start text:name="TerrainX"/><text:alphabetical-index-mark-start text:id="IMark94360570628520"/>TerrainX<text:bookmark-end text:name="TerrainX"/><text:alphabetical-index-mark-end text:id="IMark94360570628520"/> (Terrain* terr, float x, float y, float z)</text:p>
      <text:p text:style-name="P8">Returns the interpolated x coordinate on a terrain. </text:p>
      <text:p text:style-name="P8"/>
      <text:p text:style-name="P122">float <text:bookmark-start text:name="TerrainY"/><text:alphabetical-index-mark-start text:id="IMark94360564122104"/>TerrainY<text:bookmark-end text:name="TerrainY"/><text:alphabetical-index-mark-end text:id="IMark94360564122104"/> (Terrain* terr, float x, float y, float z)</text:p>
      <text:p text:style-name="P8">Returns the interpolated <text:span text:style-name="T218">y</text:span> coordinate on a terrain. </text:p>
      <text:p text:style-name="P8">Gets the ground's height, basically. </text:p>
      <text:p text:style-name="P8"/>
      <text:p text:style-name="P122">float <text:bookmark-start text:name="TerrainZ"/><text:alphabetical-index-mark-start text:id="IMark94360564122104"/>TerrainZ<text:bookmark-end text:name="TerrainZ"/><text:alphabetical-index-mark-end text:id="IMark94360564122104"/> (Terrain* terr, float x, float y, float z)</text:p>
      <text:p text:style-name="P8">Returns the interpolated <text:span text:style-name="T218">z</text:span> coordinate on a terrain. </text:p>
      <text:p text:style-name="P8"/>
      <text:p text:style-name="P123">void <text:bookmark-start text:name="TexToBuffer"/><text:alphabetical-index-mark-start text:id="IMark94360570628520"/>TexToBuffer<text:bookmark-end text:name="TexToBuffer"/><text:alphabetical-index-mark-end text:id="IMark94360570628520"/>(Texture* tex,unsigned char* buffer, int frame)</text:p>
      <text:p text:style-name="P94"><text:span text:style-name="T250">C</text:span>onverts a texture to an image buffer. The image buffer must be allocated in advance. The image buffer will be in format RGBA (each pixel is represented by 4 bytes: red, green, blue and alpha values), and it will have the same width and height of the texture. The argument <text:span text:style-name="T1">tex </text:span><text:span text:style-name="T13">is the texture </text:span><text:soft-page-break/><text:span text:style-name="T13">handle, the argument </text:span><text:span text:style-name="T1">buffer</text:span><text:span text:style-name="T13"> is a pointer to the image buffer. </text:span>Argument <text:span text:style-name="T1">frame </text:span><text:span text:style-name="T13">is currently unused. </text:span></text:p>
      <text:p text:style-name="P30"/>
      <text:p text:style-name="P123">void <text:bookmark-start text:name="TextureBlend"/><text:alphabetical-index-mark-start text:id="IMark94360564122104"/>TextureBlend<text:bookmark-end text:name="TextureBlend"/><text:alphabetical-index-mark-end text:id="IMark94360564122104"/>(Texture* tex,int blend)</text:p>
      <text:p text:style-name="P8"><text:span text:style-name="T1">Texture</text:span> - Texture handle.</text:p>
      <text:p text:style-name="P8"><text:span text:style-name="T1">Blend</text:span> - Blend mode of texture.</text:p>
      <text:p text:style-name="P8"/>
      <text:p text:style-name="P8">0: Do not blend</text:p>
      <text:p text:style-name="P8">1: No blend or Alpha (alpha when texture loaded with alpha flag - not recommended for multitexturing - see below)</text:p>
      <text:p text:style-name="P8">2: Multiply (default)</text:p>
      <text:p text:style-name="P8">3: Add</text:p>
      <text:p text:style-name="P11">Description</text:p>
      <text:p text:style-name="P8">Sets the blending mode for a texture.</text:p>
      <text:p text:style-name="P8"/>
      <text:p text:style-name="P8">The texture blend mode determines how the texture will blend with the texture or polygon which is 'below' it. Texture 0 will blend with the polygons of the entity it is applied to. Texture 1 will blend with texture 0. Texture 2 will blend with texture 1. And so on.</text:p>
      <text:p text:style-name="P8"/>
      <text:p text:style-name="Standard"><text:span text:style-name="T27">Texture blending in </text:span><text:span text:style-name="T135">OpenB3D</text:span><text:span text:style-name="T27"> effectively takes the highest order texture (the one with the highest index) and it blends with the texture below it, then that result to the texture directly below again, and so on until texture 0 which is blended with the polygons of the entity it is applied to and thus the world, depending on the EntityBlend of the object.</text:span></text:p>
      <text:p text:style-name="P8"/>
      <text:p text:style-name="P8">Each of the blend modes are identical to their EntityBlend counterparts.</text:p>
      <text:p text:style-name="P8"/>
      <text:p text:style-name="P8">In the case of multitexturing (more than one texture applied to an entity), it is not recommended you blend textures that have been loaded with the alpha flag, as this can cause unpredictable results on a variety of different graphics cards.</text:p>
      <text:p text:style-name="P8"/>
      <text:p text:style-name="P122">void <text:bookmark-start text:name="TextureCoords"/><text:alphabetical-index-mark-start text:id="IMark94360578061512"/>TextureCoords<text:bookmark-end text:name="TextureCoords"/><text:alphabetical-index-mark-end text:id="IMark94360578061512"/>(Texture* tex,int coords)</text:p>
      <text:p text:style-name="P8"><text:span text:style-name="T1">texture</text:span> - name of texture</text:p>
      <text:p text:style-name="P8"><text:span text:style-name="T1">coords</text:span> -</text:p>
      <text:p text:style-name="P8">0: UV coordinates are from first UV set in vertices (default)</text:p>
      <text:p text:style-name="P8">1: UV coordinates are from second UV set in vertices</text:p>
      <text:p text:style-name="P11">Description</text:p>
      <text:p text:style-name="P8">Sets the texture coordinate mode for a texture.</text:p>
      <text:p text:style-name="P8"/>
      <text:p text:style-name="P8">This determines where the UV values used to look up a texture come from. </text:p>
      <text:p text:style-name="P8"/>
      <text:p text:style-name="P122">int <text:bookmark-start text:name="TextureHeight"/><text:alphabetical-index-mark-start text:id="IMark94360578061512"/>TextureHeight<text:bookmark-end text:name="TextureHeight"/><text:alphabetical-index-mark-end text:id="IMark94360578061512"/>(Texture* tex)</text:p>
      <text:p text:style-name="P8">Returns the height of a texture. </text:p>
      <text:p text:style-name="P8"/>
      <text:p text:style-name="P122">void <text:bookmark-start text:name="TextureFilter"/><text:alphabetical-index-mark-start text:id="IMark94360569143736"/>TextureFilter<text:bookmark-end text:name="TextureFilter"/><text:alphabetical-index-mark-end text:id="IMark94360569143736"/>(char* match_text,int flags)</text:p>
      <text:p text:style-name="P8"><text:span text:style-name="T1">match_text</text:span> - text that, if found in texture filename, will activate certain filters</text:p>
      <text:p text:style-name="P8"/>
      <text:p text:style-name="P8"><text:span text:style-name="T1">flags</text:span> - filter texture flags:</text:p>
      <text:p text:style-name="P8">1: Color</text:p>
      <text:p text:style-name="P8">2: Alpha</text:p>
      <text:p text:style-name="P8">4: Masked</text:p>
      <text:p text:style-name="P8">8: Mipmapped</text:p>
      <text:p text:style-name="P8">16: Clamp U</text:p>
      <text:p text:style-name="P8">32: Clamp V</text:p>
      <text:p text:style-name="P8"><text:soft-page-break/>64: Spherical reflection map</text:p>
      <text:p text:style-name="P11">Description</text:p>
      <text:p text:style-name="P8">Adds a texture filter. Any textures loaded that contain the text specified by <text:span text:style-name="T1">match_text</text:span> will have the provided flags added.</text:p>
      <text:p text:style-name="P8"/>
      <text:p text:style-name="P8">This is mostly of use when loading a mesh.</text:p>
      <text:p text:style-name="P8"/>
      <text:p text:style-name="P122">const char* <text:bookmark-start text:name="TextureName"/><text:alphabetical-index-mark-start text:id="IMark94360569143736"/>TextureName<text:bookmark-end text:name="TextureName"/><text:alphabetical-index-mark-end text:id="IMark94360569143736"/>(Texture* tex)</text:p>
      <text:p text:style-name="P8">Returns a texture's filename. <text:line-break/></text:p>
      <text:p text:style-name="P8"/>
      <text:p text:style-name="P122">int <text:bookmark-start text:name="TextureWidth"/><text:alphabetical-index-mark-start text:id="IMark94360578061512"/>TextureWidth<text:bookmark-end text:name="TextureWidth"/><text:alphabetical-index-mark-end text:id="IMark94360578061512"/>(Texture* tex)</text:p>
      <text:p text:style-name="P8">Returns the width of a texture. </text:p>
      <text:p text:style-name="P8"/>
      <text:p text:style-name="P122">float <text:bookmark-start text:name="TFormedX"/><text:alphabetical-index-mark-start text:id="IMark94360569143736"/>TFormedX<text:bookmark-end text:name="TFormedX"/><text:alphabetical-index-mark-end text:id="IMark94360569143736"/>()</text:p>
      <text:p text:style-name="P8">Returns the X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8"/>
      <text:p text:style-name="P122">float <text:bookmark-start text:name="TFormedY"/><text:alphabetical-index-mark-start text:id="IMark94360578061512"/>TFormedY<text:bookmark-end text:name="TFormedY"/><text:alphabetical-index-mark-end text:id="IMark94360578061512"/>()</text:p>
      <text:p text:style-name="P10">Returns the <text:span text:style-name="T219">Y</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8"/>
      <text:p text:style-name="P122">float <text:bookmark-start text:name="TFormedZ"/><text:alphabetical-index-mark-start text:id="IMark94360569143736"/>TFormedZ<text:bookmark-end text:name="TFormedZ"/><text:alphabetical-index-mark-end text:id="IMark94360569143736"/>()</text:p>
      <text:p text:style-name="P10">Returns the <text:span text:style-name="T219">Z</text:span> component of the last <text:a xlink:type="simple" xlink:href="#TFormPoint" text:style-name="Internet_20_link" text:visited-style-name="Visited_20_Internet_20_Link">TFormPoint</text:a>, <text:a xlink:type="simple" xlink:href="#TFormVector" text:style-name="Internet_20_link" text:visited-style-name="Visited_20_Internet_20_Link">TFormVector</text:a> or <text:a xlink:type="simple" xlink:href="#TFormNormal" text:style-name="Internet_20_link" text:visited-style-name="Visited_20_Internet_20_Link">TFormNormal</text:a> operation. <text:line-break/></text:p>
      <text:p text:style-name="P122">void <text:bookmark-start text:name="TFormNormal"/><text:alphabetical-index-mark-start text:id="IMark94360569143736"/>TFormNormal<text:bookmark-end text:name="TFormNormal"/><text:alphabetical-index-mark-end text:id="IMark94360569143736"/>(float x,float y,float z, Entity* s<text:span text:style-name="T220">ou</text:span>rc<text:span text:style-name="T220">e</text:span>_ent<text:span text:style-name="T220">ity</text:span>,Entity* dest_ent<text:span text:style-name="T220">ity</text:span>)</text:p>
      <text:p text:style-name="P8"><text:span text:style-name="T1">x</text:span>, <text:span text:style-name="T1">y</text:span>, <text:span text:style-name="T1">z</text:span> = components of a vector in 3d space</text:p>
      <text:p text:style-name="P8"/>
      <text:p text:style-name="P8"><text:span text:style-name="T1">source_entity</text:span> = handle of source entity, or 0 for 3d world</text:p>
      <text:p text:style-name="P8"><text:span text:style-name="T1">dest_entity</text:span> = handle of destination entity, or 0 for 3d world</text:p>
      <text:p text:style-name="P11">Description</text:p>
      <text:p text:style-name="P8">Transforms between coordinate systems. After using TFormNormal the new</text:p>
      <text:p text:style-name="P8">components can be read with TFormedX(), TFormedY() and TFormedZ().</text:p>
      <text:p text:style-name="P8"/>
      <text:p text:style-name="P8">This is exactly the same as <text:a xlink:type="simple" xlink:href="#TFormVector" text:style-name="Internet_20_link" text:visited-style-name="Visited_20_Internet_20_Link">TFormVector</text:a> but with one added feature.</text:p>
      <text:p text:style-name="P8">After the transformation the new vector is 'normalized', meaning it</text:p>
      <text:p text:style-name="P8">is scaled to have length 1.</text:p>
      <text:p text:style-name="P8"/>
      <text:p text:style-name="P8">For example, suppose the result of TFormVector is (1,2,2).</text:p>
      <text:p text:style-name="P8">This vector has length Sqr( 1*1 + 2*2 + 2*2 ) = Sqr( 9 ) = 3.</text:p>
      <text:p text:style-name="P8"/>
      <text:p text:style-name="P8">This means TFormNormal would produce ( 1/3, 2/3, 2/3 ). </text:p>
      <text:p text:style-name="P8"/>
      <text:p text:style-name="P150">void <text:bookmark-start text:name="TFormPoint"/><text:alphabetical-index-mark-start text:id="IMark94360569143736"/>TFormPoint<text:bookmark-end text:name="TFormPoint"/><text:alphabetical-index-mark-end text:id="IMark94360569143736"/>(float x,float y,float z, Entity* s<text:span text:style-name="T220">ou</text:span>rc<text:span text:style-name="T220">e</text:span>_ent<text:span text:style-name="T220">ity</text:span>,Entity* dest_ent<text:span text:style-name="T220">ity</text:span>)</text:p>
      <text:p text:style-name="P8"><text:span text:style-name="T1">x</text:span>, <text:span text:style-name="T1">y</text:span>, <text:span text:style-name="T1">z</text:span> = coordinates of a point in 3d space</text:p>
      <text:p text:style-name="P8"/>
      <text:p text:style-name="P8"><text:span text:style-name="T1">source_entity</text:span> = handle of source entity, or 0 for 3d world</text:p>
      <text:p text:style-name="P8"><text:span text:style-name="T1">dest_entity</text:span> = handle of destination entity, or 0 for 3d world</text:p>
      <text:p text:style-name="P11">Description</text:p>
      <text:p text:style-name="P8">Transforms between coordinate systems. After using TFormPoint the new</text:p>
      <text:p text:style-name="P8"><text:soft-page-break/>coordinates can be read with TFormedX(), TFormedY() and TFormedZ().</text:p>
      <text:p text:style-name="P8"/>
      <text:p text:style-name="P8"/>
      <text:p text:style-name="P8">See EntityX() for details about local coordinates.</text:p>
      <text:p text:style-name="P8"/>
      <text:p text:style-name="P8">Consider a sphere built with CreateSphere(). The 'north pole' is at (0,1,0).</text:p>
      <text:p text:style-name="P8">At first, local and global coordinates are the same. As the sphere is moved,</text:p>
      <text:p text:style-name="P8">turned and scaled the global coordinates of the point change.</text:p>
      <text:p text:style-name="P8"/>
      <text:p text:style-name="P8">But it is always at (0,1,0) in the sphere's local space. </text:p>
      <text:p text:style-name="P8"/>
      <text:p text:style-name="P150">void <text:bookmark-start text:name="TFormVector"/><text:alphabetical-index-mark-start text:id="IMark94360569143736"/>TFormVector<text:bookmark-end text:name="TFormVector"/><text:alphabetical-index-mark-end text:id="IMark94360569143736"/>(float x,float y,float z, Entity* s<text:span text:style-name="T220">ou</text:span>rc<text:span text:style-name="T220">e</text:span>_ent<text:span text:style-name="T220">ity</text:span>,Entity* dest_ent<text:span text:style-name="T220">ity</text:span>)</text:p>
      <text:p text:style-name="P8"><text:span text:style-name="T1">x</text:span>, <text:span text:style-name="T1">y</text:span><text:span text:style-name="T13">,</text:span> <text:span text:style-name="T1">z</text:span> = components of a vector in 3d space</text:p>
      <text:p text:style-name="P8"/>
      <text:p text:style-name="P8"><text:span text:style-name="T1">source_entity</text:span> = handle of source entity, or 0 for 3d world</text:p>
      <text:p text:style-name="P8"><text:span text:style-name="T1">dest_entity</text:span> = handle of destination entity, or 0 for 3d world</text:p>
      <text:p text:style-name="P11">Description</text:p>
      <text:p text:style-name="P8">Transforms between coordinate systems. After using TFormVector the new</text:p>
      <text:p text:style-name="P8">components can be read with TFormedX(), TFormedY() and TFormedZ().</text:p>
      <text:p text:style-name="P8"/>
      <text:p text:style-name="P8"/>
      <text:p text:style-name="P8">See EntityX() for details about local coordinates.</text:p>
      <text:p text:style-name="P8"/>
      <text:p text:style-name="P8"/>
      <text:p text:style-name="P8">Similar to TFormPoint, but operates on a vector. A vector can be thought of</text:p>
      <text:p text:style-name="P8">as 'displacement relative to current location'.</text:p>
      <text:p text:style-name="P8"/>
      <text:p text:style-name="P8">For example, vector (1,2,3) means one step to the right, two steps up</text:p>
      <text:p text:style-name="P8">and three steps forward.</text:p>
      <text:p text:style-name="P8"/>
      <text:p text:style-name="P8">This is analogous to PositionEntity and MoveEntity:</text:p>
      <text:p text:style-name="P8"/>
      <text:p text:style-name="P8">PositionEntity entity, x,y,z ; put entity at point (x,y,z)</text:p>
      <text:p text:style-name="P8"/>
      <text:p text:style-name="P8">MoveEntity entity, x,y,z ; add vector (x,y,z) to current position </text:p>
      <text:p text:style-name="P8"/>
      <text:p text:style-name="P8"/>
      <text:p text:style-name="P122">void <text:bookmark-start text:name="TranslateEntity"/><text:alphabetical-index-mark-start text:id="IMark94360569143736"/>TranslateEntity<text:bookmark-end text:name="TranslateEntity"/><text:alphabetical-index-mark-end text:id="IMark94360569143736"/>(Entity* ent,float x,float y,float z,bool glob)</text:p>
      <text:p text:style-name="P8">Translates an entity relative to its current position and not its orientation. <text:line-break/><text:line-break/>What this means is that an entity will move in a certain direction despite where it may be facing. Imagine that you have a game character that you want to make jump in the air at the same time as doing a triple somersault. Translating the character by a positive y amount will mean the character will always travel directly up in their air, regardless of where it may be facing due to the somersault action. <text:line-break/></text:p>
      <text:p text:style-name="P8"/>
      <text:p text:style-name="P122">int <text:bookmark-start text:name="TriangleVertex"/><text:alphabetical-index-mark-start text:id="IMark94360578061512"/>TriangleVertex<text:bookmark-end text:name="TriangleVertex"/><text:alphabetical-index-mark-end text:id="IMark94360578061512"/>(Surface* surf,int tri_no,int corner)</text:p>
      <text:p text:style-name="P8"><text:span text:style-name="T1">surface</text:span> - surface handle</text:p>
      <text:p text:style-name="P8"><text:span text:style-name="T1">triangle_index</text:span> - triangle index</text:p>
      <text:p text:style-name="P8"><text:span text:style-name="T1">corner</text:span> - corner of triangle. Should be 0, 1 or 2.</text:p>
      <text:p text:style-name="P11"><text:soft-page-break/>Description</text:p>
      <text:p text:style-name="P8">Returns the vertex of a triangle corner.</text:p>
      <text:p text:style-name="P8"/>
      <text:p text:style-name="P150">void <text:bookmark-start text:name="TurnEntity"/><text:alphabetical-index-mark-start text:id="IMark94360569143736"/>TurnEntity<text:bookmark-end text:name="TurnEntity"/><text:alphabetical-index-mark-end text:id="IMark94360569143736"/>(Entity* ent,float x,float y,float z,bool glob)</text:p>
      <text:p text:style-name="P93"><text:span text:style-name="T1">entity</text:span> - name of entity to be rotated</text:p>
      <text:p text:style-name="P93"><text:span text:style-name="T1">pitch</text:span> - angle in degrees that entity will be pitched</text:p>
      <text:p text:style-name="P93"><text:span text:style-name="T1">yaw</text:span> - angle in degrees that entity will be yawed</text:p>
      <text:p text:style-name="P93"><text:span text:style-name="T1">roll</text:span> - angle in degrees that entity will be rolled</text:p>
      <text:p text:style-name="P93">global (optional) -</text:p>
      <text:p text:style-name="P14">Description</text:p>
      <text:p text:style-name="P93">Turns an entity relative to its current orientation.</text:p>
      <text:p text:style-name="P93"/>
      <text:p text:style-name="P93"><text:span text:style-name="T1">Pitch</text:span> is the same as the x angle of an entity, and is equivalent to tilting forward/backwards.</text:p>
      <text:p text:style-name="P93"/>
      <text:p text:style-name="P93"><text:span text:style-name="T1">Yaw</text:span> is the same as the y angle of an entity, and is equivalent to turning left/right.</text:p>
      <text:p text:style-name="P93"/>
      <text:p text:style-name="P93"><text:span text:style-name="T1">Roll</text:span> is the same as the z angle of an entity, and is equivalent to tilting left/right.</text:p>
      <text:p text:style-name="P8"/>
      <text:p text:style-name="P8"/>
      <text:p text:style-name="P122">void <text:bookmark-start text:name="UpdateNormals"/><text:alphabetical-index-mark-start text:id="IMark94360569143736"/>UpdateNormals<text:bookmark-end text:name="UpdateNormals"/><text:alphabetical-index-mark-end text:id="IMark94360569143736"/>(Entity* ent)</text:p>
      <text:p text:style-name="P8">Recalculates all normals in a mesh, <text:span text:style-name="T221">terrain, or geosphere</text:span>. <text:span text:style-name="T221">In a mesh t</text:span>his is necessary for correct lighting if you have not set surface normals using 'VertexNormals' commands. <text:span text:style-name="T221">In a geosphere or a terrain this is necessary after a command like ModifyTerrain or ModifyGeosphere is used.</text:span></text:p>
      <text:p text:style-name="P8"/>
      <text:p text:style-name="P8"/>
      <text:p text:style-name="P122">void <text:bookmark-start text:name="UpdateTexCoords"/><text:alphabetical-index-mark-start text:id="IMark94360569143736"/>UpdateTexCoords<text:bookmark-end text:name="UpdateTexCoords"/><text:alphabetical-index-mark-end text:id="IMark94360569143736"/>(Surface* surf)</text:p>
      <text:p text:style-name="P83">Recalculates the second set of texture coordinates, replacing them with 3d texture coordinates. These coordinates will work only with 3d textures (loaded with <text:a xlink:type="simple" xlink:href="#LoadMaterial" text:style-name="Internet_20_link" text:visited-style-name="Visited_20_Internet_20_Link">LoadMaterial</text:a>)</text:p>
      <text:p text:style-name="P8"/>
      <text:p text:style-name="P8"/>
      <text:p text:style-name="P122">void <text:bookmark-start text:name="UpdateWorld"/><text:alphabetical-index-mark-start text:id="IMark94360569143736"/>UpdateWorld<text:bookmark-end text:name="UpdateWorld"/><text:alphabetical-index-mark-end text:id="IMark94360569143736"/>(float anim_speed)</text:p>
      <text:p text:style-name="P221">Animates all entities in the world, and performs collision checking. <text:span text:style-name="T222">It also updates particles, actions, and constraints.</text:span> </text:p>
      <text:p text:style-name="Text_20_body">The optional <text:span text:style-name="Emphasis">anim_speed!</text:span> parameter allows you affect the animation speed of all entities at once. A value of 1 (default) will animate entities at their usual animation speed, a value of 2 will animate entities at double their animation speed, and so on. </text:p>
      <text:p text:style-name="Text_20_body">For best results use this command once per main loop, just before calling <text:a xlink:type="simple" xlink:href="#RenderWorld" text:style-name="Internet_20_link" text:visited-style-name="Visited_20_Internet_20_Link"><text:span text:style-name="T253">RenderWorld</text:span></text:a>. </text:p>
      <text:p text:style-name="P8"/>
      <text:p text:style-name="P125">void <text:bookmark-start text:name="UseEntity"/><text:alphabetical-index-mark-start text:id="IMark94360569143736"/>UseEntity<text:bookmark-end text:name="UseEntity"/><text:alphabetical-index-mark-end text:id="IMark94360569143736"/>(Shader* material, char* name, Entity* ent, int mode)</text:p>
      <text:p text:style-name="P173"><text:span text:style-name="T146">Assigns a matrix </text:span><text:span text:style-name="T147">coming from a specific entity, </text:span><text:span text:style-name="T146">calculated automatically by OpenB3D, to the vertex shader. </text:span><text:span text:style-name="T147">A typical use is passing the matrix from a light entity.</text:span><text:span text:style-name="T146"> The parameter </text:span><text:span text:style-name="T53">mode</text:span><text:span text:style-name="T146"> tells which matrix must be associated with </text:span><text:span text:style-name="T53">name</text:span><text:span text:style-name="T146">: </text:span></text:p>
      <text:p text:style-name="P173"><text:span text:style-name="T146">0: </text:span><text:span text:style-name="T147">matrix</text:span></text:p>
      <text:p text:style-name="P76">1: inverse matrix</text:p>
      <text:p text:style-name="P84"/>
      <text:p text:style-name="P125">void <text:bookmark-start text:name="UseFloat"/><text:alphabetical-index-mark-start text:id="IMark94360569143736"/>UseFloat<text:bookmark-end text:name="UseFloat"/><text:alphabetical-index-mark-end text:id="IMark94360569143736"/>(Shader* material, char* name, float* v1)</text:p>
      <text:p text:style-name="P174"><text:span text:style-name="T142">Assigns a variable of single precision to be used as a float parameter 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133">void <text:bookmark-start text:name="UseFloat2"/><text:alphabetical-index-mark-start text:id="IMark94360569143736"/>UseFloat2<text:bookmark-end text:name="UseFloat2"/><text:alphabetical-index-mark-end text:id="IMark94360569143736"/>(Shader* material, char* name, float* v1, float* v2)</text:p>
      <text:p text:style-name="P174"><text:soft-page-break/><text:span text:style-name="T142">Assigns </text:span><text:span text:style-name="T144">two</text:span><text:span text:style-name="T142"> 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92"/>
      <text:p text:style-name="P133">void <text:bookmark-start text:name="UseFloat3"/><text:alphabetical-index-mark-start text:id="IMark94360571478616"/>UseFloat3<text:bookmark-end text:name="UseFloat3"/><text:alphabetical-index-mark-end text:id="IMark94360571478616"/>(Shader* material, char* name, float* v1, float* v2, float* v3)</text:p>
      <text:p text:style-name="P174"><text:span text:style-name="T142">Assigns </text:span><text:span text:style-name="T144">three </text:span><text:span text:style-name="T142">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92"/>
      <text:p text:style-name="P133">void <text:bookmark-start text:name="UseFloat4"/><text:alphabetical-index-mark-start text:id="IMark94360569143736"/>UseFloat4<text:bookmark-end text:name="UseFloat4"/><text:alphabetical-index-mark-end text:id="IMark94360569143736"/>(Shader* material, char* name, float* v1, float* v2, float* v3, float* v4)</text:p>
      <text:p text:style-name="P174"><text:span text:style-name="T142">Assigns </text:span><text:span text:style-name="T144">four </text:span><text:span text:style-name="T142">variable</text:span><text:span text:style-name="T144">s</text:span><text:span text:style-name="T142"> of single precision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133">void <text:bookmark-start text:name="UseInteger"/><text:alphabetical-index-mark-start text:id="IMark94360569143736"/>UseInteger<text:bookmark-end text:name="UseInteger"/><text:alphabetical-index-mark-end text:id="IMark94360569143736"/>(Shader* material, char* name, int* v1)</text:p>
      <text:p text:style-name="P174"><text:span text:style-name="T142">Assigns a</text:span><text:span text:style-name="T144">n integer</text:span><text:span text:style-name="T142"> variable to be used as a float parameter 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92"/>
      <text:p text:style-name="P133">void <text:bookmark-start text:name="UseInteger2"/><text:alphabetical-index-mark-start text:id="IMark94360571478616"/>UseInteger2<text:bookmark-end text:name="UseInteger2"/><text:alphabetical-index-mark-end text:id="IMark94360571478616"/>(Shader* material, char* name, int* v1, int* v2)</text:p>
      <text:p text:style-name="P174"><text:span text:style-name="T142">Assigns </text:span><text:span text:style-name="T144">two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92"/>
      <text:p text:style-name="P133">void <text:bookmark-start text:name="UseInteger3"/><text:alphabetical-index-mark-start text:id="IMark94360569143736"/>UseInteger3<text:bookmark-end text:name="UseInteger3"/><text:alphabetical-index-mark-end text:id="IMark94360569143736"/>(Shader* material, char* name, int* v1, int* v2, int* v3)</text:p>
      <text:p text:style-name="P174"><text:span text:style-name="T142">Assigns </text:span><text:span text:style-name="T144">three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92"/>
      <text:p text:style-name="P133">void <text:bookmark-start text:name="UseInteger4"/><text:alphabetical-index-mark-start text:id="IMark94360571478616"/>UseInteger4<text:bookmark-end text:name="UseInteger4"/><text:alphabetical-index-mark-end text:id="IMark94360571478616"/>(Shader* material, char* name, int* v1, int* v2, int* v3, int* v4)</text:p>
      <text:p text:style-name="P174"><text:span text:style-name="T142">Assigns </text:span><text:span text:style-name="T144">four integer </text:span><text:span text:style-name="T142">variable</text:span><text:span text:style-name="T144">s</text:span><text:span text:style-name="T142"> to be used as </text:span><text:span text:style-name="T144">elements of a</text:span><text:span text:style-name="T142"> float </text:span><text:span text:style-name="T144">vector </text:span><text:span text:style-name="T142">inside a shader, where it will be accessible as </text:span><text:span text:style-name="T51">name</text:span><text:span text:style-name="T142">. The value of the variable will be automatically passed to the shader </text:span><text:span text:style-name="T143">each time the shader is used for rendering.</text:span></text:p>
      <text:p text:style-name="P92"/>
      <text:p text:style-name="P125">void <text:bookmark-start text:name="UseMatrix"/><text:alphabetical-index-mark-start text:id="IMark94360571478616"/>UseMatrix<text:bookmark-end text:name="UseMatrix"/><text:alphabetical-index-mark-end text:id="IMark94360571478616"/>(Shader* material, char* name, int mode)</text:p>
      <text:p text:style-name="P173"><text:span text:style-name="T146">Assigns a matrix calculated automatically by OpenB3D to the vertex shader. The parameter </text:span><text:span text:style-name="T53">mode</text:span><text:span text:style-name="T146"> tells which matrix must be associated with </text:span><text:span text:style-name="T53">name</text:span><text:span text:style-name="T146">: </text:span></text:p>
      <text:p text:style-name="P84">0: model matrix (based on the object’s position, scale and rotation)</text:p>
      <text:p text:style-name="P84">1: view matrix (based on the camera’s position and rotation)</text:p>
      <text:p text:style-name="P84">2: projection matrix (based on camera zoom, used for perspective deformation)</text:p>
      <text:p text:style-name="P84">3: model-view matrix (1 and 2 combined)</text:p>
      <text:p text:style-name="P91"/>
      <text:p text:style-name="P91"/>
      <text:p text:style-name="P133">void <text:bookmark-start text:name="UseStencil"/><text:alphabetical-index-mark-start text:id="IMark94360569143736"/>UseStencil<text:bookmark-end text:name="UseStencil"/><text:alphabetical-index-mark-end text:id="IMark94360569143736"/>(Stencil* stencil)</text:p>
      <text:p text:style-name="P85">Activates a stencil. A stencil affects the next <text:a xlink:type="simple" xlink:href="#RenderWorld" text:style-name="Internet_20_link" text:visited-style-name="Visited_20_Internet_20_Link">RenderWorld</text:a> operation (and in general, any other opengl drawing operation), that won’t happen anymore on the whole drawable area, but only on <text:soft-page-break/>part of it, as if a physical stencil with holes in it were placed on the canvas, to affect any painting attempts. Using 0 as argument will disable the active stencil, returning to normal mode.</text:p>
      <text:p text:style-name="P85"/>
      <text:p text:style-name="P85">Stencils should not be used on a scene that uses also shadows. </text:p>
      <text:p text:style-name="P85"/>
      <text:p text:style-name="P125">void <text:bookmark-start text:name="UseSurface"/><text:alphabetical-index-mark-start text:id="IMark94360571478616"/>UseSurface<text:bookmark-end text:name="UseSurface"/><text:alphabetical-index-mark-end text:id="IMark94360571478616"/>(Shader* material, char* name, Surface* surf<text:span text:style-name="T228">ace</text:span>, int vbo)</text:p>
      <text:p text:style-name="P173"><text:span text:style-name="T145">Tells the shader to bind the data from a surface to an attribute identified by </text:span><text:span text:style-name="T52">name</text:span><text:span text:style-name="T145">. If </text:span><text:span text:style-name="T52">surface</text:span><text:span text:style-name="T145"> is set to 0, the current surface that is being rendered will be used. The parameter </text:span><text:span text:style-name="T52">vbo</text:span><text:span text:style-name="T145"> states which array has to be passed:</text:span></text:p>
      <text:p text:style-name="P86">1: vertex coordinates</text:p>
      <text:p text:style-name="P86">2: texture mapping coordinates (first set)</text:p>
      <text:p text:style-name="P86">3: texture mapping coordinates (second set), or 3d texture mapping coordinates on a mesh where UpdateTexCoords has been used</text:p>
      <text:p text:style-name="P86">4: vertex normals</text:p>
      <text:p text:style-name="P86">5: vertex color, in RGB format</text:p>
      <text:p text:style-name="P86">6: vertex color, in RGBA format (vec4, including also alpha channel)</text:p>
      <text:p text:style-name="P91"/>
      <text:p text:style-name="P125">float <text:bookmark-start text:name="VectorPitch"/><text:alphabetical-index-mark-start text:id="IMark94360569143736"/>VectorPitch<text:bookmark-end text:name="VectorPitch"/><text:alphabetical-index-mark-end text:id="IMark94360569143736"/>(float vx,float vy,float vz)</text:p>
      <text:p text:style-name="P8">Returns the pitch value of a vector. <text:line-break/><text:line-break/>Using this command will return the same result as using <text:a xlink:type="simple" xlink:href="#EntityPitch" text:style-name="Internet_20_link" text:visited-style-name="Visited_20_Internet_20_Link">EntityPitch</text:a> to get the pitch value of an entity that is pointing in the vector's direction. </text:p>
      <text:p text:style-name="P8"/>
      <text:p text:style-name="P122">float <text:bookmark-start text:name="VectorYaw"/><text:alphabetical-index-mark-start text:id="IMark94360571478616"/>VectorYaw<text:bookmark-end text:name="VectorYaw"/><text:alphabetical-index-mark-end text:id="IMark94360571478616"/>(float vx,float vy,float vz)</text:p>
      <text:p text:style-name="P8">Returns the yaw value of a vector. <text:line-break/><text:line-break/>Using this command will return the same result as using <text:a xlink:type="simple" xlink:href="#EntityYaw" text:style-name="Internet_20_link" text:visited-style-name="Visited_20_Internet_20_Link">EntityYaw</text:a> to get the yaw value of an entity that is pointing in the vector's direction. <text:line-break/></text:p>
      <text:p text:style-name="P8"/>
      <text:p text:style-name="P122">float <text:bookmark-start text:name="VertexAlpha"/><text:alphabetical-index-mark-start text:id="IMark94360569143736"/>VertexAlpha<text:bookmark-end text:name="VertexAlpha"/><text:alphabetical-index-mark-end text:id="IMark94360569143736"/>(Surface* surf,int vid)</text:p>
      <text:p text:style-name="P8">Returns the alpha component of a vertices color, set using <text:a xlink:type="simple" xlink:href="#VertexColor" text:style-name="Internet_20_link" text:visited-style-name="Visited_20_Internet_20_Link">VertexColor</text:a></text:p>
      <text:p text:style-name="P8"/>
      <text:p text:style-name="P122">float <text:bookmark-start text:name="VertexBlue"/><text:alphabetical-index-mark-start text:id="IMark94360571478616"/>VertexBlue<text:bookmark-end text:name="VertexBlue"/><text:alphabetical-index-mark-end text:id="IMark94360571478616"/>(Surface* surf,int vid)</text:p>
      <text:p text:style-name="P8">Returns the blue component of a vertices color. </text:p>
      <text:p text:style-name="P8"/>
      <text:p text:style-name="P122">void <text:bookmark-start text:name="VertexColor"/><text:alphabetical-index-mark-start text:id="IMark94360569143736"/>VertexColor<text:bookmark-end text:name="VertexColor"/><text:alphabetical-index-mark-end text:id="IMark94360569143736"/>(Surface* surf,int vid,float r,float g,float b,float a)</text:p>
      <text:p text:style-name="P8">Sets the color of an existing vertex. <text:line-break/><text:line-break/>NB. If you want to set the alpha individually for vertices using the <text:span text:style-name="T1">alpha</text:span> parameter then you need to use EntityFX 32 (to force alpha-blending) on the entity. </text:p>
      <text:p text:style-name="P8"/>
      <text:p text:style-name="P122">void <text:bookmark-start text:name="VertexCoords"/><text:alphabetical-index-mark-start text:id="IMark94360571478616"/>VertexCoords<text:bookmark-end text:name="VertexCoords"/><text:alphabetical-index-mark-end text:id="IMark94360571478616"/>(Surface* surf,int vid,float x,float y,float z)</text:p>
      <text:p text:style-name="P8">Sets the geometric coordinates of an existing vertex. <text:line-break/><text:line-break/>This is the command used to perform what is commonly referred to as 'dynamic mesh deformation'. It will reposition a vertex so that all the triangle edges connected to it, will move also. This will give the effect of parts of the mesh suddenly deforming. </text:p>
      <text:p text:style-name="P8"/>
      <text:p text:style-name="P122">float <text:bookmark-start text:name="VertexGreen"/><text:alphabetical-index-mark-start text:id="IMark94360569143736"/>VertexGreen<text:bookmark-end text:name="VertexGreen"/><text:alphabetical-index-mark-end text:id="IMark94360569143736"/>(Surface* surf,int vid)</text:p>
      <text:p text:style-name="P172"><text:span text:style-name="T27">Returns the </text:span><text:span text:style-name="T136">green </text:span><text:span text:style-name="T27">component of a vertices color. </text:span></text:p>
      <text:p text:style-name="P90"/>
      <text:p text:style-name="P8"><text:soft-page-break/></text:p>
      <text:p text:style-name="P122">void <text:bookmark-start text:name="VertexNormal"/><text:alphabetical-index-mark-start text:id="IMark94360571478616"/>VertexNormal<text:bookmark-end text:name="VertexNormal"/><text:alphabetical-index-mark-end text:id="IMark94360571478616"/>(Surface* surf,int vid,float nx,float ny,float nz)</text:p>
      <text:p text:style-name="P8">Sets the normal of an existing vertex. </text:p>
      <text:p text:style-name="P8"/>
      <text:p text:style-name="P122">float <text:bookmark-start text:name="VertexNX"/><text:alphabetical-index-mark-start text:id="IMark94360569143736"/>VertexNX<text:bookmark-end text:name="VertexNX"/><text:alphabetical-index-mark-end text:id="IMark94360569143736"/>(Surface* surf,int vid)</text:p>
      <text:p text:style-name="P8">Returns the x component of a vertices normal. </text:p>
      <text:p text:style-name="P8"/>
      <text:p text:style-name="P122">float <text:bookmark-start text:name="VertexNY"/><text:alphabetical-index-mark-start text:id="IMark94360571478616"/>VertexNY<text:bookmark-end text:name="VertexNY"/><text:alphabetical-index-mark-end text:id="IMark94360571478616"/>(Surface* surf,int vid)</text:p>
      <text:p text:style-name="P8">Returns the <text:span text:style-name="T224">y</text:span> component of a vertices normal. </text:p>
      <text:p text:style-name="P8"/>
      <text:p text:style-name="P122">float <text:bookmark-start text:name="VertexNZ"/><text:alphabetical-index-mark-start text:id="IMark94360569143736"/>VertexNZ<text:bookmark-end text:name="VertexNZ"/><text:alphabetical-index-mark-end text:id="IMark94360569143736"/>(Surface* surf,int vid)</text:p>
      <text:p text:style-name="P8">Returns the <text:span text:style-name="T224">z</text:span> component of a vertices normal. </text:p>
      <text:p text:style-name="P8"/>
      <text:p text:style-name="P122">float <text:bookmark-start text:name="VertexRed"/><text:alphabetical-index-mark-start text:id="IMark94360571478616"/>VertexRed<text:bookmark-end text:name="VertexRed"/><text:alphabetical-index-mark-end text:id="IMark94360571478616"/>(Surface* surf,int vid)</text:p>
      <text:p text:style-name="P172"><text:span text:style-name="T27">Returns the </text:span><text:span text:style-name="T136">red </text:span><text:span text:style-name="T27">component of a vertices color. </text:span></text:p>
      <text:p text:style-name="P90"/>
      <text:p text:style-name="P122">void <text:bookmark-start text:name="VertexTexCoords"/><text:alphabetical-index-mark-start text:id="IMark94360571478616"/>VertexTexCoords<text:bookmark-end text:name="VertexTexCoords"/><text:alphabetical-index-mark-end text:id="IMark94360571478616"/>(Surface* surf,int vid,float u,float v,float w,int coord_set)</text:p>
      <text:p text:style-name="P8"><text:span text:style-name="T1">surface</text:span> - surface handle</text:p>
      <text:p text:style-name="P8"><text:span text:style-name="T1">index</text:span> - index of vertex</text:p>
      <text:p text:style-name="P8"><text:span text:style-name="T1">u</text:span> - u coordinate of vertex</text:p>
      <text:p text:style-name="P8"><text:span text:style-name="T1">v</text:span> - v coordinate of vertex</text:p>
      <text:p text:style-name="P8"><text:span text:style-name="T1">w</text:span> (optional) - w coordinate of vertex. <text:span text:style-name="T225">It is valid only in 3d texture mode</text:span></text:p>
      <text:p text:style-name="P8">coord_set (optional) - co_oord set. Should be set to 0, 1 <text:span text:style-name="T225">or 2</text:span>.</text:p>
      <text:p text:style-name="P11">Description</text:p>
      <text:p text:style-name="P171"><text:span text:style-name="T27">Sets the texture coordinates of an existing vertex. </text:span><text:span text:style-name="T138">Use a value of 2 for </text:span><text:span text:style-name="T49">coord_set</text:span><text:span text:style-name="T138"> to specify that the coordinates are in 3d format (used only for 3d textures, loaded with LoadMaterial). </text:span><text:span text:style-name="T139">Coordinates in 3d format can be used only after using </text:span><text:a xlink:type="simple" xlink:href="#UpdateTexCoords" text:style-name="Internet_20_link" text:visited-style-name="Visited_20_Internet_20_Link">UpdateTexCoords</text:a><text:span text:style-name="T139"> on the mesh.</text:span></text:p>
      <text:p text:style-name="P87"/>
      <text:p text:style-name="P122">float <text:bookmark-start text:name="VertexU"/><text:alphabetical-index-mark-start text:id="IMark94360571478616"/>VertexU<text:bookmark-end text:name="VertexU"/><text:alphabetical-index-mark-end text:id="IMark94360571478616"/>(Surface* surf,int vid,int coord_set)</text:p>
      <text:p text:style-name="P8">Returns the texture u coordinate of a vertex. <text:line-break/></text:p>
      <text:p text:style-name="P8"/>
      <text:p text:style-name="P122">float <text:bookmark-start text:name="VertexV"/><text:alphabetical-index-mark-start text:id="IMark94360569143736"/>VertexV<text:bookmark-end text:name="VertexV"/><text:alphabetical-index-mark-end text:id="IMark94360569143736"/>(Surface* surf,int vid,int coord_set)</text:p>
      <text:p text:style-name="P8">Returns the texture <text:span text:style-name="T226">v</text:span> coordinate of a vertex. <text:line-break/></text:p>
      <text:p text:style-name="P8"/>
      <text:p text:style-name="P122">float <text:bookmark-start text:name="VertexW"/><text:alphabetical-index-mark-start text:id="IMark94360577207896"/>VertexW<text:bookmark-end text:name="VertexW"/><text:alphabetical-index-mark-end text:id="IMark94360577207896"/>(Surface* surf,int vid,int coord_set)</text:p>
      <text:p text:style-name="P89">Returns the texture <text:span text:style-name="T226">w</text:span> coordinate of a vertex. <text:span text:style-name="T226">It will usually return 0, since the coordinate system used by default is 2d. If the command </text:span><text:a xlink:type="simple" xlink:href="#UpdateTexCoords" text:style-name="Internet_20_link" text:visited-style-name="Visited_20_Internet_20_Link"><text:span text:style-name="T226">UpdateTexCoords</text:span></text:a><text:span text:style-name="T226"> has been used on the mesh, and a value of 2 is used for </text:span><text:span text:style-name="T5">coord_set</text:span><text:span text:style-name="T15">, the w coordinate is used too.</text:span><text:line-break/></text:p>
      <text:p text:style-name="P8"/>
      <text:p text:style-name="P122">float <text:bookmark-start text:name="VertexX"/><text:alphabetical-index-mark-start text:id="IMark94360577207896"/>VertexX<text:bookmark-end text:name="VertexX"/><text:alphabetical-index-mark-end text:id="IMark94360577207896"/>(Surface* surf,int vid)</text:p>
      <text:p text:style-name="P8">This function return the <text:span text:style-name="Strong_20_Emphasis">X</text:span> coordinate of a vertex. The vertex has to be specified with <text:span text:style-name="Emphasis">index</text:span> variable; every surface has its own vertices, so <text:span text:style-name="Emphasis">surface</text:span> handle must be specified, too. </text:p>
      <text:p text:style-name="P8"/>
      <text:p text:style-name="P122">float <text:bookmark-start text:name="VertexY"/><text:alphabetical-index-mark-start text:id="IMark94360571053592"/>VertexY<text:bookmark-end text:name="VertexY"/><text:alphabetical-index-mark-end text:id="IMark94360571053592"/>(Surface* surf,int vid)</text:p>
      <text:p text:style-name="Standard"><text:span text:style-name="T27">This function return the </text:span><text:span text:style-name="Strong_20_Emphasis"><text:span text:style-name="T137">Y</text:span></text:span><text:span text:style-name="T27"> coordinate of a vertex. The vertex has to be specified with </text:span><text:span text:style-name="Emphasis"><text:span text:style-name="T27">index</text:span></text:span><text:span text:style-name="T27"> variable; every surface has its own vertices, so </text:span><text:span text:style-name="Emphasis"><text:span text:style-name="T27">surface</text:span></text:span><text:span text:style-name="T27"> handle must be specified, too. </text:span></text:p>
      <text:p text:style-name="P8"/>
      <text:p text:style-name="P122">float <text:bookmark-start text:name="VertexZ"/><text:alphabetical-index-mark-start text:id="IMark94360577207896"/>VertexZ<text:bookmark-end text:name="VertexZ"/><text:alphabetical-index-mark-end text:id="IMark94360577207896"/>(Surface* surf,int vid)</text:p>
      <text:p text:style-name="Standard"><text:soft-page-break/><text:span text:style-name="T27">This function return the </text:span><text:span text:style-name="Strong_20_Emphasis"><text:span text:style-name="T137">Z</text:span></text:span><text:span text:style-name="T27"> coordinate of a vertex. The vertex has to be specified with </text:span><text:span text:style-name="Emphasis"><text:span text:style-name="T27">index</text:span></text:span><text:span text:style-name="T27"> variable; every surface has its own vertices, so </text:span><text:span text:style-name="Emphasis"><text:span text:style-name="T27">surface</text:span></text:span><text:span text:style-name="T27"> handle must be specified, too. </text:span></text:p>
      <text:p text:style-name="P8"/>
      <text:p text:style-name="P122">void <text:bookmark-start text:name="VoxelSpriteMaterial"/><text:alphabetical-index-mark-start text:id="IMark94360571053592"/>VoxelSpriteMaterial<text:bookmark-end text:name="VoxelSpriteMaterial"/><text:alphabetical-index-mark-end text:id="IMark94360571053592"/>(VoxelSprite* voxelspr, Material* mat)</text:p>
      <text:p text:style-name="P88">Applies a 3d texture (loaded with <text:a xlink:type="simple" xlink:href="#LoadMaterial" text:style-name="Internet_20_link" text:visited-style-name="Visited_20_Internet_20_Link">LoadMaterial</text:a>) to a 3d sprite. The texture will be rendered as a set of voxels, so the sprite will have a solid look, that changes according to the observer’s direction.</text:p>
      <text:p text:style-name="P8"/>
      <text:p text:style-name="P8"/>
      <text:p text:style-name="P122">void <text:bookmark-start text:name="Wireframe"/><text:alphabetical-index-mark-start text:id="IMark94360571053592"/>Wireframe<text:bookmark-end text:name="Wireframe"/><text:alphabetical-index-mark-end text:id="IMark94360571053592"/>(int enable)</text:p>
      <text:p text:style-name="P8">Wit<text:span text:style-name="T223">h</text:span> <text:span text:style-name="Emphasis">enable</text:span>=1, it set wireframe mode (only outlines will be visible: it's useful for debug); with <text:span text:style-name="Emphasis">enable</text:span>=0 will set back normal mode</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gelo </meta:initial-creator>
    <meta:creation-date>2020-01-06T16:35:06</meta:creation-date>
    <dc:date>2021-07-08T01:48:48.123771781</dc:date>
    <dc:creator>Angelo </dc:creator>
    <meta:editing-duration>P1DT19H45M1S</meta:editing-duration>
    <meta:editing-cycles>93</meta:editing-cycles>
    <meta:generator>LibreOffice/6.4.7.2$Linux_X86_64 LibreOffice_project/40$Build-2</meta:generator>
    <meta:document-statistic meta:table-count="4" meta:image-count="0" meta:object-count="0" meta:page-count="57" meta:paragraph-count="1472" meta:word-count="21895" meta:character-count="133314" meta:non-whitespace-character-count="112309"/>
  </office:meta>
</office:document-meta>
</file>